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48.01mm"/>
    </style:style>
    <style:style style:name="co6" style:family="table-column">
      <style:table-column-properties fo:break-before="auto" style:column-width="45.83mm"/>
    </style:style>
    <style:style style:name="co7" style:family="table-column">
      <style:table-column-properties fo:break-before="auto" style:column-width="47.47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65.62mm"/>
    </style:style>
    <style:style style:name="co12" style:family="table-column">
      <style:table-column-properties fo:break-before="auto" style:column-width="26.41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30.5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99pt solid #000000"/>
    </style:style>
    <style:style style:name="ce3" style:family="table-cell" style:parent-style-name="Default">
      <style:table-cell-properties fo:border-bottom="0.99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voutput.org" table:style-name="ta1">
        <table:shapes>
          <draw:frame draw:z-index="0" draw:style-name="gr1" draw:text-style-name="P1" svg:width="94.56mm" svg:height="47.33mm" svg:x="0mm" svg:y="10.04mm">
            <draw:object draw:notify-on-update-of-ranges="'pvoutput.org'.C1:'pvoutput.org'.C1 'pvoutput.org'.C2:'pvoutput.org'.C13 'pvoutput.org'.E1:'pvoutput.org'.E1 'pvoutput.org'.E2:'pvoutput.org'.E13 'pvoutput.org'.G1:'pvoutput.org'.G1 'pvoutput.org'.G2:'pvoutput.org'.G13 'pvoutput.org'.I1:'pvoutput.org'.I1 'pvoutput.org'.I2:'pvoutput.org'.I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8.93mm" svg:height="48.66mm" svg:x="0mm" svg:y="68.48mm">
            <draw:object draw:notify-on-update-of-ranges="'pvoutput.org'.C14:'pvoutput.org'.C14 'pvoutput.org'.C15:'pvoutput.org'.C26 'pvoutput.org'.E14:'pvoutput.org'.E14 'pvoutput.org'.E15:'pvoutput.org'.E26 'pvoutput.org'.G14:'pvoutput.org'.G14 'pvoutput.org'.G15:'pvoutput.org'.G26 'pvoutput.org'.I14:'pvoutput.org'.I14 'pvoutput.org'.I15:'pvoutput.org'.I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98.65mm" svg:height="48.24mm" svg:x="0mm" svg:y="126.54mm">
            <draw:object draw:notify-on-update-of-ranges="'pvoutput.org'.C27:'pvoutput.org'.C27 'pvoutput.org'.C28:'pvoutput.org'.C39 'pvoutput.org'.E27:'pvoutput.org'.E27 'pvoutput.org'.E28:'pvoutput.org'.E39 'pvoutput.org'.G27:'pvoutput.org'.G27 'pvoutput.org'.G28:'pvoutput.org'.G39 'pvoutput.org'.I27:'pvoutput.org'.I27 'pvoutput.org'.I28:'pvoutput.org'.I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99.47mm" svg:height="47.71mm" svg:x="0mm" svg:y="185.51mm">
            <draw:object draw:notify-on-update-of-ranges="'pvoutput.org'.C40:'pvoutput.org'.C40 'pvoutput.org'.C41:'pvoutput.org'.C52 'pvoutput.org'.E40:'pvoutput.org'.E40 'pvoutput.org'.E41:'pvoutput.org'.E52 'pvoutput.org'.G40:'pvoutput.org'.G40 'pvoutput.org'.G41:'pvoutput.org'.G52 'pvoutput.org'.I40:'pvoutput.org'.I40 'pvoutput.org'.I41:'pvoutput.org'.I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98.57mm" svg:height="48.23mm" svg:x="0.9mm" svg:y="244.21mm">
            <draw:object draw:notify-on-update-of-ranges="'pvoutput.org'.C53:'pvoutput.org'.C53 'pvoutput.org'.C54:'pvoutput.org'.C65 'pvoutput.org'.E53:'pvoutput.org'.E53 'pvoutput.org'.E54:'pvoutput.org'.E65 'pvoutput.org'.G53:'pvoutput.org'.G53 'pvoutput.org'.G54:'pvoutput.org'.G65 'pvoutput.org'.I53:'pvoutput.org'.I53 'pvoutput.org'.I54:'pvoutput.org'.I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98.03mm" svg:height="48.5mm" svg:x="0mm" svg:y="303.45mm">
            <draw:object draw:notify-on-update-of-ranges="'pvoutput.org'.C66:'pvoutput.org'.C66 'pvoutput.org'.C67:'pvoutput.org'.C78 'pvoutput.org'.E66:'pvoutput.org'.E66 'pvoutput.org'.E67:'pvoutput.org'.E78 'pvoutput.org'.G66:'pvoutput.org'.G66 'pvoutput.org'.G67:'pvoutput.org'.G78 'pvoutput.org'.I66:'pvoutput.org'.I66 'pvoutput.org'.I67:'pvoutput.org'.I7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98.3mm" svg:height="47.45mm" svg:x="0.9mm" svg:y="362.41mm">
            <draw:object draw:notify-on-update-of-ranges="'pvoutput.org'.C79:'pvoutput.org'.C79 'pvoutput.org'.C80:'pvoutput.org'.C91 'pvoutput.org'.E79:'pvoutput.org'.E79 'pvoutput.org'.E80:'pvoutput.org'.E91 'pvoutput.org'.G79:'pvoutput.org'.G79 'pvoutput.org'.G80:'pvoutput.org'.G91 'pvoutput.org'.I79:'pvoutput.org'.I79 'pvoutput.org'.I80:'pvoutput.org'.I9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98.38mm" svg:height="47.71mm" svg:x="0mm" svg:y="421.11mm">
            <draw:object draw:notify-on-update-of-ranges="'pvoutput.org'.C92:'pvoutput.org'.C92 'pvoutput.org'.C93:'pvoutput.org'.C104 'pvoutput.org'.E92:'pvoutput.org'.E92 'pvoutput.org'.E93:'pvoutput.org'.E104 'pvoutput.org'.G92:'pvoutput.org'.G92 'pvoutput.org'.G93:'pvoutput.org'.G104 'pvoutput.org'.I92:'pvoutput.org'.I92 'pvoutput.org'.I93:'pvoutput.org'.I10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98.3mm" svg:height="48.24mm" svg:x="0.35mm" svg:y="479.55mm">
            <draw:object draw:notify-on-update-of-ranges="'pvoutput.org'.C105:'pvoutput.org'.C105 'pvoutput.org'.C106:'pvoutput.org'.C117 'pvoutput.org'.E105:'pvoutput.org'.E105 'pvoutput.org'.E106:'pvoutput.org'.E117 'pvoutput.org'.G105:'pvoutput.org'.G105 'pvoutput.org'.G106:'pvoutput.org'.G117 'pvoutput.org'.I105:'pvoutput.org'.I105 'pvoutput.org'.I106:'pvoutput.org'.I11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office:annotation draw:style-name="gr2" draw:text-style-name="P3" svg:width="28.99mm" svg:height="37.56mm" svg:x="221.74mm" svg:y="0mm" draw:caption-point-x="-6.1mm" draw:caption-point-y="0.1mm">
              <dc:date>2021-01-12T00:00:00</dc:date>
              <text:p text:style-name="P2">‘pessimistic’ horizon – takes the worst (highest) horizon from each pixel making up the PV installation for each compass slice</text:p>
            </office:annotation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office:annotation draw:style-name="gr2" draw:text-style-name="P3" svg:width="28.99mm" svg:height="37.56mm" svg:x="315.77mm" svg:y="0mm" draw:caption-point-x="-6.1mm" draw:caption-point-y="0.1mm">
              <dc:date>2021-01-12T00:00:00</dc:date>
              <text:p text:style-name="P2"><text:span text:style-name="T1">‘</text:span><text:span text:style-name="T1">optimistic’ horizon – takes the best (lowest) horizon from each pixel making up the PV installation for each compass slice</text:span></text:p>
            </office:annotation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office:annotation draw:style-name="gr2" draw:text-style-name="P3" svg:width="28.99mm" svg:height="33.61mm" svg:x="409.06mm" svg:y="0mm" draw:caption-point-x="-6.1mm" draw:caption-point-y="0.1mm">
              <dc:date>2021-01-12T00:00:00</dc:date>
              <text:p text:style-name="P2"><text:span text:style-name="T1">average horizon – takes the average horizon from each pixel making up the PV installation for each compass slice</text:span></text:p>
            </office:annotation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  <table:table-cell/>
          <table:table-cell table:style-name="ce1" office:value-type="string" calcext:value-type="string">
            <text:p>real_sum</text:p>
          </table:table-cell>
          <table:table-cell table:style-name="ce1" office:value-type="string" calcext:value-type="string">
            <text:p>maxhor_sum</text:p>
          </table:table-cell>
          <table:table-cell table:style-name="ce1" office:value-type="string" calcext:value-type="string">
            <text:p>minhor_sum</text:p>
          </table:table-cell>
          <table:table-cell table:style-name="ce1" office:value-type="string" calcext:value-type="string">
            <text:p>avghor_sum</text:p>
          </table:table-cell>
          <table:table-cell table:style-name="ce1"/>
          <table:table-cell table:style-name="ce1" office:value-type="string" calcext:value-type="string">
            <text:p>maxhor_diff</text:p>
          </table:table-cell>
          <table:table-cell table:style-name="ce1" office:value-type="string" calcext:value-type="string">
            <text:p>minhor_diff</text:p>
          </table:table-cell>
          <table:table-cell table:style-name="ce1" office:value-type="string" calcext:value-type="string">
            <text:p>avghor_diff</text:p>
          </table:table-cell>
        </table:table-row>
        <table:table-row table:style-name="ro1">
          <table:table-cell office:value-type="string" calcext:value-type="string">
            <text:p>https://pvoutput.org/summary.jsp?id=81195&amp;sid=719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.33" calcext:value-type="float">
            <text:p>15.33</text:p>
          </table:table-cell>
          <table:table-cell office:value-type="float" office:value="1.95" calcext:value-type="float">
            <text:p>1.95</text:p>
          </table:table-cell>
          <table:table-cell office:value-type="float" office:value="34.55" calcext:value-type="float">
            <text:p>34.55</text:p>
          </table:table-cell>
          <table:table-cell office:value-type="float" office:value="6.23" calcext:value-type="float">
            <text:p>6.23</text:p>
          </table:table-cell>
          <table:table-cell office:value-type="float" office:value="15.33" calcext:value-type="float">
            <text:p>15.33</text:p>
          </table:table-cell>
          <table:table-cell office:value-type="float" office:value="1.95" calcext:value-type="float">
            <text:p>1.95</text:p>
          </table:table-cell>
          <table:table-cell/>
          <table:table-cell table:formula="of:=[.C2]" office:value-type="float" office:value="29" calcext:value-type="float">
            <text:p>29</text:p>
          </table:table-cell>
          <table:table-cell table:formula="of:=[.E2]" office:value-type="float" office:value="15.33" calcext:value-type="float">
            <text:p>15.33</text:p>
          </table:table-cell>
          <table:table-cell table:formula="of:=[.G2]" office:value-type="float" office:value="34.55" calcext:value-type="float">
            <text:p>34.55</text:p>
          </table:table-cell>
          <table:table-cell table:formula="of:=[.I2]" office:value-type="float" office:value="15.33" calcext:value-type="float">
            <text:p>15.33</text:p>
          </table:table-cell>
          <table:table-cell/>
          <table:table-cell table:formula="of:=ABS([.$L2]-[.M2])" office:value-type="float" office:value="13.67" calcext:value-type="float">
            <text:p>13.67</text:p>
          </table:table-cell>
          <table:table-cell table:formula="of:=ABS([.$L2]-[.N2])" office:value-type="float" office:value="5.55" calcext:value-type="float">
            <text:p>5.55</text:p>
          </table:table-cell>
          <table:table-cell table:formula="of:=ABS([.$L2]-[.O2])" office:value-type="float" office:value="13.67" calcext:value-type="float">
            <text:p>13.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.32" calcext:value-type="float">
            <text:p>25.32</text:p>
          </table:table-cell>
          <table:table-cell office:value-type="float" office:value="1.8" calcext:value-type="float">
            <text:p>1.8</text:p>
          </table:table-cell>
          <table:table-cell office:value-type="float" office:value="56.93" calcext:value-type="float">
            <text:p>56.93</text:p>
          </table:table-cell>
          <table:table-cell office:value-type="float" office:value="9.24" calcext:value-type="float">
            <text:p>9.24</text:p>
          </table:table-cell>
          <table:table-cell office:value-type="float" office:value="31.73" calcext:value-type="float">
            <text:p>31.73</text:p>
          </table:table-cell>
          <table:table-cell office:value-type="float" office:value="3.27" calcext:value-type="float">
            <text:p>3.27</text:p>
          </table:table-cell>
          <table:table-cell/>
          <table:table-cell table:formula="of:=[.C3]+[.L2]" office:value-type="float" office:value="80" calcext:value-type="float">
            <text:p>80</text:p>
          </table:table-cell>
          <table:table-cell table:formula="of:=[.M2]+[.E3]" office:value-type="float" office:value="40.65" calcext:value-type="float">
            <text:p>40.65</text:p>
          </table:table-cell>
          <table:table-cell table:formula="of:=[.N2]+[.G3]" office:value-type="float" office:value="91.48" calcext:value-type="float">
            <text:p>91.48</text:p>
          </table:table-cell>
          <table:table-cell table:formula="of:=[.O2]+[.I3]" office:value-type="float" office:value="47.06" calcext:value-type="float">
            <text:p>47.06</text:p>
          </table:table-cell>
          <table:table-cell/>
          <table:table-cell table:formula="of:=ABS([.$L3]-[.M3])" office:value-type="float" office:value="39.35" calcext:value-type="float">
            <text:p>39.35</text:p>
          </table:table-cell>
          <table:table-cell table:formula="of:=ABS([.$L3]-[.N3])" office:value-type="float" office:value="11.48" calcext:value-type="float">
            <text:p>11.48</text:p>
          </table:table-cell>
          <table:table-cell table:formula="of:=ABS([.$L3]-[.O3])" office:value-type="float" office:value="32.94" calcext:value-type="float">
            <text:p>32.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6.61" calcext:value-type="float">
            <text:p>46.61</text:p>
          </table:table-cell>
          <table:table-cell office:value-type="float" office:value="3.83" calcext:value-type="float">
            <text:p>3.83</text:p>
          </table:table-cell>
          <table:table-cell office:value-type="float" office:value="111.27" calcext:value-type="float">
            <text:p>111.27</text:p>
          </table:table-cell>
          <table:table-cell office:value-type="float" office:value="20.57" calcext:value-type="float">
            <text:p>20.57</text:p>
          </table:table-cell>
          <table:table-cell office:value-type="float" office:value="94.77" calcext:value-type="float">
            <text:p>94.77</text:p>
          </table:table-cell>
          <table:table-cell office:value-type="float" office:value="16.34" calcext:value-type="float">
            <text:p>16.34</text:p>
          </table:table-cell>
          <table:table-cell/>
          <table:table-cell table:formula="of:=[.C4]+[.L3]" office:value-type="float" office:value="204" calcext:value-type="float">
            <text:p>204</text:p>
          </table:table-cell>
          <table:table-cell table:formula="of:=[.M3]+[.E4]" office:value-type="float" office:value="87.26" calcext:value-type="float">
            <text:p>87.26</text:p>
          </table:table-cell>
          <table:table-cell table:formula="of:=[.N3]+[.G4]" office:value-type="float" office:value="202.75" calcext:value-type="float">
            <text:p>202.75</text:p>
          </table:table-cell>
          <table:table-cell table:formula="of:=[.O3]+[.I4]" office:value-type="float" office:value="141.83" calcext:value-type="float">
            <text:p>141.83</text:p>
          </table:table-cell>
          <table:table-cell/>
          <table:table-cell table:formula="of:=ABS([.$L4]-[.M4])" office:value-type="float" office:value="116.74" calcext:value-type="float">
            <text:p>116.74</text:p>
          </table:table-cell>
          <table:table-cell table:formula="of:=ABS([.$L4]-[.N4])" office:value-type="float" office:value="1.25" calcext:value-type="float">
            <text:p>1.25</text:p>
          </table:table-cell>
          <table:table-cell table:formula="of:=ABS([.$L4]-[.O4])" office:value-type="float" office:value="62.17" calcext:value-type="float">
            <text:p>62.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78.81" calcext:value-type="float">
            <text:p>78.81</text:p>
          </table:table-cell>
          <table:table-cell office:value-type="float" office:value="3.1" calcext:value-type="float">
            <text:p>3.1</text:p>
          </table:table-cell>
          <table:table-cell office:value-type="float" office:value="166.51" calcext:value-type="float">
            <text:p>166.51</text:p>
          </table:table-cell>
          <table:table-cell office:value-type="float" office:value="17.77" calcext:value-type="float">
            <text:p>17.77</text:p>
          </table:table-cell>
          <table:table-cell office:value-type="float" office:value="152.19" calcext:value-type="float">
            <text:p>152.19</text:p>
          </table:table-cell>
          <table:table-cell office:value-type="float" office:value="16.08" calcext:value-type="float">
            <text:p>16.08</text:p>
          </table:table-cell>
          <table:table-cell/>
          <table:table-cell table:formula="of:=[.C5]+[.L4]" office:value-type="float" office:value="381" calcext:value-type="float">
            <text:p>381</text:p>
          </table:table-cell>
          <table:table-cell table:formula="of:=[.M4]+[.E5]" office:value-type="float" office:value="166.07" calcext:value-type="float">
            <text:p>166.07</text:p>
          </table:table-cell>
          <table:table-cell table:formula="of:=[.N4]+[.G5]" office:value-type="float" office:value="369.26" calcext:value-type="float">
            <text:p>369.26</text:p>
          </table:table-cell>
          <table:table-cell table:formula="of:=[.O4]+[.I5]" office:value-type="float" office:value="294.02" calcext:value-type="float">
            <text:p>294.02</text:p>
          </table:table-cell>
          <table:table-cell/>
          <table:table-cell table:formula="of:=ABS([.$L5]-[.M5])" office:value-type="float" office:value="214.93" calcext:value-type="float">
            <text:p>214.93</text:p>
          </table:table-cell>
          <table:table-cell table:formula="of:=ABS([.$L5]-[.N5])" office:value-type="float" office:value="11.74" calcext:value-type="float">
            <text:p>11.74</text:p>
          </table:table-cell>
          <table:table-cell table:formula="of:=ABS([.$L5]-[.O5])" office:value-type="float" office:value="86.98" calcext:value-type="float">
            <text:p>86.9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5.13" calcext:value-type="float">
            <text:p>5.13</text:p>
          </table:table-cell>
          <table:table-cell office:value-type="float" office:value="186.85" calcext:value-type="float">
            <text:p>186.85</text:p>
          </table:table-cell>
          <table:table-cell office:value-type="float" office:value="11.6" calcext:value-type="float">
            <text:p>11.6</text:p>
          </table:table-cell>
          <table:table-cell office:value-type="float" office:value="173.3" calcext:value-type="float">
            <text:p>173.3</text:p>
          </table:table-cell>
          <table:table-cell office:value-type="float" office:value="9.23" calcext:value-type="float">
            <text:p>9.23</text:p>
          </table:table-cell>
          <table:table-cell/>
          <table:table-cell table:formula="of:=[.C6]+[.L5]" office:value-type="float" office:value="599" calcext:value-type="float">
            <text:p>599</text:p>
          </table:table-cell>
          <table:table-cell table:formula="of:=[.M5]+[.E6]" office:value-type="float" office:value="299.41" calcext:value-type="float">
            <text:p>299.41</text:p>
          </table:table-cell>
          <table:table-cell table:formula="of:=[.N5]+[.G6]" office:value-type="float" office:value="556.11" calcext:value-type="float">
            <text:p>556.11</text:p>
          </table:table-cell>
          <table:table-cell table:formula="of:=[.O5]+[.I6]" office:value-type="float" office:value="467.32" calcext:value-type="float">
            <text:p>467.32</text:p>
          </table:table-cell>
          <table:table-cell/>
          <table:table-cell table:formula="of:=ABS([.$L6]-[.M6])" office:value-type="float" office:value="299.59" calcext:value-type="float">
            <text:p>299.59</text:p>
          </table:table-cell>
          <table:table-cell table:formula="of:=ABS([.$L6]-[.N6])" office:value-type="float" office:value="42.89" calcext:value-type="float">
            <text:p>42.89</text:p>
          </table:table-cell>
          <table:table-cell table:formula="of:=ABS([.$L6]-[.O6])" office:value-type="float" office:value="131.68" calcext:value-type="float">
            <text:p>131.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.04" calcext:value-type="float">
            <text:p>14.04</text:p>
          </table:table-cell>
          <table:table-cell office:value-type="float" office:value="204.72" calcext:value-type="float">
            <text:p>204.72</text:p>
          </table:table-cell>
          <table:table-cell office:value-type="float" office:value="27.25" calcext:value-type="float">
            <text:p>27.25</text:p>
          </table:table-cell>
          <table:table-cell office:value-type="float" office:value="188.53" calcext:value-type="float">
            <text:p>188.53</text:p>
          </table:table-cell>
          <table:table-cell office:value-type="float" office:value="23.9" calcext:value-type="float">
            <text:p>23.9</text:p>
          </table:table-cell>
          <table:table-cell/>
          <table:table-cell table:formula="of:=[.C7]+[.L6]" office:value-type="float" office:value="742" calcext:value-type="float">
            <text:p>742</text:p>
          </table:table-cell>
          <table:table-cell table:formula="of:=[.M6]+[.E7]" office:value-type="float" office:value="444.41" calcext:value-type="float">
            <text:p>444.41</text:p>
          </table:table-cell>
          <table:table-cell table:formula="of:=[.N6]+[.G7]" office:value-type="float" office:value="760.83" calcext:value-type="float">
            <text:p>760.83</text:p>
          </table:table-cell>
          <table:table-cell table:formula="of:=[.O6]+[.I7]" office:value-type="float" office:value="655.85" calcext:value-type="float">
            <text:p>655.85</text:p>
          </table:table-cell>
          <table:table-cell/>
          <table:table-cell table:formula="of:=ABS([.$L7]-[.M7])" office:value-type="float" office:value="297.59" calcext:value-type="float">
            <text:p>297.59</text:p>
          </table:table-cell>
          <table:table-cell table:formula="of:=ABS([.$L7]-[.N7])" office:value-type="float" office:value="18.83" calcext:value-type="float">
            <text:p>18.83</text:p>
          </table:table-cell>
          <table:table-cell table:formula="of:=ABS([.$L7]-[.O7])" office:value-type="float" office:value="86.15" calcext:value-type="float">
            <text:p>86.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36.31" calcext:value-type="float">
            <text:p>136.31</text:p>
          </table:table-cell>
          <table:table-cell office:value-type="float" office:value="10.28" calcext:value-type="float">
            <text:p>10.28</text:p>
          </table:table-cell>
          <table:table-cell office:value-type="float" office:value="184.65" calcext:value-type="float">
            <text:p>184.65</text:p>
          </table:table-cell>
          <table:table-cell office:value-type="float" office:value="18.46" calcext:value-type="float">
            <text:p>18.46</text:p>
          </table:table-cell>
          <table:table-cell office:value-type="float" office:value="171.9" calcext:value-type="float">
            <text:p>171.9</text:p>
          </table:table-cell>
          <table:table-cell office:value-type="float" office:value="16.37" calcext:value-type="float">
            <text:p>16.37</text:p>
          </table:table-cell>
          <table:table-cell/>
          <table:table-cell table:formula="of:=[.C8]+[.L7]" office:value-type="float" office:value="924" calcext:value-type="float">
            <text:p>924</text:p>
          </table:table-cell>
          <table:table-cell table:formula="of:=[.M7]+[.E8]" office:value-type="float" office:value="580.72" calcext:value-type="float">
            <text:p>580.72</text:p>
          </table:table-cell>
          <table:table-cell table:formula="of:=[.N7]+[.G8]" office:value-type="float" office:value="945.48" calcext:value-type="float">
            <text:p>945.48</text:p>
          </table:table-cell>
          <table:table-cell table:formula="of:=[.O7]+[.I8]" office:value-type="float" office:value="827.75" calcext:value-type="float">
            <text:p>827.75</text:p>
          </table:table-cell>
          <table:table-cell/>
          <table:table-cell table:formula="of:=ABS([.$L8]-[.M8])" office:value-type="float" office:value="343.28" calcext:value-type="float">
            <text:p>343.28</text:p>
          </table:table-cell>
          <table:table-cell table:formula="of:=ABS([.$L8]-[.N8])" office:value-type="float" office:value="21.48" calcext:value-type="float">
            <text:p>21.48</text:p>
          </table:table-cell>
          <table:table-cell table:formula="of:=ABS([.$L8]-[.O8])" office:value-type="float" office:value="96.25" calcext:value-type="float">
            <text:p>96.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08.02" calcext:value-type="float">
            <text:p>108.02</text:p>
          </table:table-cell>
          <table:table-cell office:value-type="float" office:value="8.2" calcext:value-type="float">
            <text:p>8.2</text:p>
          </table:table-cell>
          <table:table-cell office:value-type="float" office:value="168.01" calcext:value-type="float">
            <text:p>168.01</text:p>
          </table:table-cell>
          <table:table-cell office:value-type="float" office:value="22.39" calcext:value-type="float">
            <text:p>22.39</text:p>
          </table:table-cell>
          <table:table-cell office:value-type="float" office:value="155.66" calcext:value-type="float">
            <text:p>155.66</text:p>
          </table:table-cell>
          <table:table-cell office:value-type="float" office:value="18.69" calcext:value-type="float">
            <text:p>18.69</text:p>
          </table:table-cell>
          <table:table-cell/>
          <table:table-cell table:formula="of:=[.C9]+[.L8]" office:value-type="float" office:value="1075" calcext:value-type="float">
            <text:p>1075</text:p>
          </table:table-cell>
          <table:table-cell table:formula="of:=[.M8]+[.E9]" office:value-type="float" office:value="688.74" calcext:value-type="float">
            <text:p>688.74</text:p>
          </table:table-cell>
          <table:table-cell table:formula="of:=[.N8]+[.G9]" office:value-type="float" office:value="1113.49" calcext:value-type="float">
            <text:p>1113.49</text:p>
          </table:table-cell>
          <table:table-cell table:formula="of:=[.O8]+[.I9]" office:value-type="float" office:value="983.41" calcext:value-type="float">
            <text:p>983.41</text:p>
          </table:table-cell>
          <table:table-cell/>
          <table:table-cell table:formula="of:=ABS([.$L9]-[.M9])" office:value-type="float" office:value="386.26" calcext:value-type="float">
            <text:p>386.26</text:p>
          </table:table-cell>
          <table:table-cell table:formula="of:=ABS([.$L9]-[.N9])" office:value-type="float" office:value="38.49" calcext:value-type="float">
            <text:p>38.49</text:p>
          </table:table-cell>
          <table:table-cell table:formula="of:=ABS([.$L9]-[.O9])" office:value-type="float" office:value="91.59" calcext:value-type="float">
            <text:p>91.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7.76" calcext:value-type="float">
            <text:p>57.76</text:p>
          </table:table-cell>
          <table:table-cell office:value-type="float" office:value="3.11" calcext:value-type="float">
            <text:p>3.11</text:p>
          </table:table-cell>
          <table:table-cell office:value-type="float" office:value="124.84" calcext:value-type="float">
            <text:p>124.84</text:p>
          </table:table-cell>
          <table:table-cell office:value-type="float" office:value="12.79" calcext:value-type="float">
            <text:p>12.79</text:p>
          </table:table-cell>
          <table:table-cell office:value-type="float" office:value="109.84" calcext:value-type="float">
            <text:p>109.84</text:p>
          </table:table-cell>
          <table:table-cell office:value-type="float" office:value="9.59" calcext:value-type="float">
            <text:p>9.59</text:p>
          </table:table-cell>
          <table:table-cell/>
          <table:table-cell table:formula="of:=[.C10]+[.L9]" office:value-type="float" office:value="1168" calcext:value-type="float">
            <text:p>1168</text:p>
          </table:table-cell>
          <table:table-cell table:formula="of:=[.M9]+[.E10]" office:value-type="float" office:value="746.5" calcext:value-type="float">
            <text:p>746.5</text:p>
          </table:table-cell>
          <table:table-cell table:formula="of:=[.N9]+[.G10]" office:value-type="float" office:value="1238.33" calcext:value-type="float">
            <text:p>1238.33</text:p>
          </table:table-cell>
          <table:table-cell table:formula="of:=[.O9]+[.I10]" office:value-type="float" office:value="1093.25" calcext:value-type="float">
            <text:p>1093.25</text:p>
          </table:table-cell>
          <table:table-cell/>
          <table:table-cell table:formula="of:=ABS([.$L10]-[.M10])" office:value-type="float" office:value="421.5" calcext:value-type="float">
            <text:p>421.5</text:p>
          </table:table-cell>
          <table:table-cell table:formula="of:=ABS([.$L10]-[.N10])" office:value-type="float" office:value="70.3299999999999" calcext:value-type="float">
            <text:p>70.3299999999999</text:p>
          </table:table-cell>
          <table:table-cell table:formula="of:=ABS([.$L10]-[.O10])" office:value-type="float" office:value="74.75" calcext:value-type="float">
            <text:p>74.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.81" calcext:value-type="float">
            <text:p>33.81</text:p>
          </table:table-cell>
          <table:table-cell office:value-type="float" office:value="1.6" calcext:value-type="float">
            <text:p>1.6</text:p>
          </table:table-cell>
          <table:table-cell office:value-type="float" office:value="77.49" calcext:value-type="float">
            <text:p>77.49</text:p>
          </table:table-cell>
          <table:table-cell office:value-type="float" office:value="9.9" calcext:value-type="float">
            <text:p>9.9</text:p>
          </table:table-cell>
          <table:table-cell office:value-type="float" office:value="55.87" calcext:value-type="float">
            <text:p>55.87</text:p>
          </table:table-cell>
          <table:table-cell office:value-type="float" office:value="5.43" calcext:value-type="float">
            <text:p>5.43</text:p>
          </table:table-cell>
          <table:table-cell/>
          <table:table-cell table:formula="of:=[.C11]+[.L10]" office:value-type="float" office:value="1228" calcext:value-type="float">
            <text:p>1228</text:p>
          </table:table-cell>
          <table:table-cell table:formula="of:=[.M10]+[.E11]" office:value-type="float" office:value="780.31" calcext:value-type="float">
            <text:p>780.31</text:p>
          </table:table-cell>
          <table:table-cell table:formula="of:=[.N10]+[.G11]" office:value-type="float" office:value="1315.82" calcext:value-type="float">
            <text:p>1315.82</text:p>
          </table:table-cell>
          <table:table-cell table:formula="of:=[.O10]+[.I11]" office:value-type="float" office:value="1149.12" calcext:value-type="float">
            <text:p>1149.12</text:p>
          </table:table-cell>
          <table:table-cell/>
          <table:table-cell table:formula="of:=ABS([.$L11]-[.M11])" office:value-type="float" office:value="447.69" calcext:value-type="float">
            <text:p>447.69</text:p>
          </table:table-cell>
          <table:table-cell table:formula="of:=ABS([.$L11]-[.N11])" office:value-type="float" office:value="87.8199999999999" calcext:value-type="float">
            <text:p>87.8199999999999</text:p>
          </table:table-cell>
          <table:table-cell table:formula="of:=ABS([.$L11]-[.O11])" office:value-type="float" office:value="78.8800000000001" calcext:value-type="float">
            <text:p>78.880000000000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.25" calcext:value-type="float">
            <text:p>18.25</text:p>
          </table:table-cell>
          <table:table-cell office:value-type="float" office:value="1.19" calcext:value-type="float">
            <text:p>1.19</text:p>
          </table:table-cell>
          <table:table-cell office:value-type="float" office:value="42.1" calcext:value-type="float">
            <text:p>42.1</text:p>
          </table:table-cell>
          <table:table-cell office:value-type="float" office:value="6.53" calcext:value-type="float">
            <text:p>6.53</text:p>
          </table:table-cell>
          <table:table-cell office:value-type="float" office:value="18.25" calcext:value-type="float">
            <text:p>18.25</text:p>
          </table:table-cell>
          <table:table-cell office:value-type="float" office:value="1.19" calcext:value-type="float">
            <text:p>1.19</text:p>
          </table:table-cell>
          <table:table-cell/>
          <table:table-cell table:formula="of:=[.C12]+[.L11]" office:value-type="float" office:value="1256" calcext:value-type="float">
            <text:p>1256</text:p>
          </table:table-cell>
          <table:table-cell table:formula="of:=[.M11]+[.E12]" office:value-type="float" office:value="798.56" calcext:value-type="float">
            <text:p>798.56</text:p>
          </table:table-cell>
          <table:table-cell table:formula="of:=[.N11]+[.G12]" office:value-type="float" office:value="1357.92" calcext:value-type="float">
            <text:p>1357.92</text:p>
          </table:table-cell>
          <table:table-cell table:formula="of:=[.O11]+[.I12]" office:value-type="float" office:value="1167.37" calcext:value-type="float">
            <text:p>1167.37</text:p>
          </table:table-cell>
          <table:table-cell/>
          <table:table-cell table:formula="of:=ABS([.$L12]-[.M12])" office:value-type="float" office:value="457.44" calcext:value-type="float">
            <text:p>457.44</text:p>
          </table:table-cell>
          <table:table-cell table:formula="of:=ABS([.$L12]-[.N12])" office:value-type="float" office:value="101.92" calcext:value-type="float">
            <text:p>101.92</text:p>
          </table:table-cell>
          <table:table-cell table:formula="of:=ABS([.$L12]-[.O12])" office:value-type="float" office:value="88.6300000000001" calcext:value-type="float">
            <text:p>88.630000000000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.19" calcext:value-type="float">
            <text:p>12.19</text:p>
          </table:table-cell>
          <table:table-cell office:value-type="float" office:value="1.18" calcext:value-type="float">
            <text:p>1.18</text:p>
          </table:table-cell>
          <table:table-cell office:value-type="float" office:value="27.55" calcext:value-type="float">
            <text:p>27.55</text:p>
          </table:table-cell>
          <table:table-cell office:value-type="float" office:value="5.45" calcext:value-type="float">
            <text:p>5.45</text:p>
          </table:table-cell>
          <table:table-cell office:value-type="float" office:value="12.19" calcext:value-type="float">
            <text:p>12.19</text:p>
          </table:table-cell>
          <table:table-cell office:value-type="float" office:value="1.18" calcext:value-type="float">
            <text:p>1.18</text:p>
          </table:table-cell>
          <table:table-cell/>
          <table:table-cell table:formula="of:=[.C13]+[.L12]" office:value-type="float" office:value="1277" calcext:value-type="float">
            <text:p>1277</text:p>
          </table:table-cell>
          <table:table-cell table:formula="of:=[.M12]+[.E13]" office:value-type="float" office:value="810.75" calcext:value-type="float">
            <text:p>810.75</text:p>
          </table:table-cell>
          <table:table-cell table:formula="of:=[.N12]+[.G13]" office:value-type="float" office:value="1385.47" calcext:value-type="float">
            <text:p>1385.47</text:p>
          </table:table-cell>
          <table:table-cell table:formula="of:=[.O12]+[.I13]" office:value-type="float" office:value="1179.56" calcext:value-type="float">
            <text:p>1179.56</text:p>
          </table:table-cell>
          <table:table-cell/>
          <table:table-cell table:formula="of:=ABS([.$L13]-[.M13])" office:value-type="float" office:value="466.25" calcext:value-type="float">
            <text:p>466.25</text:p>
          </table:table-cell>
          <table:table-cell table:formula="of:=ABS([.$L13]-[.N13])" office:value-type="float" office:value="108.47" calcext:value-type="float">
            <text:p>108.47</text:p>
          </table:table-cell>
          <table:table-cell table:formula="of:=ABS([.$L13]-[.O13])" office:value-type="float" office:value="97.4400000000001" calcext:value-type="float">
            <text:p>97.4400000000001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  <table:table-cell table:number-columns-repeated="5"/>
          <table:table-cell table:style-name="ce1" office:value-type="string" calcext:value-type="string">
            <text:p>K-S test</text:p>
          </table:table-cell>
          <table:table-cell table:style-name="ce1" table:formula="of:=MAX([.Q2:.Q13])" office:value-type="float" office:value="466.25" calcext:value-type="float">
            <text:p>466.25</text:p>
          </table:table-cell>
          <table:table-cell table:style-name="ce6" table:formula="of:=MAX([.R2:.R13])" office:value-type="float" office:value="108.47" calcext:value-type="float">
            <text:p>108.47</text:p>
          </table:table-cell>
          <table:table-cell table:style-name="ce1" table:formula="of:=MAX([.S2:.S13])" office:value-type="float" office:value="131.68" calcext:value-type="float">
            <text:p>131.68</text:p>
          </table:table-cell>
        </table:table-row>
        <table:table-row table:style-name="ro1">
          <table:table-cell office:value-type="string" calcext:value-type="string">
            <text:p>https://pvoutput.org/summary.jsp?id=6717&amp;sid=536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56776436283002" calcext:value-type="float">
            <text:p>5.56776436283002</text:p>
          </table:table-cell>
          <table:table-cell office:value-type="float" office:value="30.96" calcext:value-type="float">
            <text:p>30.96</text:p>
          </table:table-cell>
          <table:table-cell office:value-type="float" office:value="3.93" calcext:value-type="float">
            <text:p>3.93</text:p>
          </table:table-cell>
          <table:table-cell office:value-type="float" office:value="65.69" calcext:value-type="float">
            <text:p>65.69</text:p>
          </table:table-cell>
          <table:table-cell office:value-type="float" office:value="8.71" calcext:value-type="float">
            <text:p>8.71</text:p>
          </table:table-cell>
          <table:table-cell office:value-type="float" office:value="65.37" calcext:value-type="float">
            <text:p>65.37</text:p>
          </table:table-cell>
          <table:table-cell office:value-type="float" office:value="8.88" calcext:value-type="float">
            <text:p>8.88</text:p>
          </table:table-cell>
          <table:table-cell/>
          <table:table-cell table:formula="of:=[.C15]" office:value-type="float" office:value="68" calcext:value-type="float">
            <text:p>68</text:p>
          </table:table-cell>
          <table:table-cell table:formula="of:=[.E15]" office:value-type="float" office:value="30.96" calcext:value-type="float">
            <text:p>30.96</text:p>
          </table:table-cell>
          <table:table-cell table:formula="of:=[.G15]" office:value-type="float" office:value="65.69" calcext:value-type="float">
            <text:p>65.69</text:p>
          </table:table-cell>
          <table:table-cell table:formula="of:=[.I15]" office:value-type="float" office:value="65.37" calcext:value-type="float">
            <text:p>65.37</text:p>
          </table:table-cell>
          <table:table-cell/>
          <table:table-cell table:formula="of:=ABS([.$L15]-[.M15])" office:value-type="float" office:value="37.04" calcext:value-type="float">
            <text:p>37.04</text:p>
          </table:table-cell>
          <table:table-cell table:formula="of:=ABS([.$L15]-[.N15])" office:value-type="float" office:value="2.31" calcext:value-type="float">
            <text:p>2.31</text:p>
          </table:table-cell>
          <table:table-cell table:formula="of:=ABS([.$L15]-[.O15])" office:value-type="float" office:value="2.63" calcext:value-type="float">
            <text:p>2.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25.3574446662119" calcext:value-type="float">
            <text:p>25.3574446662119</text:p>
          </table:table-cell>
          <table:table-cell office:value-type="float" office:value="80.02" calcext:value-type="float">
            <text:p>80.02</text:p>
          </table:table-cell>
          <table:table-cell office:value-type="float" office:value="8.71" calcext:value-type="float">
            <text:p>8.71</text:p>
          </table:table-cell>
          <table:table-cell office:value-type="float" office:value="116.52" calcext:value-type="float">
            <text:p>116.52</text:p>
          </table:table-cell>
          <table:table-cell office:value-type="float" office:value="15.45" calcext:value-type="float">
            <text:p>15.45</text:p>
          </table:table-cell>
          <table:table-cell office:value-type="float" office:value="116.23" calcext:value-type="float">
            <text:p>116.23</text:p>
          </table:table-cell>
          <table:table-cell office:value-type="float" office:value="15.39" calcext:value-type="float">
            <text:p>15.39</text:p>
          </table:table-cell>
          <table:table-cell/>
          <table:table-cell table:formula="of:=[.C16]+[.L15]" office:value-type="float" office:value="210" calcext:value-type="float">
            <text:p>210</text:p>
          </table:table-cell>
          <table:table-cell table:formula="of:=[.M15]+[.E16]" office:value-type="float" office:value="110.98" calcext:value-type="float">
            <text:p>110.98</text:p>
          </table:table-cell>
          <table:table-cell table:formula="of:=[.N15]+[.G16]" office:value-type="float" office:value="182.21" calcext:value-type="float">
            <text:p>182.21</text:p>
          </table:table-cell>
          <table:table-cell table:formula="of:=[.O15]+[.I16]" office:value-type="float" office:value="181.6" calcext:value-type="float">
            <text:p>181.6</text:p>
          </table:table-cell>
          <table:table-cell/>
          <table:table-cell table:formula="of:=ABS([.$L16]-[.M16])" office:value-type="float" office:value="99.02" calcext:value-type="float">
            <text:p>99.02</text:p>
          </table:table-cell>
          <table:table-cell table:formula="of:=ABS([.$L16]-[.N16])" office:value-type="float" office:value="27.79" calcext:value-type="float">
            <text:p>27.79</text:p>
          </table:table-cell>
          <table:table-cell table:formula="of:=ABS([.$L16]-[.O16])" office:value-type="float" office:value="28.4" calcext:value-type="float">
            <text:p>28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37.8989885529064" calcext:value-type="float">
            <text:p>37.8989885529064</text:p>
          </table:table-cell>
          <table:table-cell office:value-type="float" office:value="190.19" calcext:value-type="float">
            <text:p>190.19</text:p>
          </table:table-cell>
          <table:table-cell office:value-type="float" office:value="23.67" calcext:value-type="float">
            <text:p>23.67</text:p>
          </table:table-cell>
          <table:table-cell office:value-type="float" office:value="244.54" calcext:value-type="float">
            <text:p>244.54</text:p>
          </table:table-cell>
          <table:table-cell office:value-type="float" office:value="36.5" calcext:value-type="float">
            <text:p>36.5</text:p>
          </table:table-cell>
          <table:table-cell office:value-type="float" office:value="244.54" calcext:value-type="float">
            <text:p>244.54</text:p>
          </table:table-cell>
          <table:table-cell office:value-type="float" office:value="36.5" calcext:value-type="float">
            <text:p>36.5</text:p>
          </table:table-cell>
          <table:table-cell/>
          <table:table-cell table:formula="of:=[.C17]+[.L16]" office:value-type="float" office:value="476" calcext:value-type="float">
            <text:p>476</text:p>
          </table:table-cell>
          <table:table-cell table:formula="of:=[.M16]+[.E17]" office:value-type="float" office:value="301.17" calcext:value-type="float">
            <text:p>301.17</text:p>
          </table:table-cell>
          <table:table-cell table:formula="of:=[.N16]+[.G17]" office:value-type="float" office:value="426.75" calcext:value-type="float">
            <text:p>426.75</text:p>
          </table:table-cell>
          <table:table-cell table:formula="of:=[.O16]+[.I17]" office:value-type="float" office:value="426.14" calcext:value-type="float">
            <text:p>426.14</text:p>
          </table:table-cell>
          <table:table-cell/>
          <table:table-cell table:formula="of:=ABS([.$L17]-[.M17])" office:value-type="float" office:value="174.83" calcext:value-type="float">
            <text:p>174.83</text:p>
          </table:table-cell>
          <table:table-cell table:formula="of:=ABS([.$L17]-[.N17])" office:value-type="float" office:value="49.25" calcext:value-type="float">
            <text:p>49.25</text:p>
          </table:table-cell>
          <table:table-cell table:formula="of:=ABS([.$L17]-[.O17])" office:value-type="float" office:value="49.86" calcext:value-type="float">
            <text:p>49.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68.0881781221968" calcext:value-type="float">
            <text:p>68.0881781221968</text:p>
          </table:table-cell>
          <table:table-cell office:value-type="float" office:value="294.04" calcext:value-type="float">
            <text:p>294.04</text:p>
          </table:table-cell>
          <table:table-cell office:value-type="float" office:value="27.08" calcext:value-type="float">
            <text:p>27.08</text:p>
          </table:table-cell>
          <table:table-cell office:value-type="float" office:value="357.78" calcext:value-type="float">
            <text:p>357.78</text:p>
          </table:table-cell>
          <table:table-cell office:value-type="float" office:value="39.79" calcext:value-type="float">
            <text:p>39.7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9.79" calcext:value-type="float">
            <text:p>39.79</text:p>
          </table:table-cell>
          <table:table-cell/>
          <table:table-cell table:formula="of:=[.C18]+[.L17]" office:value-type="float" office:value="868" calcext:value-type="float">
            <text:p>868</text:p>
          </table:table-cell>
          <table:table-cell table:formula="of:=[.M17]+[.E18]" office:value-type="float" office:value="595.21" calcext:value-type="float">
            <text:p>595.21</text:p>
          </table:table-cell>
          <table:table-cell table:formula="of:=[.N17]+[.G18]" office:value-type="float" office:value="784.53" calcext:value-type="float">
            <text:p>784.53</text:p>
          </table:table-cell>
          <table:table-cell table:formula="of:=[.O17]+[.I18]" office:value-type="float" office:value="783.58" calcext:value-type="float">
            <text:p>783.58</text:p>
          </table:table-cell>
          <table:table-cell/>
          <table:table-cell table:formula="of:=ABS([.$L18]-[.M18])" office:value-type="float" office:value="272.79" calcext:value-type="float">
            <text:p>272.79</text:p>
          </table:table-cell>
          <table:table-cell table:formula="of:=ABS([.$L18]-[.N18])" office:value-type="float" office:value="83.47" calcext:value-type="float">
            <text:p>83.47</text:p>
          </table:table-cell>
          <table:table-cell table:formula="of:=ABS([.$L18]-[.O18])" office:value-type="float" office:value="84.4200000000001" calcext:value-type="float">
            <text:p>84.42000000000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float" office:value="67.4709814167049" calcext:value-type="float">
            <text:p>67.4709814167049</text:p>
          </table:table-cell>
          <table:table-cell office:value-type="float" office:value="364.59" calcext:value-type="float">
            <text:p>364.59</text:p>
          </table:table-cell>
          <table:table-cell office:value-type="float" office:value="25.81" calcext:value-type="float">
            <text:p>25.81</text:p>
          </table:table-cell>
          <table:table-cell office:value-type="float" office:value="412.58" calcext:value-type="float">
            <text:p>412.58</text:p>
          </table:table-cell>
          <table:table-cell office:value-type="float" office:value="26.58" calcext:value-type="float">
            <text:p>26.58</text:p>
          </table:table-cell>
          <table:table-cell office:value-type="float" office:value="412.58" calcext:value-type="float">
            <text:p>412.58</text:p>
          </table:table-cell>
          <table:table-cell office:value-type="float" office:value="26.58" calcext:value-type="float">
            <text:p>26.58</text:p>
          </table:table-cell>
          <table:table-cell/>
          <table:table-cell table:formula="of:=[.C19]+[.L18]" office:value-type="float" office:value="1424" calcext:value-type="float">
            <text:p>1424</text:p>
          </table:table-cell>
          <table:table-cell table:formula="of:=[.M18]+[.E19]" office:value-type="float" office:value="959.8" calcext:value-type="float">
            <text:p>959.8</text:p>
          </table:table-cell>
          <table:table-cell table:formula="of:=[.N18]+[.G19]" office:value-type="float" office:value="1197.11" calcext:value-type="float">
            <text:p>1197.11</text:p>
          </table:table-cell>
          <table:table-cell table:formula="of:=[.O18]+[.I19]" office:value-type="float" office:value="1196.16" calcext:value-type="float">
            <text:p>1196.16</text:p>
          </table:table-cell>
          <table:table-cell/>
          <table:table-cell table:formula="of:=ABS([.$L19]-[.M19])" office:value-type="float" office:value="464.2" calcext:value-type="float">
            <text:p>464.2</text:p>
          </table:table-cell>
          <table:table-cell table:formula="of:=ABS([.$L19]-[.N19])" office:value-type="float" office:value="226.89" calcext:value-type="float">
            <text:p>226.89</text:p>
          </table:table-cell>
          <table:table-cell table:formula="of:=ABS([.$L19]-[.O19])" office:value-type="float" office:value="227.84" calcext:value-type="float">
            <text:p>227.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77.1837634048336" calcext:value-type="float">
            <text:p>77.1837634048336</text:p>
          </table:table-cell>
          <table:table-cell office:value-type="float" office:value="387.66" calcext:value-type="float">
            <text:p>387.66</text:p>
          </table:table-cell>
          <table:table-cell office:value-type="float" office:value="51.8" calcext:value-type="float">
            <text:p>51.8</text:p>
          </table:table-cell>
          <table:table-cell office:value-type="float" office:value="428.07" calcext:value-type="float">
            <text:p>428.07</text:p>
          </table:table-cell>
          <table:table-cell office:value-type="float" office:value="62.34" calcext:value-type="float">
            <text:p>62.34</text:p>
          </table:table-cell>
          <table:table-cell office:value-type="float" office:value="428.06" calcext:value-type="float">
            <text:p>428.06</text:p>
          </table:table-cell>
          <table:table-cell office:value-type="float" office:value="62.34" calcext:value-type="float">
            <text:p>62.34</text:p>
          </table:table-cell>
          <table:table-cell/>
          <table:table-cell table:formula="of:=[.C20]+[.L19]" office:value-type="float" office:value="1922" calcext:value-type="float">
            <text:p>1922</text:p>
          </table:table-cell>
          <table:table-cell table:formula="of:=[.M19]+[.E20]" office:value-type="float" office:value="1347.46" calcext:value-type="float">
            <text:p>1347.46</text:p>
          </table:table-cell>
          <table:table-cell table:formula="of:=[.N19]+[.G20]" office:value-type="float" office:value="1625.18" calcext:value-type="float">
            <text:p>1625.18</text:p>
          </table:table-cell>
          <table:table-cell table:formula="of:=[.O19]+[.I20]" office:value-type="float" office:value="1624.22" calcext:value-type="float">
            <text:p>1624.22</text:p>
          </table:table-cell>
          <table:table-cell/>
          <table:table-cell table:formula="of:=ABS([.$L20]-[.M20])" office:value-type="float" office:value="574.54" calcext:value-type="float">
            <text:p>574.54</text:p>
          </table:table-cell>
          <table:table-cell table:formula="of:=ABS([.$L20]-[.N20])" office:value-type="float" office:value="296.82" calcext:value-type="float">
            <text:p>296.82</text:p>
          </table:table-cell>
          <table:table-cell table:formula="of:=ABS([.$L20]-[.O20])" office:value-type="float" office:value="297.78" calcext:value-type="float">
            <text:p>297.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office:value-type="float" office:value="56.1456439390745" calcext:value-type="float">
            <text:p>56.1456439390745</text:p>
          </table:table-cell>
          <table:table-cell office:value-type="float" office:value="368.38" calcext:value-type="float">
            <text:p>368.38</text:p>
          </table:table-cell>
          <table:table-cell office:value-type="float" office:value="45.15" calcext:value-type="float">
            <text:p>45.15</text:p>
          </table:table-cell>
          <table:table-cell office:value-type="float" office:value="418.57" calcext:value-type="float">
            <text:p>418.57</text:p>
          </table:table-cell>
          <table:table-cell office:value-type="float" office:value="55.92" calcext:value-type="float">
            <text:p>55.92</text:p>
          </table:table-cell>
          <table:table-cell office:value-type="float" office:value="418.57" calcext:value-type="float">
            <text:p>418.57</text:p>
          </table:table-cell>
          <table:table-cell office:value-type="float" office:value="55.92" calcext:value-type="float">
            <text:p>55.92</text:p>
          </table:table-cell>
          <table:table-cell/>
          <table:table-cell table:formula="of:=[.C21]+[.L20]" office:value-type="float" office:value="2448" calcext:value-type="float">
            <text:p>2448</text:p>
          </table:table-cell>
          <table:table-cell table:formula="of:=[.M20]+[.E21]" office:value-type="float" office:value="1715.84" calcext:value-type="float">
            <text:p>1715.84</text:p>
          </table:table-cell>
          <table:table-cell table:formula="of:=[.N20]+[.G21]" office:value-type="float" office:value="2043.75" calcext:value-type="float">
            <text:p>2043.75</text:p>
          </table:table-cell>
          <table:table-cell table:formula="of:=[.O20]+[.I21]" office:value-type="float" office:value="2042.79" calcext:value-type="float">
            <text:p>2042.79</text:p>
          </table:table-cell>
          <table:table-cell/>
          <table:table-cell table:formula="of:=ABS([.$L21]-[.M21])" office:value-type="float" office:value="732.16" calcext:value-type="float">
            <text:p>732.16</text:p>
          </table:table-cell>
          <table:table-cell table:formula="of:=ABS([.$L21]-[.N21])" office:value-type="float" office:value="404.25" calcext:value-type="float">
            <text:p>404.25</text:p>
          </table:table-cell>
          <table:table-cell table:formula="of:=ABS([.$L21]-[.O21])" office:value-type="float" office:value="405.21" calcext:value-type="float">
            <text:p>405.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float" office:value="30.8922859842604" calcext:value-type="float">
            <text:p>30.8922859842604</text:p>
          </table:table-cell>
          <table:table-cell office:value-type="float" office:value="305.01" calcext:value-type="float">
            <text:p>305.01</text:p>
          </table:table-cell>
          <table:table-cell office:value-type="float" office:value="40.04" calcext:value-type="float">
            <text:p>40.04</text:p>
          </table:table-cell>
          <table:table-cell office:value-type="float" office:value="355.84" calcext:value-type="float">
            <text:p>355.84</text:p>
          </table:table-cell>
          <table:table-cell office:value-type="float" office:value="53.46" calcext:value-type="float">
            <text:p>53.46</text:p>
          </table:table-cell>
          <table:table-cell office:value-type="float" office:value="355.84" calcext:value-type="float">
            <text:p>355.84</text:p>
          </table:table-cell>
          <table:table-cell office:value-type="float" office:value="53.46" calcext:value-type="float">
            <text:p>53.46</text:p>
          </table:table-cell>
          <table:table-cell/>
          <table:table-cell table:formula="of:=[.C22]+[.L21]" office:value-type="float" office:value="2859" calcext:value-type="float">
            <text:p>2859</text:p>
          </table:table-cell>
          <table:table-cell table:formula="of:=[.M21]+[.E22]" office:value-type="float" office:value="2020.85" calcext:value-type="float">
            <text:p>2020.85</text:p>
          </table:table-cell>
          <table:table-cell table:formula="of:=[.N21]+[.G22]" office:value-type="float" office:value="2399.59" calcext:value-type="float">
            <text:p>2399.59</text:p>
          </table:table-cell>
          <table:table-cell table:formula="of:=[.O21]+[.I22]" office:value-type="float" office:value="2398.63" calcext:value-type="float">
            <text:p>2398.63</text:p>
          </table:table-cell>
          <table:table-cell/>
          <table:table-cell table:formula="of:=ABS([.$L22]-[.M22])" office:value-type="float" office:value="838.15" calcext:value-type="float">
            <text:p>838.15</text:p>
          </table:table-cell>
          <table:table-cell table:formula="of:=ABS([.$L22]-[.N22])" office:value-type="float" office:value="459.41" calcext:value-type="float">
            <text:p>459.41</text:p>
          </table:table-cell>
          <table:table-cell table:formula="of:=ABS([.$L22]-[.O22])" office:value-type="float" office:value="460.37" calcext:value-type="float">
            <text:p>460.3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7" calcext:value-type="float">
            <text:p>307</text:p>
          </table:table-cell>
          <table:table-cell office:value-type="float" office:value="18.5202591774521" calcext:value-type="float">
            <text:p>18.5202591774521</text:p>
          </table:table-cell>
          <table:table-cell office:value-type="float" office:value="222.43" calcext:value-type="float">
            <text:p>222.43</text:p>
          </table:table-cell>
          <table:table-cell office:value-type="float" office:value="20.61" calcext:value-type="float">
            <text:p>20.61</text:p>
          </table:table-cell>
          <table:table-cell office:value-type="float" office:value="268.54" calcext:value-type="float">
            <text:p>268.54</text:p>
          </table:table-cell>
          <table:table-cell office:value-type="float" office:value="25.45" calcext:value-type="float">
            <text:p>25.45</text:p>
          </table:table-cell>
          <table:table-cell office:value-type="float" office:value="268.54" calcext:value-type="float">
            <text:p>268.54</text:p>
          </table:table-cell>
          <table:table-cell office:value-type="float" office:value="25.45" calcext:value-type="float">
            <text:p>25.45</text:p>
          </table:table-cell>
          <table:table-cell/>
          <table:table-cell table:formula="of:=[.C23]+[.L22]" office:value-type="float" office:value="3166" calcext:value-type="float">
            <text:p>3166</text:p>
          </table:table-cell>
          <table:table-cell table:formula="of:=[.M22]+[.E23]" office:value-type="float" office:value="2243.28" calcext:value-type="float">
            <text:p>2243.28</text:p>
          </table:table-cell>
          <table:table-cell table:formula="of:=[.N22]+[.G23]" office:value-type="float" office:value="2668.13" calcext:value-type="float">
            <text:p>2668.13</text:p>
          </table:table-cell>
          <table:table-cell table:formula="of:=[.O22]+[.I23]" office:value-type="float" office:value="2667.17" calcext:value-type="float">
            <text:p>2667.17</text:p>
          </table:table-cell>
          <table:table-cell/>
          <table:table-cell table:formula="of:=ABS([.$L23]-[.M23])" office:value-type="float" office:value="922.72" calcext:value-type="float">
            <text:p>922.72</text:p>
          </table:table-cell>
          <table:table-cell table:formula="of:=ABS([.$L23]-[.N23])" office:value-type="float" office:value="497.87" calcext:value-type="float">
            <text:p>497.87</text:p>
          </table:table-cell>
          <table:table-cell table:formula="of:=ABS([.$L23]-[.O23])" office:value-type="float" office:value="498.83" calcext:value-type="float">
            <text:p>498.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27.20906711619" calcext:value-type="float">
            <text:p>27.20906711619</text:p>
          </table:table-cell>
          <table:table-cell office:value-type="float" office:value="115" calcext:value-type="float">
            <text:p>115</text:p>
          </table:table-cell>
          <table:table-cell office:value-type="float" office:value="12.17" calcext:value-type="float">
            <text:p>12.17</text:p>
          </table:table-cell>
          <table:table-cell office:value-type="float" office:value="157.57" calcext:value-type="float">
            <text:p>157.57</text:p>
          </table:table-cell>
          <table:table-cell office:value-type="float" office:value="15.38" calcext:value-type="float">
            <text:p>15.38</text:p>
          </table:table-cell>
          <table:table-cell office:value-type="float" office:value="157.42" calcext:value-type="float">
            <text:p>157.42</text:p>
          </table:table-cell>
          <table:table-cell office:value-type="float" office:value="15.27" calcext:value-type="float">
            <text:p>15.27</text:p>
          </table:table-cell>
          <table:table-cell/>
          <table:table-cell table:formula="of:=[.C24]+[.L23]" office:value-type="float" office:value="3334" calcext:value-type="float">
            <text:p>3334</text:p>
          </table:table-cell>
          <table:table-cell table:formula="of:=[.M23]+[.E24]" office:value-type="float" office:value="2358.28" calcext:value-type="float">
            <text:p>2358.28</text:p>
          </table:table-cell>
          <table:table-cell table:formula="of:=[.N23]+[.G24]" office:value-type="float" office:value="2825.7" calcext:value-type="float">
            <text:p>2825.7</text:p>
          </table:table-cell>
          <table:table-cell table:formula="of:=[.O23]+[.I24]" office:value-type="float" office:value="2824.59" calcext:value-type="float">
            <text:p>2824.59</text:p>
          </table:table-cell>
          <table:table-cell/>
          <table:table-cell table:formula="of:=ABS([.$L24]-[.M24])" office:value-type="float" office:value="975.72" calcext:value-type="float">
            <text:p>975.72</text:p>
          </table:table-cell>
          <table:table-cell table:formula="of:=ABS([.$L24]-[.N24])" office:value-type="float" office:value="508.3" calcext:value-type="float">
            <text:p>508.3</text:p>
          </table:table-cell>
          <table:table-cell table:formula="of:=ABS([.$L24]-[.O24])" office:value-type="float" office:value="509.41" calcext:value-type="float">
            <text:p>509.4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.73205080756888" calcext:value-type="float">
            <text:p>1.73205080756888</text:p>
          </table:table-cell>
          <table:table-cell office:value-type="float" office:value="46.81" calcext:value-type="float">
            <text:p>46.81</text:p>
          </table:table-cell>
          <table:table-cell office:value-type="float" office:value="5.93" calcext:value-type="float">
            <text:p>5.93</text:p>
          </table:table-cell>
          <table:table-cell office:value-type="float" office:value="82.86" calcext:value-type="float">
            <text:p>82.86</text:p>
          </table:table-cell>
          <table:table-cell office:value-type="float" office:value="15.42" calcext:value-type="float">
            <text:p>15.42</text:p>
          </table:table-cell>
          <table:table-cell office:value-type="float" office:value="82.43" calcext:value-type="float">
            <text:p>82.43</text:p>
          </table:table-cell>
          <table:table-cell office:value-type="float" office:value="15.24" calcext:value-type="float">
            <text:p>15.24</text:p>
          </table:table-cell>
          <table:table-cell/>
          <table:table-cell table:formula="of:=[.C25]+[.L24]" office:value-type="float" office:value="3418" calcext:value-type="float">
            <text:p>3418</text:p>
          </table:table-cell>
          <table:table-cell table:formula="of:=[.M24]+[.E25]" office:value-type="float" office:value="2405.09" calcext:value-type="float">
            <text:p>2405.09</text:p>
          </table:table-cell>
          <table:table-cell table:formula="of:=[.N24]+[.G25]" office:value-type="float" office:value="2908.56" calcext:value-type="float">
            <text:p>2908.56</text:p>
          </table:table-cell>
          <table:table-cell table:formula="of:=[.O24]+[.I25]" office:value-type="float" office:value="2907.02" calcext:value-type="float">
            <text:p>2907.02</text:p>
          </table:table-cell>
          <table:table-cell/>
          <table:table-cell table:formula="of:=ABS([.$L25]-[.M25])" office:value-type="float" office:value="1012.91" calcext:value-type="float">
            <text:p>1012.91</text:p>
          </table:table-cell>
          <table:table-cell table:formula="of:=ABS([.$L25]-[.N25])" office:value-type="float" office:value="509.44" calcext:value-type="float">
            <text:p>509.44</text:p>
          </table:table-cell>
          <table:table-cell table:formula="of:=ABS([.$L25]-[.O25])" office:value-type="float" office:value="510.98" calcext:value-type="float">
            <text:p>510.9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6.557438524302" calcext:value-type="float">
            <text:p>6.557438524302</text:p>
          </table:table-cell>
          <table:table-cell office:value-type="float" office:value="23.43" calcext:value-type="float">
            <text:p>23.43</text:p>
          </table:table-cell>
          <table:table-cell office:value-type="float" office:value="1.94" calcext:value-type="float">
            <text:p>1.94</text:p>
          </table:table-cell>
          <table:table-cell office:value-type="float" office:value="54.44" calcext:value-type="float">
            <text:p>54.44</text:p>
          </table:table-cell>
          <table:table-cell office:value-type="float" office:value="9.23" calcext:value-type="float">
            <text:p>9.23</text:p>
          </table:table-cell>
          <table:table-cell office:value-type="float" office:value="54.28" calcext:value-type="float">
            <text:p>54.28</text:p>
          </table:table-cell>
          <table:table-cell office:value-type="float" office:value="9.27" calcext:value-type="float">
            <text:p>9.27</text:p>
          </table:table-cell>
          <table:table-cell/>
          <table:table-cell table:formula="of:=[.C26]+[.L25]" office:value-type="float" office:value="3469" calcext:value-type="float">
            <text:p>3469</text:p>
          </table:table-cell>
          <table:table-cell table:formula="of:=[.M25]+[.E26]" office:value-type="float" office:value="2428.52" calcext:value-type="float">
            <text:p>2428.52</text:p>
          </table:table-cell>
          <table:table-cell table:formula="of:=[.N25]+[.G26]" office:value-type="float" office:value="2963" calcext:value-type="float">
            <text:p>2963</text:p>
          </table:table-cell>
          <table:table-cell table:formula="of:=[.O25]+[.I26]" office:value-type="float" office:value="2961.3" calcext:value-type="float">
            <text:p>2961.3</text:p>
          </table:table-cell>
          <table:table-cell/>
          <table:table-cell table:formula="of:=ABS([.$L26]-[.M26])" office:value-type="float" office:value="1040.48" calcext:value-type="float">
            <text:p>1040.48</text:p>
          </table:table-cell>
          <table:table-cell table:formula="of:=ABS([.$L26]-[.N26])" office:value-type="float" office:value="506" calcext:value-type="float">
            <text:p>506</text:p>
          </table:table-cell>
          <table:table-cell table:formula="of:=ABS([.$L26]-[.O26])" office:value-type="float" office:value="507.7" calcext:value-type="float">
            <text:p>507.7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  <table:table-cell table:number-columns-repeated="5"/>
          <table:table-cell table:style-name="ce1" office:value-type="string" calcext:value-type="string">
            <text:p>K-S test</text:p>
          </table:table-cell>
          <table:table-cell table:style-name="ce1" table:formula="of:=MAX([.Q15:.Q26])" office:value-type="float" office:value="1040.48" calcext:value-type="float">
            <text:p>1040.48</text:p>
          </table:table-cell>
          <table:table-cell table:style-name="ce6" table:formula="of:=MAX([.R15:.R26])" office:value-type="float" office:value="509.44" calcext:value-type="float">
            <text:p>509.44</text:p>
          </table:table-cell>
          <table:table-cell table:style-name="ce1" table:formula="of:=MAX([.S15:.S26])" office:value-type="float" office:value="510.98" calcext:value-type="float">
            <text:p>510.98</text:p>
          </table:table-cell>
        </table:table-row>
        <table:table-row table:style-name="ro1">
          <table:table-cell office:value-type="string" calcext:value-type="string">
            <text:p>https://pvoutput.org/summary.jsp?id=16188&amp;sid=14735</text:p>
          </table:table-cell>
          <table:table-cell office:value-type="float" office:value="1" calcext:value-type="float">
            <text:p>1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4.04145188432738" calcext:value-type="float">
            <text:p>4.04145188432738</text:p>
          </table:table-cell>
          <table:table-cell office:value-type="float" office:value="26.4" calcext:value-type="float">
            <text:p>26.4</text:p>
          </table:table-cell>
          <table:table-cell office:value-type="float" office:value="4.74" calcext:value-type="float">
            <text:p>4.74</text:p>
          </table:table-cell>
          <table:table-cell office:value-type="float" office:value="54.64" calcext:value-type="float">
            <text:p>54.64</text:p>
          </table:table-cell>
          <table:table-cell office:value-type="float" office:value="10.94" calcext:value-type="float">
            <text:p>10.94</text:p>
          </table:table-cell>
          <table:table-cell office:value-type="float" office:value="48.11" calcext:value-type="float">
            <text:p>48.11</text:p>
          </table:table-cell>
          <table:table-cell office:value-type="float" office:value="10.35" calcext:value-type="float">
            <text:p>10.35</text:p>
          </table:table-cell>
          <table:table-cell/>
          <table:table-cell table:formula="of:=[.C28]" office:value-type="float" office:value="53.3333333333333" calcext:value-type="float">
            <text:p>53.3333333333333</text:p>
          </table:table-cell>
          <table:table-cell table:formula="of:=[.E28]" office:value-type="float" office:value="26.4" calcext:value-type="float">
            <text:p>26.4</text:p>
          </table:table-cell>
          <table:table-cell table:formula="of:=[.G28]" office:value-type="float" office:value="54.64" calcext:value-type="float">
            <text:p>54.64</text:p>
          </table:table-cell>
          <table:table-cell table:formula="of:=[.I28]" office:value-type="float" office:value="48.11" calcext:value-type="float">
            <text:p>48.11</text:p>
          </table:table-cell>
          <table:table-cell/>
          <table:table-cell table:formula="of:=ABS([.$L28]-[.M28])" office:value-type="float" office:value="26.9333333333333" calcext:value-type="float">
            <text:p>26.9333333333333</text:p>
          </table:table-cell>
          <table:table-cell table:formula="of:=ABS([.$L28]-[.N28])" office:value-type="float" office:value="1.30666666666666" calcext:value-type="float">
            <text:p>1.30666666666666</text:p>
          </table:table-cell>
          <table:table-cell table:formula="of:=ABS([.$L28]-[.O28])" office:value-type="float" office:value="5.22333333333334" calcext:value-type="float">
            <text:p>5.2233333333333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4.333333333333" calcext:value-type="float">
            <text:p>134.333333333333</text:p>
          </table:table-cell>
          <table:table-cell office:value-type="float" office:value="28.2901631902917" calcext:value-type="float">
            <text:p>28.2901631902917</text:p>
          </table:table-cell>
          <table:table-cell office:value-type="float" office:value="52.47" calcext:value-type="float">
            <text:p>52.47</text:p>
          </table:table-cell>
          <table:table-cell office:value-type="float" office:value="4.73" calcext:value-type="float">
            <text:p>4.73</text:p>
          </table:table-cell>
          <table:table-cell office:value-type="float" office:value="113.22" calcext:value-type="float">
            <text:p>113.22</text:p>
          </table:table-cell>
          <table:table-cell office:value-type="float" office:value="15.47" calcext:value-type="float">
            <text:p>15.47</text:p>
          </table:table-cell>
          <table:table-cell office:value-type="float" office:value="111.16" calcext:value-type="float">
            <text:p>111.16</text:p>
          </table:table-cell>
          <table:table-cell office:value-type="float" office:value="14.78" calcext:value-type="float">
            <text:p>14.78</text:p>
          </table:table-cell>
          <table:table-cell/>
          <table:table-cell table:formula="of:=[.C29]+[.L28]" office:value-type="float" office:value="187.666666666667" calcext:value-type="float">
            <text:p>187.666666666667</text:p>
          </table:table-cell>
          <table:table-cell table:formula="of:=[.M28]+[.E29]" office:value-type="float" office:value="78.87" calcext:value-type="float">
            <text:p>78.87</text:p>
          </table:table-cell>
          <table:table-cell table:formula="of:=[.N28]+[.G29]" office:value-type="float" office:value="167.86" calcext:value-type="float">
            <text:p>167.86</text:p>
          </table:table-cell>
          <table:table-cell table:formula="of:=[.O28]+[.I29]" office:value-type="float" office:value="159.27" calcext:value-type="float">
            <text:p>159.27</text:p>
          </table:table-cell>
          <table:table-cell/>
          <table:table-cell table:formula="of:=ABS([.$L29]-[.M29])" office:value-type="float" office:value="108.796666666667" calcext:value-type="float">
            <text:p>108.796666666667</text:p>
          </table:table-cell>
          <table:table-cell table:formula="of:=ABS([.$L29]-[.N29])" office:value-type="float" office:value="19.8066666666667" calcext:value-type="float">
            <text:p>19.8066666666667</text:p>
          </table:table-cell>
          <table:table-cell table:formula="of:=ABS([.$L29]-[.O29])" office:value-type="float" office:value="28.3966666666667" calcext:value-type="float">
            <text:p>28.39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30.3150127824482" calcext:value-type="float">
            <text:p>30.3150127824482</text:p>
          </table:table-cell>
          <table:table-cell office:value-type="float" office:value="124.13" calcext:value-type="float">
            <text:p>124.13</text:p>
          </table:table-cell>
          <table:table-cell office:value-type="float" office:value="10.91" calcext:value-type="float">
            <text:p>10.91</text:p>
          </table:table-cell>
          <table:table-cell office:value-type="float" office:value="240.41" calcext:value-type="float">
            <text:p>240.41</text:p>
          </table:table-cell>
          <table:table-cell office:value-type="float" office:value="34.57" calcext:value-type="float">
            <text:p>34.57</text:p>
          </table:table-cell>
          <table:table-cell office:value-type="float" office:value="239.87" calcext:value-type="float">
            <text:p>239.87</text:p>
          </table:table-cell>
          <table:table-cell office:value-type="float" office:value="34.52" calcext:value-type="float">
            <text:p>34.52</text:p>
          </table:table-cell>
          <table:table-cell/>
          <table:table-cell table:formula="of:=[.C30]+[.L29]" office:value-type="float" office:value="411.666666666667" calcext:value-type="float">
            <text:p>411.666666666667</text:p>
          </table:table-cell>
          <table:table-cell table:formula="of:=[.M29]+[.E30]" office:value-type="float" office:value="203" calcext:value-type="float">
            <text:p>203</text:p>
          </table:table-cell>
          <table:table-cell table:formula="of:=[.N29]+[.G30]" office:value-type="float" office:value="408.27" calcext:value-type="float">
            <text:p>408.27</text:p>
          </table:table-cell>
          <table:table-cell table:formula="of:=[.O29]+[.I30]" office:value-type="float" office:value="399.14" calcext:value-type="float">
            <text:p>399.14</text:p>
          </table:table-cell>
          <table:table-cell/>
          <table:table-cell table:formula="of:=ABS([.$L30]-[.M30])" office:value-type="float" office:value="208.666666666667" calcext:value-type="float">
            <text:p>208.666666666667</text:p>
          </table:table-cell>
          <table:table-cell table:formula="of:=ABS([.$L30]-[.N30])" office:value-type="float" office:value="3.3966666666667" calcext:value-type="float">
            <text:p>3.3966666666667</text:p>
          </table:table-cell>
          <table:table-cell table:formula="of:=ABS([.$L30]-[.O30])" office:value-type="float" office:value="12.5266666666667" calcext:value-type="float">
            <text:p>12.5266666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office:value-type="float" office:value="88.4251095560532" calcext:value-type="float">
            <text:p>88.4251095560532</text:p>
          </table:table-cell>
          <table:table-cell office:value-type="float" office:value="218.75" calcext:value-type="float">
            <text:p>218.75</text:p>
          </table:table-cell>
          <table:table-cell office:value-type="float" office:value="10.37" calcext:value-type="float">
            <text:p>10.37</text:p>
          </table:table-cell>
          <table:table-cell office:value-type="float" office:value="359.68" calcext:value-type="float">
            <text:p>359.68</text:p>
          </table:table-cell>
          <table:table-cell office:value-type="float" office:value="49.23" calcext:value-type="float">
            <text:p>49.23</text:p>
          </table:table-cell>
          <table:table-cell office:value-type="float" office:value="359.19" calcext:value-type="float">
            <text:p>359.19</text:p>
          </table:table-cell>
          <table:table-cell office:value-type="float" office:value="49.13" calcext:value-type="float">
            <text:p>49.13</text:p>
          </table:table-cell>
          <table:table-cell/>
          <table:table-cell table:formula="of:=[.C31]+[.L30]" office:value-type="float" office:value="778.666666666667" calcext:value-type="float">
            <text:p>778.666666666667</text:p>
          </table:table-cell>
          <table:table-cell table:formula="of:=[.M30]+[.E31]" office:value-type="float" office:value="421.75" calcext:value-type="float">
            <text:p>421.75</text:p>
          </table:table-cell>
          <table:table-cell table:formula="of:=[.N30]+[.G31]" office:value-type="float" office:value="767.95" calcext:value-type="float">
            <text:p>767.95</text:p>
          </table:table-cell>
          <table:table-cell table:formula="of:=[.O30]+[.I31]" office:value-type="float" office:value="758.33" calcext:value-type="float">
            <text:p>758.33</text:p>
          </table:table-cell>
          <table:table-cell/>
          <table:table-cell table:formula="of:=ABS([.$L31]-[.M31])" office:value-type="float" office:value="356.916666666667" calcext:value-type="float">
            <text:p>356.916666666667</text:p>
          </table:table-cell>
          <table:table-cell table:formula="of:=ABS([.$L31]-[.N31])" office:value-type="float" office:value="10.7166666666667" calcext:value-type="float">
            <text:p>10.7166666666667</text:p>
          </table:table-cell>
          <table:table-cell table:formula="of:=ABS([.$L31]-[.O31])" office:value-type="float" office:value="20.3366666666668" calcext:value-type="float">
            <text:p>20.336666666666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3.666666666667" calcext:value-type="float">
            <text:p>523.666666666667</text:p>
          </table:table-cell>
          <table:table-cell office:value-type="float" office:value="57.8734251045619" calcext:value-type="float">
            <text:p>57.8734251045619</text:p>
          </table:table-cell>
          <table:table-cell office:value-type="float" office:value="278.77" calcext:value-type="float">
            <text:p>278.77</text:p>
          </table:table-cell>
          <table:table-cell office:value-type="float" office:value="23.3" calcext:value-type="float">
            <text:p>23.3</text:p>
          </table:table-cell>
          <table:table-cell office:value-type="float" office:value="408.72" calcext:value-type="float">
            <text:p>408.72</text:p>
          </table:table-cell>
          <table:table-cell office:value-type="float" office:value="41.33" calcext:value-type="float">
            <text:p>41.33</text:p>
          </table:table-cell>
          <table:table-cell office:value-type="float" office:value="407.16" calcext:value-type="float">
            <text:p>407.16</text:p>
          </table:table-cell>
          <table:table-cell office:value-type="float" office:value="40.52" calcext:value-type="float">
            <text:p>40.52</text:p>
          </table:table-cell>
          <table:table-cell/>
          <table:table-cell table:formula="of:=[.C32]+[.L31]" office:value-type="float" office:value="1302.33333333333" calcext:value-type="float">
            <text:p>1302.33333333333</text:p>
          </table:table-cell>
          <table:table-cell table:formula="of:=[.M31]+[.E32]" office:value-type="float" office:value="700.52" calcext:value-type="float">
            <text:p>700.52</text:p>
          </table:table-cell>
          <table:table-cell table:formula="of:=[.N31]+[.G32]" office:value-type="float" office:value="1176.67" calcext:value-type="float">
            <text:p>1176.67</text:p>
          </table:table-cell>
          <table:table-cell table:formula="of:=[.O31]+[.I32]" office:value-type="float" office:value="1165.49" calcext:value-type="float">
            <text:p>1165.49</text:p>
          </table:table-cell>
          <table:table-cell/>
          <table:table-cell table:formula="of:=ABS([.$L32]-[.M32])" office:value-type="float" office:value="601.813333333334" calcext:value-type="float">
            <text:p>601.813333333334</text:p>
          </table:table-cell>
          <table:table-cell table:formula="of:=ABS([.$L32]-[.N32])" office:value-type="float" office:value="125.663333333333" calcext:value-type="float">
            <text:p>125.663333333333</text:p>
          </table:table-cell>
          <table:table-cell table:formula="of:=ABS([.$L32]-[.O32])" office:value-type="float" office:value="136.843333333333" calcext:value-type="float">
            <text:p>136.843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9.333333333333" calcext:value-type="float">
            <text:p>389.333333333333</text:p>
          </table:table-cell>
          <table:table-cell office:value-type="float" office:value="226.239548561549" calcext:value-type="float">
            <text:p>226.239548561549</text:p>
          </table:table-cell>
          <table:table-cell office:value-type="float" office:value="302.29" calcext:value-type="float">
            <text:p>302.29</text:p>
          </table:table-cell>
          <table:table-cell office:value-type="float" office:value="19.47" calcext:value-type="float">
            <text:p>19.47</text:p>
          </table:table-cell>
          <table:table-cell office:value-type="float" office:value="421.46" calcext:value-type="float">
            <text:p>421.46</text:p>
          </table:table-cell>
          <table:table-cell office:value-type="float" office:value="43.39" calcext:value-type="float">
            <text:p>43.39</text:p>
          </table:table-cell>
          <table:table-cell office:value-type="float" office:value="421.46" calcext:value-type="float">
            <text:p>421.46</text:p>
          </table:table-cell>
          <table:table-cell office:value-type="float" office:value="43.39" calcext:value-type="float">
            <text:p>43.39</text:p>
          </table:table-cell>
          <table:table-cell/>
          <table:table-cell table:formula="of:=[.C33]+[.L32]" office:value-type="float" office:value="1691.66666666667" calcext:value-type="float">
            <text:p>1691.66666666667</text:p>
          </table:table-cell>
          <table:table-cell table:formula="of:=[.M32]+[.E33]" office:value-type="float" office:value="1002.81" calcext:value-type="float">
            <text:p>1002.81</text:p>
          </table:table-cell>
          <table:table-cell table:formula="of:=[.N32]+[.G33]" office:value-type="float" office:value="1598.13" calcext:value-type="float">
            <text:p>1598.13</text:p>
          </table:table-cell>
          <table:table-cell table:formula="of:=[.O32]+[.I33]" office:value-type="float" office:value="1586.95" calcext:value-type="float">
            <text:p>1586.95</text:p>
          </table:table-cell>
          <table:table-cell/>
          <table:table-cell table:formula="of:=ABS([.$L33]-[.M33])" office:value-type="float" office:value="688.856666666667" calcext:value-type="float">
            <text:p>688.856666666667</text:p>
          </table:table-cell>
          <table:table-cell table:formula="of:=ABS([.$L33]-[.N33])" office:value-type="float" office:value="93.5366666666666" calcext:value-type="float">
            <text:p>93.5366666666666</text:p>
          </table:table-cell>
          <table:table-cell table:formula="of:=ABS([.$L33]-[.O33])" office:value-type="float" office:value="104.716666666667" calcext:value-type="float">
            <text:p>104.7166666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1" calcext:value-type="float">
            <text:p>421</text:p>
          </table:table-cell>
          <table:table-cell office:value-type="float" office:value="68.2422156732913" calcext:value-type="float">
            <text:p>68.2422156732913</text:p>
          </table:table-cell>
          <table:table-cell office:value-type="float" office:value="287.84" calcext:value-type="float">
            <text:p>287.84</text:p>
          </table:table-cell>
          <table:table-cell office:value-type="float" office:value="20.72" calcext:value-type="float">
            <text:p>20.72</text:p>
          </table:table-cell>
          <table:table-cell office:value-type="float" office:value="416.84" calcext:value-type="float">
            <text:p>416.84</text:p>
          </table:table-cell>
          <table:table-cell office:value-type="float" office:value="58.33" calcext:value-type="float">
            <text:p>58.33</text:p>
          </table:table-cell>
          <table:table-cell office:value-type="float" office:value="416.84" calcext:value-type="float">
            <text:p>416.84</text:p>
          </table:table-cell>
          <table:table-cell office:value-type="float" office:value="58.33" calcext:value-type="float">
            <text:p>58.33</text:p>
          </table:table-cell>
          <table:table-cell/>
          <table:table-cell table:formula="of:=[.C34]+[.L33]" office:value-type="float" office:value="2112.66666666667" calcext:value-type="float">
            <text:p>2112.66666666667</text:p>
          </table:table-cell>
          <table:table-cell table:formula="of:=[.M33]+[.E34]" office:value-type="float" office:value="1290.65" calcext:value-type="float">
            <text:p>1290.65</text:p>
          </table:table-cell>
          <table:table-cell table:formula="of:=[.N33]+[.G34]" office:value-type="float" office:value="2014.97" calcext:value-type="float">
            <text:p>2014.97</text:p>
          </table:table-cell>
          <table:table-cell table:formula="of:=[.O33]+[.I34]" office:value-type="float" office:value="2003.79" calcext:value-type="float">
            <text:p>2003.79</text:p>
          </table:table-cell>
          <table:table-cell/>
          <table:table-cell table:formula="of:=ABS([.$L34]-[.M34])" office:value-type="float" office:value="822.016666666667" calcext:value-type="float">
            <text:p>822.016666666667</text:p>
          </table:table-cell>
          <table:table-cell table:formula="of:=ABS([.$L34]-[.N34])" office:value-type="float" office:value="97.6966666666669" calcext:value-type="float">
            <text:p>97.6966666666669</text:p>
          </table:table-cell>
          <table:table-cell table:formula="of:=ABS([.$L34]-[.O34])" office:value-type="float" office:value="108.876666666667" calcext:value-type="float">
            <text:p>108.8766666666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1.333333333333" calcext:value-type="float">
            <text:p>351.333333333333</text:p>
          </table:table-cell>
          <table:table-cell office:value-type="float" office:value="23.7557010701291" calcext:value-type="float">
            <text:p>23.7557010701291</text:p>
          </table:table-cell>
          <table:table-cell office:value-type="float" office:value="240.97" calcext:value-type="float">
            <text:p>240.97</text:p>
          </table:table-cell>
          <table:table-cell office:value-type="float" office:value="24.26" calcext:value-type="float">
            <text:p>24.26</text:p>
          </table:table-cell>
          <table:table-cell office:value-type="float" office:value="354.35" calcext:value-type="float">
            <text:p>354.35</text:p>
          </table:table-cell>
          <table:table-cell office:value-type="float" office:value="47.83" calcext:value-type="float">
            <text:p>47.83</text:p>
          </table:table-cell>
          <table:table-cell office:value-type="float" office:value="352.65" calcext:value-type="float">
            <text:p>352.65</text:p>
          </table:table-cell>
          <table:table-cell office:value-type="float" office:value="46.61" calcext:value-type="float">
            <text:p>46.61</text:p>
          </table:table-cell>
          <table:table-cell/>
          <table:table-cell table:formula="of:=[.C35]+[.L34]" office:value-type="float" office:value="2464" calcext:value-type="float">
            <text:p>2464</text:p>
          </table:table-cell>
          <table:table-cell table:formula="of:=[.M34]+[.E35]" office:value-type="float" office:value="1531.62" calcext:value-type="float">
            <text:p>1531.62</text:p>
          </table:table-cell>
          <table:table-cell table:formula="of:=[.N34]+[.G35]" office:value-type="float" office:value="2369.32" calcext:value-type="float">
            <text:p>2369.32</text:p>
          </table:table-cell>
          <table:table-cell table:formula="of:=[.O34]+[.I35]" office:value-type="float" office:value="2356.44" calcext:value-type="float">
            <text:p>2356.44</text:p>
          </table:table-cell>
          <table:table-cell/>
          <table:table-cell table:formula="of:=ABS([.$L35]-[.M35])" office:value-type="float" office:value="932.380000000001" calcext:value-type="float">
            <text:p>932.380000000001</text:p>
          </table:table-cell>
          <table:table-cell table:formula="of:=ABS([.$L35]-[.N35])" office:value-type="float" office:value="94.6800000000003" calcext:value-type="float">
            <text:p>94.6800000000003</text:p>
          </table:table-cell>
          <table:table-cell table:formula="of:=ABS([.$L35]-[.O35])" office:value-type="float" office:value="107.56" calcext:value-type="float">
            <text:p>107.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85.333333333333" calcext:value-type="float">
            <text:p>285.333333333333</text:p>
          </table:table-cell>
          <table:table-cell office:value-type="float" office:value="20.0333056017556" calcext:value-type="float">
            <text:p>20.0333056017556</text:p>
          </table:table-cell>
          <table:table-cell office:value-type="float" office:value="151" calcext:value-type="float">
            <text:p>151</text:p>
          </table:table-cell>
          <table:table-cell office:value-type="float" office:value="10.69" calcext:value-type="float">
            <text:p>10.69</text:p>
          </table:table-cell>
          <table:table-cell office:value-type="float" office:value="261.99" calcext:value-type="float">
            <text:p>261.99</text:p>
          </table:table-cell>
          <table:table-cell office:value-type="float" office:value="30.04" calcext:value-type="float">
            <text:p>30.04</text:p>
          </table:table-cell>
          <table:table-cell office:value-type="float" office:value="260.81" calcext:value-type="float">
            <text:p>260.81</text:p>
          </table:table-cell>
          <table:table-cell office:value-type="float" office:value="29.86" calcext:value-type="float">
            <text:p>29.86</text:p>
          </table:table-cell>
          <table:table-cell/>
          <table:table-cell table:formula="of:=[.C36]+[.L35]" office:value-type="float" office:value="2749.33333333333" calcext:value-type="float">
            <text:p>2749.33333333333</text:p>
          </table:table-cell>
          <table:table-cell table:formula="of:=[.M35]+[.E36]" office:value-type="float" office:value="1682.62" calcext:value-type="float">
            <text:p>1682.62</text:p>
          </table:table-cell>
          <table:table-cell table:formula="of:=[.N35]+[.G36]" office:value-type="float" office:value="2631.31" calcext:value-type="float">
            <text:p>2631.31</text:p>
          </table:table-cell>
          <table:table-cell table:formula="of:=[.O35]+[.I36]" office:value-type="float" office:value="2617.25" calcext:value-type="float">
            <text:p>2617.25</text:p>
          </table:table-cell>
          <table:table-cell/>
          <table:table-cell table:formula="of:=ABS([.$L36]-[.M36])" office:value-type="float" office:value="1066.71333333333" calcext:value-type="float">
            <text:p>1066.71333333333</text:p>
          </table:table-cell>
          <table:table-cell table:formula="of:=ABS([.$L36]-[.N36])" office:value-type="float" office:value="118.023333333334" calcext:value-type="float">
            <text:p>118.023333333334</text:p>
          </table:table-cell>
          <table:table-cell table:formula="of:=ABS([.$L36]-[.O36])" office:value-type="float" office:value="132.083333333334" calcext:value-type="float">
            <text:p>132.08333333333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5.8745078663875" calcext:value-type="float">
            <text:p>15.8745078663875</text:p>
          </table:table-cell>
          <table:table-cell office:value-type="float" office:value="75.72" calcext:value-type="float">
            <text:p>75.72</text:p>
          </table:table-cell>
          <table:table-cell office:value-type="float" office:value="4.18" calcext:value-type="float">
            <text:p>4.18</text:p>
          </table:table-cell>
          <table:table-cell office:value-type="float" office:value="152.14" calcext:value-type="float">
            <text:p>152.14</text:p>
          </table:table-cell>
          <table:table-cell office:value-type="float" office:value="16.49" calcext:value-type="float">
            <text:p>16.49</text:p>
          </table:table-cell>
          <table:table-cell office:value-type="float" office:value="151.74" calcext:value-type="float">
            <text:p>151.74</text:p>
          </table:table-cell>
          <table:table-cell office:value-type="float" office:value="16.48" calcext:value-type="float">
            <text:p>16.48</text:p>
          </table:table-cell>
          <table:table-cell/>
          <table:table-cell table:formula="of:=[.C37]+[.L36]" office:value-type="float" office:value="2909.33333333333" calcext:value-type="float">
            <text:p>2909.33333333333</text:p>
          </table:table-cell>
          <table:table-cell table:formula="of:=[.M36]+[.E37]" office:value-type="float" office:value="1758.34" calcext:value-type="float">
            <text:p>1758.34</text:p>
          </table:table-cell>
          <table:table-cell table:formula="of:=[.N36]+[.G37]" office:value-type="float" office:value="2783.45" calcext:value-type="float">
            <text:p>2783.45</text:p>
          </table:table-cell>
          <table:table-cell table:formula="of:=[.O36]+[.I37]" office:value-type="float" office:value="2768.99" calcext:value-type="float">
            <text:p>2768.99</text:p>
          </table:table-cell>
          <table:table-cell/>
          <table:table-cell table:formula="of:=ABS([.$L37]-[.M37])" office:value-type="float" office:value="1150.99333333333" calcext:value-type="float">
            <text:p>1150.99333333333</text:p>
          </table:table-cell>
          <table:table-cell table:formula="of:=ABS([.$L37]-[.N37])" office:value-type="float" office:value="125.883333333334" calcext:value-type="float">
            <text:p>125.883333333334</text:p>
          </table:table-cell>
          <table:table-cell table:formula="of:=ABS([.$L37]-[.O37])" office:value-type="float" office:value="140.343333333334" calcext:value-type="float">
            <text:p>140.34333333333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.5" calcext:value-type="float">
            <text:p>65.5</text:p>
          </table:table-cell>
          <table:table-cell office:value-type="float" office:value="2.12132034355964" calcext:value-type="float">
            <text:p>2.12132034355964</text:p>
          </table:table-cell>
          <table:table-cell office:value-type="float" office:value="34.27" calcext:value-type="float">
            <text:p>34.27</text:p>
          </table:table-cell>
          <table:table-cell office:value-type="float" office:value="3.77" calcext:value-type="float">
            <text:p>3.77</text:p>
          </table:table-cell>
          <table:table-cell office:value-type="float" office:value="81.28" calcext:value-type="float">
            <text:p>81.28</text:p>
          </table:table-cell>
          <table:table-cell office:value-type="float" office:value="15.14" calcext:value-type="float">
            <text:p>15.14</text:p>
          </table:table-cell>
          <table:table-cell office:value-type="float" office:value="74.68" calcext:value-type="float">
            <text:p>74.68</text:p>
          </table:table-cell>
          <table:table-cell office:value-type="float" office:value="12.87" calcext:value-type="float">
            <text:p>12.87</text:p>
          </table:table-cell>
          <table:table-cell/>
          <table:table-cell table:formula="of:=[.C38]+[.L37]" office:value-type="float" office:value="2974.83333333333" calcext:value-type="float">
            <text:p>2974.83333333333</text:p>
          </table:table-cell>
          <table:table-cell table:formula="of:=[.M37]+[.E38]" office:value-type="float" office:value="1792.61" calcext:value-type="float">
            <text:p>1792.61</text:p>
          </table:table-cell>
          <table:table-cell table:formula="of:=[.N37]+[.G38]" office:value-type="float" office:value="2864.73" calcext:value-type="float">
            <text:p>2864.73</text:p>
          </table:table-cell>
          <table:table-cell table:formula="of:=[.O37]+[.I38]" office:value-type="float" office:value="2843.67" calcext:value-type="float">
            <text:p>2843.67</text:p>
          </table:table-cell>
          <table:table-cell/>
          <table:table-cell table:formula="of:=ABS([.$L38]-[.M38])" office:value-type="float" office:value="1182.22333333333" calcext:value-type="float">
            <text:p>1182.22333333333</text:p>
          </table:table-cell>
          <table:table-cell table:formula="of:=ABS([.$L38]-[.N38])" office:value-type="float" office:value="110.103333333333" calcext:value-type="float">
            <text:p>110.103333333333</text:p>
          </table:table-cell>
          <table:table-cell table:formula="of:=ABS([.$L38]-[.O38])" office:value-type="float" office:value="131.163333333334" calcext:value-type="float">
            <text:p>131.16333333333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9.60902353693305" calcext:value-type="float">
            <text:p>9.60902353693305</text:p>
          </table:table-cell>
          <table:table-cell office:value-type="float" office:value="21.1" calcext:value-type="float">
            <text:p>21.1</text:p>
          </table:table-cell>
          <table:table-cell office:value-type="float" office:value="2.64" calcext:value-type="float">
            <text:p>2.64</text:p>
          </table:table-cell>
          <table:table-cell office:value-type="float" office:value="45.54" calcext:value-type="float">
            <text:p>45.54</text:p>
          </table:table-cell>
          <table:table-cell office:value-type="float" office:value="9.53" calcext:value-type="float">
            <text:p>9.53</text:p>
          </table:table-cell>
          <table:table-cell office:value-type="float" office:value="38.95" calcext:value-type="float">
            <text:p>38.95</text:p>
          </table:table-cell>
          <table:table-cell office:value-type="float" office:value="7.49" calcext:value-type="float">
            <text:p>7.49</text:p>
          </table:table-cell>
          <table:table-cell/>
          <table:table-cell table:formula="of:=[.C39]+[.L38]" office:value-type="float" office:value="3011.5" calcext:value-type="float">
            <text:p>3011.5</text:p>
          </table:table-cell>
          <table:table-cell table:formula="of:=[.M38]+[.E39]" office:value-type="float" office:value="1813.71" calcext:value-type="float">
            <text:p>1813.71</text:p>
          </table:table-cell>
          <table:table-cell table:formula="of:=[.N38]+[.G39]" office:value-type="float" office:value="2910.27" calcext:value-type="float">
            <text:p>2910.27</text:p>
          </table:table-cell>
          <table:table-cell table:formula="of:=[.O38]+[.I39]" office:value-type="float" office:value="2882.62" calcext:value-type="float">
            <text:p>2882.62</text:p>
          </table:table-cell>
          <table:table-cell/>
          <table:table-cell table:formula="of:=ABS([.$L39]-[.M39])" office:value-type="float" office:value="1197.79" calcext:value-type="float">
            <text:p>1197.79</text:p>
          </table:table-cell>
          <table:table-cell table:formula="of:=ABS([.$L39]-[.N39])" office:value-type="float" office:value="101.23" calcext:value-type="float">
            <text:p>101.23</text:p>
          </table:table-cell>
          <table:table-cell table:formula="of:=ABS([.$L39]-[.O39])" office:value-type="float" office:value="128.880000000001" calcext:value-type="float">
            <text:p>128.880000000001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  <table:table-cell table:number-columns-repeated="5"/>
          <table:table-cell table:style-name="ce1" office:value-type="string" calcext:value-type="string">
            <text:p>K-S test</text:p>
          </table:table-cell>
          <table:table-cell table:style-name="ce1" table:formula="of:=MAX([.Q28:.Q39])" office:value-type="float" office:value="1197.79" calcext:value-type="float">
            <text:p>1197.79</text:p>
          </table:table-cell>
          <table:table-cell table:style-name="ce6" table:formula="of:=MAX([.R28:.R39])" office:value-type="float" office:value="125.883333333334" calcext:value-type="float">
            <text:p>125.883333333334</text:p>
          </table:table-cell>
          <table:table-cell table:style-name="ce1" table:formula="of:=MAX([.S28:.S39])" office:value-type="float" office:value="140.343333333334" calcext:value-type="float">
            <text:p>140.343333333334</text:p>
          </table:table-cell>
        </table:table-row>
        <table:table-row table:style-name="ro1">
          <table:table-cell office:value-type="string" calcext:value-type="string">
            <text:p>https://pvoutput.org/summary.jsp?id=9047&amp;sid=7369</text:p>
          </table:table-cell>
          <table:table-cell office:value-type="float" office:value="1" calcext:value-type="float">
            <text:p>1</text:p>
          </table:table-cell>
          <table:table-cell office:value-type="float" office:value="53.75" calcext:value-type="float">
            <text:p>53.75</text:p>
          </table:table-cell>
          <table:table-cell office:value-type="float" office:value="15.326991442115" calcext:value-type="float">
            <text:p>15.326991442115</text:p>
          </table:table-cell>
          <table:table-cell office:value-type="float" office:value="65.51" calcext:value-type="float">
            <text:p>65.51</text:p>
          </table:table-cell>
          <table:table-cell office:value-type="float" office:value="8.16" calcext:value-type="float">
            <text:p>8.16</text:p>
          </table:table-cell>
          <table:table-cell office:value-type="float" office:value="68.54" calcext:value-type="float">
            <text:p>68.54</text:p>
          </table:table-cell>
          <table:table-cell office:value-type="float" office:value="8.76" calcext:value-type="float">
            <text:p>8.76</text:p>
          </table:table-cell>
          <table:table-cell office:value-type="float" office:value="68.31" calcext:value-type="float">
            <text:p>68.31</text:p>
          </table:table-cell>
          <table:table-cell office:value-type="float" office:value="8.74" calcext:value-type="float">
            <text:p>8.74</text:p>
          </table:table-cell>
          <table:table-cell/>
          <table:table-cell table:formula="of:=[.C41]" office:value-type="float" office:value="53.75" calcext:value-type="float">
            <text:p>53.75</text:p>
          </table:table-cell>
          <table:table-cell table:formula="of:=[.E41]" office:value-type="float" office:value="65.51" calcext:value-type="float">
            <text:p>65.51</text:p>
          </table:table-cell>
          <table:table-cell table:formula="of:=[.G41]" office:value-type="float" office:value="68.54" calcext:value-type="float">
            <text:p>68.54</text:p>
          </table:table-cell>
          <table:table-cell table:formula="of:=[.I41]" office:value-type="float" office:value="68.31" calcext:value-type="float">
            <text:p>68.31</text:p>
          </table:table-cell>
          <table:table-cell/>
          <table:table-cell table:formula="of:=ABS([.$L41]-[.M41])" office:value-type="float" office:value="11.76" calcext:value-type="float">
            <text:p>11.76</text:p>
          </table:table-cell>
          <table:table-cell table:formula="of:=ABS([.$L41]-[.N41])" office:value-type="float" office:value="14.79" calcext:value-type="float">
            <text:p>14.79</text:p>
          </table:table-cell>
          <table:table-cell table:formula="of:=ABS([.$L41]-[.O41])" office:value-type="float" office:value="14.56" calcext:value-type="float">
            <text:p>14.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3.666666666667" calcext:value-type="float">
            <text:p>123.666666666667</text:p>
          </table:table-cell>
          <table:table-cell office:value-type="float" office:value="30.0222139978605" calcext:value-type="float">
            <text:p>30.0222139978605</text:p>
          </table:table-cell>
          <table:table-cell office:value-type="float" office:value="113.47" calcext:value-type="float">
            <text:p>113.47</text:p>
          </table:table-cell>
          <table:table-cell office:value-type="float" office:value="23.310001" calcext:value-type="float">
            <text:p>23.310001</text:p>
          </table:table-cell>
          <table:table-cell office:value-type="float" office:value="114.85" calcext:value-type="float">
            <text:p>114.85</text:p>
          </table:table-cell>
          <table:table-cell office:value-type="float" office:value="23.51" calcext:value-type="float">
            <text:p>23.51</text:p>
          </table:table-cell>
          <table:table-cell office:value-type="float" office:value="114.65" calcext:value-type="float">
            <text:p>114.65</text:p>
          </table:table-cell>
          <table:table-cell office:value-type="float" office:value="23.54" calcext:value-type="float">
            <text:p>23.54</text:p>
          </table:table-cell>
          <table:table-cell/>
          <table:table-cell table:formula="of:=[.C42]+[.L41]" office:value-type="float" office:value="177.416666666667" calcext:value-type="float">
            <text:p>177.416666666667</text:p>
          </table:table-cell>
          <table:table-cell table:formula="of:=[.M41]+[.E42]" office:value-type="float" office:value="178.98" calcext:value-type="float">
            <text:p>178.98</text:p>
          </table:table-cell>
          <table:table-cell table:formula="of:=[.N41]+[.G42]" office:value-type="float" office:value="183.39" calcext:value-type="float">
            <text:p>183.39</text:p>
          </table:table-cell>
          <table:table-cell table:formula="of:=[.O41]+[.I42]" office:value-type="float" office:value="182.96" calcext:value-type="float">
            <text:p>182.96</text:p>
          </table:table-cell>
          <table:table-cell/>
          <table:table-cell table:formula="of:=ABS([.$L42]-[.M42])" office:value-type="float" office:value="1.56333333333333" calcext:value-type="float">
            <text:p>1.56333333333333</text:p>
          </table:table-cell>
          <table:table-cell table:formula="of:=ABS([.$L42]-[.N42])" office:value-type="float" office:value="5.9733333333333" calcext:value-type="float">
            <text:p>5.9733333333333</text:p>
          </table:table-cell>
          <table:table-cell table:formula="of:=ABS([.$L42]-[.O42])" office:value-type="float" office:value="5.54333333333332" calcext:value-type="float">
            <text:p>5.543333333333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4.25" calcext:value-type="float">
            <text:p>194.25</text:p>
          </table:table-cell>
          <table:table-cell office:value-type="float" office:value="30.717801570642" calcext:value-type="float">
            <text:p>30.717801570642</text:p>
          </table:table-cell>
          <table:table-cell office:value-type="float" office:value="236.83" calcext:value-type="float">
            <text:p>236.83</text:p>
          </table:table-cell>
          <table:table-cell office:value-type="float" office:value="41.83" calcext:value-type="float">
            <text:p>41.83</text:p>
          </table:table-cell>
          <table:table-cell office:value-type="float" office:value="238.6" calcext:value-type="float">
            <text:p>238.6</text:p>
          </table:table-cell>
          <table:table-cell office:value-type="float" office:value="41.690002" calcext:value-type="float">
            <text:p>41.690002</text:p>
          </table:table-cell>
          <table:table-cell office:value-type="float" office:value="238.62" calcext:value-type="float">
            <text:p>238.62</text:p>
          </table:table-cell>
          <table:table-cell office:value-type="float" office:value="41.72" calcext:value-type="float">
            <text:p>41.72</text:p>
          </table:table-cell>
          <table:table-cell/>
          <table:table-cell table:formula="of:=[.C43]+[.L42]" office:value-type="float" office:value="371.666666666667" calcext:value-type="float">
            <text:p>371.666666666667</text:p>
          </table:table-cell>
          <table:table-cell table:formula="of:=[.M42]+[.E43]" office:value-type="float" office:value="415.81" calcext:value-type="float">
            <text:p>415.81</text:p>
          </table:table-cell>
          <table:table-cell table:formula="of:=[.N42]+[.G43]" office:value-type="float" office:value="421.99" calcext:value-type="float">
            <text:p>421.99</text:p>
          </table:table-cell>
          <table:table-cell table:formula="of:=[.O42]+[.I43]" office:value-type="float" office:value="421.58" calcext:value-type="float">
            <text:p>421.58</text:p>
          </table:table-cell>
          <table:table-cell/>
          <table:table-cell table:formula="of:=ABS([.$L43]-[.M43])" office:value-type="float" office:value="44.1433333333334" calcext:value-type="float">
            <text:p>44.1433333333334</text:p>
          </table:table-cell>
          <table:table-cell table:formula="of:=ABS([.$L43]-[.N43])" office:value-type="float" office:value="50.3233333333333" calcext:value-type="float">
            <text:p>50.3233333333333</text:p>
          </table:table-cell>
          <table:table-cell table:formula="of:=ABS([.$L43]-[.O43])" office:value-type="float" office:value="49.9133333333334" calcext:value-type="float">
            <text:p>49.91333333333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80.6143080765857" calcext:value-type="float">
            <text:p>80.6143080765857</text:p>
          </table:table-cell>
          <table:table-cell office:value-type="float" office:value="358.78998" calcext:value-type="float">
            <text:p>358.78998</text:p>
          </table:table-cell>
          <table:table-cell office:value-type="float" office:value="46.989998" calcext:value-type="float">
            <text:p>46.989998</text:p>
          </table:table-cell>
          <table:table-cell office:value-type="float" office:value="359.54" calcext:value-type="float">
            <text:p>359.54</text:p>
          </table:table-cell>
          <table:table-cell office:value-type="float" office:value="47" calcext:value-type="float">
            <text:p>47</text:p>
          </table:table-cell>
          <table:table-cell office:value-type="float" office:value="359.54" calcext:value-type="float">
            <text:p>359.54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C44]+[.L43]" office:value-type="float" office:value="681.666666666667" calcext:value-type="float">
            <text:p>681.666666666667</text:p>
          </table:table-cell>
          <table:table-cell table:formula="of:=[.M43]+[.E44]" office:value-type="float" office:value="774.59998" calcext:value-type="float">
            <text:p>774.59998</text:p>
          </table:table-cell>
          <table:table-cell table:formula="of:=[.N43]+[.G44]" office:value-type="float" office:value="781.53" calcext:value-type="float">
            <text:p>781.53</text:p>
          </table:table-cell>
          <table:table-cell table:formula="of:=[.O43]+[.I44]" office:value-type="float" office:value="781.12" calcext:value-type="float">
            <text:p>781.12</text:p>
          </table:table-cell>
          <table:table-cell/>
          <table:table-cell table:formula="of:=ABS([.$L44]-[.M44])" office:value-type="float" office:value="92.9333133333333" calcext:value-type="float">
            <text:p>92.9333133333333</text:p>
          </table:table-cell>
          <table:table-cell table:formula="of:=ABS([.$L44]-[.N44])" office:value-type="float" office:value="99.8633333333332" calcext:value-type="float">
            <text:p>99.8633333333332</text:p>
          </table:table-cell>
          <table:table-cell table:formula="of:=ABS([.$L44]-[.O44])" office:value-type="float" office:value="99.4533333333334" calcext:value-type="float">
            <text:p>99.453333333333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65.8685559783017" calcext:value-type="float">
            <text:p>65.8685559783017</text:p>
          </table:table-cell>
          <table:table-cell office:value-type="float" office:value="408.96" calcext:value-type="float">
            <text:p>408.96</text:p>
          </table:table-cell>
          <table:table-cell office:value-type="float" office:value="37.4" calcext:value-type="float">
            <text:p>37.4</text:p>
          </table:table-cell>
          <table:table-cell office:value-type="float" office:value="408.94" calcext:value-type="float">
            <text:p>408.94</text:p>
          </table:table-cell>
          <table:table-cell office:value-type="float" office:value="37.41" calcext:value-type="float">
            <text:p>37.41</text:p>
          </table:table-cell>
          <table:table-cell office:value-type="float" office:value="408.94" calcext:value-type="float">
            <text:p>408.94</text:p>
          </table:table-cell>
          <table:table-cell office:value-type="float" office:value="37.41" calcext:value-type="float">
            <text:p>37.41</text:p>
          </table:table-cell>
          <table:table-cell/>
          <table:table-cell table:formula="of:=[.C45]+[.L44]" office:value-type="float" office:value="1072.66666666667" calcext:value-type="float">
            <text:p>1072.66666666667</text:p>
          </table:table-cell>
          <table:table-cell table:formula="of:=[.M44]+[.E45]" office:value-type="float" office:value="1183.55998" calcext:value-type="float">
            <text:p>1183.55998</text:p>
          </table:table-cell>
          <table:table-cell table:formula="of:=[.N44]+[.G45]" office:value-type="float" office:value="1190.47" calcext:value-type="float">
            <text:p>1190.47</text:p>
          </table:table-cell>
          <table:table-cell table:formula="of:=[.O44]+[.I45]" office:value-type="float" office:value="1190.06" calcext:value-type="float">
            <text:p>1190.06</text:p>
          </table:table-cell>
          <table:table-cell/>
          <table:table-cell table:formula="of:=ABS([.$L45]-[.M45])" office:value-type="float" office:value="110.893313333333" calcext:value-type="float">
            <text:p>110.893313333333</text:p>
          </table:table-cell>
          <table:table-cell table:formula="of:=ABS([.$L45]-[.N45])" office:value-type="float" office:value="117.803333333333" calcext:value-type="float">
            <text:p>117.803333333333</text:p>
          </table:table-cell>
          <table:table-cell table:formula="of:=ABS([.$L45]-[.O45])" office:value-type="float" office:value="117.393333333333" calcext:value-type="float">
            <text:p>117.393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1.5" calcext:value-type="float">
            <text:p>391.5</text:p>
          </table:table-cell>
          <table:table-cell office:value-type="float" office:value="65.3885820817875" calcext:value-type="float">
            <text:p>65.3885820817875</text:p>
          </table:table-cell>
          <table:table-cell office:value-type="float" office:value="437.61" calcext:value-type="float">
            <text:p>437.61</text:p>
          </table:table-cell>
          <table:table-cell office:value-type="float" office:value="55.55" calcext:value-type="float">
            <text:p>55.55</text:p>
          </table:table-cell>
          <table:table-cell office:value-type="float" office:value="437.45" calcext:value-type="float">
            <text:p>437.45</text:p>
          </table:table-cell>
          <table:table-cell office:value-type="float" office:value="55.38" calcext:value-type="float">
            <text:p>55.38</text:p>
          </table:table-cell>
          <table:table-cell office:value-type="float" office:value="437.45" calcext:value-type="float">
            <text:p>437.45</text:p>
          </table:table-cell>
          <table:table-cell office:value-type="float" office:value="55.38" calcext:value-type="float">
            <text:p>55.38</text:p>
          </table:table-cell>
          <table:table-cell/>
          <table:table-cell table:formula="of:=[.C46]+[.L45]" office:value-type="float" office:value="1464.16666666667" calcext:value-type="float">
            <text:p>1464.16666666667</text:p>
          </table:table-cell>
          <table:table-cell table:formula="of:=[.M45]+[.E46]" office:value-type="float" office:value="1621.16998" calcext:value-type="float">
            <text:p>1621.16998</text:p>
          </table:table-cell>
          <table:table-cell table:formula="of:=[.N45]+[.G46]" office:value-type="float" office:value="1627.92" calcext:value-type="float">
            <text:p>1627.92</text:p>
          </table:table-cell>
          <table:table-cell table:formula="of:=[.O45]+[.I46]" office:value-type="float" office:value="1627.51" calcext:value-type="float">
            <text:p>1627.51</text:p>
          </table:table-cell>
          <table:table-cell/>
          <table:table-cell table:formula="of:=ABS([.$L46]-[.M46])" office:value-type="float" office:value="157.003313333333" calcext:value-type="float">
            <text:p>157.003313333333</text:p>
          </table:table-cell>
          <table:table-cell table:formula="of:=ABS([.$L46]-[.N46])" office:value-type="float" office:value="163.753333333333" calcext:value-type="float">
            <text:p>163.753333333333</text:p>
          </table:table-cell>
          <table:table-cell table:formula="of:=ABS([.$L46]-[.O46])" office:value-type="float" office:value="163.343333333333" calcext:value-type="float">
            <text:p>163.34333333333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2.75" calcext:value-type="float">
            <text:p>342.75</text:p>
          </table:table-cell>
          <table:table-cell office:value-type="float" office:value="153.94235934271" calcext:value-type="float">
            <text:p>153.94235934271</text:p>
          </table:table-cell>
          <table:table-cell office:value-type="float" office:value="446.44" calcext:value-type="float">
            <text:p>446.44</text:p>
          </table:table-cell>
          <table:table-cell office:value-type="float" office:value="41.86" calcext:value-type="float">
            <text:p>41.86</text:p>
          </table:table-cell>
          <table:table-cell office:value-type="float" office:value="446.18" calcext:value-type="float">
            <text:p>446.18</text:p>
          </table:table-cell>
          <table:table-cell office:value-type="float" office:value="41.73" calcext:value-type="float">
            <text:p>41.73</text:p>
          </table:table-cell>
          <table:table-cell office:value-type="float" office:value="446.18" calcext:value-type="float">
            <text:p>446.18</text:p>
          </table:table-cell>
          <table:table-cell office:value-type="float" office:value="41.73" calcext:value-type="float">
            <text:p>41.73</text:p>
          </table:table-cell>
          <table:table-cell/>
          <table:table-cell table:formula="of:=[.C47]+[.L46]" office:value-type="float" office:value="1806.91666666667" calcext:value-type="float">
            <text:p>1806.91666666667</text:p>
          </table:table-cell>
          <table:table-cell table:formula="of:=[.M46]+[.E47]" office:value-type="float" office:value="2067.60998" calcext:value-type="float">
            <text:p>2067.60998</text:p>
          </table:table-cell>
          <table:table-cell table:formula="of:=[.N46]+[.G47]" office:value-type="float" office:value="2074.1" calcext:value-type="float">
            <text:p>2074.1</text:p>
          </table:table-cell>
          <table:table-cell table:formula="of:=[.O46]+[.I47]" office:value-type="float" office:value="2073.69" calcext:value-type="float">
            <text:p>2073.69</text:p>
          </table:table-cell>
          <table:table-cell/>
          <table:table-cell table:formula="of:=ABS([.$L47]-[.M47])" office:value-type="float" office:value="260.693313333333" calcext:value-type="float">
            <text:p>260.693313333333</text:p>
          </table:table-cell>
          <table:table-cell table:formula="of:=ABS([.$L47]-[.N47])" office:value-type="float" office:value="267.183333333333" calcext:value-type="float">
            <text:p>267.183333333333</text:p>
          </table:table-cell>
          <table:table-cell table:formula="of:=ABS([.$L47]-[.O47])" office:value-type="float" office:value="266.773333333333" calcext:value-type="float">
            <text:p>266.7733333333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office:value-type="float" office:value="18.3303027798234" calcext:value-type="float">
            <text:p>18.3303027798234</text:p>
          </table:table-cell>
          <table:table-cell office:value-type="float" office:value="364.44" calcext:value-type="float">
            <text:p>364.44</text:p>
          </table:table-cell>
          <table:table-cell office:value-type="float" office:value="43.83" calcext:value-type="float">
            <text:p>43.83</text:p>
          </table:table-cell>
          <table:table-cell office:value-type="float" office:value="364.84" calcext:value-type="float">
            <text:p>364.84</text:p>
          </table:table-cell>
          <table:table-cell office:value-type="float" office:value="43.879997" calcext:value-type="float">
            <text:p>43.879997</text:p>
          </table:table-cell>
          <table:table-cell office:value-type="float" office:value="364.84" calcext:value-type="float">
            <text:p>364.84</text:p>
          </table:table-cell>
          <table:table-cell office:value-type="float" office:value="43.87" calcext:value-type="float">
            <text:p>43.87</text:p>
          </table:table-cell>
          <table:table-cell/>
          <table:table-cell table:formula="of:=[.C48]+[.L47]" office:value-type="float" office:value="2143.91666666667" calcext:value-type="float">
            <text:p>2143.91666666667</text:p>
          </table:table-cell>
          <table:table-cell table:formula="of:=[.M47]+[.E48]" office:value-type="float" office:value="2432.04998" calcext:value-type="float">
            <text:p>2432.04998</text:p>
          </table:table-cell>
          <table:table-cell table:formula="of:=[.N47]+[.G48]" office:value-type="float" office:value="2438.94" calcext:value-type="float">
            <text:p>2438.94</text:p>
          </table:table-cell>
          <table:table-cell table:formula="of:=[.O47]+[.I48]" office:value-type="float" office:value="2438.53" calcext:value-type="float">
            <text:p>2438.53</text:p>
          </table:table-cell>
          <table:table-cell/>
          <table:table-cell table:formula="of:=ABS([.$L48]-[.M48])" office:value-type="float" office:value="288.133313333333" calcext:value-type="float">
            <text:p>288.133313333333</text:p>
          </table:table-cell>
          <table:table-cell table:formula="of:=ABS([.$L48]-[.N48])" office:value-type="float" office:value="295.023333333333" calcext:value-type="float">
            <text:p>295.023333333333</text:p>
          </table:table-cell>
          <table:table-cell table:formula="of:=ABS([.$L48]-[.O48])" office:value-type="float" office:value="294.613333333333" calcext:value-type="float">
            <text:p>294.6133333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90.5704145954958" calcext:value-type="float">
            <text:p>90.5704145954958</text:p>
          </table:table-cell>
          <table:table-cell office:value-type="float" office:value="277.47998" calcext:value-type="float">
            <text:p>277.47998</text:p>
          </table:table-cell>
          <table:table-cell office:value-type="float" office:value="27.79" calcext:value-type="float">
            <text:p>27.79</text:p>
          </table:table-cell>
          <table:table-cell office:value-type="float" office:value="277.59" calcext:value-type="float">
            <text:p>277.59</text:p>
          </table:table-cell>
          <table:table-cell office:value-type="float" office:value="27.79" calcext:value-type="float">
            <text:p>27.79</text:p>
          </table:table-cell>
          <table:table-cell office:value-type="float" office:value="277.59" calcext:value-type="float">
            <text:p>277.59</text:p>
          </table:table-cell>
          <table:table-cell office:value-type="float" office:value="27.77" calcext:value-type="float">
            <text:p>27.77</text:p>
          </table:table-cell>
          <table:table-cell/>
          <table:table-cell table:formula="of:=[.C49]+[.L48]" office:value-type="float" office:value="2318.91666666667" calcext:value-type="float">
            <text:p>2318.91666666667</text:p>
          </table:table-cell>
          <table:table-cell table:formula="of:=[.M48]+[.E49]" office:value-type="float" office:value="2709.52996" calcext:value-type="float">
            <text:p>2709.52996</text:p>
          </table:table-cell>
          <table:table-cell table:formula="of:=[.N48]+[.G49]" office:value-type="float" office:value="2716.53" calcext:value-type="float">
            <text:p>2716.53</text:p>
          </table:table-cell>
          <table:table-cell table:formula="of:=[.O48]+[.I49]" office:value-type="float" office:value="2716.12" calcext:value-type="float">
            <text:p>2716.12</text:p>
          </table:table-cell>
          <table:table-cell/>
          <table:table-cell table:formula="of:=ABS([.$L49]-[.M49])" office:value-type="float" office:value="390.613293333333" calcext:value-type="float">
            <text:p>390.613293333333</text:p>
          </table:table-cell>
          <table:table-cell table:formula="of:=ABS([.$L49]-[.N49])" office:value-type="float" office:value="397.613333333333" calcext:value-type="float">
            <text:p>397.613333333333</text:p>
          </table:table-cell>
          <table:table-cell table:formula="of:=ABS([.$L49]-[.O49])" office:value-type="float" office:value="397.203333333333" calcext:value-type="float">
            <text:p>397.203333333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4.5" calcext:value-type="float">
            <text:p>154.5</text:p>
          </table:table-cell>
          <table:table-cell office:value-type="float" office:value="43.1335136523794" calcext:value-type="float">
            <text:p>43.1335136523794</text:p>
          </table:table-cell>
          <table:table-cell office:value-type="float" office:value="162.19" calcext:value-type="float">
            <text:p>162.19</text:p>
          </table:table-cell>
          <table:table-cell office:value-type="float" office:value="18.06" calcext:value-type="float">
            <text:p>18.06</text:p>
          </table:table-cell>
          <table:table-cell office:value-type="float" office:value="165.94" calcext:value-type="float">
            <text:p>165.94</text:p>
          </table:table-cell>
          <table:table-cell office:value-type="float" office:value="19.17" calcext:value-type="float">
            <text:p>19.17</text:p>
          </table:table-cell>
          <table:table-cell office:value-type="float" office:value="165.51001" calcext:value-type="float">
            <text:p>165.51001</text:p>
          </table:table-cell>
          <table:table-cell office:value-type="float" office:value="18.970001" calcext:value-type="float">
            <text:p>18.970001</text:p>
          </table:table-cell>
          <table:table-cell/>
          <table:table-cell table:formula="of:=[.C50]+[.L49]" office:value-type="float" office:value="2473.41666666667" calcext:value-type="float">
            <text:p>2473.41666666667</text:p>
          </table:table-cell>
          <table:table-cell table:formula="of:=[.M49]+[.E50]" office:value-type="float" office:value="2871.71996" calcext:value-type="float">
            <text:p>2871.71996</text:p>
          </table:table-cell>
          <table:table-cell table:formula="of:=[.N49]+[.G50]" office:value-type="float" office:value="2882.47" calcext:value-type="float">
            <text:p>2882.47</text:p>
          </table:table-cell>
          <table:table-cell table:formula="of:=[.O49]+[.I50]" office:value-type="float" office:value="2881.63001" calcext:value-type="float">
            <text:p>2881.63001</text:p>
          </table:table-cell>
          <table:table-cell/>
          <table:table-cell table:formula="of:=ABS([.$L50]-[.M50])" office:value-type="float" office:value="398.303293333333" calcext:value-type="float">
            <text:p>398.303293333333</text:p>
          </table:table-cell>
          <table:table-cell table:formula="of:=ABS([.$L50]-[.N50])" office:value-type="float" office:value="409.053333333333" calcext:value-type="float">
            <text:p>409.053333333333</text:p>
          </table:table-cell>
          <table:table-cell table:formula="of:=ABS([.$L50]-[.O50])" office:value-type="float" office:value="408.213343333333" calcext:value-type="float">
            <text:p>408.2133433333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.1243556529821" calcext:value-type="float">
            <text:p>12.1243556529821</text:p>
          </table:table-cell>
          <table:table-cell office:value-type="float" office:value="87.5" calcext:value-type="float">
            <text:p>87.5</text:p>
          </table:table-cell>
          <table:table-cell office:value-type="float" office:value="16.11" calcext:value-type="float">
            <text:p>16.11</text:p>
          </table:table-cell>
          <table:table-cell office:value-type="float" office:value="89.43" calcext:value-type="float">
            <text:p>89.43</text:p>
          </table:table-cell>
          <table:table-cell office:value-type="float" office:value="16.52" calcext:value-type="float">
            <text:p>16.52</text:p>
          </table:table-cell>
          <table:table-cell office:value-type="float" office:value="88.84" calcext:value-type="float">
            <text:p>88.84</text:p>
          </table:table-cell>
          <table:table-cell office:value-type="float" office:value="16.27" calcext:value-type="float">
            <text:p>16.27</text:p>
          </table:table-cell>
          <table:table-cell/>
          <table:table-cell table:formula="of:=[.C51]+[.L50]" office:value-type="float" office:value="2541.41666666667" calcext:value-type="float">
            <text:p>2541.41666666667</text:p>
          </table:table-cell>
          <table:table-cell table:formula="of:=[.M50]+[.E51]" office:value-type="float" office:value="2959.21996" calcext:value-type="float">
            <text:p>2959.21996</text:p>
          </table:table-cell>
          <table:table-cell table:formula="of:=[.N50]+[.G51]" office:value-type="float" office:value="2971.9" calcext:value-type="float">
            <text:p>2971.9</text:p>
          </table:table-cell>
          <table:table-cell table:formula="of:=[.O50]+[.I51]" office:value-type="float" office:value="2970.47001" calcext:value-type="float">
            <text:p>2970.47001</text:p>
          </table:table-cell>
          <table:table-cell/>
          <table:table-cell table:formula="of:=ABS([.$L51]-[.M51])" office:value-type="float" office:value="417.803293333333" calcext:value-type="float">
            <text:p>417.803293333333</text:p>
          </table:table-cell>
          <table:table-cell table:formula="of:=ABS([.$L51]-[.N51])" office:value-type="float" office:value="430.483333333333" calcext:value-type="float">
            <text:p>430.483333333333</text:p>
          </table:table-cell>
          <table:table-cell table:formula="of:=ABS([.$L51]-[.O51])" office:value-type="float" office:value="429.053343333333" calcext:value-type="float">
            <text:p>429.05334333333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3333333333333" calcext:value-type="float">
            <text:p>36.3333333333333</text:p>
          </table:table-cell>
          <table:table-cell office:value-type="float" office:value="9.07377172587747" calcext:value-type="float">
            <text:p>9.07377172587747</text:p>
          </table:table-cell>
          <table:table-cell office:value-type="float" office:value="56.18" calcext:value-type="float">
            <text:p>56.18</text:p>
          </table:table-cell>
          <table:table-cell office:value-type="float" office:value="9.77" calcext:value-type="float">
            <text:p>9.77</text:p>
          </table:table-cell>
          <table:table-cell office:value-type="float" office:value="60.93" calcext:value-type="float">
            <text:p>60.93</text:p>
          </table:table-cell>
          <table:table-cell office:value-type="float" office:value="10.85" calcext:value-type="float">
            <text:p>10.85</text:p>
          </table:table-cell>
          <table:table-cell office:value-type="float" office:value="60.92" calcext:value-type="float">
            <text:p>60.92</text:p>
          </table:table-cell>
          <table:table-cell office:value-type="float" office:value="10.85" calcext:value-type="float">
            <text:p>10.85</text:p>
          </table:table-cell>
          <table:table-cell/>
          <table:table-cell table:formula="of:=[.C52]+[.L51]" office:value-type="float" office:value="2577.75" calcext:value-type="float">
            <text:p>2577.75</text:p>
          </table:table-cell>
          <table:table-cell table:formula="of:=[.M51]+[.E52]" office:value-type="float" office:value="3015.39996" calcext:value-type="float">
            <text:p>3015.39996</text:p>
          </table:table-cell>
          <table:table-cell table:formula="of:=[.N51]+[.G52]" office:value-type="float" office:value="3032.83" calcext:value-type="float">
            <text:p>3032.83</text:p>
          </table:table-cell>
          <table:table-cell table:formula="of:=[.O51]+[.I52]" office:value-type="float" office:value="3031.39001" calcext:value-type="float">
            <text:p>3031.39001</text:p>
          </table:table-cell>
          <table:table-cell/>
          <table:table-cell table:formula="of:=ABS([.$L52]-[.M52])" office:value-type="float" office:value="437.64996" calcext:value-type="float">
            <text:p>437.64996</text:p>
          </table:table-cell>
          <table:table-cell table:formula="of:=ABS([.$L52]-[.N52])" office:value-type="float" office:value="455.079999999999" calcext:value-type="float">
            <text:p>455.079999999999</text:p>
          </table:table-cell>
          <table:table-cell table:formula="of:=ABS([.$L52]-[.O52])" office:value-type="float" office:value="453.64001" calcext:value-type="float">
            <text:p>453.64001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  <table:table-cell table:number-columns-repeated="5"/>
          <table:table-cell table:style-name="ce1" office:value-type="string" calcext:value-type="string">
            <text:p>K-S test</text:p>
          </table:table-cell>
          <table:table-cell table:style-name="ce6" table:formula="of:=MAX([.Q41:.Q52])" office:value-type="float" office:value="437.64996" calcext:value-type="float">
            <text:p>437.64996</text:p>
          </table:table-cell>
          <table:table-cell table:style-name="ce1" table:formula="of:=MAX([.R41:.R52])" office:value-type="float" office:value="455.079999999999" calcext:value-type="float">
            <text:p>455.079999999999</text:p>
          </table:table-cell>
          <table:table-cell table:style-name="ce1" table:formula="of:=MAX([.S41:.S52])" office:value-type="float" office:value="453.64001" calcext:value-type="float">
            <text:p>453.64001</text:p>
          </table:table-cell>
        </table:table-row>
        <table:table-row table:style-name="ro1">
          <table:table-cell table:style-name="ce5" office:value-type="string" calcext:value-type="string">
            <text:p>https://pvoutput.org/list.jsp?sid=12406</text:p>
          </table:table-cell>
          <table:table-cell office:value-type="float" office:value="1" calcext:value-type="float">
            <text:p>1</text:p>
          </table:table-cell>
          <table:table-cell office:value-type="float" office:value="59.18275" calcext:value-type="float">
            <text:p>59.18275</text:p>
          </table:table-cell>
          <table:table-cell office:value-type="float" office:value="10.1449387832883" calcext:value-type="float">
            <text:p>10.1449387832883</text:p>
          </table:table-cell>
          <table:table-cell office:value-type="float" office:value="128.55" calcext:value-type="float">
            <text:p>128.55</text:p>
          </table:table-cell>
          <table:table-cell office:value-type="float" office:value="18.23" calcext:value-type="float">
            <text:p>18.23</text:p>
          </table:table-cell>
          <table:table-cell office:value-type="float" office:value="129.20999" calcext:value-type="float">
            <text:p>129.20999</text:p>
          </table:table-cell>
          <table:table-cell office:value-type="float" office:value="18.39" calcext:value-type="float">
            <text:p>18.39</text:p>
          </table:table-cell>
          <table:table-cell office:value-type="float" office:value="129.07" calcext:value-type="float">
            <text:p>129.07</text:p>
          </table:table-cell>
          <table:table-cell office:value-type="float" office:value="18.39" calcext:value-type="float">
            <text:p>18.39</text:p>
          </table:table-cell>
          <table:table-cell/>
          <table:table-cell table:formula="of:=[.C54]" office:value-type="float" office:value="59.18275" calcext:value-type="float">
            <text:p>59.18275</text:p>
          </table:table-cell>
          <table:table-cell table:formula="of:=[.E54]" office:value-type="float" office:value="128.55" calcext:value-type="float">
            <text:p>128.55</text:p>
          </table:table-cell>
          <table:table-cell table:formula="of:=[.G54]" office:value-type="float" office:value="129.20999" calcext:value-type="float">
            <text:p>129.20999</text:p>
          </table:table-cell>
          <table:table-cell table:formula="of:=[.I54]" office:value-type="float" office:value="129.07" calcext:value-type="float">
            <text:p>129.07</text:p>
          </table:table-cell>
          <table:table-cell/>
          <table:table-cell table:formula="of:=ABS([.$L54]-[.M54])" office:value-type="float" office:value="69.36725" calcext:value-type="float">
            <text:p>69.36725</text:p>
          </table:table-cell>
          <table:table-cell table:formula="of:=ABS([.$L54]-[.N54])" office:value-type="float" office:value="70.02724" calcext:value-type="float">
            <text:p>70.02724</text:p>
          </table:table-cell>
          <table:table-cell table:formula="of:=ABS([.$L54]-[.O54])" office:value-type="float" office:value="69.88725" calcext:value-type="float">
            <text:p>69.887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0.90275" calcext:value-type="float">
            <text:p>110.90275</text:p>
          </table:table-cell>
          <table:table-cell office:value-type="float" office:value="5.94321951891397" calcext:value-type="float">
            <text:p>5.94321951891397</text:p>
          </table:table-cell>
          <table:table-cell office:value-type="float" office:value="168.22" calcext:value-type="float">
            <text:p>168.22</text:p>
          </table:table-cell>
          <table:table-cell office:value-type="float" office:value="33.57" calcext:value-type="float">
            <text:p>33.57</text:p>
          </table:table-cell>
          <table:table-cell office:value-type="float" office:value="176.29999" calcext:value-type="float">
            <text:p>176.29999</text:p>
          </table:table-cell>
          <table:table-cell office:value-type="float" office:value="34.7" calcext:value-type="float">
            <text:p>34.7</text:p>
          </table:table-cell>
          <table:table-cell office:value-type="float" office:value="176.18" calcext:value-type="float">
            <text:p>176.18</text:p>
          </table:table-cell>
          <table:table-cell office:value-type="float" office:value="34.739998" calcext:value-type="float">
            <text:p>34.739998</text:p>
          </table:table-cell>
          <table:table-cell/>
          <table:table-cell table:formula="of:=[.C55]+[.L54]" office:value-type="float" office:value="170.0855" calcext:value-type="float">
            <text:p>170.0855</text:p>
          </table:table-cell>
          <table:table-cell table:formula="of:=[.M54]+[.E55]" office:value-type="float" office:value="296.77" calcext:value-type="float">
            <text:p>296.77</text:p>
          </table:table-cell>
          <table:table-cell table:formula="of:=[.N54]+[.G55]" office:value-type="float" office:value="305.50998" calcext:value-type="float">
            <text:p>305.50998</text:p>
          </table:table-cell>
          <table:table-cell table:formula="of:=[.O54]+[.I55]" office:value-type="float" office:value="305.25" calcext:value-type="float">
            <text:p>305.25</text:p>
          </table:table-cell>
          <table:table-cell/>
          <table:table-cell table:formula="of:=ABS([.$L55]-[.M55])" office:value-type="float" office:value="126.6845" calcext:value-type="float">
            <text:p>126.6845</text:p>
          </table:table-cell>
          <table:table-cell table:formula="of:=ABS([.$L55]-[.N55])" office:value-type="float" office:value="135.42448" calcext:value-type="float">
            <text:p>135.42448</text:p>
          </table:table-cell>
          <table:table-cell table:formula="of:=ABS([.$L55]-[.O55])" office:value-type="float" office:value="135.1645" calcext:value-type="float">
            <text:p>135.164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5.721" calcext:value-type="float">
            <text:p>225.721</text:p>
          </table:table-cell>
          <table:table-cell office:value-type="float" office:value="38.626582064687" calcext:value-type="float">
            <text:p>38.626582064687</text:p>
          </table:table-cell>
          <table:table-cell office:value-type="float" office:value="305.51" calcext:value-type="float">
            <text:p>305.51</text:p>
          </table:table-cell>
          <table:table-cell office:value-type="float" office:value="56.510002" calcext:value-type="float">
            <text:p>56.510002</text:p>
          </table:table-cell>
          <table:table-cell office:value-type="float" office:value="331.11" calcext:value-type="float">
            <text:p>331.11</text:p>
          </table:table-cell>
          <table:table-cell office:value-type="float" office:value="63.39" calcext:value-type="float">
            <text:p>63.39</text:p>
          </table:table-cell>
          <table:table-cell office:value-type="float" office:value="330.74" calcext:value-type="float">
            <text:p>330.74</text:p>
          </table:table-cell>
          <table:table-cell office:value-type="float" office:value="63.340004" calcext:value-type="float">
            <text:p>63.340004</text:p>
          </table:table-cell>
          <table:table-cell/>
          <table:table-cell table:formula="of:=[.C56]+[.L55]" office:value-type="float" office:value="395.8065" calcext:value-type="float">
            <text:p>395.8065</text:p>
          </table:table-cell>
          <table:table-cell table:formula="of:=[.M55]+[.E56]" office:value-type="float" office:value="602.28" calcext:value-type="float">
            <text:p>602.28</text:p>
          </table:table-cell>
          <table:table-cell table:formula="of:=[.N55]+[.G56]" office:value-type="float" office:value="636.61998" calcext:value-type="float">
            <text:p>636.61998</text:p>
          </table:table-cell>
          <table:table-cell table:formula="of:=[.O55]+[.I56]" office:value-type="float" office:value="635.99" calcext:value-type="float">
            <text:p>635.99</text:p>
          </table:table-cell>
          <table:table-cell/>
          <table:table-cell table:formula="of:=ABS([.$L56]-[.M56])" office:value-type="float" office:value="206.4735" calcext:value-type="float">
            <text:p>206.4735</text:p>
          </table:table-cell>
          <table:table-cell table:formula="of:=ABS([.$L56]-[.N56])" office:value-type="float" office:value="240.81348" calcext:value-type="float">
            <text:p>240.81348</text:p>
          </table:table-cell>
          <table:table-cell table:formula="of:=ABS([.$L56]-[.O56])" office:value-type="float" office:value="240.1835" calcext:value-type="float">
            <text:p>240.183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3.011333333333" calcext:value-type="float">
            <text:p>373.011333333333</text:p>
          </table:table-cell>
          <table:table-cell office:value-type="float" office:value="34.3265277348778" calcext:value-type="float">
            <text:p>34.3265277348778</text:p>
          </table:table-cell>
          <table:table-cell office:value-type="float" office:value="436.56" calcext:value-type="float">
            <text:p>436.56</text:p>
          </table:table-cell>
          <table:table-cell office:value-type="float" office:value="68.9" calcext:value-type="float">
            <text:p>68.9</text:p>
          </table:table-cell>
          <table:table-cell office:value-type="float" office:value="447.74" calcext:value-type="float">
            <text:p>447.74</text:p>
          </table:table-cell>
          <table:table-cell office:value-type="float" office:value="71.03" calcext:value-type="float">
            <text:p>71.03</text:p>
          </table:table-cell>
          <table:table-cell office:value-type="float" office:value="447.39" calcext:value-type="float">
            <text:p>447.39</text:p>
          </table:table-cell>
          <table:table-cell office:value-type="float" office:value="70.99" calcext:value-type="float">
            <text:p>70.99</text:p>
          </table:table-cell>
          <table:table-cell/>
          <table:table-cell table:formula="of:=[.C57]+[.L56]" office:value-type="float" office:value="768.817833333333" calcext:value-type="float">
            <text:p>768.817833333333</text:p>
          </table:table-cell>
          <table:table-cell table:formula="of:=[.M56]+[.E57]" office:value-type="float" office:value="1038.84" calcext:value-type="float">
            <text:p>1038.84</text:p>
          </table:table-cell>
          <table:table-cell table:formula="of:=[.N56]+[.G57]" office:value-type="float" office:value="1084.35998" calcext:value-type="float">
            <text:p>1084.35998</text:p>
          </table:table-cell>
          <table:table-cell table:formula="of:=[.O56]+[.I57]" office:value-type="float" office:value="1083.38" calcext:value-type="float">
            <text:p>1083.38</text:p>
          </table:table-cell>
          <table:table-cell/>
          <table:table-cell table:formula="of:=ABS([.$L57]-[.M57])" office:value-type="float" office:value="270.022166666667" calcext:value-type="float">
            <text:p>270.022166666667</text:p>
          </table:table-cell>
          <table:table-cell table:formula="of:=ABS([.$L57]-[.N57])" office:value-type="float" office:value="315.542146666667" calcext:value-type="float">
            <text:p>315.542146666667</text:p>
          </table:table-cell>
          <table:table-cell table:formula="of:=ABS([.$L57]-[.O57])" office:value-type="float" office:value="314.562166666667" calcext:value-type="float">
            <text:p>314.5621666666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7.8485" calcext:value-type="float">
            <text:p>427.8485</text:p>
          </table:table-cell>
          <table:table-cell office:value-type="float" office:value="20.676113392028" calcext:value-type="float">
            <text:p>20.676113392028</text:p>
          </table:table-cell>
          <table:table-cell office:value-type="float" office:value="468.51" calcext:value-type="float">
            <text:p>468.51</text:p>
          </table:table-cell>
          <table:table-cell office:value-type="float" office:value="36.21" calcext:value-type="float">
            <text:p>36.21</text:p>
          </table:table-cell>
          <table:table-cell office:value-type="float" office:value="472.3" calcext:value-type="float">
            <text:p>472.3</text:p>
          </table:table-cell>
          <table:table-cell office:value-type="float" office:value="36.6" calcext:value-type="float">
            <text:p>36.6</text:p>
          </table:table-cell>
          <table:table-cell office:value-type="float" office:value="472.3" calcext:value-type="float">
            <text:p>472.3</text:p>
          </table:table-cell>
          <table:table-cell office:value-type="float" office:value="36.620003" calcext:value-type="float">
            <text:p>36.620003</text:p>
          </table:table-cell>
          <table:table-cell/>
          <table:table-cell table:formula="of:=[.C58]+[.L57]" office:value-type="float" office:value="1196.66633333333" calcext:value-type="float">
            <text:p>1196.66633333333</text:p>
          </table:table-cell>
          <table:table-cell table:formula="of:=[.M57]+[.E58]" office:value-type="float" office:value="1507.35" calcext:value-type="float">
            <text:p>1507.35</text:p>
          </table:table-cell>
          <table:table-cell table:formula="of:=[.N57]+[.G58]" office:value-type="float" office:value="1556.65998" calcext:value-type="float">
            <text:p>1556.65998</text:p>
          </table:table-cell>
          <table:table-cell table:formula="of:=[.O57]+[.I58]" office:value-type="float" office:value="1555.68" calcext:value-type="float">
            <text:p>1555.68</text:p>
          </table:table-cell>
          <table:table-cell/>
          <table:table-cell table:formula="of:=ABS([.$L58]-[.M58])" office:value-type="float" office:value="310.683666666667" calcext:value-type="float">
            <text:p>310.683666666667</text:p>
          </table:table-cell>
          <table:table-cell table:formula="of:=ABS([.$L58]-[.N58])" office:value-type="float" office:value="359.993646666667" calcext:value-type="float">
            <text:p>359.993646666667</text:p>
          </table:table-cell>
          <table:table-cell table:formula="of:=ABS([.$L58]-[.O58])" office:value-type="float" office:value="359.013666666667" calcext:value-type="float">
            <text:p>359.0136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2.843666666667" calcext:value-type="float">
            <text:p>492.843666666667</text:p>
          </table:table-cell>
          <table:table-cell office:value-type="float" office:value="18.3795636056282" calcext:value-type="float">
            <text:p>18.3795636056282</text:p>
          </table:table-cell>
          <table:table-cell office:value-type="float" office:value="499.56" calcext:value-type="float">
            <text:p>499.56</text:p>
          </table:table-cell>
          <table:table-cell office:value-type="float" office:value="70.880005" calcext:value-type="float">
            <text:p>70.880005</text:p>
          </table:table-cell>
          <table:table-cell office:value-type="float" office:value="504.25" calcext:value-type="float">
            <text:p>504.25</text:p>
          </table:table-cell>
          <table:table-cell office:value-type="float" office:value="72.11" calcext:value-type="float">
            <text:p>72.11</text:p>
          </table:table-cell>
          <table:table-cell office:value-type="float" office:value="504.32" calcext:value-type="float">
            <text:p>504.32</text:p>
          </table:table-cell>
          <table:table-cell office:value-type="float" office:value="72.12" calcext:value-type="float">
            <text:p>72.12</text:p>
          </table:table-cell>
          <table:table-cell/>
          <table:table-cell table:formula="of:=[.C59]+[.L58]" office:value-type="float" office:value="1689.51" calcext:value-type="float">
            <text:p>1689.51</text:p>
          </table:table-cell>
          <table:table-cell table:formula="of:=[.M58]+[.E59]" office:value-type="float" office:value="2006.91" calcext:value-type="float">
            <text:p>2006.91</text:p>
          </table:table-cell>
          <table:table-cell table:formula="of:=[.N58]+[.G59]" office:value-type="float" office:value="2060.90998" calcext:value-type="float">
            <text:p>2060.90998</text:p>
          </table:table-cell>
          <table:table-cell table:formula="of:=[.O58]+[.I59]" office:value-type="float" office:value="2060" calcext:value-type="float">
            <text:p>2060</text:p>
          </table:table-cell>
          <table:table-cell/>
          <table:table-cell table:formula="of:=ABS([.$L59]-[.M59])" office:value-type="float" office:value="317.4" calcext:value-type="float">
            <text:p>317.4</text:p>
          </table:table-cell>
          <table:table-cell table:formula="of:=ABS([.$L59]-[.N59])" office:value-type="float" office:value="371.39998" calcext:value-type="float">
            <text:p>371.39998</text:p>
          </table:table-cell>
          <table:table-cell table:formula="of:=ABS([.$L59]-[.O59])" office:value-type="float" office:value="370.49" calcext:value-type="float">
            <text:p>370.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98.175" calcext:value-type="float">
            <text:p>498.175</text:p>
          </table:table-cell>
          <table:table-cell office:value-type="float" office:value="78.2314677160029" calcext:value-type="float">
            <text:p>78.2314677160029</text:p>
          </table:table-cell>
          <table:table-cell office:value-type="float" office:value="496.94" calcext:value-type="float">
            <text:p>496.94</text:p>
          </table:table-cell>
          <table:table-cell office:value-type="float" office:value="64.009995" calcext:value-type="float">
            <text:p>64.009995</text:p>
          </table:table-cell>
          <table:table-cell office:value-type="float" office:value="501.24" calcext:value-type="float">
            <text:p>501.24</text:p>
          </table:table-cell>
          <table:table-cell office:value-type="float" office:value="64.72" calcext:value-type="float">
            <text:p>64.72</text:p>
          </table:table-cell>
          <table:table-cell office:value-type="float" office:value="501.31" calcext:value-type="float">
            <text:p>501.31</text:p>
          </table:table-cell>
          <table:table-cell office:value-type="float" office:value="64.71" calcext:value-type="float">
            <text:p>64.71</text:p>
          </table:table-cell>
          <table:table-cell/>
          <table:table-cell table:formula="of:=[.C60]+[.L59]" office:value-type="float" office:value="2187.685" calcext:value-type="float">
            <text:p>2187.685</text:p>
          </table:table-cell>
          <table:table-cell table:formula="of:=[.M59]+[.E60]" office:value-type="float" office:value="2503.85" calcext:value-type="float">
            <text:p>2503.85</text:p>
          </table:table-cell>
          <table:table-cell table:formula="of:=[.N59]+[.G60]" office:value-type="float" office:value="2562.14998" calcext:value-type="float">
            <text:p>2562.14998</text:p>
          </table:table-cell>
          <table:table-cell table:formula="of:=[.O59]+[.I60]" office:value-type="float" office:value="2561.31" calcext:value-type="float">
            <text:p>2561.31</text:p>
          </table:table-cell>
          <table:table-cell/>
          <table:table-cell table:formula="of:=ABS([.$L60]-[.M60])" office:value-type="float" office:value="316.165" calcext:value-type="float">
            <text:p>316.165</text:p>
          </table:table-cell>
          <table:table-cell table:formula="of:=ABS([.$L60]-[.N60])" office:value-type="float" office:value="374.46498" calcext:value-type="float">
            <text:p>374.46498</text:p>
          </table:table-cell>
          <table:table-cell table:formula="of:=ABS([.$L60]-[.O60])" office:value-type="float" office:value="373.625" calcext:value-type="float">
            <text:p>373.6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2.034666666667" calcext:value-type="float">
            <text:p>382.034666666667</text:p>
          </table:table-cell>
          <table:table-cell office:value-type="float" office:value="53.5749993404884" calcext:value-type="float">
            <text:p>53.5749993404884</text:p>
          </table:table-cell>
          <table:table-cell office:value-type="float" office:value="424.97" calcext:value-type="float">
            <text:p>424.97</text:p>
          </table:table-cell>
          <table:table-cell office:value-type="float" office:value="54.190002" calcext:value-type="float">
            <text:p>54.190002</text:p>
          </table:table-cell>
          <table:table-cell office:value-type="float" office:value="430.88" calcext:value-type="float">
            <text:p>430.88</text:p>
          </table:table-cell>
          <table:table-cell office:value-type="float" office:value="55.010002" calcext:value-type="float">
            <text:p>55.010002</text:p>
          </table:table-cell>
          <table:table-cell office:value-type="float" office:value="430.63" calcext:value-type="float">
            <text:p>430.63</text:p>
          </table:table-cell>
          <table:table-cell office:value-type="float" office:value="54.95" calcext:value-type="float">
            <text:p>54.95</text:p>
          </table:table-cell>
          <table:table-cell/>
          <table:table-cell table:formula="of:=[.C61]+[.L60]" office:value-type="float" office:value="2569.71966666667" calcext:value-type="float">
            <text:p>2569.71966666667</text:p>
          </table:table-cell>
          <table:table-cell table:formula="of:=[.M60]+[.E61]" office:value-type="float" office:value="2928.82" calcext:value-type="float">
            <text:p>2928.82</text:p>
          </table:table-cell>
          <table:table-cell table:formula="of:=[.N60]+[.G61]" office:value-type="float" office:value="2993.02998" calcext:value-type="float">
            <text:p>2993.02998</text:p>
          </table:table-cell>
          <table:table-cell table:formula="of:=[.O60]+[.I61]" office:value-type="float" office:value="2991.94" calcext:value-type="float">
            <text:p>2991.94</text:p>
          </table:table-cell>
          <table:table-cell/>
          <table:table-cell table:formula="of:=ABS([.$L61]-[.M61])" office:value-type="float" office:value="359.100333333333" calcext:value-type="float">
            <text:p>359.100333333333</text:p>
          </table:table-cell>
          <table:table-cell table:formula="of:=ABS([.$L61]-[.N61])" office:value-type="float" office:value="423.310313333333" calcext:value-type="float">
            <text:p>423.310313333333</text:p>
          </table:table-cell>
          <table:table-cell table:formula="of:=ABS([.$L61]-[.O61])" office:value-type="float" office:value="422.220333333333" calcext:value-type="float">
            <text:p>422.2203333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3.62775" calcext:value-type="float">
            <text:p>243.62775</text:p>
          </table:table-cell>
          <table:table-cell office:value-type="float" office:value="69.246436357765" calcext:value-type="float">
            <text:p>69.246436357765</text:p>
          </table:table-cell>
          <table:table-cell office:value-type="float" office:value="340.41" calcext:value-type="float">
            <text:p>340.41</text:p>
          </table:table-cell>
          <table:table-cell office:value-type="float" office:value="35.3" calcext:value-type="float">
            <text:p>35.3</text:p>
          </table:table-cell>
          <table:table-cell office:value-type="float" office:value="357.51" calcext:value-type="float">
            <text:p>357.51</text:p>
          </table:table-cell>
          <table:table-cell office:value-type="float" office:value="37.61" calcext:value-type="float">
            <text:p>37.61</text:p>
          </table:table-cell>
          <table:table-cell office:value-type="float" office:value="357.16998" calcext:value-type="float">
            <text:p>357.16998</text:p>
          </table:table-cell>
          <table:table-cell office:value-type="float" office:value="37.58" calcext:value-type="float">
            <text:p>37.58</text:p>
          </table:table-cell>
          <table:table-cell/>
          <table:table-cell table:formula="of:=[.C62]+[.L61]" office:value-type="float" office:value="2813.34741666667" calcext:value-type="float">
            <text:p>2813.34741666667</text:p>
          </table:table-cell>
          <table:table-cell table:formula="of:=[.M61]+[.E62]" office:value-type="float" office:value="3269.23" calcext:value-type="float">
            <text:p>3269.23</text:p>
          </table:table-cell>
          <table:table-cell table:formula="of:=[.N61]+[.G62]" office:value-type="float" office:value="3350.53998" calcext:value-type="float">
            <text:p>3350.53998</text:p>
          </table:table-cell>
          <table:table-cell table:formula="of:=[.O61]+[.I62]" office:value-type="float" office:value="3349.10998" calcext:value-type="float">
            <text:p>3349.10998</text:p>
          </table:table-cell>
          <table:table-cell/>
          <table:table-cell table:formula="of:=ABS([.$L62]-[.M62])" office:value-type="float" office:value="455.882583333333" calcext:value-type="float">
            <text:p>455.882583333333</text:p>
          </table:table-cell>
          <table:table-cell table:formula="of:=ABS([.$L62]-[.N62])" office:value-type="float" office:value="537.192563333334" calcext:value-type="float">
            <text:p>537.192563333334</text:p>
          </table:table-cell>
          <table:table-cell table:formula="of:=ABS([.$L62]-[.O62])" office:value-type="float" office:value="535.762563333333" calcext:value-type="float">
            <text:p>535.762563333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2.921333333333" calcext:value-type="float">
            <text:p>142.921333333333</text:p>
          </table:table-cell>
          <table:table-cell office:value-type="float" office:value="0.31673543113035" calcext:value-type="float">
            <text:p>0.31673543113035</text:p>
          </table:table-cell>
          <table:table-cell office:value-type="float" office:value="219.26001" calcext:value-type="float">
            <text:p>219.26001</text:p>
          </table:table-cell>
          <table:table-cell office:value-type="float" office:value="26.64" calcext:value-type="float">
            <text:p>26.64</text:p>
          </table:table-cell>
          <table:table-cell office:value-type="float" office:value="231.90001" calcext:value-type="float">
            <text:p>231.90001</text:p>
          </table:table-cell>
          <table:table-cell office:value-type="float" office:value="29.04" calcext:value-type="float">
            <text:p>29.04</text:p>
          </table:table-cell>
          <table:table-cell office:value-type="float" office:value="231.64001" calcext:value-type="float">
            <text:p>231.64001</text:p>
          </table:table-cell>
          <table:table-cell office:value-type="float" office:value="28.970001" calcext:value-type="float">
            <text:p>28.970001</text:p>
          </table:table-cell>
          <table:table-cell/>
          <table:table-cell table:formula="of:=[.C63]+[.L62]" office:value-type="float" office:value="2956.26875" calcext:value-type="float">
            <text:p>2956.26875</text:p>
          </table:table-cell>
          <table:table-cell table:formula="of:=[.M62]+[.E63]" office:value-type="float" office:value="3488.49001" calcext:value-type="float">
            <text:p>3488.49001</text:p>
          </table:table-cell>
          <table:table-cell table:formula="of:=[.N62]+[.G63]" office:value-type="float" office:value="3582.43999" calcext:value-type="float">
            <text:p>3582.43999</text:p>
          </table:table-cell>
          <table:table-cell table:formula="of:=[.O62]+[.I63]" office:value-type="float" office:value="3580.74999" calcext:value-type="float">
            <text:p>3580.74999</text:p>
          </table:table-cell>
          <table:table-cell/>
          <table:table-cell table:formula="of:=ABS([.$L63]-[.M63])" office:value-type="float" office:value="532.221259999999" calcext:value-type="float">
            <text:p>532.221259999999</text:p>
          </table:table-cell>
          <table:table-cell table:formula="of:=ABS([.$L63]-[.N63])" office:value-type="float" office:value="626.17124" calcext:value-type="float">
            <text:p>626.17124</text:p>
          </table:table-cell>
          <table:table-cell table:formula="of:=ABS([.$L63]-[.O63])" office:value-type="float" office:value="624.48124" calcext:value-type="float">
            <text:p>624.481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9.7905" calcext:value-type="float">
            <text:p>69.7905</text:p>
          </table:table-cell>
          <table:table-cell office:value-type="float" office:value="13.8478267970104" calcext:value-type="float">
            <text:p>13.8478267970104</text:p>
          </table:table-cell>
          <table:table-cell office:value-type="float" office:value="141.26" calcext:value-type="float">
            <text:p>141.26</text:p>
          </table:table-cell>
          <table:table-cell office:value-type="float" office:value="31.609999" calcext:value-type="float">
            <text:p>31.609999</text:p>
          </table:table-cell>
          <table:table-cell office:value-type="float" office:value="148.84" calcext:value-type="float">
            <text:p>148.84</text:p>
          </table:table-cell>
          <table:table-cell office:value-type="float" office:value="33.239998" calcext:value-type="float">
            <text:p>33.239998</text:p>
          </table:table-cell>
          <table:table-cell office:value-type="float" office:value="148.70999" calcext:value-type="float">
            <text:p>148.70999</text:p>
          </table:table-cell>
          <table:table-cell office:value-type="float" office:value="33.23" calcext:value-type="float">
            <text:p>33.23</text:p>
          </table:table-cell>
          <table:table-cell/>
          <table:table-cell table:formula="of:=[.C64]+[.L63]" office:value-type="float" office:value="3026.05925" calcext:value-type="float">
            <text:p>3026.05925</text:p>
          </table:table-cell>
          <table:table-cell table:formula="of:=[.M63]+[.E64]" office:value-type="float" office:value="3629.75001" calcext:value-type="float">
            <text:p>3629.75001</text:p>
          </table:table-cell>
          <table:table-cell table:formula="of:=[.N63]+[.G64]" office:value-type="float" office:value="3731.27999" calcext:value-type="float">
            <text:p>3731.27999</text:p>
          </table:table-cell>
          <table:table-cell table:formula="of:=[.O63]+[.I64]" office:value-type="float" office:value="3729.45998" calcext:value-type="float">
            <text:p>3729.45998</text:p>
          </table:table-cell>
          <table:table-cell/>
          <table:table-cell table:formula="of:=ABS([.$L64]-[.M64])" office:value-type="float" office:value="603.69076" calcext:value-type="float">
            <text:p>603.69076</text:p>
          </table:table-cell>
          <table:table-cell table:formula="of:=ABS([.$L64]-[.N64])" office:value-type="float" office:value="705.22074" calcext:value-type="float">
            <text:p>705.22074</text:p>
          </table:table-cell>
          <table:table-cell table:formula="of:=ABS([.$L64]-[.O64])" office:value-type="float" office:value="703.40073" calcext:value-type="float">
            <text:p>703.400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.1615" calcext:value-type="float">
            <text:p>50.1615</text:p>
          </table:table-cell>
          <table:table-cell office:value-type="float" office:value="9.27230530486711" calcext:value-type="float">
            <text:p>9.27230530486711</text:p>
          </table:table-cell>
          <table:table-cell office:value-type="float" office:value="111.85" calcext:value-type="float">
            <text:p>111.85</text:p>
          </table:table-cell>
          <table:table-cell office:value-type="float" office:value="18.76" calcext:value-type="float">
            <text:p>18.76</text:p>
          </table:table-cell>
          <table:table-cell office:value-type="float" office:value="113.71001" calcext:value-type="float">
            <text:p>113.71001</text:p>
          </table:table-cell>
          <table:table-cell office:value-type="float" office:value="19.21" calcext:value-type="float">
            <text:p>19.21</text:p>
          </table:table-cell>
          <table:table-cell office:value-type="float" office:value="113.71001" calcext:value-type="float">
            <text:p>113.71001</text:p>
          </table:table-cell>
          <table:table-cell office:value-type="float" office:value="19.21" calcext:value-type="float">
            <text:p>19.21</text:p>
          </table:table-cell>
          <table:table-cell/>
          <table:table-cell table:formula="of:=[.C65]+[.L64]" office:value-type="float" office:value="3076.22075" calcext:value-type="float">
            <text:p>3076.22075</text:p>
          </table:table-cell>
          <table:table-cell table:formula="of:=[.M64]+[.E65]" office:value-type="float" office:value="3741.60001" calcext:value-type="float">
            <text:p>3741.60001</text:p>
          </table:table-cell>
          <table:table-cell table:formula="of:=[.N64]+[.G65]" office:value-type="float" office:value="3844.99" calcext:value-type="float">
            <text:p>3844.99</text:p>
          </table:table-cell>
          <table:table-cell table:formula="of:=[.O64]+[.I65]" office:value-type="float" office:value="3843.16999" calcext:value-type="float">
            <text:p>3843.16999</text:p>
          </table:table-cell>
          <table:table-cell/>
          <table:table-cell table:formula="of:=ABS([.$L65]-[.M65])" office:value-type="float" office:value="665.379259999999" calcext:value-type="float">
            <text:p>665.379259999999</text:p>
          </table:table-cell>
          <table:table-cell table:formula="of:=ABS([.$L65]-[.N65])" office:value-type="float" office:value="768.76925" calcext:value-type="float">
            <text:p>768.76925</text:p>
          </table:table-cell>
          <table:table-cell table:formula="of:=ABS([.$L65]-[.O65])" office:value-type="float" office:value="766.94924" calcext:value-type="float">
            <text:p>766.94924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  <table:table-cell table:number-columns-repeated="5"/>
          <table:table-cell table:style-name="ce1" office:value-type="string" calcext:value-type="string">
            <text:p>K-S test</text:p>
          </table:table-cell>
          <table:table-cell table:style-name="ce6" table:formula="of:=MAX([.Q54:.Q65])" office:value-type="float" office:value="665.379259999999" calcext:value-type="float">
            <text:p>665.379259999999</text:p>
          </table:table-cell>
          <table:table-cell table:style-name="ce1" table:formula="of:=MAX([.R54:.R65])" office:value-type="float" office:value="768.76925" calcext:value-type="float">
            <text:p>768.76925</text:p>
          </table:table-cell>
          <table:table-cell table:style-name="ce1" table:formula="of:=MAX([.S54:.S65])" office:value-type="float" office:value="766.94924" calcext:value-type="float">
            <text:p>766.94924</text:p>
          </table:table-cell>
        </table:table-row>
        <table:table-row table:style-name="ro1">
          <table:table-cell office:value-type="string" calcext:value-type="string">
            <text:p>https://pvoutput.org/aggregate.jsp?id=7986&amp;sid=6460&amp;v=0&amp;t=m</text:p>
          </table:table-cell>
          <table:table-cell office:value-type="float" office:value="1" calcext:value-type="float">
            <text:p>1</text:p>
          </table:table-cell>
          <table:table-cell office:value-type="float" office:value="27.993" calcext:value-type="float">
            <text:p>27.993</text:p>
          </table:table-cell>
          <table:table-cell office:value-type="float" office:value="5.65544003593001" calcext:value-type="float">
            <text:p>5.65544003593001</text:p>
          </table:table-cell>
          <table:table-cell office:value-type="float" office:value="46.92" calcext:value-type="float">
            <text:p>46.92</text:p>
          </table:table-cell>
          <table:table-cell office:value-type="float" office:value="6.18" calcext:value-type="float">
            <text:p>6.18</text:p>
          </table:table-cell>
          <table:table-cell office:value-type="float" office:value="46.98" calcext:value-type="float">
            <text:p>46.98</text:p>
          </table:table-cell>
          <table:table-cell office:value-type="float" office:value="6.14" calcext:value-type="float">
            <text:p>6.14</text:p>
          </table:table-cell>
          <table:table-cell office:value-type="float" office:value="46.92" calcext:value-type="float">
            <text:p>46.92</text:p>
          </table:table-cell>
          <table:table-cell office:value-type="float" office:value="6.18" calcext:value-type="float">
            <text:p>6.18</text:p>
          </table:table-cell>
          <table:table-cell/>
          <table:table-cell table:formula="of:=[.C67]" office:value-type="float" office:value="27.993" calcext:value-type="float">
            <text:p>27.993</text:p>
          </table:table-cell>
          <table:table-cell table:formula="of:=[.E67]" office:value-type="float" office:value="46.92" calcext:value-type="float">
            <text:p>46.92</text:p>
          </table:table-cell>
          <table:table-cell table:formula="of:=[.G67]" office:value-type="float" office:value="46.98" calcext:value-type="float">
            <text:p>46.98</text:p>
          </table:table-cell>
          <table:table-cell table:formula="of:=[.I67]" office:value-type="float" office:value="46.92" calcext:value-type="float">
            <text:p>46.92</text:p>
          </table:table-cell>
          <table:table-cell/>
          <table:table-cell table:formula="of:=ABS([.$L67]-[.M67])" office:value-type="float" office:value="18.927" calcext:value-type="float">
            <text:p>18.927</text:p>
          </table:table-cell>
          <table:table-cell table:formula="of:=ABS([.$L67]-[.N67])" office:value-type="float" office:value="18.987" calcext:value-type="float">
            <text:p>18.987</text:p>
          </table:table-cell>
          <table:table-cell table:formula="of:=ABS([.$L67]-[.O67])" office:value-type="float" office:value="18.927" calcext:value-type="float">
            <text:p>18.9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8.483" calcext:value-type="float">
            <text:p>38.483</text:p>
          </table:table-cell>
          <table:table-cell office:value-type="float" office:value="17.6762553161013" calcext:value-type="float">
            <text:p>17.6762553161013</text:p>
          </table:table-cell>
          <table:table-cell office:value-type="float" office:value="62.51" calcext:value-type="float">
            <text:p>62.51</text:p>
          </table:table-cell>
          <table:table-cell office:value-type="float" office:value="14.92" calcext:value-type="float">
            <text:p>14.92</text:p>
          </table:table-cell>
          <table:table-cell office:value-type="float" office:value="64.05" calcext:value-type="float">
            <text:p>64.05</text:p>
          </table:table-cell>
          <table:table-cell office:value-type="float" office:value="15.55" calcext:value-type="float">
            <text:p>15.55</text:p>
          </table:table-cell>
          <table:table-cell office:value-type="float" office:value="64.05" calcext:value-type="float">
            <text:p>64.05</text:p>
          </table:table-cell>
          <table:table-cell office:value-type="float" office:value="15.55" calcext:value-type="float">
            <text:p>15.55</text:p>
          </table:table-cell>
          <table:table-cell/>
          <table:table-cell table:formula="of:=[.C68]+[.L67]" office:value-type="float" office:value="66.476" calcext:value-type="float">
            <text:p>66.476</text:p>
          </table:table-cell>
          <table:table-cell table:formula="of:=[.M67]+[.E68]" office:value-type="float" office:value="109.43" calcext:value-type="float">
            <text:p>109.43</text:p>
          </table:table-cell>
          <table:table-cell table:formula="of:=[.N67]+[.G68]" office:value-type="float" office:value="111.03" calcext:value-type="float">
            <text:p>111.03</text:p>
          </table:table-cell>
          <table:table-cell table:formula="of:=[.O67]+[.I68]" office:value-type="float" office:value="110.97" calcext:value-type="float">
            <text:p>110.97</text:p>
          </table:table-cell>
          <table:table-cell/>
          <table:table-cell table:formula="of:=ABS([.$L68]-[.M68])" office:value-type="float" office:value="42.954" calcext:value-type="float">
            <text:p>42.954</text:p>
          </table:table-cell>
          <table:table-cell table:formula="of:=ABS([.$L68]-[.N68])" office:value-type="float" office:value="44.554" calcext:value-type="float">
            <text:p>44.554</text:p>
          </table:table-cell>
          <table:table-cell table:formula="of:=ABS([.$L68]-[.O68])" office:value-type="float" office:value="44.494" calcext:value-type="float">
            <text:p>44.4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1.977" calcext:value-type="float">
            <text:p>91.977</text:p>
          </table:table-cell>
          <table:table-cell office:value-type="float" office:value="0" calcext:value-type="float">
            <text:p>0</text:p>
          </table:table-cell>
          <table:table-cell office:value-type="float" office:value="115.68" calcext:value-type="float">
            <text:p>115.68</text:p>
          </table:table-cell>
          <table:table-cell office:value-type="float" office:value="23.95" calcext:value-type="float">
            <text:p>23.95</text:p>
          </table:table-cell>
          <table:table-cell office:value-type="float" office:value="116.92" calcext:value-type="float">
            <text:p>116.92</text:p>
          </table:table-cell>
          <table:table-cell office:value-type="float" office:value="24.44" calcext:value-type="float">
            <text:p>24.44</text:p>
          </table:table-cell>
          <table:table-cell office:value-type="float" office:value="116.88" calcext:value-type="float">
            <text:p>116.88</text:p>
          </table:table-cell>
          <table:table-cell office:value-type="float" office:value="24.44" calcext:value-type="float">
            <text:p>24.44</text:p>
          </table:table-cell>
          <table:table-cell/>
          <table:table-cell table:formula="of:=[.C69]+[.L68]" office:value-type="float" office:value="158.453" calcext:value-type="float">
            <text:p>158.453</text:p>
          </table:table-cell>
          <table:table-cell table:formula="of:=[.M68]+[.E69]" office:value-type="float" office:value="225.11" calcext:value-type="float">
            <text:p>225.11</text:p>
          </table:table-cell>
          <table:table-cell table:formula="of:=[.N68]+[.G69]" office:value-type="float" office:value="227.95" calcext:value-type="float">
            <text:p>227.95</text:p>
          </table:table-cell>
          <table:table-cell table:formula="of:=[.O68]+[.I69]" office:value-type="float" office:value="227.85" calcext:value-type="float">
            <text:p>227.85</text:p>
          </table:table-cell>
          <table:table-cell/>
          <table:table-cell table:formula="of:=ABS([.$L69]-[.M69])" office:value-type="float" office:value="66.657" calcext:value-type="float">
            <text:p>66.657</text:p>
          </table:table-cell>
          <table:table-cell table:formula="of:=ABS([.$L69]-[.N69])" office:value-type="float" office:value="69.497" calcext:value-type="float">
            <text:p>69.497</text:p>
          </table:table-cell>
          <table:table-cell table:formula="of:=ABS([.$L69]-[.O69])" office:value-type="float" office:value="69.397" calcext:value-type="float">
            <text:p>69.3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3.99" calcext:value-type="float">
            <text:p>153.99</text:p>
          </table:table-cell>
          <table:table-cell office:value-type="float" office:value="0" calcext:value-type="float">
            <text:p>0</text:p>
          </table:table-cell>
          <table:table-cell office:value-type="float" office:value="158.88" calcext:value-type="float">
            <text:p>158.88</text:p>
          </table:table-cell>
          <table:table-cell office:value-type="float" office:value="24.2" calcext:value-type="float">
            <text:p>24.2</text:p>
          </table:table-cell>
          <table:table-cell office:value-type="float" office:value="159.38" calcext:value-type="float">
            <text:p>159.38</text:p>
          </table:table-cell>
          <table:table-cell office:value-type="float" office:value="24.26" calcext:value-type="float">
            <text:p>24.26</text:p>
          </table:table-cell>
          <table:table-cell office:value-type="float" office:value="159.38" calcext:value-type="float">
            <text:p>159.38</text:p>
          </table:table-cell>
          <table:table-cell office:value-type="float" office:value="24.26" calcext:value-type="float">
            <text:p>24.26</text:p>
          </table:table-cell>
          <table:table-cell/>
          <table:table-cell table:formula="of:=[.C70]+[.L69]" office:value-type="float" office:value="312.443" calcext:value-type="float">
            <text:p>312.443</text:p>
          </table:table-cell>
          <table:table-cell table:formula="of:=[.M69]+[.E70]" office:value-type="float" office:value="383.99" calcext:value-type="float">
            <text:p>383.99</text:p>
          </table:table-cell>
          <table:table-cell table:formula="of:=[.N69]+[.G70]" office:value-type="float" office:value="387.33" calcext:value-type="float">
            <text:p>387.33</text:p>
          </table:table-cell>
          <table:table-cell table:formula="of:=[.O69]+[.I70]" office:value-type="float" office:value="387.23" calcext:value-type="float">
            <text:p>387.23</text:p>
          </table:table-cell>
          <table:table-cell/>
          <table:table-cell table:formula="of:=ABS([.$L70]-[.M70])" office:value-type="float" office:value="71.547" calcext:value-type="float">
            <text:p>71.547</text:p>
          </table:table-cell>
          <table:table-cell table:formula="of:=ABS([.$L70]-[.N70])" office:value-type="float" office:value="74.887" calcext:value-type="float">
            <text:p>74.887</text:p>
          </table:table-cell>
          <table:table-cell table:formula="of:=ABS([.$L70]-[.O70])" office:value-type="float" office:value="74.787" calcext:value-type="float">
            <text:p>74.78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9.999" calcext:value-type="float">
            <text:p>189.999</text:p>
          </table:table-cell>
          <table:table-cell office:value-type="float" office:value="0" calcext:value-type="float">
            <text:p>0</text:p>
          </table:table-cell>
          <table:table-cell office:value-type="float" office:value="167.11" calcext:value-type="float">
            <text:p>167.11</text:p>
          </table:table-cell>
          <table:table-cell office:value-type="float" office:value="14.34" calcext:value-type="float">
            <text:p>14.34</text:p>
          </table:table-cell>
          <table:table-cell office:value-type="float" office:value="167.09" calcext:value-type="float">
            <text:p>167.09</text:p>
          </table:table-cell>
          <table:table-cell office:value-type="float" office:value="14.34" calcext:value-type="float">
            <text:p>14.34</text:p>
          </table:table-cell>
          <table:table-cell office:value-type="float" office:value="167.09" calcext:value-type="float">
            <text:p>167.09</text:p>
          </table:table-cell>
          <table:table-cell office:value-type="float" office:value="14.34" calcext:value-type="float">
            <text:p>14.34</text:p>
          </table:table-cell>
          <table:table-cell/>
          <table:table-cell table:formula="of:=[.C71]+[.L70]" office:value-type="float" office:value="502.442" calcext:value-type="float">
            <text:p>502.442</text:p>
          </table:table-cell>
          <table:table-cell table:formula="of:=[.M70]+[.E71]" office:value-type="float" office:value="551.1" calcext:value-type="float">
            <text:p>551.1</text:p>
          </table:table-cell>
          <table:table-cell table:formula="of:=[.N70]+[.G71]" office:value-type="float" office:value="554.42" calcext:value-type="float">
            <text:p>554.42</text:p>
          </table:table-cell>
          <table:table-cell table:formula="of:=[.O70]+[.I71]" office:value-type="float" office:value="554.32" calcext:value-type="float">
            <text:p>554.32</text:p>
          </table:table-cell>
          <table:table-cell/>
          <table:table-cell table:formula="of:=ABS([.$L71]-[.M71])" office:value-type="float" office:value="48.658" calcext:value-type="float">
            <text:p>48.658</text:p>
          </table:table-cell>
          <table:table-cell table:formula="of:=ABS([.$L71]-[.N71])" office:value-type="float" office:value="51.978" calcext:value-type="float">
            <text:p>51.978</text:p>
          </table:table-cell>
          <table:table-cell table:formula="of:=ABS([.$L71]-[.O71])" office:value-type="float" office:value="51.878" calcext:value-type="float">
            <text:p>51.87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77.1" calcext:value-type="float">
            <text:p>177.1</text:p>
          </table:table-cell>
          <table:table-cell office:value-type="float" office:value="24.33" calcext:value-type="float">
            <text:p>24.33</text:p>
          </table:table-cell>
          <table:table-cell office:value-type="float" office:value="177.03" calcext:value-type="float">
            <text:p>177.03</text:p>
          </table:table-cell>
          <table:table-cell office:value-type="float" office:value="24.3" calcext:value-type="float">
            <text:p>24.3</text:p>
          </table:table-cell>
          <table:table-cell office:value-type="float" office:value="177.03" calcext:value-type="float">
            <text:p>177.03</text:p>
          </table:table-cell>
          <table:table-cell office:value-type="float" office:value="24.3" calcext:value-type="float">
            <text:p>24.3</text:p>
          </table:table-cell>
          <table:table-cell/>
          <table:table-cell table:formula="of:=[.C72]+[.L71]" office:value-type="float" office:value="670.442" calcext:value-type="float">
            <text:p>670.442</text:p>
          </table:table-cell>
          <table:table-cell table:formula="of:=[.M71]+[.E72]" office:value-type="float" office:value="728.2" calcext:value-type="float">
            <text:p>728.2</text:p>
          </table:table-cell>
          <table:table-cell table:formula="of:=[.N71]+[.G72]" office:value-type="float" office:value="731.45" calcext:value-type="float">
            <text:p>731.45</text:p>
          </table:table-cell>
          <table:table-cell table:formula="of:=[.O71]+[.I72]" office:value-type="float" office:value="731.35" calcext:value-type="float">
            <text:p>731.35</text:p>
          </table:table-cell>
          <table:table-cell/>
          <table:table-cell table:formula="of:=ABS([.$L72]-[.M72])" office:value-type="float" office:value="57.758" calcext:value-type="float">
            <text:p>57.758</text:p>
          </table:table-cell>
          <table:table-cell table:formula="of:=ABS([.$L72]-[.N72])" office:value-type="float" office:value="61.0079999999999" calcext:value-type="float">
            <text:p>61.0079999999999</text:p>
          </table:table-cell>
          <table:table-cell table:formula="of:=ABS([.$L72]-[.O72])" office:value-type="float" office:value="60.908" calcext:value-type="float">
            <text:p>60.90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1.3365" calcext:value-type="float">
            <text:p>151.3365</text:p>
          </table:table-cell>
          <table:table-cell office:value-type="float" office:value="13.6422111294321" calcext:value-type="float">
            <text:p>13.6422111294321</text:p>
          </table:table-cell>
          <table:table-cell office:value-type="float" office:value="180.06" calcext:value-type="float">
            <text:p>180.06</text:p>
          </table:table-cell>
          <table:table-cell office:value-type="float" office:value="19.05" calcext:value-type="float">
            <text:p>19.05</text:p>
          </table:table-cell>
          <table:table-cell office:value-type="float" office:value="180.06" calcext:value-type="float">
            <text:p>180.06</text:p>
          </table:table-cell>
          <table:table-cell office:value-type="float" office:value="19.05" calcext:value-type="float">
            <text:p>19.05</text:p>
          </table:table-cell>
          <table:table-cell office:value-type="float" office:value="180.06" calcext:value-type="float">
            <text:p>180.06</text:p>
          </table:table-cell>
          <table:table-cell office:value-type="float" office:value="19.05" calcext:value-type="float">
            <text:p>19.05</text:p>
          </table:table-cell>
          <table:table-cell/>
          <table:table-cell table:formula="of:=[.C73]+[.L72]" office:value-type="float" office:value="821.7785" calcext:value-type="float">
            <text:p>821.7785</text:p>
          </table:table-cell>
          <table:table-cell table:formula="of:=[.M72]+[.E73]" office:value-type="float" office:value="908.26" calcext:value-type="float">
            <text:p>908.26</text:p>
          </table:table-cell>
          <table:table-cell table:formula="of:=[.N72]+[.G73]" office:value-type="float" office:value="911.51" calcext:value-type="float">
            <text:p>911.51</text:p>
          </table:table-cell>
          <table:table-cell table:formula="of:=[.O72]+[.I73]" office:value-type="float" office:value="911.41" calcext:value-type="float">
            <text:p>911.41</text:p>
          </table:table-cell>
          <table:table-cell/>
          <table:table-cell table:formula="of:=ABS([.$L73]-[.M73])" office:value-type="float" office:value="86.4815" calcext:value-type="float">
            <text:p>86.4815</text:p>
          </table:table-cell>
          <table:table-cell table:formula="of:=ABS([.$L73]-[.N73])" office:value-type="float" office:value="89.7315" calcext:value-type="float">
            <text:p>89.7315</text:p>
          </table:table-cell>
          <table:table-cell table:formula="of:=ABS([.$L73]-[.O73])" office:value-type="float" office:value="89.6315000000001" calcext:value-type="float">
            <text:p>89.63150000000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1.985" calcext:value-type="float">
            <text:p>121.985</text:p>
          </table:table-cell>
          <table:table-cell office:value-type="float" office:value="11.31088007186" calcext:value-type="float">
            <text:p>11.31088007186</text:p>
          </table:table-cell>
          <table:table-cell office:value-type="float" office:value="152.45" calcext:value-type="float">
            <text:p>152.45</text:p>
          </table:table-cell>
          <table:table-cell office:value-type="float" office:value="19.24" calcext:value-type="float">
            <text:p>19.24</text:p>
          </table:table-cell>
          <table:table-cell office:value-type="float" office:value="152.9" calcext:value-type="float">
            <text:p>152.9</text:p>
          </table:table-cell>
          <table:table-cell office:value-type="float" office:value="19.27" calcext:value-type="float">
            <text:p>19.27</text:p>
          </table:table-cell>
          <table:table-cell office:value-type="float" office:value="152.9" calcext:value-type="float">
            <text:p>152.9</text:p>
          </table:table-cell>
          <table:table-cell office:value-type="float" office:value="19.27" calcext:value-type="float">
            <text:p>19.27</text:p>
          </table:table-cell>
          <table:table-cell/>
          <table:table-cell table:formula="of:=[.C74]+[.L73]" office:value-type="float" office:value="943.7635" calcext:value-type="float">
            <text:p>943.7635</text:p>
          </table:table-cell>
          <table:table-cell table:formula="of:=[.M73]+[.E74]" office:value-type="float" office:value="1060.71" calcext:value-type="float">
            <text:p>1060.71</text:p>
          </table:table-cell>
          <table:table-cell table:formula="of:=[.N73]+[.G74]" office:value-type="float" office:value="1064.41" calcext:value-type="float">
            <text:p>1064.41</text:p>
          </table:table-cell>
          <table:table-cell table:formula="of:=[.O73]+[.I74]" office:value-type="float" office:value="1064.31" calcext:value-type="float">
            <text:p>1064.31</text:p>
          </table:table-cell>
          <table:table-cell/>
          <table:table-cell table:formula="of:=ABS([.$L74]-[.M74])" office:value-type="float" office:value="116.9465" calcext:value-type="float">
            <text:p>116.9465</text:p>
          </table:table-cell>
          <table:table-cell table:formula="of:=ABS([.$L74]-[.N74])" office:value-type="float" office:value="120.6465" calcext:value-type="float">
            <text:p>120.6465</text:p>
          </table:table-cell>
          <table:table-cell table:formula="of:=ABS([.$L74]-[.O74])" office:value-type="float" office:value="120.5465" calcext:value-type="float">
            <text:p>120.546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0.88" calcext:value-type="float">
            <text:p>110.88</text:p>
          </table:table-cell>
          <table:table-cell office:value-type="float" office:value="15.6977705423414" calcext:value-type="float">
            <text:p>15.6977705423414</text:p>
          </table:table-cell>
          <table:table-cell office:value-type="float" office:value="126.97" calcext:value-type="float">
            <text:p>126.97</text:p>
          </table:table-cell>
          <table:table-cell office:value-type="float" office:value="12.98" calcext:value-type="float">
            <text:p>12.98</text:p>
          </table:table-cell>
          <table:table-cell office:value-type="float" office:value="128.08" calcext:value-type="float">
            <text:p>128.08</text:p>
          </table:table-cell>
          <table:table-cell office:value-type="float" office:value="13.15" calcext:value-type="float">
            <text:p>13.15</text:p>
          </table:table-cell>
          <table:table-cell office:value-type="float" office:value="128.07" calcext:value-type="float">
            <text:p>128.07</text:p>
          </table:table-cell>
          <table:table-cell office:value-type="float" office:value="13.15" calcext:value-type="float">
            <text:p>13.15</text:p>
          </table:table-cell>
          <table:table-cell/>
          <table:table-cell table:formula="of:=[.C75]+[.L74]" office:value-type="float" office:value="1054.6435" calcext:value-type="float">
            <text:p>1054.6435</text:p>
          </table:table-cell>
          <table:table-cell table:formula="of:=[.M74]+[.E75]" office:value-type="float" office:value="1187.68" calcext:value-type="float">
            <text:p>1187.68</text:p>
          </table:table-cell>
          <table:table-cell table:formula="of:=[.N74]+[.G75]" office:value-type="float" office:value="1192.49" calcext:value-type="float">
            <text:p>1192.49</text:p>
          </table:table-cell>
          <table:table-cell table:formula="of:=[.O74]+[.I75]" office:value-type="float" office:value="1192.38" calcext:value-type="float">
            <text:p>1192.38</text:p>
          </table:table-cell>
          <table:table-cell/>
          <table:table-cell table:formula="of:=ABS([.$L75]-[.M75])" office:value-type="float" office:value="133.0365" calcext:value-type="float">
            <text:p>133.0365</text:p>
          </table:table-cell>
          <table:table-cell table:formula="of:=ABS([.$L75]-[.N75])" office:value-type="float" office:value="137.8465" calcext:value-type="float">
            <text:p>137.8465</text:p>
          </table:table-cell>
          <table:table-cell table:formula="of:=ABS([.$L75]-[.O75])" office:value-type="float" office:value="137.7365" calcext:value-type="float">
            <text:p>137.736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.6405" calcext:value-type="float">
            <text:p>60.6405</text:p>
          </table:table-cell>
          <table:table-cell office:value-type="float" office:value="10.5917524753933" calcext:value-type="float">
            <text:p>10.5917524753933</text:p>
          </table:table-cell>
          <table:table-cell office:value-type="float" office:value="84.82" calcext:value-type="float">
            <text:p>84.82</text:p>
          </table:table-cell>
          <table:table-cell office:value-type="float" office:value="11.42" calcext:value-type="float">
            <text:p>11.42</text:p>
          </table:table-cell>
          <table:table-cell office:value-type="float" office:value="85.95" calcext:value-type="float">
            <text:p>85.95</text:p>
          </table:table-cell>
          <table:table-cell office:value-type="float" office:value="11.59" calcext:value-type="float">
            <text:p>11.59</text:p>
          </table:table-cell>
          <table:table-cell office:value-type="float" office:value="85.9" calcext:value-type="float">
            <text:p>85.9</text:p>
          </table:table-cell>
          <table:table-cell office:value-type="float" office:value="11.57" calcext:value-type="float">
            <text:p>11.57</text:p>
          </table:table-cell>
          <table:table-cell/>
          <table:table-cell table:formula="of:=[.C76]+[.L75]" office:value-type="float" office:value="1115.284" calcext:value-type="float">
            <text:p>1115.284</text:p>
          </table:table-cell>
          <table:table-cell table:formula="of:=[.M75]+[.E76]" office:value-type="float" office:value="1272.5" calcext:value-type="float">
            <text:p>1272.5</text:p>
          </table:table-cell>
          <table:table-cell table:formula="of:=[.N75]+[.G76]" office:value-type="float" office:value="1278.44" calcext:value-type="float">
            <text:p>1278.44</text:p>
          </table:table-cell>
          <table:table-cell table:formula="of:=[.O75]+[.I76]" office:value-type="float" office:value="1278.28" calcext:value-type="float">
            <text:p>1278.28</text:p>
          </table:table-cell>
          <table:table-cell/>
          <table:table-cell table:formula="of:=ABS([.$L76]-[.M76])" office:value-type="float" office:value="157.216" calcext:value-type="float">
            <text:p>157.216</text:p>
          </table:table-cell>
          <table:table-cell table:formula="of:=ABS([.$L76]-[.N76])" office:value-type="float" office:value="163.156" calcext:value-type="float">
            <text:p>163.156</text:p>
          </table:table-cell>
          <table:table-cell table:formula="of:=ABS([.$L76]-[.O76])" office:value-type="float" office:value="162.996" calcext:value-type="float">
            <text:p>162.99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.915" calcext:value-type="float">
            <text:p>33.915</text:p>
          </table:table-cell>
          <table:table-cell office:value-type="float" office:value="1.29400540957138" calcext:value-type="float">
            <text:p>1.29400540957138</text:p>
          </table:table-cell>
          <table:table-cell office:value-type="float" office:value="55.62" calcext:value-type="float">
            <text:p>55.62</text:p>
          </table:table-cell>
          <table:table-cell office:value-type="float" office:value="11.63" calcext:value-type="float">
            <text:p>11.63</text:p>
          </table:table-cell>
          <table:table-cell office:value-type="float" office:value="56.43" calcext:value-type="float">
            <text:p>56.43</text:p>
          </table:table-cell>
          <table:table-cell office:value-type="float" office:value="11.55" calcext:value-type="float">
            <text:p>11.55</text:p>
          </table:table-cell>
          <table:table-cell office:value-type="float" office:value="56.39" calcext:value-type="float">
            <text:p>56.39</text:p>
          </table:table-cell>
          <table:table-cell office:value-type="float" office:value="11.56" calcext:value-type="float">
            <text:p>11.56</text:p>
          </table:table-cell>
          <table:table-cell/>
          <table:table-cell table:formula="of:=[.C77]+[.L76]" office:value-type="float" office:value="1149.199" calcext:value-type="float">
            <text:p>1149.199</text:p>
          </table:table-cell>
          <table:table-cell table:formula="of:=[.M76]+[.E77]" office:value-type="float" office:value="1328.12" calcext:value-type="float">
            <text:p>1328.12</text:p>
          </table:table-cell>
          <table:table-cell table:formula="of:=[.N76]+[.G77]" office:value-type="float" office:value="1334.87" calcext:value-type="float">
            <text:p>1334.87</text:p>
          </table:table-cell>
          <table:table-cell table:formula="of:=[.O76]+[.I77]" office:value-type="float" office:value="1334.67" calcext:value-type="float">
            <text:p>1334.67</text:p>
          </table:table-cell>
          <table:table-cell/>
          <table:table-cell table:formula="of:=ABS([.$L77]-[.M77])" office:value-type="float" office:value="178.921" calcext:value-type="float">
            <text:p>178.921</text:p>
          </table:table-cell>
          <table:table-cell table:formula="of:=ABS([.$L77]-[.N77])" office:value-type="float" office:value="185.671" calcext:value-type="float">
            <text:p>185.671</text:p>
          </table:table-cell>
          <table:table-cell table:formula="of:=ABS([.$L77]-[.O77])" office:value-type="float" office:value="185.471" calcext:value-type="float">
            <text:p>185.47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9.277" calcext:value-type="float">
            <text:p>39.277</text:p>
          </table:table-cell>
          <table:table-cell office:value-type="float" office:value="28.6717657635521" calcext:value-type="float">
            <text:p>28.6717657635521</text:p>
          </table:table-cell>
          <table:table-cell office:value-type="float" office:value="44.66" calcext:value-type="float">
            <text:p>44.66</text:p>
          </table:table-cell>
          <table:table-cell office:value-type="float" office:value="8.58" calcext:value-type="float">
            <text:p>8.58</text:p>
          </table:table-cell>
          <table:table-cell office:value-type="float" office:value="44.66" calcext:value-type="float">
            <text:p>44.66</text:p>
          </table:table-cell>
          <table:table-cell office:value-type="float" office:value="8.58" calcext:value-type="float">
            <text:p>8.58</text:p>
          </table:table-cell>
          <table:table-cell office:value-type="float" office:value="44.66" calcext:value-type="float">
            <text:p>44.66</text:p>
          </table:table-cell>
          <table:table-cell office:value-type="float" office:value="8.58" calcext:value-type="float">
            <text:p>8.58</text:p>
          </table:table-cell>
          <table:table-cell/>
          <table:table-cell table:formula="of:=[.C78]+[.L77]" office:value-type="float" office:value="1188.476" calcext:value-type="float">
            <text:p>1188.476</text:p>
          </table:table-cell>
          <table:table-cell table:formula="of:=[.M77]+[.E78]" office:value-type="float" office:value="1372.78" calcext:value-type="float">
            <text:p>1372.78</text:p>
          </table:table-cell>
          <table:table-cell table:formula="of:=[.N77]+[.G78]" office:value-type="float" office:value="1379.53" calcext:value-type="float">
            <text:p>1379.53</text:p>
          </table:table-cell>
          <table:table-cell table:formula="of:=[.O77]+[.I78]" office:value-type="float" office:value="1379.33" calcext:value-type="float">
            <text:p>1379.33</text:p>
          </table:table-cell>
          <table:table-cell/>
          <table:table-cell table:formula="of:=ABS([.$L78]-[.M78])" office:value-type="float" office:value="184.304" calcext:value-type="float">
            <text:p>184.304</text:p>
          </table:table-cell>
          <table:table-cell table:formula="of:=ABS([.$L78]-[.N78])" office:value-type="float" office:value="191.054" calcext:value-type="float">
            <text:p>191.054</text:p>
          </table:table-cell>
          <table:table-cell table:formula="of:=ABS([.$L78]-[.O78])" office:value-type="float" office:value="190.854" calcext:value-type="float">
            <text:p>190.854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  <table:table-cell table:number-columns-repeated="5"/>
          <table:table-cell table:style-name="ce1" office:value-type="string" calcext:value-type="string">
            <text:p>K-S test</text:p>
          </table:table-cell>
          <table:table-cell table:style-name="ce6" table:formula="of:=MAX([.Q67:.Q78])" office:value-type="float" office:value="184.304" calcext:value-type="float">
            <text:p>184.304</text:p>
          </table:table-cell>
          <table:table-cell table:style-name="ce1" table:formula="of:=MAX([.R67:.R78])" office:value-type="float" office:value="191.054" calcext:value-type="float">
            <text:p>191.054</text:p>
          </table:table-cell>
          <table:table-cell table:style-name="ce1" table:formula="of:=MAX([.S67:.S78])" office:value-type="float" office:value="190.854" calcext:value-type="float">
            <text:p>190.854</text:p>
          </table:table-cell>
        </table:table-row>
        <table:table-row table:style-name="ro1">
          <table:table-cell office:value-type="string" calcext:value-type="string">
            <text:p>https://pvoutput.org/summary.jsp?id=8602&amp;sid=6980</text:p>
          </table:table-cell>
          <table:table-cell office:value-type="float" office:value="1" calcext:value-type="float">
            <text:p>1</text:p>
          </table:table-cell>
          <table:table-cell office:value-type="float" office:value="45.75" calcext:value-type="float">
            <text:p>45.75</text:p>
          </table:table-cell>
          <table:table-cell office:value-type="float" office:value="3.86221007541882" calcext:value-type="float">
            <text:p>3.86221007541882</text:p>
          </table:table-cell>
          <table:table-cell office:value-type="float" office:value="31.67" calcext:value-type="float">
            <text:p>31.67</text:p>
          </table:table-cell>
          <table:table-cell office:value-type="float" office:value="4.05" calcext:value-type="float">
            <text:p>4.05</text:p>
          </table:table-cell>
          <table:table-cell office:value-type="float" office:value="34.29" calcext:value-type="float">
            <text:p>34.29</text:p>
          </table:table-cell>
          <table:table-cell office:value-type="float" office:value="4.26" calcext:value-type="float">
            <text:p>4.26</text:p>
          </table:table-cell>
          <table:table-cell office:value-type="float" office:value="31.67" calcext:value-type="float">
            <text:p>31.67</text:p>
          </table:table-cell>
          <table:table-cell office:value-type="float" office:value="4.05" calcext:value-type="float">
            <text:p>4.05</text:p>
          </table:table-cell>
          <table:table-cell/>
          <table:table-cell table:formula="of:=[.C80]" office:value-type="float" office:value="45.75" calcext:value-type="float">
            <text:p>45.75</text:p>
          </table:table-cell>
          <table:table-cell table:formula="of:=[.E80]" office:value-type="float" office:value="31.67" calcext:value-type="float">
            <text:p>31.67</text:p>
          </table:table-cell>
          <table:table-cell table:formula="of:=[.G80]" office:value-type="float" office:value="34.29" calcext:value-type="float">
            <text:p>34.29</text:p>
          </table:table-cell>
          <table:table-cell table:formula="of:=[.I80]" office:value-type="float" office:value="31.67" calcext:value-type="float">
            <text:p>31.67</text:p>
          </table:table-cell>
          <table:table-cell/>
          <table:table-cell table:formula="of:=ABS([.$L80]-[.M80])" office:value-type="float" office:value="14.08" calcext:value-type="float">
            <text:p>14.08</text:p>
          </table:table-cell>
          <table:table-cell table:formula="of:=ABS([.$L80]-[.N80])" office:value-type="float" office:value="11.46" calcext:value-type="float">
            <text:p>11.46</text:p>
          </table:table-cell>
          <table:table-cell table:formula="of:=ABS([.$L80]-[.O80])" office:value-type="float" office:value="14.08" calcext:value-type="float">
            <text:p>14.0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3.25" calcext:value-type="float">
            <text:p>113.25</text:p>
          </table:table-cell>
          <table:table-cell office:value-type="float" office:value="21.8536800867344" calcext:value-type="float">
            <text:p>21.8536800867344</text:p>
          </table:table-cell>
          <table:table-cell office:value-type="float" office:value="54.53" calcext:value-type="float">
            <text:p>54.53</text:p>
          </table:table-cell>
          <table:table-cell office:value-type="float" office:value="4.49" calcext:value-type="float">
            <text:p>4.49</text:p>
          </table:table-cell>
          <table:table-cell office:value-type="float" office:value="68.09" calcext:value-type="float">
            <text:p>68.09</text:p>
          </table:table-cell>
          <table:table-cell office:value-type="float" office:value="7.76" calcext:value-type="float">
            <text:p>7.76</text:p>
          </table:table-cell>
          <table:table-cell office:value-type="float" office:value="58.33" calcext:value-type="float">
            <text:p>58.33</text:p>
          </table:table-cell>
          <table:table-cell office:value-type="float" office:value="5.61" calcext:value-type="float">
            <text:p>5.61</text:p>
          </table:table-cell>
          <table:table-cell/>
          <table:table-cell table:formula="of:=[.C81]+[.L80]" office:value-type="float" office:value="159" calcext:value-type="float">
            <text:p>159</text:p>
          </table:table-cell>
          <table:table-cell table:formula="of:=[.M80]+[.E81]" office:value-type="float" office:value="86.2" calcext:value-type="float">
            <text:p>86.2</text:p>
          </table:table-cell>
          <table:table-cell table:formula="of:=[.N80]+[.G81]" office:value-type="float" office:value="102.38" calcext:value-type="float">
            <text:p>102.38</text:p>
          </table:table-cell>
          <table:table-cell table:formula="of:=[.O80]+[.I81]" office:value-type="float" office:value="90" calcext:value-type="float">
            <text:p>90</text:p>
          </table:table-cell>
          <table:table-cell/>
          <table:table-cell table:formula="of:=ABS([.$L81]-[.M81])" office:value-type="float" office:value="72.8" calcext:value-type="float">
            <text:p>72.8</text:p>
          </table:table-cell>
          <table:table-cell table:formula="of:=ABS([.$L81]-[.N81])" office:value-type="float" office:value="56.62" calcext:value-type="float">
            <text:p>56.62</text:p>
          </table:table-cell>
          <table:table-cell table:formula="of:=ABS([.$L81]-[.O81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2.25" calcext:value-type="float">
            <text:p>232.25</text:p>
          </table:table-cell>
          <table:table-cell office:value-type="float" office:value="44.6719524235659" calcext:value-type="float">
            <text:p>44.6719524235659</text:p>
          </table:table-cell>
          <table:table-cell office:value-type="float" office:value="108.73" calcext:value-type="float">
            <text:p>108.73</text:p>
          </table:table-cell>
          <table:table-cell office:value-type="float" office:value="7.87" calcext:value-type="float">
            <text:p>7.87</text:p>
          </table:table-cell>
          <table:table-cell office:value-type="float" office:value="165.43" calcext:value-type="float">
            <text:p>165.43</text:p>
          </table:table-cell>
          <table:table-cell office:value-type="float" office:value="20.05" calcext:value-type="float">
            <text:p>20.05</text:p>
          </table:table-cell>
          <table:table-cell office:value-type="float" office:value="164.59" calcext:value-type="float">
            <text:p>164.59</text:p>
          </table:table-cell>
          <table:table-cell office:value-type="float" office:value="19.79" calcext:value-type="float">
            <text:p>19.79</text:p>
          </table:table-cell>
          <table:table-cell/>
          <table:table-cell table:formula="of:=[.C82]+[.L81]" office:value-type="float" office:value="391.25" calcext:value-type="float">
            <text:p>391.25</text:p>
          </table:table-cell>
          <table:table-cell table:formula="of:=[.M81]+[.E82]" office:value-type="float" office:value="194.93" calcext:value-type="float">
            <text:p>194.93</text:p>
          </table:table-cell>
          <table:table-cell table:formula="of:=[.N81]+[.G82]" office:value-type="float" office:value="267.81" calcext:value-type="float">
            <text:p>267.81</text:p>
          </table:table-cell>
          <table:table-cell table:formula="of:=[.O81]+[.I82]" office:value-type="float" office:value="254.59" calcext:value-type="float">
            <text:p>254.59</text:p>
          </table:table-cell>
          <table:table-cell/>
          <table:table-cell table:formula="of:=ABS([.$L82]-[.M82])" office:value-type="float" office:value="196.32" calcext:value-type="float">
            <text:p>196.32</text:p>
          </table:table-cell>
          <table:table-cell table:formula="of:=ABS([.$L82]-[.N82])" office:value-type="float" office:value="123.44" calcext:value-type="float">
            <text:p>123.44</text:p>
          </table:table-cell>
          <table:table-cell table:formula="of:=ABS([.$L82]-[.O82])" office:value-type="float" office:value="136.66" calcext:value-type="float">
            <text:p>136.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3.5" calcext:value-type="float">
            <text:p>343.5</text:p>
          </table:table-cell>
          <table:table-cell office:value-type="float" office:value="76.4438791968766" calcext:value-type="float">
            <text:p>76.4438791968766</text:p>
          </table:table-cell>
          <table:table-cell office:value-type="float" office:value="156.96" calcext:value-type="float">
            <text:p>156.96</text:p>
          </table:table-cell>
          <table:table-cell office:value-type="float" office:value="8.21" calcext:value-type="float">
            <text:p>8.21</text:p>
          </table:table-cell>
          <table:table-cell office:value-type="float" office:value="286.11" calcext:value-type="float">
            <text:p>286.11</text:p>
          </table:table-cell>
          <table:table-cell office:value-type="float" office:value="27.53" calcext:value-type="float">
            <text:p>27.53</text:p>
          </table:table-cell>
          <table:table-cell office:value-type="float" office:value="286.11" calcext:value-type="float">
            <text:p>286.11</text:p>
          </table:table-cell>
          <table:table-cell office:value-type="float" office:value="27.55" calcext:value-type="float">
            <text:p>27.55</text:p>
          </table:table-cell>
          <table:table-cell/>
          <table:table-cell table:formula="of:=[.C83]+[.L82]" office:value-type="float" office:value="734.75" calcext:value-type="float">
            <text:p>734.75</text:p>
          </table:table-cell>
          <table:table-cell table:formula="of:=[.M82]+[.E83]" office:value-type="float" office:value="351.89" calcext:value-type="float">
            <text:p>351.89</text:p>
          </table:table-cell>
          <table:table-cell table:formula="of:=[.N82]+[.G83]" office:value-type="float" office:value="553.92" calcext:value-type="float">
            <text:p>553.92</text:p>
          </table:table-cell>
          <table:table-cell table:formula="of:=[.O82]+[.I83]" office:value-type="float" office:value="540.7" calcext:value-type="float">
            <text:p>540.7</text:p>
          </table:table-cell>
          <table:table-cell/>
          <table:table-cell table:formula="of:=ABS([.$L83]-[.M83])" office:value-type="float" office:value="382.86" calcext:value-type="float">
            <text:p>382.86</text:p>
          </table:table-cell>
          <table:table-cell table:formula="of:=ABS([.$L83]-[.N83])" office:value-type="float" office:value="180.83" calcext:value-type="float">
            <text:p>180.83</text:p>
          </table:table-cell>
          <table:table-cell table:formula="of:=ABS([.$L83]-[.O83])" office:value-type="float" office:value="194.05" calcext:value-type="float">
            <text:p>194.0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2.75" calcext:value-type="float">
            <text:p>392.75</text:p>
          </table:table-cell>
          <table:table-cell office:value-type="float" office:value="53.6368965048004" calcext:value-type="float">
            <text:p>53.6368965048004</text:p>
          </table:table-cell>
          <table:table-cell office:value-type="float" office:value="205.06" calcext:value-type="float">
            <text:p>205.06</text:p>
          </table:table-cell>
          <table:table-cell office:value-type="float" office:value="16.03" calcext:value-type="float">
            <text:p>16.03</text:p>
          </table:table-cell>
          <table:table-cell office:value-type="float" office:value="355.88" calcext:value-type="float">
            <text:p>355.88</text:p>
          </table:table-cell>
          <table:table-cell office:value-type="float" office:value="31.21" calcext:value-type="float">
            <text:p>31.21</text:p>
          </table:table-cell>
          <table:table-cell office:value-type="float" office:value="355.88" calcext:value-type="float">
            <text:p>355.88</text:p>
          </table:table-cell>
          <table:table-cell office:value-type="float" office:value="31.21" calcext:value-type="float">
            <text:p>31.21</text:p>
          </table:table-cell>
          <table:table-cell/>
          <table:table-cell table:formula="of:=[.C84]+[.L83]" office:value-type="float" office:value="1127.5" calcext:value-type="float">
            <text:p>1127.5</text:p>
          </table:table-cell>
          <table:table-cell table:formula="of:=[.M83]+[.E84]" office:value-type="float" office:value="556.95" calcext:value-type="float">
            <text:p>556.95</text:p>
          </table:table-cell>
          <table:table-cell table:formula="of:=[.N83]+[.G84]" office:value-type="float" office:value="909.8" calcext:value-type="float">
            <text:p>909.8</text:p>
          </table:table-cell>
          <table:table-cell table:formula="of:=[.O83]+[.I84]" office:value-type="float" office:value="896.58" calcext:value-type="float">
            <text:p>896.58</text:p>
          </table:table-cell>
          <table:table-cell/>
          <table:table-cell table:formula="of:=ABS([.$L84]-[.M84])" office:value-type="float" office:value="570.55" calcext:value-type="float">
            <text:p>570.55</text:p>
          </table:table-cell>
          <table:table-cell table:formula="of:=ABS([.$L84]-[.N84])" office:value-type="float" office:value="217.7" calcext:value-type="float">
            <text:p>217.7</text:p>
          </table:table-cell>
          <table:table-cell table:formula="of:=ABS([.$L84]-[.O84])" office:value-type="float" office:value="230.92" calcext:value-type="float">
            <text:p>230.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0.666666666667" calcext:value-type="float">
            <text:p>420.666666666667</text:p>
          </table:table-cell>
          <table:table-cell office:value-type="float" office:value="52.5579045751763" calcext:value-type="float">
            <text:p>52.5579045751763</text:p>
          </table:table-cell>
          <table:table-cell office:value-type="float" office:value="234.87" calcext:value-type="float">
            <text:p>234.87</text:p>
          </table:table-cell>
          <table:table-cell office:value-type="float" office:value="12.81" calcext:value-type="float">
            <text:p>12.81</text:p>
          </table:table-cell>
          <table:table-cell office:value-type="float" office:value="390.52" calcext:value-type="float">
            <text:p>390.52</text:p>
          </table:table-cell>
          <table:table-cell office:value-type="float" office:value="46.88" calcext:value-type="float">
            <text:p>46.88</text:p>
          </table:table-cell>
          <table:table-cell office:value-type="float" office:value="390.52" calcext:value-type="float">
            <text:p>390.52</text:p>
          </table:table-cell>
          <table:table-cell office:value-type="float" office:value="46.88" calcext:value-type="float">
            <text:p>46.88</text:p>
          </table:table-cell>
          <table:table-cell/>
          <table:table-cell table:formula="of:=[.C85]+[.L84]" office:value-type="float" office:value="1548.16666666667" calcext:value-type="float">
            <text:p>1548.16666666667</text:p>
          </table:table-cell>
          <table:table-cell table:formula="of:=[.M84]+[.E85]" office:value-type="float" office:value="791.82" calcext:value-type="float">
            <text:p>791.82</text:p>
          </table:table-cell>
          <table:table-cell table:formula="of:=[.N84]+[.G85]" office:value-type="float" office:value="1300.32" calcext:value-type="float">
            <text:p>1300.32</text:p>
          </table:table-cell>
          <table:table-cell table:formula="of:=[.O84]+[.I85]" office:value-type="float" office:value="1287.1" calcext:value-type="float">
            <text:p>1287.1</text:p>
          </table:table-cell>
          <table:table-cell/>
          <table:table-cell table:formula="of:=ABS([.$L85]-[.M85])" office:value-type="float" office:value="756.346666666667" calcext:value-type="float">
            <text:p>756.346666666667</text:p>
          </table:table-cell>
          <table:table-cell table:formula="of:=ABS([.$L85]-[.N85])" office:value-type="float" office:value="247.846666666667" calcext:value-type="float">
            <text:p>247.846666666667</text:p>
          </table:table-cell>
          <table:table-cell table:formula="of:=ABS([.$L85]-[.O85])" office:value-type="float" office:value="261.066666666667" calcext:value-type="float">
            <text:p>261.0666666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52.4213696883246" calcext:value-type="float">
            <text:p>52.4213696883246</text:p>
          </table:table-cell>
          <table:table-cell office:value-type="float" office:value="230.65" calcext:value-type="float">
            <text:p>230.65</text:p>
          </table:table-cell>
          <table:table-cell office:value-type="float" office:value="12.6" calcext:value-type="float">
            <text:p>12.6</text:p>
          </table:table-cell>
          <table:table-cell office:value-type="float" office:value="387.33" calcext:value-type="float">
            <text:p>387.33</text:p>
          </table:table-cell>
          <table:table-cell office:value-type="float" office:value="32.89" calcext:value-type="float">
            <text:p>32.89</text:p>
          </table:table-cell>
          <table:table-cell office:value-type="float" office:value="387.33" calcext:value-type="float">
            <text:p>387.33</text:p>
          </table:table-cell>
          <table:table-cell office:value-type="float" office:value="32.89" calcext:value-type="float">
            <text:p>32.89</text:p>
          </table:table-cell>
          <table:table-cell/>
          <table:table-cell table:formula="of:=[.C86]+[.L85]" office:value-type="float" office:value="1988.16666666667" calcext:value-type="float">
            <text:p>1988.16666666667</text:p>
          </table:table-cell>
          <table:table-cell table:formula="of:=[.M85]+[.E86]" office:value-type="float" office:value="1022.47" calcext:value-type="float">
            <text:p>1022.47</text:p>
          </table:table-cell>
          <table:table-cell table:formula="of:=[.N85]+[.G86]" office:value-type="float" office:value="1687.65" calcext:value-type="float">
            <text:p>1687.65</text:p>
          </table:table-cell>
          <table:table-cell table:formula="of:=[.O85]+[.I86]" office:value-type="float" office:value="1674.43" calcext:value-type="float">
            <text:p>1674.43</text:p>
          </table:table-cell>
          <table:table-cell/>
          <table:table-cell table:formula="of:=ABS([.$L86]-[.M86])" office:value-type="float" office:value="965.696666666667" calcext:value-type="float">
            <text:p>965.696666666667</text:p>
          </table:table-cell>
          <table:table-cell table:formula="of:=ABS([.$L86]-[.N86])" office:value-type="float" office:value="300.516666666667" calcext:value-type="float">
            <text:p>300.516666666667</text:p>
          </table:table-cell>
          <table:table-cell table:formula="of:=ABS([.$L86]-[.O86])" office:value-type="float" office:value="313.736666666667" calcext:value-type="float">
            <text:p>313.7366666666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float" office:value="14.142135623731" calcext:value-type="float">
            <text:p>14.142135623731</text:p>
          </table:table-cell>
          <table:table-cell office:value-type="float" office:value="176.02" calcext:value-type="float">
            <text:p>176.02</text:p>
          </table:table-cell>
          <table:table-cell office:value-type="float" office:value="10.71" calcext:value-type="float">
            <text:p>10.71</text:p>
          </table:table-cell>
          <table:table-cell office:value-type="float" office:value="304.29" calcext:value-type="float">
            <text:p>304.29</text:p>
          </table:table-cell>
          <table:table-cell office:value-type="float" office:value="25.53" calcext:value-type="float">
            <text:p>25.53</text:p>
          </table:table-cell>
          <table:table-cell office:value-type="float" office:value="304.17" calcext:value-type="float">
            <text:p>304.17</text:p>
          </table:table-cell>
          <table:table-cell office:value-type="float" office:value="25.58" calcext:value-type="float">
            <text:p>25.58</text:p>
          </table:table-cell>
          <table:table-cell/>
          <table:table-cell table:formula="of:=[.C87]+[.L86]" office:value-type="float" office:value="2357.16666666667" calcext:value-type="float">
            <text:p>2357.16666666667</text:p>
          </table:table-cell>
          <table:table-cell table:formula="of:=[.M86]+[.E87]" office:value-type="float" office:value="1198.49" calcext:value-type="float">
            <text:p>1198.49</text:p>
          </table:table-cell>
          <table:table-cell table:formula="of:=[.N86]+[.G87]" office:value-type="float" office:value="1991.94" calcext:value-type="float">
            <text:p>1991.94</text:p>
          </table:table-cell>
          <table:table-cell table:formula="of:=[.O86]+[.I87]" office:value-type="float" office:value="1978.6" calcext:value-type="float">
            <text:p>1978.6</text:p>
          </table:table-cell>
          <table:table-cell/>
          <table:table-cell table:formula="of:=ABS([.$L87]-[.M87])" office:value-type="float" office:value="1158.67666666667" calcext:value-type="float">
            <text:p>1158.67666666667</text:p>
          </table:table-cell>
          <table:table-cell table:formula="of:=ABS([.$L87]-[.N87])" office:value-type="float" office:value="365.226666666667" calcext:value-type="float">
            <text:p>365.226666666667</text:p>
          </table:table-cell>
          <table:table-cell table:formula="of:=ABS([.$L87]-[.O87])" office:value-type="float" office:value="378.566666666667" calcext:value-type="float">
            <text:p>378.56666666666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float" office:value="73.5391052434009" calcext:value-type="float">
            <text:p>73.5391052434009</text:p>
          </table:table-cell>
          <table:table-cell office:value-type="float" office:value="123.21" calcext:value-type="float">
            <text:p>123.21</text:p>
          </table:table-cell>
          <table:table-cell office:value-type="float" office:value="5.51" calcext:value-type="float">
            <text:p>5.51</text:p>
          </table:table-cell>
          <table:table-cell office:value-type="float" office:value="198.67" calcext:value-type="float">
            <text:p>198.67</text:p>
          </table:table-cell>
          <table:table-cell office:value-type="float" office:value="16.29" calcext:value-type="float">
            <text:p>16.29</text:p>
          </table:table-cell>
          <table:table-cell office:value-type="float" office:value="198.64" calcext:value-type="float">
            <text:p>198.64</text:p>
          </table:table-cell>
          <table:table-cell office:value-type="float" office:value="16.28" calcext:value-type="float">
            <text:p>16.28</text:p>
          </table:table-cell>
          <table:table-cell/>
          <table:table-cell table:formula="of:=[.C88]+[.L87]" office:value-type="float" office:value="2580.16666666667" calcext:value-type="float">
            <text:p>2580.16666666667</text:p>
          </table:table-cell>
          <table:table-cell table:formula="of:=[.M87]+[.E88]" office:value-type="float" office:value="1321.7" calcext:value-type="float">
            <text:p>1321.7</text:p>
          </table:table-cell>
          <table:table-cell table:formula="of:=[.N87]+[.G88]" office:value-type="float" office:value="2190.61" calcext:value-type="float">
            <text:p>2190.61</text:p>
          </table:table-cell>
          <table:table-cell table:formula="of:=[.O87]+[.I88]" office:value-type="float" office:value="2177.24" calcext:value-type="float">
            <text:p>2177.24</text:p>
          </table:table-cell>
          <table:table-cell/>
          <table:table-cell table:formula="of:=ABS([.$L88]-[.M88])" office:value-type="float" office:value="1258.46666666667" calcext:value-type="float">
            <text:p>1258.46666666667</text:p>
          </table:table-cell>
          <table:table-cell table:formula="of:=ABS([.$L88]-[.N88])" office:value-type="float" office:value="389.556666666667" calcext:value-type="float">
            <text:p>389.556666666667</text:p>
          </table:table-cell>
          <table:table-cell table:formula="of:=ABS([.$L88]-[.O88])" office:value-type="float" office:value="402.926666666667" calcext:value-type="float">
            <text:p>402.92666666666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9.5" calcext:value-type="float">
            <text:p>139.5</text:p>
          </table:table-cell>
          <table:table-cell office:value-type="float" office:value="36.0624458405139" calcext:value-type="float">
            <text:p>36.0624458405139</text:p>
          </table:table-cell>
          <table:table-cell office:value-type="float" office:value="74.99" calcext:value-type="float">
            <text:p>74.99</text:p>
          </table:table-cell>
          <table:table-cell office:value-type="float" office:value="3.17" calcext:value-type="float">
            <text:p>3.17</text:p>
          </table:table-cell>
          <table:table-cell office:value-type="float" office:value="102.85" calcext:value-type="float">
            <text:p>102.85</text:p>
          </table:table-cell>
          <table:table-cell office:value-type="float" office:value="6.01" calcext:value-type="float">
            <text:p>6.01</text:p>
          </table:table-cell>
          <table:table-cell office:value-type="float" office:value="95.5" calcext:value-type="float">
            <text:p>95.5</text:p>
          </table:table-cell>
          <table:table-cell office:value-type="float" office:value="5.83" calcext:value-type="float">
            <text:p>5.83</text:p>
          </table:table-cell>
          <table:table-cell/>
          <table:table-cell table:formula="of:=[.C89]+[.L88]" office:value-type="float" office:value="2719.66666666667" calcext:value-type="float">
            <text:p>2719.66666666667</text:p>
          </table:table-cell>
          <table:table-cell table:formula="of:=[.M88]+[.E89]" office:value-type="float" office:value="1396.69" calcext:value-type="float">
            <text:p>1396.69</text:p>
          </table:table-cell>
          <table:table-cell table:formula="of:=[.N88]+[.G89]" office:value-type="float" office:value="2293.46" calcext:value-type="float">
            <text:p>2293.46</text:p>
          </table:table-cell>
          <table:table-cell table:formula="of:=[.O88]+[.I89]" office:value-type="float" office:value="2272.74" calcext:value-type="float">
            <text:p>2272.74</text:p>
          </table:table-cell>
          <table:table-cell/>
          <table:table-cell table:formula="of:=ABS([.$L89]-[.M89])" office:value-type="float" office:value="1322.97666666667" calcext:value-type="float">
            <text:p>1322.97666666667</text:p>
          </table:table-cell>
          <table:table-cell table:formula="of:=ABS([.$L89]-[.N89])" office:value-type="float" office:value="426.206666666667" calcext:value-type="float">
            <text:p>426.206666666667</text:p>
          </table:table-cell>
          <table:table-cell table:formula="of:=ABS([.$L89]-[.O89])" office:value-type="float" office:value="446.926666666667" calcext:value-type="float">
            <text:p>446.9266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.5" calcext:value-type="float">
            <text:p>58.5</text:p>
          </table:table-cell>
          <table:table-cell office:value-type="float" office:value="2.12132034355964" calcext:value-type="float">
            <text:p>2.12132034355964</text:p>
          </table:table-cell>
          <table:table-cell office:value-type="float" office:value="37.72" calcext:value-type="float">
            <text:p>37.72</text:p>
          </table:table-cell>
          <table:table-cell office:value-type="float" office:value="2.87" calcext:value-type="float">
            <text:p>2.87</text:p>
          </table:table-cell>
          <table:table-cell office:value-type="float" office:value="43.06" calcext:value-type="float">
            <text:p>43.06</text:p>
          </table:table-cell>
          <table:table-cell office:value-type="float" office:value="3.7" calcext:value-type="float">
            <text:p>3.7</text:p>
          </table:table-cell>
          <table:table-cell office:value-type="float" office:value="37.72" calcext:value-type="float">
            <text:p>37.72</text:p>
          </table:table-cell>
          <table:table-cell office:value-type="float" office:value="2.87" calcext:value-type="float">
            <text:p>2.87</text:p>
          </table:table-cell>
          <table:table-cell/>
          <table:table-cell table:formula="of:=[.C90]+[.L89]" office:value-type="float" office:value="2778.16666666667" calcext:value-type="float">
            <text:p>2778.16666666667</text:p>
          </table:table-cell>
          <table:table-cell table:formula="of:=[.M89]+[.E90]" office:value-type="float" office:value="1434.41" calcext:value-type="float">
            <text:p>1434.41</text:p>
          </table:table-cell>
          <table:table-cell table:formula="of:=[.N89]+[.G90]" office:value-type="float" office:value="2336.52" calcext:value-type="float">
            <text:p>2336.52</text:p>
          </table:table-cell>
          <table:table-cell table:formula="of:=[.O89]+[.I90]" office:value-type="float" office:value="2310.46" calcext:value-type="float">
            <text:p>2310.46</text:p>
          </table:table-cell>
          <table:table-cell/>
          <table:table-cell table:formula="of:=ABS([.$L90]-[.M90])" office:value-type="float" office:value="1343.75666666667" calcext:value-type="float">
            <text:p>1343.75666666667</text:p>
          </table:table-cell>
          <table:table-cell table:formula="of:=ABS([.$L90]-[.N90])" office:value-type="float" office:value="441.646666666667" calcext:value-type="float">
            <text:p>441.646666666667</text:p>
          </table:table-cell>
          <table:table-cell table:formula="of:=ABS([.$L90]-[.O90])" office:value-type="float" office:value="467.706666666667" calcext:value-type="float">
            <text:p>467.70666666666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6.04" calcext:value-type="float">
            <text:p>26.04</text:p>
          </table:table-cell>
          <table:table-cell office:value-type="float" office:value="2.12" calcext:value-type="float">
            <text:p>2.12</text:p>
          </table:table-cell>
          <table:table-cell office:value-type="float" office:value="26.75" calcext:value-type="float">
            <text:p>26.75</text:p>
          </table:table-cell>
          <table:table-cell office:value-type="float" office:value="2.15" calcext:value-type="float">
            <text:p>2.15</text:p>
          </table:table-cell>
          <table:table-cell office:value-type="float" office:value="26.04" calcext:value-type="float">
            <text:p>26.04</text:p>
          </table:table-cell>
          <table:table-cell office:value-type="float" office:value="2.12" calcext:value-type="float">
            <text:p>2.12</text:p>
          </table:table-cell>
          <table:table-cell/>
          <table:table-cell table:formula="of:=[.C91]+[.L90]" office:value-type="float" office:value="2814.16666666667" calcext:value-type="float">
            <text:p>2814.16666666667</text:p>
          </table:table-cell>
          <table:table-cell table:formula="of:=[.M90]+[.E91]" office:value-type="float" office:value="1460.45" calcext:value-type="float">
            <text:p>1460.45</text:p>
          </table:table-cell>
          <table:table-cell table:formula="of:=[.N90]+[.G91]" office:value-type="float" office:value="2363.27" calcext:value-type="float">
            <text:p>2363.27</text:p>
          </table:table-cell>
          <table:table-cell table:formula="of:=[.O90]+[.I91]" office:value-type="float" office:value="2336.5" calcext:value-type="float">
            <text:p>2336.5</text:p>
          </table:table-cell>
          <table:table-cell/>
          <table:table-cell table:formula="of:=ABS([.$L91]-[.M91])" office:value-type="float" office:value="1353.71666666667" calcext:value-type="float">
            <text:p>1353.71666666667</text:p>
          </table:table-cell>
          <table:table-cell table:formula="of:=ABS([.$L91]-[.N91])" office:value-type="float" office:value="450.896666666667" calcext:value-type="float">
            <text:p>450.896666666667</text:p>
          </table:table-cell>
          <table:table-cell table:formula="of:=ABS([.$L91]-[.O91])" office:value-type="float" office:value="477.666666666667" calcext:value-type="float">
            <text:p>477.666666666667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  <table:table-cell table:number-columns-repeated="5"/>
          <table:table-cell table:style-name="ce1" office:value-type="string" calcext:value-type="string">
            <text:p>K-S test</text:p>
          </table:table-cell>
          <table:table-cell table:style-name="ce1" table:formula="of:=MAX([.Q80:.Q91])" office:value-type="float" office:value="1353.71666666667" calcext:value-type="float">
            <text:p>1353.71666666667</text:p>
          </table:table-cell>
          <table:table-cell table:style-name="ce6" table:formula="of:=MAX([.R80:.R91])" office:value-type="float" office:value="450.896666666667" calcext:value-type="float">
            <text:p>450.896666666667</text:p>
          </table:table-cell>
          <table:table-cell table:style-name="ce1" table:formula="of:=MAX([.S80:.S91])" office:value-type="float" office:value="477.666666666667" calcext:value-type="float">
            <text:p>477.666666666667</text:p>
          </table:table-cell>
        </table:table-row>
        <table:table-row table:style-name="ro1">
          <table:table-cell office:value-type="string" calcext:value-type="string">
            <text:p>https://pvoutput.org/summary.jsp?id=7321&amp;sid=587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.35889894354067" calcext:value-type="float">
            <text:p>4.35889894354067</text:p>
          </table:table-cell>
          <table:table-cell office:value-type="float" office:value="64.31" calcext:value-type="float">
            <text:p>64.31</text:p>
          </table:table-cell>
          <table:table-cell office:value-type="float" office:value="9.3" calcext:value-type="float">
            <text:p>9.3</text:p>
          </table:table-cell>
          <table:table-cell office:value-type="float" office:value="73.93" calcext:value-type="float">
            <text:p>73.93</text:p>
          </table:table-cell>
          <table:table-cell office:value-type="float" office:value="10.62" calcext:value-type="float">
            <text:p>10.62</text:p>
          </table:table-cell>
          <table:table-cell office:value-type="float" office:value="67.38" calcext:value-type="float">
            <text:p>67.38</text:p>
          </table:table-cell>
          <table:table-cell office:value-type="float" office:value="9.46" calcext:value-type="float">
            <text:p>9.46</text:p>
          </table:table-cell>
          <table:table-cell/>
          <table:table-cell table:formula="of:=[.C93]" office:value-type="float" office:value="45" calcext:value-type="float">
            <text:p>45</text:p>
          </table:table-cell>
          <table:table-cell table:formula="of:=[.E93]" office:value-type="float" office:value="64.31" calcext:value-type="float">
            <text:p>64.31</text:p>
          </table:table-cell>
          <table:table-cell table:formula="of:=[.G93]" office:value-type="float" office:value="73.93" calcext:value-type="float">
            <text:p>73.93</text:p>
          </table:table-cell>
          <table:table-cell table:formula="of:=[.I93]" office:value-type="float" office:value="67.38" calcext:value-type="float">
            <text:p>67.38</text:p>
          </table:table-cell>
          <table:table-cell/>
          <table:table-cell table:formula="of:=ABS([.$L93]-[.M93])" office:value-type="float" office:value="19.31" calcext:value-type="float">
            <text:p>19.31</text:p>
          </table:table-cell>
          <table:table-cell table:formula="of:=ABS([.$L93]-[.N93])" office:value-type="float" office:value="28.93" calcext:value-type="float">
            <text:p>28.93</text:p>
          </table:table-cell>
          <table:table-cell table:formula="of:=ABS([.$L93]-[.O93])" office:value-type="float" office:value="22.38" calcext:value-type="float">
            <text:p>22.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8.6666666666667" calcext:value-type="float">
            <text:p>98.6666666666667</text:p>
          </table:table-cell>
          <table:table-cell office:value-type="float" office:value="12.0138808606267" calcext:value-type="float">
            <text:p>12.0138808606267</text:p>
          </table:table-cell>
          <table:table-cell office:value-type="float" office:value="90.6" calcext:value-type="float">
            <text:p>90.6</text:p>
          </table:table-cell>
          <table:table-cell office:value-type="float" office:value="20.76" calcext:value-type="float">
            <text:p>20.76</text:p>
          </table:table-cell>
          <table:table-cell office:value-type="float" office:value="106.81" calcext:value-type="float">
            <text:p>106.81</text:p>
          </table:table-cell>
          <table:table-cell office:value-type="float" office:value="25.06" calcext:value-type="float">
            <text:p>25.06</text:p>
          </table:table-cell>
          <table:table-cell office:value-type="float" office:value="101.35" calcext:value-type="float">
            <text:p>101.35</text:p>
          </table:table-cell>
          <table:table-cell office:value-type="float" office:value="23.65" calcext:value-type="float">
            <text:p>23.65</text:p>
          </table:table-cell>
          <table:table-cell/>
          <table:table-cell table:formula="of:=[.C94]+[.L93]" office:value-type="float" office:value="143.666666666667" calcext:value-type="float">
            <text:p>143.666666666667</text:p>
          </table:table-cell>
          <table:table-cell table:formula="of:=[.M93]+[.E94]" office:value-type="float" office:value="154.91" calcext:value-type="float">
            <text:p>154.91</text:p>
          </table:table-cell>
          <table:table-cell table:formula="of:=[.N93]+[.G94]" office:value-type="float" office:value="180.74" calcext:value-type="float">
            <text:p>180.74</text:p>
          </table:table-cell>
          <table:table-cell table:formula="of:=[.O93]+[.I94]" office:value-type="float" office:value="168.73" calcext:value-type="float">
            <text:p>168.73</text:p>
          </table:table-cell>
          <table:table-cell/>
          <table:table-cell table:formula="of:=ABS([.$L94]-[.M94])" office:value-type="float" office:value="11.2433333333333" calcext:value-type="float">
            <text:p>11.2433333333333</text:p>
          </table:table-cell>
          <table:table-cell table:formula="of:=ABS([.$L94]-[.N94])" office:value-type="float" office:value="37.0733333333333" calcext:value-type="float">
            <text:p>37.0733333333333</text:p>
          </table:table-cell>
          <table:table-cell table:formula="of:=ABS([.$L94]-[.O94])" office:value-type="float" office:value="25.0633333333333" calcext:value-type="float">
            <text:p>25.06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5.333333333333" calcext:value-type="float">
            <text:p>165.333333333333</text:p>
          </table:table-cell>
          <table:table-cell office:value-type="float" office:value="33.501243758006" calcext:value-type="float">
            <text:p>33.501243758006</text:p>
          </table:table-cell>
          <table:table-cell office:value-type="float" office:value="168.36" calcext:value-type="float">
            <text:p>168.36</text:p>
          </table:table-cell>
          <table:table-cell office:value-type="float" office:value="33.71" calcext:value-type="float">
            <text:p>33.71</text:p>
          </table:table-cell>
          <table:table-cell office:value-type="float" office:value="184.88" calcext:value-type="float">
            <text:p>184.88</text:p>
          </table:table-cell>
          <table:table-cell office:value-type="float" office:value="37.78" calcext:value-type="float">
            <text:p>37.78</text:p>
          </table:table-cell>
          <table:table-cell office:value-type="float" office:value="182.84" calcext:value-type="float">
            <text:p>182.84</text:p>
          </table:table-cell>
          <table:table-cell office:value-type="float" office:value="37.4" calcext:value-type="float">
            <text:p>37.4</text:p>
          </table:table-cell>
          <table:table-cell/>
          <table:table-cell table:formula="of:=[.C95]+[.L94]" office:value-type="float" office:value="309" calcext:value-type="float">
            <text:p>309</text:p>
          </table:table-cell>
          <table:table-cell table:formula="of:=[.M94]+[.E95]" office:value-type="float" office:value="323.27" calcext:value-type="float">
            <text:p>323.27</text:p>
          </table:table-cell>
          <table:table-cell table:formula="of:=[.N94]+[.G95]" office:value-type="float" office:value="365.62" calcext:value-type="float">
            <text:p>365.62</text:p>
          </table:table-cell>
          <table:table-cell table:formula="of:=[.O94]+[.I95]" office:value-type="float" office:value="351.57" calcext:value-type="float">
            <text:p>351.57</text:p>
          </table:table-cell>
          <table:table-cell/>
          <table:table-cell table:formula="of:=ABS([.$L95]-[.M95])" office:value-type="float" office:value="14.27" calcext:value-type="float">
            <text:p>14.27</text:p>
          </table:table-cell>
          <table:table-cell table:formula="of:=ABS([.$L95]-[.N95])" office:value-type="float" office:value="56.62" calcext:value-type="float">
            <text:p>56.62</text:p>
          </table:table-cell>
          <table:table-cell table:formula="of:=ABS([.$L95]-[.O95])" office:value-type="float" office:value="42.57" calcext:value-type="float">
            <text:p>42.5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0.333333333333" calcext:value-type="float">
            <text:p>240.333333333333</text:p>
          </table:table-cell>
          <table:table-cell office:value-type="float" office:value="28.7460142164672" calcext:value-type="float">
            <text:p>28.7460142164672</text:p>
          </table:table-cell>
          <table:table-cell office:value-type="float" office:value="229.56" calcext:value-type="float">
            <text:p>229.56</text:p>
          </table:table-cell>
          <table:table-cell office:value-type="float" office:value="31.64" calcext:value-type="float">
            <text:p>31.64</text:p>
          </table:table-cell>
          <table:table-cell office:value-type="float" office:value="246.21" calcext:value-type="float">
            <text:p>246.21</text:p>
          </table:table-cell>
          <table:table-cell office:value-type="float" office:value="34.03" calcext:value-type="float">
            <text:p>34.03</text:p>
          </table:table-cell>
          <table:table-cell office:value-type="float" office:value="246.2" calcext:value-type="float">
            <text:p>246.2</text:p>
          </table:table-cell>
          <table:table-cell office:value-type="float" office:value="34.02" calcext:value-type="float">
            <text:p>34.02</text:p>
          </table:table-cell>
          <table:table-cell/>
          <table:table-cell table:formula="of:=[.C96]+[.L95]" office:value-type="float" office:value="549.333333333333" calcext:value-type="float">
            <text:p>549.333333333333</text:p>
          </table:table-cell>
          <table:table-cell table:formula="of:=[.M95]+[.E96]" office:value-type="float" office:value="552.83" calcext:value-type="float">
            <text:p>552.83</text:p>
          </table:table-cell>
          <table:table-cell table:formula="of:=[.N95]+[.G96]" office:value-type="float" office:value="611.83" calcext:value-type="float">
            <text:p>611.83</text:p>
          </table:table-cell>
          <table:table-cell table:formula="of:=[.O95]+[.I96]" office:value-type="float" office:value="597.77" calcext:value-type="float">
            <text:p>597.77</text:p>
          </table:table-cell>
          <table:table-cell/>
          <table:table-cell table:formula="of:=ABS([.$L96]-[.M96])" office:value-type="float" office:value="3.49666666666656" calcext:value-type="float">
            <text:p>3.49666666666656</text:p>
          </table:table-cell>
          <table:table-cell table:formula="of:=ABS([.$L96]-[.N96])" office:value-type="float" office:value="62.4966666666667" calcext:value-type="float">
            <text:p>62.4966666666667</text:p>
          </table:table-cell>
          <table:table-cell table:formula="of:=ABS([.$L96]-[.O96])" office:value-type="float" office:value="48.4366666666666" calcext:value-type="float">
            <text:p>48.436666666666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19.313207915828" calcext:value-type="float">
            <text:p>19.313207915828</text:p>
          </table:table-cell>
          <table:table-cell office:value-type="float" office:value="240.16" calcext:value-type="float">
            <text:p>240.16</text:p>
          </table:table-cell>
          <table:table-cell office:value-type="float" office:value="16.71" calcext:value-type="float">
            <text:p>16.71</text:p>
          </table:table-cell>
          <table:table-cell office:value-type="float" office:value="254.38" calcext:value-type="float">
            <text:p>254.38</text:p>
          </table:table-cell>
          <table:table-cell office:value-type="float" office:value="17.79" calcext:value-type="float">
            <text:p>17.79</text:p>
          </table:table-cell>
          <table:table-cell office:value-type="float" office:value="254.38" calcext:value-type="float">
            <text:p>254.38</text:p>
          </table:table-cell>
          <table:table-cell office:value-type="float" office:value="17.79" calcext:value-type="float">
            <text:p>17.79</text:p>
          </table:table-cell>
          <table:table-cell/>
          <table:table-cell table:formula="of:=[.C97]+[.L96]" office:value-type="float" office:value="858.333333333333" calcext:value-type="float">
            <text:p>858.333333333333</text:p>
          </table:table-cell>
          <table:table-cell table:formula="of:=[.M96]+[.E97]" office:value-type="float" office:value="792.99" calcext:value-type="float">
            <text:p>792.99</text:p>
          </table:table-cell>
          <table:table-cell table:formula="of:=[.N96]+[.G97]" office:value-type="float" office:value="866.21" calcext:value-type="float">
            <text:p>866.21</text:p>
          </table:table-cell>
          <table:table-cell table:formula="of:=[.O96]+[.I97]" office:value-type="float" office:value="852.15" calcext:value-type="float">
            <text:p>852.15</text:p>
          </table:table-cell>
          <table:table-cell/>
          <table:table-cell table:formula="of:=ABS([.$L97]-[.M97])" office:value-type="float" office:value="65.3433333333335" calcext:value-type="float">
            <text:p>65.3433333333335</text:p>
          </table:table-cell>
          <table:table-cell table:formula="of:=ABS([.$L97]-[.N97])" office:value-type="float" office:value="7.87666666666667" calcext:value-type="float">
            <text:p>7.87666666666667</text:p>
          </table:table-cell>
          <table:table-cell table:formula="of:=ABS([.$L97]-[.O97])" office:value-type="float" office:value="6.18333333333339" calcext:value-type="float">
            <text:p>6.1833333333333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20.952326839757" calcext:value-type="float">
            <text:p>20.952326839757</text:p>
          </table:table-cell>
          <table:table-cell office:value-type="float" office:value="247" calcext:value-type="float">
            <text:p>247</text:p>
          </table:table-cell>
          <table:table-cell office:value-type="float" office:value="28.77" calcext:value-type="float">
            <text:p>28.77</text:p>
          </table:table-cell>
          <table:table-cell office:value-type="float" office:value="262.45" calcext:value-type="float">
            <text:p>262.45</text:p>
          </table:table-cell>
          <table:table-cell office:value-type="float" office:value="32.3" calcext:value-type="float">
            <text:p>32.3</text:p>
          </table:table-cell>
          <table:table-cell office:value-type="float" office:value="262.45" calcext:value-type="float">
            <text:p>262.45</text:p>
          </table:table-cell>
          <table:table-cell office:value-type="float" office:value="32.3" calcext:value-type="float">
            <text:p>32.3</text:p>
          </table:table-cell>
          <table:table-cell/>
          <table:table-cell table:formula="of:=[.C98]+[.L97]" office:value-type="float" office:value="1143.33333333333" calcext:value-type="float">
            <text:p>1143.33333333333</text:p>
          </table:table-cell>
          <table:table-cell table:formula="of:=[.M97]+[.E98]" office:value-type="float" office:value="1039.99" calcext:value-type="float">
            <text:p>1039.99</text:p>
          </table:table-cell>
          <table:table-cell table:formula="of:=[.N97]+[.G98]" office:value-type="float" office:value="1128.66" calcext:value-type="float">
            <text:p>1128.66</text:p>
          </table:table-cell>
          <table:table-cell table:formula="of:=[.O97]+[.I98]" office:value-type="float" office:value="1114.6" calcext:value-type="float">
            <text:p>1114.6</text:p>
          </table:table-cell>
          <table:table-cell/>
          <table:table-cell table:formula="of:=ABS([.$L98]-[.M98])" office:value-type="float" office:value="103.343333333334" calcext:value-type="float">
            <text:p>103.343333333334</text:p>
          </table:table-cell>
          <table:table-cell table:formula="of:=ABS([.$L98]-[.N98])" office:value-type="float" office:value="14.6733333333334" calcext:value-type="float">
            <text:p>14.6733333333334</text:p>
          </table:table-cell>
          <table:table-cell table:formula="of:=ABS([.$L98]-[.O98])" office:value-type="float" office:value="28.7333333333336" calcext:value-type="float">
            <text:p>28.733333333333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03.333333333333" calcext:value-type="float">
            <text:p>303.333333333333</text:p>
          </table:table-cell>
          <table:table-cell office:value-type="float" office:value="21.5019378971602" calcext:value-type="float">
            <text:p>21.5019378971602</text:p>
          </table:table-cell>
          <table:table-cell office:value-type="float" office:value="249.29" calcext:value-type="float">
            <text:p>249.29</text:p>
          </table:table-cell>
          <table:table-cell office:value-type="float" office:value="20.75" calcext:value-type="float">
            <text:p>20.75</text:p>
          </table:table-cell>
          <table:table-cell office:value-type="float" office:value="266.18" calcext:value-type="float">
            <text:p>266.18</text:p>
          </table:table-cell>
          <table:table-cell office:value-type="float" office:value="22.61" calcext:value-type="float">
            <text:p>22.61</text:p>
          </table:table-cell>
          <table:table-cell office:value-type="float" office:value="266.18" calcext:value-type="float">
            <text:p>266.18</text:p>
          </table:table-cell>
          <table:table-cell office:value-type="float" office:value="22.61" calcext:value-type="float">
            <text:p>22.61</text:p>
          </table:table-cell>
          <table:table-cell/>
          <table:table-cell table:formula="of:=[.C99]+[.L98]" office:value-type="float" office:value="1446.66666666667" calcext:value-type="float">
            <text:p>1446.66666666667</text:p>
          </table:table-cell>
          <table:table-cell table:formula="of:=[.M98]+[.E99]" office:value-type="float" office:value="1289.28" calcext:value-type="float">
            <text:p>1289.28</text:p>
          </table:table-cell>
          <table:table-cell table:formula="of:=[.N98]+[.G99]" office:value-type="float" office:value="1394.84" calcext:value-type="float">
            <text:p>1394.84</text:p>
          </table:table-cell>
          <table:table-cell table:formula="of:=[.O98]+[.I99]" office:value-type="float" office:value="1380.78" calcext:value-type="float">
            <text:p>1380.78</text:p>
          </table:table-cell>
          <table:table-cell/>
          <table:table-cell table:formula="of:=ABS([.$L99]-[.M99])" office:value-type="float" office:value="157.386666666667" calcext:value-type="float">
            <text:p>157.386666666667</text:p>
          </table:table-cell>
          <table:table-cell table:formula="of:=ABS([.$L99]-[.N99])" office:value-type="float" office:value="51.8266666666666" calcext:value-type="float">
            <text:p>51.8266666666666</text:p>
          </table:table-cell>
          <table:table-cell table:formula="of:=ABS([.$L99]-[.O99])" office:value-type="float" office:value="65.8866666666668" calcext:value-type="float">
            <text:p>65.88666666666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2.333333333333" calcext:value-type="float">
            <text:p>262.333333333333</text:p>
          </table:table-cell>
          <table:table-cell office:value-type="float" office:value="7.23417813807024" calcext:value-type="float">
            <text:p>7.23417813807024</text:p>
          </table:table-cell>
          <table:table-cell office:value-type="float" office:value="221.77" calcext:value-type="float">
            <text:p>221.77</text:p>
          </table:table-cell>
          <table:table-cell office:value-type="float" office:value="19.61" calcext:value-type="float">
            <text:p>19.61</text:p>
          </table:table-cell>
          <table:table-cell office:value-type="float" office:value="237.08" calcext:value-type="float">
            <text:p>237.08</text:p>
          </table:table-cell>
          <table:table-cell office:value-type="float" office:value="21.76" calcext:value-type="float">
            <text:p>21.76</text:p>
          </table:table-cell>
          <table:table-cell office:value-type="float" office:value="237.06" calcext:value-type="float">
            <text:p>237.06</text:p>
          </table:table-cell>
          <table:table-cell office:value-type="float" office:value="21.76" calcext:value-type="float">
            <text:p>21.76</text:p>
          </table:table-cell>
          <table:table-cell/>
          <table:table-cell table:formula="of:=[.C100]+[.L99]" office:value-type="float" office:value="1709" calcext:value-type="float">
            <text:p>1709</text:p>
          </table:table-cell>
          <table:table-cell table:formula="of:=[.M99]+[.E100]" office:value-type="float" office:value="1511.05" calcext:value-type="float">
            <text:p>1511.05</text:p>
          </table:table-cell>
          <table:table-cell table:formula="of:=[.N99]+[.G100]" office:value-type="float" office:value="1631.92" calcext:value-type="float">
            <text:p>1631.92</text:p>
          </table:table-cell>
          <table:table-cell table:formula="of:=[.O99]+[.I100]" office:value-type="float" office:value="1617.84" calcext:value-type="float">
            <text:p>1617.84</text:p>
          </table:table-cell>
          <table:table-cell/>
          <table:table-cell table:formula="of:=ABS([.$L100]-[.M100])" office:value-type="float" office:value="197.95" calcext:value-type="float">
            <text:p>197.95</text:p>
          </table:table-cell>
          <table:table-cell table:formula="of:=ABS([.$L100]-[.N100])" office:value-type="float" office:value="77.0799999999999" calcext:value-type="float">
            <text:p>77.0799999999999</text:p>
          </table:table-cell>
          <table:table-cell table:formula="of:=ABS([.$L100]-[.O100])" office:value-type="float" office:value="91.1600000000001" calcext:value-type="float">
            <text:p>91.16000000000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190.11" calcext:value-type="float">
            <text:p>190.11</text:p>
          </table:table-cell>
          <table:table-cell office:value-type="float" office:value="16.48" calcext:value-type="float">
            <text:p>16.48</text:p>
          </table:table-cell>
          <table:table-cell office:value-type="float" office:value="203.72" calcext:value-type="float">
            <text:p>203.72</text:p>
          </table:table-cell>
          <table:table-cell office:value-type="float" office:value="18.09" calcext:value-type="float">
            <text:p>18.09</text:p>
          </table:table-cell>
          <table:table-cell office:value-type="float" office:value="203.72" calcext:value-type="float">
            <text:p>203.72</text:p>
          </table:table-cell>
          <table:table-cell office:value-type="float" office:value="18.09" calcext:value-type="float">
            <text:p>18.09</text:p>
          </table:table-cell>
          <table:table-cell/>
          <table:table-cell table:formula="of:=[.C101]+[.L100]" office:value-type="float" office:value="1901" calcext:value-type="float">
            <text:p>1901</text:p>
          </table:table-cell>
          <table:table-cell table:formula="of:=[.M100]+[.E101]" office:value-type="float" office:value="1701.16" calcext:value-type="float">
            <text:p>1701.16</text:p>
          </table:table-cell>
          <table:table-cell table:formula="of:=[.N100]+[.G101]" office:value-type="float" office:value="1835.64" calcext:value-type="float">
            <text:p>1835.64</text:p>
          </table:table-cell>
          <table:table-cell table:formula="of:=[.O100]+[.I101]" office:value-type="float" office:value="1821.56" calcext:value-type="float">
            <text:p>1821.56</text:p>
          </table:table-cell>
          <table:table-cell/>
          <table:table-cell table:formula="of:=ABS([.$L101]-[.M101])" office:value-type="float" office:value="199.84" calcext:value-type="float">
            <text:p>199.84</text:p>
          </table:table-cell>
          <table:table-cell table:formula="of:=ABS([.$L101]-[.N101])" office:value-type="float" office:value="65.3599999999999" calcext:value-type="float">
            <text:p>65.3599999999999</text:p>
          </table:table-cell>
          <table:table-cell table:formula="of:=ABS([.$L101]-[.O101])" office:value-type="float" office:value="79.4400000000001" calcext:value-type="float">
            <text:p>79.440000000000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5.666666666667" calcext:value-type="float">
            <text:p>115.666666666667</text:p>
          </table:table-cell>
          <table:table-cell office:value-type="float" office:value="21.221058723196" calcext:value-type="float">
            <text:p>21.221058723196</text:p>
          </table:table-cell>
          <table:table-cell office:value-type="float" office:value="124.53" calcext:value-type="float">
            <text:p>124.53</text:p>
          </table:table-cell>
          <table:table-cell office:value-type="float" office:value="12.12" calcext:value-type="float">
            <text:p>12.12</text:p>
          </table:table-cell>
          <table:table-cell office:value-type="float" office:value="138.63" calcext:value-type="float">
            <text:p>138.63</text:p>
          </table:table-cell>
          <table:table-cell office:value-type="float" office:value="13.63" calcext:value-type="float">
            <text:p>13.63</text:p>
          </table:table-cell>
          <table:table-cell office:value-type="float" office:value="133.78" calcext:value-type="float">
            <text:p>133.78</text:p>
          </table:table-cell>
          <table:table-cell office:value-type="float" office:value="12.64" calcext:value-type="float">
            <text:p>12.64</text:p>
          </table:table-cell>
          <table:table-cell/>
          <table:table-cell table:formula="of:=[.C102]+[.L101]" office:value-type="float" office:value="2016.66666666667" calcext:value-type="float">
            <text:p>2016.66666666667</text:p>
          </table:table-cell>
          <table:table-cell table:formula="of:=[.M101]+[.E102]" office:value-type="float" office:value="1825.69" calcext:value-type="float">
            <text:p>1825.69</text:p>
          </table:table-cell>
          <table:table-cell table:formula="of:=[.N101]+[.G102]" office:value-type="float" office:value="1974.27" calcext:value-type="float">
            <text:p>1974.27</text:p>
          </table:table-cell>
          <table:table-cell table:formula="of:=[.O101]+[.I102]" office:value-type="float" office:value="1955.34" calcext:value-type="float">
            <text:p>1955.34</text:p>
          </table:table-cell>
          <table:table-cell/>
          <table:table-cell table:formula="of:=ABS([.$L102]-[.M102])" office:value-type="float" office:value="190.976666666667" calcext:value-type="float">
            <text:p>190.976666666667</text:p>
          </table:table-cell>
          <table:table-cell table:formula="of:=ABS([.$L102]-[.N102])" office:value-type="float" office:value="42.3966666666668" calcext:value-type="float">
            <text:p>42.3966666666668</text:p>
          </table:table-cell>
          <table:table-cell table:formula="of:=ABS([.$L102]-[.O102])" office:value-type="float" office:value="61.3266666666668" calcext:value-type="float">
            <text:p>61.326666666666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.6666666666667" calcext:value-type="float">
            <text:p>58.6666666666667</text:p>
          </table:table-cell>
          <table:table-cell office:value-type="float" office:value="2.88675134594813" calcext:value-type="float">
            <text:p>2.88675134594813</text:p>
          </table:table-cell>
          <table:table-cell office:value-type="float" office:value="65.58" calcext:value-type="float">
            <text:p>65.58</text:p>
          </table:table-cell>
          <table:table-cell office:value-type="float" office:value="14.41" calcext:value-type="float">
            <text:p>14.41</text:p>
          </table:table-cell>
          <table:table-cell office:value-type="float" office:value="86.2" calcext:value-type="float">
            <text:p>86.2</text:p>
          </table:table-cell>
          <table:table-cell office:value-type="float" office:value="18.83" calcext:value-type="float">
            <text:p>18.83</text:p>
          </table:table-cell>
          <table:table-cell office:value-type="float" office:value="78.1" calcext:value-type="float">
            <text:p>78.1</text:p>
          </table:table-cell>
          <table:table-cell office:value-type="float" office:value="16.92" calcext:value-type="float">
            <text:p>16.92</text:p>
          </table:table-cell>
          <table:table-cell/>
          <table:table-cell table:formula="of:=[.C103]+[.L102]" office:value-type="float" office:value="2075.33333333333" calcext:value-type="float">
            <text:p>2075.33333333333</text:p>
          </table:table-cell>
          <table:table-cell table:formula="of:=[.M102]+[.E103]" office:value-type="float" office:value="1891.27" calcext:value-type="float">
            <text:p>1891.27</text:p>
          </table:table-cell>
          <table:table-cell table:formula="of:=[.N102]+[.G103]" office:value-type="float" office:value="2060.47" calcext:value-type="float">
            <text:p>2060.47</text:p>
          </table:table-cell>
          <table:table-cell table:formula="of:=[.O102]+[.I103]" office:value-type="float" office:value="2033.44" calcext:value-type="float">
            <text:p>2033.44</text:p>
          </table:table-cell>
          <table:table-cell/>
          <table:table-cell table:formula="of:=ABS([.$L103]-[.M103])" office:value-type="float" office:value="184.063333333334" calcext:value-type="float">
            <text:p>184.063333333334</text:p>
          </table:table-cell>
          <table:table-cell table:formula="of:=ABS([.$L103]-[.N103])" office:value-type="float" office:value="14.8633333333337" calcext:value-type="float">
            <text:p>14.8633333333337</text:p>
          </table:table-cell>
          <table:table-cell table:formula="of:=ABS([.$L103]-[.O103])" office:value-type="float" office:value="41.8933333333337" calcext:value-type="float">
            <text:p>41.893333333333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1.52752523165195" calcext:value-type="float">
            <text:p>1.52752523165195</text:p>
          </table:table-cell>
          <table:table-cell office:value-type="float" office:value="57.91" calcext:value-type="float">
            <text:p>57.91</text:p>
          </table:table-cell>
          <table:table-cell office:value-type="float" office:value="9.88" calcext:value-type="float">
            <text:p>9.88</text:p>
          </table:table-cell>
          <table:table-cell office:value-type="float" office:value="74.55" calcext:value-type="float">
            <text:p>74.55</text:p>
          </table:table-cell>
          <table:table-cell office:value-type="float" office:value="13.45" calcext:value-type="float">
            <text:p>13.45</text:p>
          </table:table-cell>
          <table:table-cell office:value-type="float" office:value="66.36" calcext:value-type="float">
            <text:p>66.36</text:p>
          </table:table-cell>
          <table:table-cell office:value-type="float" office:value="11.52" calcext:value-type="float">
            <text:p>11.52</text:p>
          </table:table-cell>
          <table:table-cell/>
          <table:table-cell table:formula="of:=[.C104]+[.L103]" office:value-type="float" office:value="2112" calcext:value-type="float">
            <text:p>2112</text:p>
          </table:table-cell>
          <table:table-cell table:formula="of:=[.M103]+[.E104]" office:value-type="float" office:value="1949.18" calcext:value-type="float">
            <text:p>1949.18</text:p>
          </table:table-cell>
          <table:table-cell table:formula="of:=[.N103]+[.G104]" office:value-type="float" office:value="2135.02" calcext:value-type="float">
            <text:p>2135.02</text:p>
          </table:table-cell>
          <table:table-cell table:formula="of:=[.O103]+[.I104]" office:value-type="float" office:value="2099.8" calcext:value-type="float">
            <text:p>2099.8</text:p>
          </table:table-cell>
          <table:table-cell/>
          <table:table-cell table:formula="of:=ABS([.$L104]-[.M104])" office:value-type="float" office:value="162.82" calcext:value-type="float">
            <text:p>162.82</text:p>
          </table:table-cell>
          <table:table-cell table:formula="of:=ABS([.$L104]-[.N104])" office:value-type="float" office:value="23.02" calcext:value-type="float">
            <text:p>23.02</text:p>
          </table:table-cell>
          <table:table-cell table:formula="of:=ABS([.$L104]-[.O104])" office:value-type="float" office:value="12.2000000000003" calcext:value-type="float">
            <text:p>12.2000000000003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  <table:table-cell table:number-columns-repeated="5"/>
          <table:table-cell table:style-name="ce1" office:value-type="string" calcext:value-type="string">
            <text:p>K-S test</text:p>
          </table:table-cell>
          <table:table-cell table:style-name="ce1" table:formula="of:=MAX([.Q93:.Q104])" office:value-type="float" office:value="199.84" calcext:value-type="float">
            <text:p>199.84</text:p>
          </table:table-cell>
          <table:table-cell table:style-name="ce6" table:formula="of:=MAX([.R93:.R104])" office:value-type="float" office:value="77.0799999999999" calcext:value-type="float">
            <text:p>77.0799999999999</text:p>
          </table:table-cell>
          <table:table-cell table:style-name="ce1" table:formula="of:=MAX([.S93:.S104])" office:value-type="float" office:value="91.1600000000001" calcext:value-type="float">
            <text:p>91.1600000000001</text:p>
          </table:table-cell>
        </table:table-row>
        <table:table-row table:style-name="ro1">
          <table:table-cell office:value-type="string" calcext:value-type="string">
            <text:p>https://pvoutput.org/summary.jsp?id=7321&amp;sid=587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.81024967590665" calcext:value-type="float">
            <text:p>7.81024967590665</text:p>
          </table:table-cell>
          <table:table-cell office:value-type="float" office:value="70.03" calcext:value-type="float">
            <text:p>70.03</text:p>
          </table:table-cell>
          <table:table-cell office:value-type="float" office:value="9.48" calcext:value-type="float">
            <text:p>9.48</text:p>
          </table:table-cell>
          <table:table-cell office:value-type="float" office:value="71.47" calcext:value-type="float">
            <text:p>71.47</text:p>
          </table:table-cell>
          <table:table-cell office:value-type="float" office:value="9.66" calcext:value-type="float">
            <text:p>9.66</text:p>
          </table:table-cell>
          <table:table-cell office:value-type="float" office:value="71.47" calcext:value-type="float">
            <text:p>71.47</text:p>
          </table:table-cell>
          <table:table-cell office:value-type="float" office:value="9.66" calcext:value-type="float">
            <text:p>9.66</text:p>
          </table:table-cell>
          <table:table-cell/>
          <table:table-cell table:formula="of:=[.C106]" office:value-type="float" office:value="66" calcext:value-type="float">
            <text:p>66</text:p>
          </table:table-cell>
          <table:table-cell table:formula="of:=[.E106]" office:value-type="float" office:value="70.03" calcext:value-type="float">
            <text:p>70.03</text:p>
          </table:table-cell>
          <table:table-cell table:formula="of:=[.G106]" office:value-type="float" office:value="71.47" calcext:value-type="float">
            <text:p>71.47</text:p>
          </table:table-cell>
          <table:table-cell table:formula="of:=[.I106]" office:value-type="float" office:value="71.47" calcext:value-type="float">
            <text:p>71.47</text:p>
          </table:table-cell>
          <table:table-cell/>
          <table:table-cell table:formula="of:=ABS([.$L106]-[.M106])" office:value-type="float" office:value="4.03" calcext:value-type="float">
            <text:p>4.03</text:p>
          </table:table-cell>
          <table:table-cell table:formula="of:=ABS([.$L106]-[.N106])" office:value-type="float" office:value="5.47" calcext:value-type="float">
            <text:p>5.47</text:p>
          </table:table-cell>
          <table:table-cell table:formula="of:=ABS([.$L106]-[.O106])" office:value-type="float" office:value="5.47" calcext:value-type="float">
            <text:p>5.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7.666666666667" calcext:value-type="float">
            <text:p>127.666666666667</text:p>
          </table:table-cell>
          <table:table-cell office:value-type="float" office:value="19.731531449265" calcext:value-type="float">
            <text:p>19.731531449265</text:p>
          </table:table-cell>
          <table:table-cell office:value-type="float" office:value="102.85" calcext:value-type="float">
            <text:p>102.85</text:p>
          </table:table-cell>
          <table:table-cell office:value-type="float" office:value="22.46" calcext:value-type="float">
            <text:p>22.46</text:p>
          </table:table-cell>
          <table:table-cell office:value-type="float" office:value="105.58" calcext:value-type="float">
            <text:p>105.58</text:p>
          </table:table-cell>
          <table:table-cell office:value-type="float" office:value="23.07" calcext:value-type="float">
            <text:p>23.07</text:p>
          </table:table-cell>
          <table:table-cell office:value-type="float" office:value="105.58" calcext:value-type="float">
            <text:p>105.58</text:p>
          </table:table-cell>
          <table:table-cell office:value-type="float" office:value="23.07" calcext:value-type="float">
            <text:p>23.07</text:p>
          </table:table-cell>
          <table:table-cell/>
          <table:table-cell table:formula="of:=[.C107]+[.L106]" office:value-type="float" office:value="193.666666666667" calcext:value-type="float">
            <text:p>193.666666666667</text:p>
          </table:table-cell>
          <table:table-cell table:formula="of:=[.M106]+[.E107]" office:value-type="float" office:value="172.88" calcext:value-type="float">
            <text:p>172.88</text:p>
          </table:table-cell>
          <table:table-cell table:formula="of:=[.N106]+[.G107]" office:value-type="float" office:value="177.05" calcext:value-type="float">
            <text:p>177.05</text:p>
          </table:table-cell>
          <table:table-cell table:formula="of:=[.O106]+[.I107]" office:value-type="float" office:value="177.05" calcext:value-type="float">
            <text:p>177.05</text:p>
          </table:table-cell>
          <table:table-cell/>
          <table:table-cell table:formula="of:=ABS([.$L107]-[.M107])" office:value-type="float" office:value="20.7866666666667" calcext:value-type="float">
            <text:p>20.7866666666667</text:p>
          </table:table-cell>
          <table:table-cell table:formula="of:=ABS([.$L107]-[.N107])" office:value-type="float" office:value="16.6166666666667" calcext:value-type="float">
            <text:p>16.6166666666667</text:p>
          </table:table-cell>
          <table:table-cell table:formula="of:=ABS([.$L107]-[.O107])" office:value-type="float" office:value="16.6166666666667" calcext:value-type="float">
            <text:p>16.61666666666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.333333333333" calcext:value-type="float">
            <text:p>201.333333333333</text:p>
          </table:table-cell>
          <table:table-cell office:value-type="float" office:value="47.056703383613" calcext:value-type="float">
            <text:p>47.056703383613</text:p>
          </table:table-cell>
          <table:table-cell office:value-type="float" office:value="195.66" calcext:value-type="float">
            <text:p>195.66</text:p>
          </table:table-cell>
          <table:table-cell office:value-type="float" office:value="37.81" calcext:value-type="float">
            <text:p>37.81</text:p>
          </table:table-cell>
          <table:table-cell office:value-type="float" office:value="200.32" calcext:value-type="float">
            <text:p>200.32</text:p>
          </table:table-cell>
          <table:table-cell office:value-type="float" office:value="38.85" calcext:value-type="float">
            <text:p>38.85</text:p>
          </table:table-cell>
          <table:table-cell office:value-type="float" office:value="200.32" calcext:value-type="float">
            <text:p>200.32</text:p>
          </table:table-cell>
          <table:table-cell office:value-type="float" office:value="38.85" calcext:value-type="float">
            <text:p>38.85</text:p>
          </table:table-cell>
          <table:table-cell/>
          <table:table-cell table:formula="of:=[.C108]+[.L107]" office:value-type="float" office:value="395" calcext:value-type="float">
            <text:p>395</text:p>
          </table:table-cell>
          <table:table-cell table:formula="of:=[.M107]+[.E108]" office:value-type="float" office:value="368.54" calcext:value-type="float">
            <text:p>368.54</text:p>
          </table:table-cell>
          <table:table-cell table:formula="of:=[.N107]+[.G108]" office:value-type="float" office:value="377.37" calcext:value-type="float">
            <text:p>377.37</text:p>
          </table:table-cell>
          <table:table-cell table:formula="of:=[.O107]+[.I108]" office:value-type="float" office:value="377.37" calcext:value-type="float">
            <text:p>377.37</text:p>
          </table:table-cell>
          <table:table-cell/>
          <table:table-cell table:formula="of:=ABS([.$L108]-[.M108])" office:value-type="float" office:value="26.46" calcext:value-type="float">
            <text:p>26.46</text:p>
          </table:table-cell>
          <table:table-cell table:formula="of:=ABS([.$L108]-[.N108])" office:value-type="float" office:value="17.63" calcext:value-type="float">
            <text:p>17.63</text:p>
          </table:table-cell>
          <table:table-cell table:formula="of:=ABS([.$L108]-[.O108])" office:value-type="float" office:value="17.63" calcext:value-type="float">
            <text:p>17.6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3.333333333333" calcext:value-type="float">
            <text:p>283.333333333333</text:p>
          </table:table-cell>
          <table:table-cell office:value-type="float" office:value="42.193996413392" calcext:value-type="float">
            <text:p>42.193996413392</text:p>
          </table:table-cell>
          <table:table-cell office:value-type="float" office:value="275.43" calcext:value-type="float">
            <text:p>275.43</text:p>
          </table:table-cell>
          <table:table-cell office:value-type="float" office:value="36.65" calcext:value-type="float">
            <text:p>36.65</text:p>
          </table:table-cell>
          <table:table-cell office:value-type="float" office:value="281.43" calcext:value-type="float">
            <text:p>281.43</text:p>
          </table:table-cell>
          <table:table-cell office:value-type="float" office:value="37.45" calcext:value-type="float">
            <text:p>37.45</text:p>
          </table:table-cell>
          <table:table-cell office:value-type="float" office:value="281.43" calcext:value-type="float">
            <text:p>281.43</text:p>
          </table:table-cell>
          <table:table-cell office:value-type="float" office:value="37.45" calcext:value-type="float">
            <text:p>37.45</text:p>
          </table:table-cell>
          <table:table-cell/>
          <table:table-cell table:formula="of:=[.C109]+[.L108]" office:value-type="float" office:value="678.333333333333" calcext:value-type="float">
            <text:p>678.333333333333</text:p>
          </table:table-cell>
          <table:table-cell table:formula="of:=[.M108]+[.E109]" office:value-type="float" office:value="643.97" calcext:value-type="float">
            <text:p>643.97</text:p>
          </table:table-cell>
          <table:table-cell table:formula="of:=[.N108]+[.G109]" office:value-type="float" office:value="658.8" calcext:value-type="float">
            <text:p>658.8</text:p>
          </table:table-cell>
          <table:table-cell table:formula="of:=[.O108]+[.I109]" office:value-type="float" office:value="658.8" calcext:value-type="float">
            <text:p>658.8</text:p>
          </table:table-cell>
          <table:table-cell/>
          <table:table-cell table:formula="of:=ABS([.$L109]-[.M109])" office:value-type="float" office:value="34.3633333333332" calcext:value-type="float">
            <text:p>34.3633333333332</text:p>
          </table:table-cell>
          <table:table-cell table:formula="of:=ABS([.$L109]-[.N109])" office:value-type="float" office:value="19.5333333333333" calcext:value-type="float">
            <text:p>19.5333333333333</text:p>
          </table:table-cell>
          <table:table-cell table:formula="of:=ABS([.$L109]-[.O109])" office:value-type="float" office:value="19.5333333333333" calcext:value-type="float">
            <text:p>19.533333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27.0739727413618" calcext:value-type="float">
            <text:p>27.0739727413618</text:p>
          </table:table-cell>
          <table:table-cell office:value-type="float" office:value="296.87" calcext:value-type="float">
            <text:p>296.87</text:p>
          </table:table-cell>
          <table:table-cell office:value-type="float" office:value="20.34" calcext:value-type="float">
            <text:p>20.34</text:p>
          </table:table-cell>
          <table:table-cell office:value-type="float" office:value="302.81" calcext:value-type="float">
            <text:p>302.81</text:p>
          </table:table-cell>
          <table:table-cell office:value-type="float" office:value="20.76" calcext:value-type="float">
            <text:p>20.76</text:p>
          </table:table-cell>
          <table:table-cell office:value-type="float" office:value="302.81" calcext:value-type="float">
            <text:p>302.81</text:p>
          </table:table-cell>
          <table:table-cell office:value-type="float" office:value="20.76" calcext:value-type="float">
            <text:p>20.76</text:p>
          </table:table-cell>
          <table:table-cell/>
          <table:table-cell table:formula="of:=[.C110]+[.L109]" office:value-type="float" office:value="1042.33333333333" calcext:value-type="float">
            <text:p>1042.33333333333</text:p>
          </table:table-cell>
          <table:table-cell table:formula="of:=[.M109]+[.E110]" office:value-type="float" office:value="940.84" calcext:value-type="float">
            <text:p>940.84</text:p>
          </table:table-cell>
          <table:table-cell table:formula="of:=[.N109]+[.G110]" office:value-type="float" office:value="961.61" calcext:value-type="float">
            <text:p>961.61</text:p>
          </table:table-cell>
          <table:table-cell table:formula="of:=[.O109]+[.I110]" office:value-type="float" office:value="961.61" calcext:value-type="float">
            <text:p>961.61</text:p>
          </table:table-cell>
          <table:table-cell/>
          <table:table-cell table:formula="of:=ABS([.$L110]-[.M110])" office:value-type="float" office:value="101.493333333333" calcext:value-type="float">
            <text:p>101.493333333333</text:p>
          </table:table-cell>
          <table:table-cell table:formula="of:=ABS([.$L110]-[.N110])" office:value-type="float" office:value="80.7233333333334" calcext:value-type="float">
            <text:p>80.7233333333334</text:p>
          </table:table-cell>
          <table:table-cell table:formula="of:=ABS([.$L110]-[.O110])" office:value-type="float" office:value="80.7233333333334" calcext:value-type="float">
            <text:p>80.72333333333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4.333333333333" calcext:value-type="float">
            <text:p>344.333333333333</text:p>
          </table:table-cell>
          <table:table-cell office:value-type="float" office:value="11.0151410945722" calcext:value-type="float">
            <text:p>11.0151410945722</text:p>
          </table:table-cell>
          <table:table-cell office:value-type="float" office:value="311.38" calcext:value-type="float">
            <text:p>311.38</text:p>
          </table:table-cell>
          <table:table-cell office:value-type="float" office:value="37.67" calcext:value-type="float">
            <text:p>37.67</text:p>
          </table:table-cell>
          <table:table-cell office:value-type="float" office:value="319.13" calcext:value-type="float">
            <text:p>319.13</text:p>
          </table:table-cell>
          <table:table-cell office:value-type="float" office:value="38.75" calcext:value-type="float">
            <text:p>38.75</text:p>
          </table:table-cell>
          <table:table-cell office:value-type="float" office:value="319.13" calcext:value-type="float">
            <text:p>319.13</text:p>
          </table:table-cell>
          <table:table-cell office:value-type="float" office:value="38.75" calcext:value-type="float">
            <text:p>38.75</text:p>
          </table:table-cell>
          <table:table-cell/>
          <table:table-cell table:formula="of:=[.C111]+[.L110]" office:value-type="float" office:value="1386.66666666667" calcext:value-type="float">
            <text:p>1386.66666666667</text:p>
          </table:table-cell>
          <table:table-cell table:formula="of:=[.M110]+[.E111]" office:value-type="float" office:value="1252.22" calcext:value-type="float">
            <text:p>1252.22</text:p>
          </table:table-cell>
          <table:table-cell table:formula="of:=[.N110]+[.G111]" office:value-type="float" office:value="1280.74" calcext:value-type="float">
            <text:p>1280.74</text:p>
          </table:table-cell>
          <table:table-cell table:formula="of:=[.O110]+[.I111]" office:value-type="float" office:value="1280.74" calcext:value-type="float">
            <text:p>1280.74</text:p>
          </table:table-cell>
          <table:table-cell/>
          <table:table-cell table:formula="of:=ABS([.$L111]-[.M111])" office:value-type="float" office:value="134.446666666667" calcext:value-type="float">
            <text:p>134.446666666667</text:p>
          </table:table-cell>
          <table:table-cell table:formula="of:=ABS([.$L111]-[.N111])" office:value-type="float" office:value="105.926666666667" calcext:value-type="float">
            <text:p>105.926666666667</text:p>
          </table:table-cell>
          <table:table-cell table:formula="of:=ABS([.$L111]-[.O111])" office:value-type="float" office:value="105.926666666667" calcext:value-type="float">
            <text:p>105.9266666666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8.333333333333" calcext:value-type="float">
            <text:p>358.333333333333</text:p>
          </table:table-cell>
          <table:table-cell office:value-type="float" office:value="22.5018517756502" calcext:value-type="float">
            <text:p>22.5018517756502</text:p>
          </table:table-cell>
          <table:table-cell office:value-type="float" office:value="313.62" calcext:value-type="float">
            <text:p>313.62</text:p>
          </table:table-cell>
          <table:table-cell office:value-type="float" office:value="26.2" calcext:value-type="float">
            <text:p>26.2</text:p>
          </table:table-cell>
          <table:table-cell office:value-type="float" office:value="322.22" calcext:value-type="float">
            <text:p>322.22</text:p>
          </table:table-cell>
          <table:table-cell office:value-type="float" office:value="26.56" calcext:value-type="float">
            <text:p>26.56</text:p>
          </table:table-cell>
          <table:table-cell office:value-type="float" office:value="322.22" calcext:value-type="float">
            <text:p>322.22</text:p>
          </table:table-cell>
          <table:table-cell office:value-type="float" office:value="26.56" calcext:value-type="float">
            <text:p>26.56</text:p>
          </table:table-cell>
          <table:table-cell/>
          <table:table-cell table:formula="of:=[.C112]+[.L111]" office:value-type="float" office:value="1745" calcext:value-type="float">
            <text:p>1745</text:p>
          </table:table-cell>
          <table:table-cell table:formula="of:=[.M111]+[.E112]" office:value-type="float" office:value="1565.84" calcext:value-type="float">
            <text:p>1565.84</text:p>
          </table:table-cell>
          <table:table-cell table:formula="of:=[.N111]+[.G112]" office:value-type="float" office:value="1602.96" calcext:value-type="float">
            <text:p>1602.96</text:p>
          </table:table-cell>
          <table:table-cell table:formula="of:=[.O111]+[.I112]" office:value-type="float" office:value="1602.96" calcext:value-type="float">
            <text:p>1602.96</text:p>
          </table:table-cell>
          <table:table-cell/>
          <table:table-cell table:formula="of:=ABS([.$L112]-[.M112])" office:value-type="float" office:value="179.16" calcext:value-type="float">
            <text:p>179.16</text:p>
          </table:table-cell>
          <table:table-cell table:formula="of:=ABS([.$L112]-[.N112])" office:value-type="float" office:value="142.04" calcext:value-type="float">
            <text:p>142.04</text:p>
          </table:table-cell>
          <table:table-cell table:formula="of:=ABS([.$L112]-[.O112])" office:value-type="float" office:value="142.04" calcext:value-type="float">
            <text:p>142.0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1.333333333333" calcext:value-type="float">
            <text:p>301.333333333333</text:p>
          </table:table-cell>
          <table:table-cell office:value-type="float" office:value="15.6950098226581" calcext:value-type="float">
            <text:p>15.6950098226581</text:p>
          </table:table-cell>
          <table:table-cell office:value-type="float" office:value="271.01" calcext:value-type="float">
            <text:p>271.01</text:p>
          </table:table-cell>
          <table:table-cell office:value-type="float" office:value="23.8" calcext:value-type="float">
            <text:p>23.8</text:p>
          </table:table-cell>
          <table:table-cell office:value-type="float" office:value="277.54" calcext:value-type="float">
            <text:p>277.54</text:p>
          </table:table-cell>
          <table:table-cell office:value-type="float" office:value="24.5" calcext:value-type="float">
            <text:p>24.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[.C113]+[.L112]" office:value-type="float" office:value="2046.33333333333" calcext:value-type="float">
            <text:p>2046.33333333333</text:p>
          </table:table-cell>
          <table:table-cell table:formula="of:=[.M112]+[.E113]" office:value-type="float" office:value="1836.85" calcext:value-type="float">
            <text:p>1836.85</text:p>
          </table:table-cell>
          <table:table-cell table:formula="of:=[.N112]+[.G113]" office:value-type="float" office:value="1880.5" calcext:value-type="float">
            <text:p>1880.5</text:p>
          </table:table-cell>
          <table:table-cell table:formula="of:=[.O112]+[.I113]" office:value-type="float" office:value="1880.5" calcext:value-type="float">
            <text:p>1880.5</text:p>
          </table:table-cell>
          <table:table-cell/>
          <table:table-cell table:formula="of:=ABS([.$L113]-[.M113])" office:value-type="float" office:value="209.483333333333" calcext:value-type="float">
            <text:p>209.483333333333</text:p>
          </table:table-cell>
          <table:table-cell table:formula="of:=ABS([.$L113]-[.N113])" office:value-type="float" office:value="165.833333333333" calcext:value-type="float">
            <text:p>165.833333333333</text:p>
          </table:table-cell>
          <table:table-cell table:formula="of:=ABS([.$L113]-[.O113])" office:value-type="float" office:value="165.833333333333" calcext:value-type="float">
            <text:p>165.8333333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7.21110255092798" calcext:value-type="float">
            <text:p>7.21110255092798</text:p>
          </table:table-cell>
          <table:table-cell office:value-type="float" office:value="221.36" calcext:value-type="float">
            <text:p>221.36</text:p>
          </table:table-cell>
          <table:table-cell office:value-type="float" office:value="18.34" calcext:value-type="float">
            <text:p>18.34</text:p>
          </table:table-cell>
          <table:table-cell office:value-type="float" office:value="224.9" calcext:value-type="float">
            <text:p>224.9</text:p>
          </table:table-cell>
          <table:table-cell office:value-type="float" office:value="18.66" calcext:value-type="float">
            <text:p>18.66</text:p>
          </table:table-cell>
          <table:table-cell office:value-type="float" office:value="224.9" calcext:value-type="float">
            <text:p>224.9</text:p>
          </table:table-cell>
          <table:table-cell office:value-type="float" office:value="18.66" calcext:value-type="float">
            <text:p>18.66</text:p>
          </table:table-cell>
          <table:table-cell/>
          <table:table-cell table:formula="of:=[.C114]+[.L113]" office:value-type="float" office:value="2289.33333333333" calcext:value-type="float">
            <text:p>2289.33333333333</text:p>
          </table:table-cell>
          <table:table-cell table:formula="of:=[.M113]+[.E114]" office:value-type="float" office:value="2058.21" calcext:value-type="float">
            <text:p>2058.21</text:p>
          </table:table-cell>
          <table:table-cell table:formula="of:=[.N113]+[.G114]" office:value-type="float" office:value="2105.4" calcext:value-type="float">
            <text:p>2105.4</text:p>
          </table:table-cell>
          <table:table-cell table:formula="of:=[.O113]+[.I114]" office:value-type="float" office:value="2105.4" calcext:value-type="float">
            <text:p>2105.4</text:p>
          </table:table-cell>
          <table:table-cell/>
          <table:table-cell table:formula="of:=ABS([.$L114]-[.M114])" office:value-type="float" office:value="231.123333333333" calcext:value-type="float">
            <text:p>231.123333333333</text:p>
          </table:table-cell>
          <table:table-cell table:formula="of:=ABS([.$L114]-[.N114])" office:value-type="float" office:value="183.933333333333" calcext:value-type="float">
            <text:p>183.933333333333</text:p>
          </table:table-cell>
          <table:table-cell table:formula="of:=ABS([.$L114]-[.O114])" office:value-type="float" office:value="183.933333333333" calcext:value-type="float">
            <text:p>183.9333333333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43.666666666667" calcext:value-type="float">
            <text:p>143.666666666667</text:p>
          </table:table-cell>
          <table:table-cell office:value-type="float" office:value="35.9212100761282" calcext:value-type="float">
            <text:p>35.9212100761282</text:p>
          </table:table-cell>
          <table:table-cell office:value-type="float" office:value="141.91" calcext:value-type="float">
            <text:p>141.91</text:p>
          </table:table-cell>
          <table:table-cell office:value-type="float" office:value="13.37" calcext:value-type="float">
            <text:p>13.37</text:p>
          </table:table-cell>
          <table:table-cell office:value-type="float" office:value="143" calcext:value-type="float">
            <text:p>143</text:p>
          </table:table-cell>
          <table:table-cell office:value-type="float" office:value="13.43" calcext:value-type="float">
            <text:p>13.43</text:p>
          </table:table-cell>
          <table:table-cell office:value-type="float" office:value="142.77" calcext:value-type="float">
            <text:p>142.77</text:p>
          </table:table-cell>
          <table:table-cell office:value-type="float" office:value="13.41" calcext:value-type="float">
            <text:p>13.41</text:p>
          </table:table-cell>
          <table:table-cell/>
          <table:table-cell table:formula="of:=[.C115]+[.L114]" office:value-type="float" office:value="2433" calcext:value-type="float">
            <text:p>2433</text:p>
          </table:table-cell>
          <table:table-cell table:formula="of:=[.M114]+[.E115]" office:value-type="float" office:value="2200.12" calcext:value-type="float">
            <text:p>2200.12</text:p>
          </table:table-cell>
          <table:table-cell table:formula="of:=[.N114]+[.G115]" office:value-type="float" office:value="2248.4" calcext:value-type="float">
            <text:p>2248.4</text:p>
          </table:table-cell>
          <table:table-cell table:formula="of:=[.O114]+[.I115]" office:value-type="float" office:value="2248.17" calcext:value-type="float">
            <text:p>2248.17</text:p>
          </table:table-cell>
          <table:table-cell/>
          <table:table-cell table:formula="of:=ABS([.$L115]-[.M115])" office:value-type="float" office:value="232.88" calcext:value-type="float">
            <text:p>232.88</text:p>
          </table:table-cell>
          <table:table-cell table:formula="of:=ABS([.$L115]-[.N115])" office:value-type="float" office:value="184.6" calcext:value-type="float">
            <text:p>184.6</text:p>
          </table:table-cell>
          <table:table-cell table:formula="of:=ABS([.$L115]-[.O115])" office:value-type="float" office:value="184.83" calcext:value-type="float">
            <text:p>184.8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82.2" calcext:value-type="float">
            <text:p>82.2</text:p>
          </table:table-cell>
          <table:table-cell office:value-type="float" office:value="16.79" calcext:value-type="float">
            <text:p>16.79</text:p>
          </table:table-cell>
          <table:table-cell office:value-type="float" office:value="82.58" calcext:value-type="float">
            <text:p>82.58</text:p>
          </table:table-cell>
          <table:table-cell office:value-type="float" office:value="16.81" calcext:value-type="float">
            <text:p>16.81</text:p>
          </table:table-cell>
          <table:table-cell office:value-type="float" office:value="82.2" calcext:value-type="float">
            <text:p>82.2</text:p>
          </table:table-cell>
          <table:table-cell office:value-type="float" office:value="16.79" calcext:value-type="float">
            <text:p>16.79</text:p>
          </table:table-cell>
          <table:table-cell/>
          <table:table-cell table:formula="of:=[.C116]+[.L115]" office:value-type="float" office:value="2511" calcext:value-type="float">
            <text:p>2511</text:p>
          </table:table-cell>
          <table:table-cell table:formula="of:=[.M115]+[.E116]" office:value-type="float" office:value="2282.32" calcext:value-type="float">
            <text:p>2282.32</text:p>
          </table:table-cell>
          <table:table-cell table:formula="of:=[.N115]+[.G116]" office:value-type="float" office:value="2330.98" calcext:value-type="float">
            <text:p>2330.98</text:p>
          </table:table-cell>
          <table:table-cell table:formula="of:=[.O115]+[.I116]" office:value-type="float" office:value="2330.37" calcext:value-type="float">
            <text:p>2330.37</text:p>
          </table:table-cell>
          <table:table-cell/>
          <table:table-cell table:formula="of:=ABS([.$L116]-[.M116])" office:value-type="float" office:value="228.68" calcext:value-type="float">
            <text:p>228.68</text:p>
          </table:table-cell>
          <table:table-cell table:formula="of:=ABS([.$L116]-[.N116])" office:value-type="float" office:value="180.02" calcext:value-type="float">
            <text:p>180.02</text:p>
          </table:table-cell>
          <table:table-cell table:formula="of:=ABS([.$L116]-[.O116])" office:value-type="float" office:value="180.63" calcext:value-type="float">
            <text:p>180.6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.6666666666667" calcext:value-type="float">
            <text:p>60.6666666666667</text:p>
          </table:table-cell>
          <table:table-cell office:value-type="float" office:value="7.02376916856849" calcext:value-type="float">
            <text:p>7.02376916856849</text:p>
          </table:table-cell>
          <table:table-cell office:value-type="float" office:value="67.72" calcext:value-type="float">
            <text:p>67.72</text:p>
          </table:table-cell>
          <table:table-cell office:value-type="float" office:value="11.34" calcext:value-type="float">
            <text:p>11.34</text:p>
          </table:table-cell>
          <table:table-cell office:value-type="float" office:value="68.84" calcext:value-type="float">
            <text:p>68.84</text:p>
          </table:table-cell>
          <table:table-cell office:value-type="float" office:value="11.38" calcext:value-type="float">
            <text:p>11.38</text:p>
          </table:table-cell>
          <table:table-cell office:value-type="float" office:value="68.32" calcext:value-type="float">
            <text:p>68.32</text:p>
          </table:table-cell>
          <table:table-cell office:value-type="float" office:value="11.31" calcext:value-type="float">
            <text:p>11.31</text:p>
          </table:table-cell>
          <table:table-cell/>
          <table:table-cell table:formula="of:=[.C117]+[.L116]" office:value-type="float" office:value="2571.66666666667" calcext:value-type="float">
            <text:p>2571.66666666667</text:p>
          </table:table-cell>
          <table:table-cell table:formula="of:=[.M116]+[.E117]" office:value-type="float" office:value="2350.04" calcext:value-type="float">
            <text:p>2350.04</text:p>
          </table:table-cell>
          <table:table-cell table:formula="of:=[.N116]+[.G117]" office:value-type="float" office:value="2399.82" calcext:value-type="float">
            <text:p>2399.82</text:p>
          </table:table-cell>
          <table:table-cell table:formula="of:=[.O116]+[.I117]" office:value-type="float" office:value="2398.69" calcext:value-type="float">
            <text:p>2398.69</text:p>
          </table:table-cell>
          <table:table-cell/>
          <table:table-cell table:formula="of:=ABS([.$L117]-[.M117])" office:value-type="float" office:value="221.626666666667" calcext:value-type="float">
            <text:p>221.626666666667</text:p>
          </table:table-cell>
          <table:table-cell table:formula="of:=ABS([.$L117]-[.N117])" office:value-type="float" office:value="171.846666666666" calcext:value-type="float">
            <text:p>171.846666666666</text:p>
          </table:table-cell>
          <table:table-cell table:formula="of:=ABS([.$L117]-[.O117])" office:value-type="float" office:value="172.976666666666" calcext:value-type="float">
            <text:p>172.976666666666</text:p>
          </table:table-cell>
        </table:table-row>
        <table:table-row table:style-name="ro1">
          <table:table-cell table:number-columns-repeated="15"/>
          <table:table-cell table:style-name="ce1" office:value-type="string" calcext:value-type="string">
            <text:p>K-S test</text:p>
          </table:table-cell>
          <table:table-cell table:style-name="ce1" table:formula="of:=MAX([.Q106:.Q117])" office:value-type="float" office:value="232.88" calcext:value-type="float">
            <text:p>232.88</text:p>
          </table:table-cell>
          <table:table-cell table:style-name="ce6" table:formula="of:=MAX([.R106:.R117])" office:value-type="float" office:value="184.6" calcext:value-type="float">
            <text:p>184.6</text:p>
          </table:table-cell>
          <table:table-cell table:style-name="ce1" table:formula="of:=MAX([.S106:.S117])" office:value-type="float" office:value="184.83" calcext:value-type="float">
            <text:p>184.83</text:p>
          </table:table-cell>
        </table:table-row>
      </table:table>
      <table:table table:name="openLV" table:style-name="ta1">
        <table:shapes>
          <draw:frame draw:z-index="0" draw:style-name="gr1" draw:text-style-name="P1" svg:width="118.83mm" svg:height="51mm" svg:x="226.93mm" svg:y="5.58mm">
            <draw:object draw:notify-on-update-of-ranges="openLV.C1:openLV.C1 openLV.C2:openLV.C13 openLV.O2:openLV.O13 openLV.O2:openLV.O13 openLV.E1:openLV.E1 openLV.E2:openLV.E13 openLV.P2:openLV.P13 openLV.P2:openLV.P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9.9mm" svg:height="50.47mm" svg:x="226.86mm" svg:y="60.56mm">
            <draw:object draw:notify-on-update-of-ranges="openLV.C1:openLV.C1 openLV.C14:openLV.C25 openLV.O14:openLV.O25 openLV.O14:openLV.O25 openLV.E1:openLV.E1 openLV.E14:openLV.E25 openLV.P14:openLV.P25 openLV.P14:openLV.P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0.47mm" svg:height="51mm" svg:x="226.38mm" svg:y="113.95mm">
            <draw:object draw:notify-on-update-of-ranges="openLV.C1:openLV.C1 openLV.C26:openLV.C37 openLV.O26:openLV.O37 openLV.O26:openLV.O37 openLV.E1:openLV.E1 openLV.E26:openLV.E37 openLV.P26:openLV.P37 openLV.P26:openLV.P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8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</text:p>
          </table:table-cell>
          <table:table-cell table:style-name="ce1" office:value-type="string" calcext:value-type="string">
            <text:p>pv_gis_std_dev</text:p>
          </table:table-cell>
          <table:table-cell table:style-name="ce1" office:value-type="string" calcext:value-type="string">
            <text:p>kWh_diff</text:p>
          </table:table-cell>
          <table:table-cell table:number-columns-repeated="7"/>
          <table:table-cell office:value-type="string" calcext:value-type="string">
            <text:p>half_real_std_dev</text:p>
          </table:table-cell>
          <table:table-cell office:value-type="string" calcext:value-type="string">
            <text:p>half_pv_gis_std_dev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" calcext:value-type="float">
            <text:p>1</text:p>
          </table:table-cell>
          <table:table-cell office:value-type="float" office:value="136.59301384615" calcext:value-type="float">
            <text:p>136.59301384615</text:p>
          </table:table-cell>
          <table:table-cell office:value-type="float" office:value="20.5403148167628" calcext:value-type="float">
            <text:p>20.5403148167628</text:p>
          </table:table-cell>
          <table:table-cell office:value-type="float" office:value="132.79" calcext:value-type="float">
            <text:p>132.79</text:p>
          </table:table-cell>
          <table:table-cell office:value-type="float" office:value="18.07" calcext:value-type="float">
            <text:p>18.07</text:p>
          </table:table-cell>
          <table:table-cell office:value-type="float" office:value="3.80301384614992" calcext:value-type="float">
            <text:p>3.80301384614992</text:p>
          </table:table-cell>
          <table:table-cell table:number-columns-repeated="7"/>
          <table:table-cell table:formula="of:=[.D2]/2" office:value-type="float" office:value="10.2701574083814" calcext:value-type="float">
            <text:p>10.2701574083814</text:p>
          </table:table-cell>
          <table:table-cell table:formula="of:=[.F2]/2" office:value-type="float" office:value="9.035" calcext:value-type="float">
            <text:p>9.03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2" calcext:value-type="float">
            <text:p>2</text:p>
          </table:table-cell>
          <table:table-cell office:value-type="float" office:value="222.5022791464" calcext:value-type="float">
            <text:p>222.5022791464</text:p>
          </table:table-cell>
          <table:table-cell office:value-type="float" office:value="56.4515834663938" calcext:value-type="float">
            <text:p>56.4515834663938</text:p>
          </table:table-cell>
          <table:table-cell office:value-type="float" office:value="185.67" calcext:value-type="float">
            <text:p>185.67</text:p>
          </table:table-cell>
          <table:table-cell office:value-type="float" office:value="35.31" calcext:value-type="float">
            <text:p>35.31</text:p>
          </table:table-cell>
          <table:table-cell office:value-type="float" office:value="36.8322791464001" calcext:value-type="float">
            <text:p>36.8322791464001</text:p>
          </table:table-cell>
          <table:table-cell table:number-columns-repeated="7"/>
          <table:table-cell table:formula="of:=[.D3]/2" office:value-type="float" office:value="28.2257917331969" calcext:value-type="float">
            <text:p>28.2257917331969</text:p>
          </table:table-cell>
          <table:table-cell table:formula="of:=[.F3]/2" office:value-type="float" office:value="17.655" calcext:value-type="float">
            <text:p>17.65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3" calcext:value-type="float">
            <text:p>3</text:p>
          </table:table-cell>
          <table:table-cell office:value-type="float" office:value="337.3504979674" calcext:value-type="float">
            <text:p>337.3504979674</text:p>
          </table:table-cell>
          <table:table-cell office:value-type="float" office:value="47.1170295676676" calcext:value-type="float">
            <text:p>47.1170295676676</text:p>
          </table:table-cell>
          <table:table-cell office:value-type="float" office:value="333.61" calcext:value-type="float">
            <text:p>333.61</text:p>
          </table:table-cell>
          <table:table-cell office:value-type="float" office:value="60.24" calcext:value-type="float">
            <text:p>60.24</text:p>
          </table:table-cell>
          <table:table-cell office:value-type="float" office:value="3.74049796739973" calcext:value-type="float">
            <text:p>3.74049796739973</text:p>
          </table:table-cell>
          <table:table-cell table:number-columns-repeated="7"/>
          <table:table-cell table:formula="of:=[.D4]/2" office:value-type="float" office:value="23.5585147838338" calcext:value-type="float">
            <text:p>23.5585147838338</text:p>
          </table:table-cell>
          <table:table-cell table:formula="of:=[.F4]/2" office:value-type="float" office:value="30.12" calcext:value-type="float">
            <text:p>30.12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4" calcext:value-type="float">
            <text:p>4</text:p>
          </table:table-cell>
          <table:table-cell office:value-type="float" office:value="453.47305221275" calcext:value-type="float">
            <text:p>453.47305221275</text:p>
          </table:table-cell>
          <table:table-cell office:value-type="float" office:value="66.2302949217769" calcext:value-type="float">
            <text:p>66.2302949217769</text:p>
          </table:table-cell>
          <table:table-cell office:value-type="float" office:value="444.13" calcext:value-type="float">
            <text:p>444.13</text:p>
          </table:table-cell>
          <table:table-cell office:value-type="float" office:value="66.55" calcext:value-type="float">
            <text:p>66.55</text:p>
          </table:table-cell>
          <table:table-cell office:value-type="float" office:value="9.34305221275002" calcext:value-type="float">
            <text:p>9.34305221275002</text:p>
          </table:table-cell>
          <table:table-cell table:number-columns-repeated="7"/>
          <table:table-cell table:formula="of:=[.D5]/2" office:value-type="float" office:value="33.1151474608885" calcext:value-type="float">
            <text:p>33.1151474608885</text:p>
          </table:table-cell>
          <table:table-cell table:formula="of:=[.F5]/2" office:value-type="float" office:value="33.275" calcext:value-type="float">
            <text:p>33.27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5" calcext:value-type="float">
            <text:p>5</text:p>
          </table:table-cell>
          <table:table-cell office:value-type="float" office:value="444.8226333915" calcext:value-type="float">
            <text:p>444.8226333915</text:p>
          </table:table-cell>
          <table:table-cell office:value-type="float" office:value="167.570431273695" calcext:value-type="float">
            <text:p>167.570431273695</text:p>
          </table:table-cell>
          <table:table-cell office:value-type="float" office:value="473.58" calcext:value-type="float">
            <text:p>473.58</text:p>
          </table:table-cell>
          <table:table-cell office:value-type="float" office:value="29.33" calcext:value-type="float">
            <text:p>29.33</text:p>
          </table:table-cell>
          <table:table-cell office:value-type="float" office:value="-28.7573666085002" calcext:value-type="float">
            <text:p>-28.7573666085002</text:p>
          </table:table-cell>
          <table:table-cell table:number-columns-repeated="7"/>
          <table:table-cell table:formula="of:=[.D6]/2" office:value-type="float" office:value="83.7852156368475" calcext:value-type="float">
            <text:p>83.7852156368475</text:p>
          </table:table-cell>
          <table:table-cell table:formula="of:=[.F6]/2" office:value-type="float" office:value="14.665" calcext:value-type="float">
            <text:p>14.66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6" calcext:value-type="float">
            <text:p>6</text:p>
          </table:table-cell>
          <table:table-cell office:value-type="float" office:value="457.491112395" calcext:value-type="float">
            <text:p>457.491112395</text:p>
          </table:table-cell>
          <table:table-cell office:value-type="float" office:value="60.002381838087" calcext:value-type="float">
            <text:p>60.002381838087</text:p>
          </table:table-cell>
          <table:table-cell office:value-type="float" office:value="490.56" calcext:value-type="float">
            <text:p>490.56</text:p>
          </table:table-cell>
          <table:table-cell office:value-type="float" office:value="60.1" calcext:value-type="float">
            <text:p>60.1</text:p>
          </table:table-cell>
          <table:table-cell office:value-type="float" office:value="-33.0688876049996" calcext:value-type="float">
            <text:p>-33.0688876049996</text:p>
          </table:table-cell>
          <table:table-cell table:number-columns-repeated="7"/>
          <table:table-cell table:formula="of:=[.D7]/2" office:value-type="float" office:value="30.0011909190435" calcext:value-type="float">
            <text:p>30.0011909190435</text:p>
          </table:table-cell>
          <table:table-cell table:formula="of:=[.F7]/2" office:value-type="float" office:value="30.05" calcext:value-type="float">
            <text:p>30.0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7" calcext:value-type="float">
            <text:p>7</text:p>
          </table:table-cell>
          <table:table-cell office:value-type="float" office:value="511.16135456845" calcext:value-type="float">
            <text:p>511.16135456845</text:p>
          </table:table-cell>
          <table:table-cell office:value-type="float" office:value="53.7354456734584" calcext:value-type="float">
            <text:p>53.7354456734584</text:p>
          </table:table-cell>
          <table:table-cell office:value-type="float" office:value="496.73" calcext:value-type="float">
            <text:p>496.73</text:p>
          </table:table-cell>
          <table:table-cell office:value-type="float" office:value="53.08" calcext:value-type="float">
            <text:p>53.08</text:p>
          </table:table-cell>
          <table:table-cell office:value-type="float" office:value="14.4313545684502" calcext:value-type="float">
            <text:p>14.4313545684502</text:p>
          </table:table-cell>
          <table:table-cell table:number-columns-repeated="7"/>
          <table:table-cell table:formula="of:=[.D8]/2" office:value-type="float" office:value="26.8677228367292" calcext:value-type="float">
            <text:p>26.8677228367292</text:p>
          </table:table-cell>
          <table:table-cell table:formula="of:=[.F8]/2" office:value-type="float" office:value="26.54" calcext:value-type="float">
            <text:p>26.54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8" calcext:value-type="float">
            <text:p>8</text:p>
          </table:table-cell>
          <table:table-cell office:value-type="float" office:value="417.21155634675" calcext:value-type="float">
            <text:p>417.21155634675</text:p>
          </table:table-cell>
          <table:table-cell office:value-type="float" office:value="55.1719414763852" calcext:value-type="float">
            <text:p>55.1719414763852</text:p>
          </table:table-cell>
          <table:table-cell office:value-type="float" office:value="433.31" calcext:value-type="float">
            <text:p>433.31</text:p>
          </table:table-cell>
          <table:table-cell office:value-type="float" office:value="56.19" calcext:value-type="float">
            <text:p>56.19</text:p>
          </table:table-cell>
          <table:table-cell office:value-type="float" office:value="-16.0984436532498" calcext:value-type="float">
            <text:p>-16.0984436532498</text:p>
          </table:table-cell>
          <table:table-cell table:number-columns-repeated="7"/>
          <table:table-cell table:formula="of:=[.D9]/2" office:value-type="float" office:value="27.5859707381926" calcext:value-type="float">
            <text:p>27.5859707381926</text:p>
          </table:table-cell>
          <table:table-cell table:formula="of:=[.F9]/2" office:value-type="float" office:value="28.095" calcext:value-type="float">
            <text:p>28.09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9" calcext:value-type="float">
            <text:p>9</text:p>
          </table:table-cell>
          <table:table-cell office:value-type="float" office:value="334.2871916027" calcext:value-type="float">
            <text:p>334.2871916027</text:p>
          </table:table-cell>
          <table:table-cell office:value-type="float" office:value="118.358839451977" calcext:value-type="float">
            <text:p>118.358839451977</text:p>
          </table:table-cell>
          <table:table-cell office:value-type="float" office:value="358.98" calcext:value-type="float">
            <text:p>358.98</text:p>
          </table:table-cell>
          <table:table-cell office:value-type="float" office:value="29.5" calcext:value-type="float">
            <text:p>29.5</text:p>
          </table:table-cell>
          <table:table-cell office:value-type="float" office:value="-24.6928083972999" calcext:value-type="float">
            <text:p>-24.6928083972999</text:p>
          </table:table-cell>
          <table:table-cell table:number-columns-repeated="7"/>
          <table:table-cell table:formula="of:=[.D10]/2" office:value-type="float" office:value="59.1794197259885" calcext:value-type="float">
            <text:p>59.1794197259885</text:p>
          </table:table-cell>
          <table:table-cell table:formula="of:=[.F10]/2" office:value-type="float" office:value="14.75" calcext:value-type="float">
            <text:p>14.7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0" calcext:value-type="float">
            <text:p>10</text:p>
          </table:table-cell>
          <table:table-cell office:value-type="float" office:value="248.7679375563" calcext:value-type="float">
            <text:p>248.7679375563</text:p>
          </table:table-cell>
          <table:table-cell office:value-type="float" office:value="51.4889425021524" calcext:value-type="float">
            <text:p>51.4889425021524</text:p>
          </table:table-cell>
          <table:table-cell office:value-type="float" office:value="239.86" calcext:value-type="float">
            <text:p>239.86</text:p>
          </table:table-cell>
          <table:table-cell office:value-type="float" office:value="26.31" calcext:value-type="float">
            <text:p>26.31</text:p>
          </table:table-cell>
          <table:table-cell office:value-type="float" office:value="8.90793755629983" calcext:value-type="float">
            <text:p>8.90793755629983</text:p>
          </table:table-cell>
          <table:table-cell table:number-columns-repeated="7"/>
          <table:table-cell table:formula="of:=[.D11]/2" office:value-type="float" office:value="25.7444712510762" calcext:value-type="float">
            <text:p>25.7444712510762</text:p>
          </table:table-cell>
          <table:table-cell table:formula="of:=[.F11]/2" office:value-type="float" office:value="13.155" calcext:value-type="float">
            <text:p>13.15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1" calcext:value-type="float">
            <text:p>11</text:p>
          </table:table-cell>
          <table:table-cell office:value-type="float" office:value="165.4246375843" calcext:value-type="float">
            <text:p>165.4246375843</text:p>
          </table:table-cell>
          <table:table-cell office:value-type="float" office:value="35.3658523426875" calcext:value-type="float">
            <text:p>35.3658523426875</text:p>
          </table:table-cell>
          <table:table-cell office:value-type="float" office:value="159.15" calcext:value-type="float">
            <text:p>159.15</text:p>
          </table:table-cell>
          <table:table-cell office:value-type="float" office:value="32.36" calcext:value-type="float">
            <text:p>32.36</text:p>
          </table:table-cell>
          <table:table-cell office:value-type="float" office:value="6.27463758429997" calcext:value-type="float">
            <text:p>6.27463758429997</text:p>
          </table:table-cell>
          <table:table-cell table:number-columns-repeated="7"/>
          <table:table-cell table:formula="of:=[.D12]/2" office:value-type="float" office:value="17.6829261713438" calcext:value-type="float">
            <text:p>17.6829261713438</text:p>
          </table:table-cell>
          <table:table-cell table:formula="of:=[.F12]/2" office:value-type="float" office:value="16.18" calcext:value-type="float">
            <text:p>16.18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2" calcext:value-type="float">
            <text:p>12</text:p>
          </table:table-cell>
          <table:table-cell office:value-type="float" office:value="111.174936034062" calcext:value-type="float">
            <text:p>111.174936034062</text:p>
          </table:table-cell>
          <table:table-cell office:value-type="float" office:value="16.6127917682074" calcext:value-type="float">
            <text:p>16.6127917682074</text:p>
          </table:table-cell>
          <table:table-cell office:value-type="float" office:value="125.98" calcext:value-type="float">
            <text:p>125.98</text:p>
          </table:table-cell>
          <table:table-cell office:value-type="float" office:value="20.79" calcext:value-type="float">
            <text:p>20.79</text:p>
          </table:table-cell>
          <table:table-cell office:value-type="float" office:value="-14.8050639659375" calcext:value-type="float">
            <text:p>-14.8050639659375</text:p>
          </table:table-cell>
          <table:table-cell table:number-columns-repeated="7"/>
          <table:table-cell table:formula="of:=[.D13]/2" office:value-type="float" office:value="8.3063958841037" calcext:value-type="float">
            <text:p>8.3063958841037</text:p>
          </table:table-cell>
          <table:table-cell table:formula="of:=[.F13]/2" office:value-type="float" office:value="10.395" calcext:value-type="float">
            <text:p>10.395</text:p>
          </table:table-cell>
        </table:table-row>
        <table:table-row table:style-name="ro1">
          <table:table-cell table:style-name="ce2" office:value-type="string" calcext:value-type="string">
            <text:p>solaredgepv.AbbeyGardenMachinery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2.84731348394" calcext:value-type="float">
            <text:p>1002.84731348394</text:p>
          </table:table-cell>
          <table:table-cell table:style-name="ce2" office:value-type="float" office:value="91.725469474316" calcext:value-type="float">
            <text:p>91.725469474316</text:p>
          </table:table-cell>
          <table:table-cell table:style-name="ce2" office:value-type="float" office:value="885.38" calcext:value-type="float">
            <text:p>885.38</text:p>
          </table:table-cell>
          <table:table-cell table:style-name="ce2" office:value-type="float" office:value="156.22" calcext:value-type="float">
            <text:p>156.22</text:p>
          </table:table-cell>
          <table:table-cell table:style-name="ce2" office:value-type="float" office:value="117.467313483938" calcext:value-type="float">
            <text:p>117.467313483938</text:p>
          </table:table-cell>
          <table:table-cell table:style-name="ce2" table:number-columns-repeated="5"/>
          <table:table-cell table:number-columns-repeated="2"/>
          <table:table-cell table:formula="of:=[.D14]/2" office:value-type="float" office:value="45.862734737158" calcext:value-type="float">
            <text:p>45.862734737158</text:p>
          </table:table-cell>
          <table:table-cell table:formula="of:=[.F14]/2" office:value-type="float" office:value="78.11" calcext:value-type="float">
            <text:p>78.11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2" calcext:value-type="float">
            <text:p>2</text:p>
          </table:table-cell>
          <table:table-cell office:value-type="float" office:value="1877.60595185" calcext:value-type="float">
            <text:p>1877.60595185</text:p>
          </table:table-cell>
          <table:table-cell office:value-type="float" office:value="412.017396753359" calcext:value-type="float">
            <text:p>412.017396753359</text:p>
          </table:table-cell>
          <table:table-cell office:value-type="float" office:value="1517.21" calcext:value-type="float">
            <text:p>1517.21</text:p>
          </table:table-cell>
          <table:table-cell office:value-type="float" office:value="187.09" calcext:value-type="float">
            <text:p>187.09</text:p>
          </table:table-cell>
          <table:table-cell office:value-type="float" office:value="360.395951850001" calcext:value-type="float">
            <text:p>360.395951850001</text:p>
          </table:table-cell>
          <table:table-cell table:number-columns-repeated="7"/>
          <table:table-cell table:formula="of:=[.D15]/2" office:value-type="float" office:value="206.008698376679" calcext:value-type="float">
            <text:p>206.008698376679</text:p>
          </table:table-cell>
          <table:table-cell table:formula="of:=[.F15]/2" office:value-type="float" office:value="93.545" calcext:value-type="float">
            <text:p>93.54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3" calcext:value-type="float">
            <text:p>3</text:p>
          </table:table-cell>
          <table:table-cell office:value-type="float" office:value="3403.12297535838" calcext:value-type="float">
            <text:p>3403.12297535838</text:p>
          </table:table-cell>
          <table:table-cell office:value-type="float" office:value="644.493309994385" calcext:value-type="float">
            <text:p>644.493309994385</text:p>
          </table:table-cell>
          <table:table-cell office:value-type="float" office:value="3253.9" calcext:value-type="float">
            <text:p>3253.9</text:p>
          </table:table-cell>
          <table:table-cell office:value-type="float" office:value="521.44" calcext:value-type="float">
            <text:p>521.44</text:p>
          </table:table-cell>
          <table:table-cell office:value-type="float" office:value="149.222975358375" calcext:value-type="float">
            <text:p>149.222975358375</text:p>
          </table:table-cell>
          <table:table-cell table:number-columns-repeated="7"/>
          <table:table-cell table:formula="of:=[.D16]/2" office:value-type="float" office:value="322.246654997192" calcext:value-type="float">
            <text:p>322.246654997192</text:p>
          </table:table-cell>
          <table:table-cell table:formula="of:=[.F16]/2" office:value-type="float" office:value="260.72" calcext:value-type="float">
            <text:p>260.72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4" calcext:value-type="float">
            <text:p>4</text:p>
          </table:table-cell>
          <table:table-cell office:value-type="float" office:value="5487.64596198975" calcext:value-type="float">
            <text:p>5487.64596198975</text:p>
          </table:table-cell>
          <table:table-cell office:value-type="float" office:value="643.015159116595" calcext:value-type="float">
            <text:p>643.015159116595</text:p>
          </table:table-cell>
          <table:table-cell office:value-type="float" office:value="4694.61" calcext:value-type="float">
            <text:p>4694.61</text:p>
          </table:table-cell>
          <table:table-cell office:value-type="float" office:value="532.77" calcext:value-type="float">
            <text:p>532.77</text:p>
          </table:table-cell>
          <table:table-cell office:value-type="float" office:value="793.035961989755" calcext:value-type="float">
            <text:p>793.035961989755</text:p>
          </table:table-cell>
          <table:table-cell table:number-columns-repeated="7"/>
          <table:table-cell table:formula="of:=[.D17]/2" office:value-type="float" office:value="321.507579558297" calcext:value-type="float">
            <text:p>321.507579558297</text:p>
          </table:table-cell>
          <table:table-cell table:formula="of:=[.F17]/2" office:value-type="float" office:value="266.385" calcext:value-type="float">
            <text:p>266.38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5" calcext:value-type="float">
            <text:p>5</text:p>
          </table:table-cell>
          <table:table-cell office:value-type="float" office:value="6907.9411039055" calcext:value-type="float">
            <text:p>6907.9411039055</text:p>
          </table:table-cell>
          <table:table-cell office:value-type="float" office:value="1206.83057111215" calcext:value-type="float">
            <text:p>1206.83057111215</text:p>
          </table:table-cell>
          <table:table-cell office:value-type="float" office:value="5260.73" calcext:value-type="float">
            <text:p>5260.73</text:p>
          </table:table-cell>
          <table:table-cell office:value-type="float" office:value="284.09" calcext:value-type="float">
            <text:p>284.09</text:p>
          </table:table-cell>
          <table:table-cell office:value-type="float" office:value="1647.2111039055" calcext:value-type="float">
            <text:p>1647.2111039055</text:p>
          </table:table-cell>
          <table:table-cell table:number-columns-repeated="7"/>
          <table:table-cell table:formula="of:=[.D18]/2" office:value-type="float" office:value="603.415285556075" calcext:value-type="float">
            <text:p>603.415285556075</text:p>
          </table:table-cell>
          <table:table-cell table:formula="of:=[.F18]/2" office:value-type="float" office:value="142.045" calcext:value-type="float">
            <text:p>142.04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6" calcext:value-type="float">
            <text:p>6</text:p>
          </table:table-cell>
          <table:table-cell office:value-type="float" office:value="5845.39862599575" calcext:value-type="float">
            <text:p>5845.39862599575</text:p>
          </table:table-cell>
          <table:table-cell office:value-type="float" office:value="618.033066739247" calcext:value-type="float">
            <text:p>618.033066739247</text:p>
          </table:table-cell>
          <table:table-cell office:value-type="float" office:value="5604.75" calcext:value-type="float">
            <text:p>5604.75</text:p>
          </table:table-cell>
          <table:table-cell office:value-type="float" office:value="771.17" calcext:value-type="float">
            <text:p>771.17</text:p>
          </table:table-cell>
          <table:table-cell office:value-type="float" office:value="240.648625995747" calcext:value-type="float">
            <text:p>240.648625995747</text:p>
          </table:table-cell>
          <table:table-cell table:number-columns-repeated="7"/>
          <table:table-cell table:formula="of:=[.D19]/2" office:value-type="float" office:value="309.016533369624" calcext:value-type="float">
            <text:p>309.016533369624</text:p>
          </table:table-cell>
          <table:table-cell table:formula="of:=[.F19]/2" office:value-type="float" office:value="385.585" calcext:value-type="float">
            <text:p>385.58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7" calcext:value-type="float">
            <text:p>7</text:p>
          </table:table-cell>
          <table:table-cell office:value-type="float" office:value="6203.78625294513" calcext:value-type="float">
            <text:p>6203.78625294513</text:p>
          </table:table-cell>
          <table:table-cell office:value-type="float" office:value="577.894277297002" calcext:value-type="float">
            <text:p>577.894277297002</text:p>
          </table:table-cell>
          <table:table-cell office:value-type="float" office:value="5126.66" calcext:value-type="float">
            <text:p>5126.66</text:p>
          </table:table-cell>
          <table:table-cell office:value-type="float" office:value="492.14" calcext:value-type="float">
            <text:p>492.14</text:p>
          </table:table-cell>
          <table:table-cell office:value-type="float" office:value="1077.12625294513" calcext:value-type="float">
            <text:p>1077.12625294513</text:p>
          </table:table-cell>
          <table:table-cell table:number-columns-repeated="7"/>
          <table:table-cell table:formula="of:=[.D20]/2" office:value-type="float" office:value="288.947138648501" calcext:value-type="float">
            <text:p>288.947138648501</text:p>
          </table:table-cell>
          <table:table-cell table:formula="of:=[.F20]/2" office:value-type="float" office:value="246.07" calcext:value-type="float">
            <text:p>246.07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8" calcext:value-type="float">
            <text:p>8</text:p>
          </table:table-cell>
          <table:table-cell office:value-type="float" office:value="4533.8806643255" calcext:value-type="float">
            <text:p>4533.8806643255</text:p>
          </table:table-cell>
          <table:table-cell office:value-type="float" office:value="845.298247021431" calcext:value-type="float">
            <text:p>845.298247021431</text:p>
          </table:table-cell>
          <table:table-cell office:value-type="float" office:value="4512.87" calcext:value-type="float">
            <text:p>4512.87</text:p>
          </table:table-cell>
          <table:table-cell office:value-type="float" office:value="570.38" calcext:value-type="float">
            <text:p>570.38</text:p>
          </table:table-cell>
          <table:table-cell office:value-type="float" office:value="21.0106643254976" calcext:value-type="float">
            <text:p>21.0106643254976</text:p>
          </table:table-cell>
          <table:table-cell table:number-columns-repeated="7"/>
          <table:table-cell table:formula="of:=[.D21]/2" office:value-type="float" office:value="422.649123510716" calcext:value-type="float">
            <text:p>422.649123510716</text:p>
          </table:table-cell>
          <table:table-cell table:formula="of:=[.F21]/2" office:value-type="float" office:value="285.19" calcext:value-type="float">
            <text:p>285.19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9" calcext:value-type="float">
            <text:p>9</text:p>
          </table:table-cell>
          <table:table-cell office:value-type="float" office:value="3136.53854326725" calcext:value-type="float">
            <text:p>3136.53854326725</text:p>
          </table:table-cell>
          <table:table-cell office:value-type="float" office:value="1160.8305328755" calcext:value-type="float">
            <text:p>1160.8305328755</text:p>
          </table:table-cell>
          <table:table-cell office:value-type="float" office:value="3542.6" calcext:value-type="float">
            <text:p>3542.6</text:p>
          </table:table-cell>
          <table:table-cell office:value-type="float" office:value="359.55" calcext:value-type="float">
            <text:p>359.55</text:p>
          </table:table-cell>
          <table:table-cell office:value-type="float" office:value="-406.061456732751" calcext:value-type="float">
            <text:p>-406.061456732751</text:p>
          </table:table-cell>
          <table:table-cell table:number-columns-repeated="7"/>
          <table:table-cell table:formula="of:=[.D22]/2" office:value-type="float" office:value="580.41526643775" calcext:value-type="float">
            <text:p>580.41526643775</text:p>
          </table:table-cell>
          <table:table-cell table:formula="of:=[.F22]/2" office:value-type="float" office:value="179.775" calcext:value-type="float">
            <text:p>179.77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10" calcext:value-type="float">
            <text:p>10</text:p>
          </table:table-cell>
          <table:table-cell office:value-type="float" office:value="2191.4934507145" calcext:value-type="float">
            <text:p>2191.4934507145</text:p>
          </table:table-cell>
          <table:table-cell office:value-type="float" office:value="393.591492072247" calcext:value-type="float">
            <text:p>393.591492072247</text:p>
          </table:table-cell>
          <table:table-cell office:value-type="float" office:value="2045.88" calcext:value-type="float">
            <text:p>2045.88</text:p>
          </table:table-cell>
          <table:table-cell office:value-type="float" office:value="262.88" calcext:value-type="float">
            <text:p>262.88</text:p>
          </table:table-cell>
          <table:table-cell office:value-type="float" office:value="145.613450714501" calcext:value-type="float">
            <text:p>145.613450714501</text:p>
          </table:table-cell>
          <table:table-cell table:number-columns-repeated="7"/>
          <table:table-cell table:formula="of:=[.D23]/2" office:value-type="float" office:value="196.795746036123" calcext:value-type="float">
            <text:p>196.795746036123</text:p>
          </table:table-cell>
          <table:table-cell table:formula="of:=[.F23]/2" office:value-type="float" office:value="131.44" calcext:value-type="float">
            <text:p>131.44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11" calcext:value-type="float">
            <text:p>11</text:p>
          </table:table-cell>
          <table:table-cell office:value-type="float" office:value="1322.90020106956" calcext:value-type="float">
            <text:p>1322.90020106956</text:p>
          </table:table-cell>
          <table:table-cell office:value-type="float" office:value="128.041898442111" calcext:value-type="float">
            <text:p>128.041898442111</text:p>
          </table:table-cell>
          <table:table-cell office:value-type="float" office:value="1085.25" calcext:value-type="float">
            <text:p>1085.25</text:p>
          </table:table-cell>
          <table:table-cell office:value-type="float" office:value="148.59" calcext:value-type="float">
            <text:p>148.59</text:p>
          </table:table-cell>
          <table:table-cell office:value-type="float" office:value="237.650201069562" calcext:value-type="float">
            <text:p>237.650201069562</text:p>
          </table:table-cell>
          <table:table-cell table:number-columns-repeated="7"/>
          <table:table-cell table:formula="of:=[.D24]/2" office:value-type="float" office:value="64.0209492210555" calcext:value-type="float">
            <text:p>64.0209492210555</text:p>
          </table:table-cell>
          <table:table-cell table:formula="of:=[.F24]/2" office:value-type="float" office:value="74.295" calcext:value-type="float">
            <text:p>74.295</text:p>
          </table:table-cell>
        </table:table-row>
        <table:table-row table:style-name="ro1">
          <table:table-cell table:style-name="ce3" office:value-type="string" calcext:value-type="string">
            <text:p>solaredgepv.AbbeyGardenMachinery.csv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0.642234060626" calcext:value-type="float">
            <text:p>750.642234060626</text:p>
          </table:table-cell>
          <table:table-cell table:style-name="ce3" office:value-type="float" office:value="125.873389500404" calcext:value-type="float">
            <text:p>125.873389500404</text:p>
          </table:table-cell>
          <table:table-cell table:style-name="ce3" office:value-type="float" office:value="668.45" calcext:value-type="float">
            <text:p>668.45</text:p>
          </table:table-cell>
          <table:table-cell table:style-name="ce3" office:value-type="float" office:value="106.59" calcext:value-type="float">
            <text:p>106.59</text:p>
          </table:table-cell>
          <table:table-cell table:style-name="ce3" office:value-type="float" office:value="82.1922340606258" calcext:value-type="float">
            <text:p>82.1922340606258</text:p>
          </table:table-cell>
          <table:table-cell table:style-name="ce3" table:number-columns-repeated="5"/>
          <table:table-cell table:number-columns-repeated="2"/>
          <table:table-cell table:formula="of:=[.D25]/2" office:value-type="float" office:value="62.936694750202" calcext:value-type="float">
            <text:p>62.936694750202</text:p>
          </table:table-cell>
          <table:table-cell table:formula="of:=[.F25]/2" office:value-type="float" office:value="53.295" calcext:value-type="float">
            <text:p>53.29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" calcext:value-type="float">
            <text:p>1</text:p>
          </table:table-cell>
          <table:table-cell office:value-type="float" office:value="493.223486262833" calcext:value-type="float">
            <text:p>493.223486262833</text:p>
          </table:table-cell>
          <table:table-cell office:value-type="float" office:value="414.101908819122" calcext:value-type="float">
            <text:p>414.101908819122</text:p>
          </table:table-cell>
          <table:table-cell office:value-type="float" office:value="597.64" calcext:value-type="float">
            <text:p>597.64</text:p>
          </table:table-cell>
          <table:table-cell office:value-type="float" office:value="89.08" calcext:value-type="float">
            <text:p>89.08</text:p>
          </table:table-cell>
          <table:table-cell office:value-type="float" office:value="-104.416513737167" calcext:value-type="float">
            <text:p>-104.416513737167</text:p>
          </table:table-cell>
          <table:table-cell table:number-columns-repeated="7"/>
          <table:table-cell table:formula="of:=[.D26]/2" office:value-type="float" office:value="207.050954409561" calcext:value-type="float">
            <text:p>207.050954409561</text:p>
          </table:table-cell>
          <table:table-cell table:formula="of:=[.F26]/2" office:value-type="float" office:value="44.54" calcext:value-type="float">
            <text:p>44.54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2" calcext:value-type="float">
            <text:p>2</text:p>
          </table:table-cell>
          <table:table-cell office:value-type="float" office:value="1511.68906430012" calcext:value-type="float">
            <text:p>1511.68906430012</text:p>
          </table:table-cell>
          <table:table-cell office:value-type="float" office:value="300.68009720555" calcext:value-type="float">
            <text:p>300.68009720555</text:p>
          </table:table-cell>
          <table:table-cell office:value-type="float" office:value="1068.16" calcext:value-type="float">
            <text:p>1068.16</text:p>
          </table:table-cell>
          <table:table-cell office:value-type="float" office:value="108.93" calcext:value-type="float">
            <text:p>108.93</text:p>
          </table:table-cell>
          <table:table-cell office:value-type="float" office:value="443.529064300125" calcext:value-type="float">
            <text:p>443.529064300125</text:p>
          </table:table-cell>
          <table:table-cell table:number-columns-repeated="7"/>
          <table:table-cell table:formula="of:=[.D27]/2" office:value-type="float" office:value="150.340048602775" calcext:value-type="float">
            <text:p>150.340048602775</text:p>
          </table:table-cell>
          <table:table-cell table:formula="of:=[.F27]/2" office:value-type="float" office:value="54.465" calcext:value-type="float">
            <text:p>54.46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3" calcext:value-type="float">
            <text:p>3</text:p>
          </table:table-cell>
          <table:table-cell office:value-type="float" office:value="1833.96006239758" calcext:value-type="float">
            <text:p>1833.96006239758</text:p>
          </table:table-cell>
          <table:table-cell office:value-type="float" office:value="1341.21273030338" calcext:value-type="float">
            <text:p>1341.21273030338</text:p>
          </table:table-cell>
          <table:table-cell office:value-type="float" office:value="2342.82" calcext:value-type="float">
            <text:p>2342.82</text:p>
          </table:table-cell>
          <table:table-cell office:value-type="float" office:value="293.01" calcext:value-type="float">
            <text:p>293.01</text:p>
          </table:table-cell>
          <table:table-cell office:value-type="float" office:value="-508.859937602417" calcext:value-type="float">
            <text:p>-508.859937602417</text:p>
          </table:table-cell>
          <table:table-cell table:number-columns-repeated="7"/>
          <table:table-cell table:formula="of:=[.D28]/2" office:value-type="float" office:value="670.60636515169" calcext:value-type="float">
            <text:p>670.60636515169</text:p>
          </table:table-cell>
          <table:table-cell table:formula="of:=[.F28]/2" office:value-type="float" office:value="146.505" calcext:value-type="float">
            <text:p>146.50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4" calcext:value-type="float">
            <text:p>4</text:p>
          </table:table-cell>
          <table:table-cell office:value-type="float" office:value="3591.03539808067" calcext:value-type="float">
            <text:p>3591.03539808067</text:p>
          </table:table-cell>
          <table:table-cell office:value-type="float" office:value="2187.71413402327" calcext:value-type="float">
            <text:p>2187.71413402327</text:p>
          </table:table-cell>
          <table:table-cell office:value-type="float" office:value="3962.96" calcext:value-type="float">
            <text:p>3962.96</text:p>
          </table:table-cell>
          <table:table-cell office:value-type="float" office:value="397.22" calcext:value-type="float">
            <text:p>397.22</text:p>
          </table:table-cell>
          <table:table-cell office:value-type="float" office:value="-371.924601919331" calcext:value-type="float">
            <text:p>-371.924601919331</text:p>
          </table:table-cell>
          <table:table-cell table:number-columns-repeated="7"/>
          <table:table-cell table:formula="of:=[.D29]/2" office:value-type="float" office:value="1093.85706701164" calcext:value-type="float">
            <text:p>1093.85706701164</text:p>
          </table:table-cell>
          <table:table-cell table:formula="of:=[.F29]/2" office:value-type="float" office:value="198.61" calcext:value-type="float">
            <text:p>198.61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5" calcext:value-type="float">
            <text:p>5</text:p>
          </table:table-cell>
          <table:table-cell office:value-type="float" office:value="5523.17377349163" calcext:value-type="float">
            <text:p>5523.17377349163</text:p>
          </table:table-cell>
          <table:table-cell office:value-type="float" office:value="551.688470175575" calcext:value-type="float">
            <text:p>551.688470175575</text:p>
          </table:table-cell>
          <table:table-cell office:value-type="float" office:value="4662.41" calcext:value-type="float">
            <text:p>4662.41</text:p>
          </table:table-cell>
          <table:table-cell office:value-type="float" office:value="244.94" calcext:value-type="float">
            <text:p>244.94</text:p>
          </table:table-cell>
          <table:table-cell office:value-type="float" office:value="860.763773491628" calcext:value-type="float">
            <text:p>860.763773491628</text:p>
          </table:table-cell>
          <table:table-cell table:number-columns-repeated="7"/>
          <table:table-cell table:formula="of:=[.D30]/2" office:value-type="float" office:value="275.844235087788" calcext:value-type="float">
            <text:p>275.844235087788</text:p>
          </table:table-cell>
          <table:table-cell table:formula="of:=[.F30]/2" office:value-type="float" office:value="122.47" calcext:value-type="float">
            <text:p>122.47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6" calcext:value-type="float">
            <text:p>6</text:p>
          </table:table-cell>
          <table:table-cell office:value-type="float" office:value="5094.63044469631" calcext:value-type="float">
            <text:p>5094.63044469631</text:p>
          </table:table-cell>
          <table:table-cell office:value-type="float" office:value="834.957072576138" calcext:value-type="float">
            <text:p>834.957072576138</text:p>
          </table:table-cell>
          <table:table-cell office:value-type="float" office:value="4984.98" calcext:value-type="float">
            <text:p>4984.98</text:p>
          </table:table-cell>
          <table:table-cell office:value-type="float" office:value="633.84" calcext:value-type="float">
            <text:p>633.84</text:p>
          </table:table-cell>
          <table:table-cell office:value-type="float" office:value="109.650444696309" calcext:value-type="float">
            <text:p>109.650444696309</text:p>
          </table:table-cell>
          <table:table-cell table:number-columns-repeated="7"/>
          <table:table-cell table:formula="of:=[.D31]/2" office:value-type="float" office:value="417.478536288069" calcext:value-type="float">
            <text:p>417.478536288069</text:p>
          </table:table-cell>
          <table:table-cell table:formula="of:=[.F31]/2" office:value-type="float" office:value="316.92" calcext:value-type="float">
            <text:p>316.92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7" calcext:value-type="float">
            <text:p>7</text:p>
          </table:table-cell>
          <table:table-cell office:value-type="float" office:value="5471.70591907887" calcext:value-type="float">
            <text:p>5471.70591907887</text:p>
          </table:table-cell>
          <table:table-cell office:value-type="float" office:value="581.656453456507" calcext:value-type="float">
            <text:p>581.656453456507</text:p>
          </table:table-cell>
          <table:table-cell office:value-type="float" office:value="4701.36" calcext:value-type="float">
            <text:p>4701.36</text:p>
          </table:table-cell>
          <table:table-cell office:value-type="float" office:value="433.55" calcext:value-type="float">
            <text:p>433.55</text:p>
          </table:table-cell>
          <table:table-cell office:value-type="float" office:value="770.345919078871" calcext:value-type="float">
            <text:p>770.345919078871</text:p>
          </table:table-cell>
          <table:table-cell table:number-columns-repeated="7"/>
          <table:table-cell table:formula="of:=[.D32]/2" office:value-type="float" office:value="290.828226728254" calcext:value-type="float">
            <text:p>290.828226728254</text:p>
          </table:table-cell>
          <table:table-cell table:formula="of:=[.F32]/2" office:value-type="float" office:value="216.775" calcext:value-type="float">
            <text:p>216.77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8" calcext:value-type="float">
            <text:p>8</text:p>
          </table:table-cell>
          <table:table-cell office:value-type="float" office:value="3686.32380772931" calcext:value-type="float">
            <text:p>3686.32380772931</text:p>
          </table:table-cell>
          <table:table-cell office:value-type="float" office:value="798.148804428546" calcext:value-type="float">
            <text:p>798.148804428546</text:p>
          </table:table-cell>
          <table:table-cell office:value-type="float" office:value="3998.26" calcext:value-type="float">
            <text:p>3998.26</text:p>
          </table:table-cell>
          <table:table-cell office:value-type="float" office:value="454.52" calcext:value-type="float">
            <text:p>454.52</text:p>
          </table:table-cell>
          <table:table-cell office:value-type="float" office:value="-311.936192270687" calcext:value-type="float">
            <text:p>-311.936192270687</text:p>
          </table:table-cell>
          <table:table-cell table:number-columns-repeated="7"/>
          <table:table-cell table:formula="of:=[.D33]/2" office:value-type="float" office:value="399.074402214273" calcext:value-type="float">
            <text:p>399.074402214273</text:p>
          </table:table-cell>
          <table:table-cell table:formula="of:=[.F33]/2" office:value-type="float" office:value="227.26" calcext:value-type="float">
            <text:p>227.26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9" calcext:value-type="float">
            <text:p>9</text:p>
          </table:table-cell>
          <table:table-cell office:value-type="float" office:value="1437.92895291681" calcext:value-type="float">
            <text:p>1437.92895291681</text:p>
          </table:table-cell>
          <table:table-cell office:value-type="float" office:value="1360.97000948492" calcext:value-type="float">
            <text:p>1360.97000948492</text:p>
          </table:table-cell>
          <table:table-cell office:value-type="float" office:value="2780.21" calcext:value-type="float">
            <text:p>2780.21</text:p>
          </table:table-cell>
          <table:table-cell office:value-type="float" office:value="210.5" calcext:value-type="float">
            <text:p>210.5</text:p>
          </table:table-cell>
          <table:table-cell office:value-type="float" office:value="-1342.28104708319" calcext:value-type="float">
            <text:p>-1342.28104708319</text:p>
          </table:table-cell>
          <table:table-cell table:number-columns-repeated="7"/>
          <table:table-cell table:formula="of:=[.D34]/2" office:value-type="float" office:value="680.48500474246" calcext:value-type="float">
            <text:p>680.48500474246</text:p>
          </table:table-cell>
          <table:table-cell table:formula="of:=[.F34]/2" office:value-type="float" office:value="105.25" calcext:value-type="float">
            <text:p>105.2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0" calcext:value-type="float">
            <text:p>10</text:p>
          </table:table-cell>
          <table:table-cell office:value-type="float" office:value="1331.8713739921" calcext:value-type="float">
            <text:p>1331.8713739921</text:p>
          </table:table-cell>
          <table:table-cell office:value-type="float" office:value="341.78749322983" calcext:value-type="float">
            <text:p>341.78749322983</text:p>
          </table:table-cell>
          <table:table-cell office:value-type="float" office:value="1495.65" calcext:value-type="float">
            <text:p>1495.65</text:p>
          </table:table-cell>
          <table:table-cell office:value-type="float" office:value="139.67" calcext:value-type="float">
            <text:p>139.67</text:p>
          </table:table-cell>
          <table:table-cell office:value-type="float" office:value="-163.7786260079" calcext:value-type="float">
            <text:p>-163.7786260079</text:p>
          </table:table-cell>
          <table:table-cell table:number-columns-repeated="7"/>
          <table:table-cell table:formula="of:=[.D35]/2" office:value-type="float" office:value="170.893746614915" calcext:value-type="float">
            <text:p>170.893746614915</text:p>
          </table:table-cell>
          <table:table-cell table:formula="of:=[.F35]/2" office:value-type="float" office:value="69.835" calcext:value-type="float">
            <text:p>69.83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1" calcext:value-type="float">
            <text:p>11</text:p>
          </table:table-cell>
          <table:table-cell office:value-type="float" office:value="789.380021345" calcext:value-type="float">
            <text:p>789.380021345</text:p>
          </table:table-cell>
          <table:table-cell office:value-type="float" office:value="250.898590539973" calcext:value-type="float">
            <text:p>250.898590539973</text:p>
          </table:table-cell>
          <table:table-cell office:value-type="float" office:value="713.64" calcext:value-type="float">
            <text:p>713.64</text:p>
          </table:table-cell>
          <table:table-cell office:value-type="float" office:value="83.74" calcext:value-type="float">
            <text:p>83.74</text:p>
          </table:table-cell>
          <table:table-cell office:value-type="float" office:value="75.7400213450002" calcext:value-type="float">
            <text:p>75.7400213450002</text:p>
          </table:table-cell>
          <table:table-cell table:number-columns-repeated="7"/>
          <table:table-cell table:formula="of:=[.D36]/2" office:value-type="float" office:value="125.449295269987" calcext:value-type="float">
            <text:p>125.449295269987</text:p>
          </table:table-cell>
          <table:table-cell table:formula="of:=[.F36]/2" office:value-type="float" office:value="41.87" calcext:value-type="float">
            <text:p>41.87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2" calcext:value-type="float">
            <text:p>12</text:p>
          </table:table-cell>
          <table:table-cell office:value-type="float" office:value="362.121243597" calcext:value-type="float">
            <text:p>362.121243597</text:p>
          </table:table-cell>
          <table:table-cell office:value-type="float" office:value="240.495767314325" calcext:value-type="float">
            <text:p>240.495767314325</text:p>
          </table:table-cell>
          <table:table-cell office:value-type="float" office:value="498.63" calcext:value-type="float">
            <text:p>498.63</text:p>
          </table:table-cell>
          <table:table-cell office:value-type="float" office:value="68.38" calcext:value-type="float">
            <text:p>68.38</text:p>
          </table:table-cell>
          <table:table-cell office:value-type="float" office:value="-136.508756403" calcext:value-type="float">
            <text:p>-136.508756403</text:p>
          </table:table-cell>
          <table:table-cell table:number-columns-repeated="7"/>
          <table:table-cell table:formula="of:=[.D37]/2" office:value-type="float" office:value="120.247883657163" calcext:value-type="float">
            <text:p>120.247883657163</text:p>
          </table:table-cell>
          <table:table-cell table:formula="of:=[.F37]/2" office:value-type="float" office:value="34.19" calcext:value-type="float">
            <text:p>34.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(these columns are for drawing the error bar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1:37:13.082461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4:46:49.468316497</meta:creation-date>
    <dc:date>2021-01-12T16:01:56.740233626</dc:date>
    <meta:editing-duration>P1DT19H45M31S</meta:editing-duration>
    <meta:editing-cycles>29</meta:editing-cycles>
    <meta:generator>LibreOffice/6.1.5.2$Linux_X86_64 LibreOffice_project/10$Build-2</meta:generator>
    <meta:document-statistic meta:table-count="2" meta:cell-count="2204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openLV.O2:openLV.O13" chart:error-lower-range="openLV.O2:openLV.O1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openLV.O2:openLV.O13" chart:error-lower-range="openLV.O2:openLV.O13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openLV.P2:openLV.P13" chart:error-lower-range="openLV.P2:openLV.P13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openLV.P2:openLV.P13" chart:error-lower-range="openLV.P2:openLV.P1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84cm" svg:height="5.101cm" xlink:href=".." xlink:type="simple" chart:class="chart:line" chart:style-name="ch1">
        <chart:legend chart:legend-position="end" svg:x="7.921cm" svg:y="2.002cm" style:legend-expansion="high" chart:style-name="ch2"/>
        <chart:plot-area chart:style-name="ch3" table:cell-range-address="openLV.C1:openLV.C13 openLV.E1:openLV.E13" chart:data-source-has-labels="row" svg:x="0.237cm" svg:y="0.102cm" svg:width="7.447cm" svg:height="4.897cm">
          <chartooo:coordinate-region svg:x="1.044cm" svg:y="0.301cm" svg:width="6.453cm" svg:height="4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nLV.C2:openLV.C13" chart:label-cell-address="openLV.C1:openLV.C1" chart:class="chart:line">
            <chart:error-indicator chart:style-name="ch7" chart:dimension="y"/>
            <chart:data-point chart:repeated="12"/>
          </chart:series>
          <chart:series chart:style-name="ch8" chart:values-cell-range-address="openLV.E2:openLV.E13" chart:label-cell-address="openLV.E1:openLV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openLV.C1:openLV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openLV.E1:openLV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.59301384615">
                <text:p>136.59301384615</text:p>
                <draw:g>
                  <svg:desc>openLV.C2:openLV.C13</svg:desc>
                </draw:g>
              </table:table-cell>
              <table:table-cell office:value-type="float" office:value="10.2701574083814">
                <text:p>10.2701574083814</text:p>
                <draw:g>
                  <svg:desc>openLV.O2:openLV.O13</svg:desc>
                </draw:g>
              </table:table-cell>
              <table:table-cell office:value-type="float" office:value="10.2701574083814">
                <text:p>10.2701574083814</text:p>
                <draw:g>
                  <svg:desc>openLV.O2:openLV.O13</svg:desc>
                </draw:g>
              </table:table-cell>
              <table:table-cell office:value-type="float" office:value="132.79">
                <text:p>132.79</text:p>
                <draw:g>
                  <svg:desc>openLV.E2:openLV.E13</svg:desc>
                </draw:g>
              </table:table-cell>
              <table:table-cell office:value-type="float" office:value="9.035">
                <text:p>9.035</text:p>
                <draw:g>
                  <svg:desc>openLV.P2:openLV.P13</svg:desc>
                </draw:g>
              </table:table-cell>
              <table:table-cell office:value-type="float" office:value="9.035">
                <text:p>9.035</text:p>
                <draw:g>
                  <svg:desc>openLV.P2:openLV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.5022791464">
                <text:p>222.5022791464</text:p>
              </table:table-cell>
              <table:table-cell office:value-type="float" office:value="28.2257917331969">
                <text:p>28.2257917331969</text:p>
              </table:table-cell>
              <table:table-cell office:value-type="float" office:value="28.2257917331969">
                <text:p>28.2257917331969</text:p>
              </table:table-cell>
              <table:table-cell office:value-type="float" office:value="185.67">
                <text:p>185.67</text:p>
              </table:table-cell>
              <table:table-cell office:value-type="float" office:value="17.655">
                <text:p>17.655</text:p>
              </table:table-cell>
              <table:table-cell office:value-type="float" office:value="17.655">
                <text:p>17.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.3504979674">
                <text:p>337.3504979674</text:p>
              </table:table-cell>
              <table:table-cell office:value-type="float" office:value="23.5585147838338">
                <text:p>23.5585147838338</text:p>
              </table:table-cell>
              <table:table-cell office:value-type="float" office:value="23.5585147838338">
                <text:p>23.5585147838338</text:p>
              </table:table-cell>
              <table:table-cell office:value-type="float" office:value="333.61">
                <text:p>333.61</text:p>
              </table:table-cell>
              <table:table-cell office:value-type="float" office:value="30.12">
                <text:p>30.12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3.47305221275">
                <text:p>453.47305221275</text:p>
              </table:table-cell>
              <table:table-cell office:value-type="float" office:value="33.1151474608885">
                <text:p>33.1151474608885</text:p>
              </table:table-cell>
              <table:table-cell office:value-type="float" office:value="33.1151474608885">
                <text:p>33.1151474608885</text:p>
              </table:table-cell>
              <table:table-cell office:value-type="float" office:value="444.13">
                <text:p>444.13</text:p>
              </table:table-cell>
              <table:table-cell office:value-type="float" office:value="33.275">
                <text:p>33.275</text:p>
              </table:table-cell>
              <table:table-cell office:value-type="float" office:value="33.275">
                <text:p>33.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.8226333915">
                <text:p>444.8226333915</text:p>
              </table:table-cell>
              <table:table-cell office:value-type="float" office:value="83.7852156368475">
                <text:p>83.7852156368475</text:p>
              </table:table-cell>
              <table:table-cell office:value-type="float" office:value="83.7852156368475">
                <text:p>83.7852156368475</text:p>
              </table:table-cell>
              <table:table-cell office:value-type="float" office:value="473.58">
                <text:p>473.58</text:p>
              </table:table-cell>
              <table:table-cell office:value-type="float" office:value="14.665">
                <text:p>14.665</text:p>
              </table:table-cell>
              <table:table-cell office:value-type="float" office:value="14.665">
                <text:p>14.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7.491112395">
                <text:p>457.491112395</text:p>
              </table:table-cell>
              <table:table-cell office:value-type="float" office:value="30.0011909190435">
                <text:p>30.0011909190435</text:p>
              </table:table-cell>
              <table:table-cell office:value-type="float" office:value="30.0011909190435">
                <text:p>30.0011909190435</text:p>
              </table:table-cell>
              <table:table-cell office:value-type="float" office:value="490.56">
                <text:p>490.56</text:p>
              </table:table-cell>
              <table:table-cell office:value-type="float" office:value="30.05">
                <text:p>30.05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1.16135456845">
                <text:p>511.16135456845</text:p>
              </table:table-cell>
              <table:table-cell office:value-type="float" office:value="26.8677228367292">
                <text:p>26.8677228367292</text:p>
              </table:table-cell>
              <table:table-cell office:value-type="float" office:value="26.8677228367292">
                <text:p>26.8677228367292</text:p>
              </table:table-cell>
              <table:table-cell office:value-type="float" office:value="496.73">
                <text:p>496.73</text:p>
              </table:table-cell>
              <table:table-cell office:value-type="float" office:value="26.54">
                <text:p>26.54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.21155634675">
                <text:p>417.21155634675</text:p>
              </table:table-cell>
              <table:table-cell office:value-type="float" office:value="27.5859707381926">
                <text:p>27.5859707381926</text:p>
              </table:table-cell>
              <table:table-cell office:value-type="float" office:value="27.5859707381926">
                <text:p>27.5859707381926</text:p>
              </table:table-cell>
              <table:table-cell office:value-type="float" office:value="433.31">
                <text:p>433.31</text:p>
              </table:table-cell>
              <table:table-cell office:value-type="float" office:value="28.095">
                <text:p>28.095</text:p>
              </table:table-cell>
              <table:table-cell office:value-type="float" office:value="28.095">
                <text:p>28.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.2871916027">
                <text:p>334.2871916027</text:p>
              </table:table-cell>
              <table:table-cell office:value-type="float" office:value="59.1794197259885">
                <text:p>59.1794197259885</text:p>
              </table:table-cell>
              <table:table-cell office:value-type="float" office:value="59.1794197259885">
                <text:p>59.1794197259885</text:p>
              </table:table-cell>
              <table:table-cell office:value-type="float" office:value="358.98">
                <text:p>358.98</text:p>
              </table:table-cell>
              <table:table-cell office:value-type="float" office:value="14.75">
                <text:p>14.7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8.7679375563">
                <text:p>248.7679375563</text:p>
              </table:table-cell>
              <table:table-cell office:value-type="float" office:value="25.7444712510762">
                <text:p>25.7444712510762</text:p>
              </table:table-cell>
              <table:table-cell office:value-type="float" office:value="25.7444712510762">
                <text:p>25.7444712510762</text:p>
              </table:table-cell>
              <table:table-cell office:value-type="float" office:value="239.86">
                <text:p>239.86</text:p>
              </table:table-cell>
              <table:table-cell office:value-type="float" office:value="13.155">
                <text:p>13.155</text:p>
              </table:table-cell>
              <table:table-cell office:value-type="float" office:value="13.155">
                <text:p>13.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4246375843">
                <text:p>165.4246375843</text:p>
              </table:table-cell>
              <table:table-cell office:value-type="float" office:value="17.6829261713438">
                <text:p>17.6829261713438</text:p>
              </table:table-cell>
              <table:table-cell office:value-type="float" office:value="17.6829261713438">
                <text:p>17.6829261713438</text:p>
              </table:table-cell>
              <table:table-cell office:value-type="float" office:value="159.15">
                <text:p>159.15</text:p>
              </table:table-cell>
              <table:table-cell office:value-type="float" office:value="16.18">
                <text:p>16.18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.174936034062">
                <text:p>111.174936034062</text:p>
              </table:table-cell>
              <table:table-cell office:value-type="float" office:value="8.3063958841037">
                <text:p>8.3063958841037</text:p>
              </table:table-cell>
              <table:table-cell office:value-type="float" office:value="8.3063958841037">
                <text:p>8.3063958841037</text:p>
              </table:table-cell>
              <table:table-cell office:value-type="float" office:value="125.98">
                <text:p>125.98</text:p>
              </table:table-cell>
              <table:table-cell office:value-type="float" office:value="10.395">
                <text:p>10.395</text:p>
              </table:table-cell>
              <table:table-cell office:value-type="float" office:value="10.395">
                <text:p>10.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31cm" svg:height="4.746cm" xlink:href=".." xlink:type="simple" chart:class="chart:line" chart:style-name="ch1">
        <chart:legend chart:legend-position="end" svg:x="5.868cm" svg:y="0.731cm" style:legend-expansion="high" chart:style-name="ch2"/>
        <chart:plot-area chart:style-name="ch3" table:cell-range-address="'pvoutput.org'.C79:'pvoutput.org'.C91 'pvoutput.org'.E79:'pvoutput.org'.E91 'pvoutput.org'.G79:'pvoutput.org'.G91 'pvoutput.org'.I79:'pvoutput.org'.I91" chart:data-source-has-labels="row" svg:x="0.196cm" svg:y="0.094cm" svg:width="5.476cm" svg:height="4.558cm">
          <chartooo:coordinate-region svg:x="1.003cm" svg:y="0.293cm" svg:width="4.482cm" svg:height="3.7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80:'pvoutput.org'.C91" chart:label-cell-address="'pvoutput.org'.C79:'pvoutput.org'.C79" chart:class="chart:line">
            <chart:data-point chart:repeated="12"/>
          </chart:series>
          <chart:series chart:style-name="ch7" chart:values-cell-range-address="'pvoutput.org'.E80:'pvoutput.org'.E91" chart:label-cell-address="'pvoutput.org'.E79:'pvoutput.org'.E79" chart:class="chart:line">
            <chart:data-point chart:repeated="12"/>
          </chart:series>
          <chart:series chart:style-name="ch8" chart:values-cell-range-address="'pvoutput.org'.G80:'pvoutput.org'.G91" chart:label-cell-address="'pvoutput.org'.G79:'pvoutput.org'.G79" chart:class="chart:line">
            <chart:data-point chart:repeated="12"/>
          </chart:series>
          <chart:series chart:style-name="ch9" chart:values-cell-range-address="'pvoutput.org'.I80:'pvoutput.org'.I91" chart:label-cell-address="'pvoutput.org'.I79:'pvoutput.org'.I79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79:'pvoutput.org'.C79</svg:desc>
                </draw:g>
              </table:table-cell>
              <table:table-cell office:value-type="string">
                <text:p>pv_gis_avg_kWh (max hor)</text:p>
                <draw:g>
                  <svg:desc>'pvoutput.org'.E79:'pvoutput.org'.E79</svg:desc>
                </draw:g>
              </table:table-cell>
              <table:table-cell office:value-type="string">
                <text:p>pv_gis_avg_kWh (min hor)</text:p>
                <draw:g>
                  <svg:desc>'pvoutput.org'.G79:'pvoutput.org'.G79</svg:desc>
                </draw:g>
              </table:table-cell>
              <table:table-cell office:value-type="string">
                <text:p>pv_gis_avg_kWh (avg hor)</text:p>
                <draw:g>
                  <svg:desc>'pvoutput.org'.I79:'pvoutput.org'.I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5">
                <text:p>45.75</text:p>
                <draw:g>
                  <svg:desc>'pvoutput.org'.C80:'pvoutput.org'.C91</svg:desc>
                </draw:g>
              </table:table-cell>
              <table:table-cell office:value-type="float" office:value="31.67">
                <text:p>31.67</text:p>
                <draw:g>
                  <svg:desc>'pvoutput.org'.E80:'pvoutput.org'.E91</svg:desc>
                </draw:g>
              </table:table-cell>
              <table:table-cell office:value-type="float" office:value="34.29">
                <text:p>34.29</text:p>
                <draw:g>
                  <svg:desc>'pvoutput.org'.G80:'pvoutput.org'.G91</svg:desc>
                </draw:g>
              </table:table-cell>
              <table:table-cell office:value-type="float" office:value="31.67">
                <text:p>31.67</text:p>
                <draw:g>
                  <svg:desc>'pvoutput.org'.I80:'pvoutput.org'.I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.25">
                <text:p>113.25</text:p>
              </table:table-cell>
              <table:table-cell office:value-type="float" office:value="54.53">
                <text:p>54.53</text:p>
              </table:table-cell>
              <table:table-cell office:value-type="float" office:value="68.09">
                <text:p>68.09</text:p>
              </table:table-cell>
              <table:table-cell office:value-type="float" office:value="58.33">
                <text:p>58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.25">
                <text:p>232.25</text:p>
              </table:table-cell>
              <table:table-cell office:value-type="float" office:value="108.73">
                <text:p>108.73</text:p>
              </table:table-cell>
              <table:table-cell office:value-type="float" office:value="165.43">
                <text:p>165.43</text:p>
              </table:table-cell>
              <table:table-cell office:value-type="float" office:value="164.59">
                <text:p>164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3.5">
                <text:p>343.5</text:p>
              </table:table-cell>
              <table:table-cell office:value-type="float" office:value="156.96">
                <text:p>156.96</text:p>
              </table:table-cell>
              <table:table-cell office:value-type="float" office:value="286.11">
                <text:p>286.11</text:p>
              </table:table-cell>
              <table:table-cell office:value-type="float" office:value="286.11">
                <text:p>286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2.75">
                <text:p>392.75</text:p>
              </table:table-cell>
              <table:table-cell office:value-type="float" office:value="205.06">
                <text:p>205.06</text:p>
              </table:table-cell>
              <table:table-cell office:value-type="float" office:value="355.88">
                <text:p>355.88</text:p>
              </table:table-cell>
              <table:table-cell office:value-type="float" office:value="355.88">
                <text:p>355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0.666666666667">
                <text:p>420.666666666667</text:p>
              </table:table-cell>
              <table:table-cell office:value-type="float" office:value="234.87">
                <text:p>234.87</text:p>
              </table:table-cell>
              <table:table-cell office:value-type="float" office:value="390.52">
                <text:p>390.52</text:p>
              </table:table-cell>
              <table:table-cell office:value-type="float" office:value="390.52">
                <text:p>39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">
                <text:p>440</text:p>
              </table:table-cell>
              <table:table-cell office:value-type="float" office:value="230.65">
                <text:p>230.65</text:p>
              </table:table-cell>
              <table:table-cell office:value-type="float" office:value="387.33">
                <text:p>387.33</text:p>
              </table:table-cell>
              <table:table-cell office:value-type="float" office:value="387.33">
                <text:p>38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9">
                <text:p>369</text:p>
              </table:table-cell>
              <table:table-cell office:value-type="float" office:value="176.02">
                <text:p>176.02</text:p>
              </table:table-cell>
              <table:table-cell office:value-type="float" office:value="304.29">
                <text:p>304.29</text:p>
              </table:table-cell>
              <table:table-cell office:value-type="float" office:value="304.17">
                <text:p>304.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3">
                <text:p>223</text:p>
              </table:table-cell>
              <table:table-cell office:value-type="float" office:value="123.21">
                <text:p>123.21</text:p>
              </table:table-cell>
              <table:table-cell office:value-type="float" office:value="198.67">
                <text:p>198.67</text:p>
              </table:table-cell>
              <table:table-cell office:value-type="float" office:value="198.64">
                <text:p>198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.5">
                <text:p>139.5</text:p>
              </table:table-cell>
              <table:table-cell office:value-type="float" office:value="74.99">
                <text:p>74.99</text:p>
              </table:table-cell>
              <table:table-cell office:value-type="float" office:value="102.85">
                <text:p>102.85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5">
                <text:p>58.5</text:p>
              </table:table-cell>
              <table:table-cell office:value-type="float" office:value="37.72">
                <text:p>37.72</text:p>
              </table:table-cell>
              <table:table-cell office:value-type="float" office:value="43.06">
                <text:p>43.06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6.04">
                <text:p>26.04</text:p>
              </table:table-cell>
              <table:table-cell office:value-type="float" office:value="26.75">
                <text:p>26.75</text:p>
              </table:table-cell>
              <table:table-cell office:value-type="float" office:value="26.04">
                <text:p>26.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39cm" svg:height="4.772cm" xlink:href=".." xlink:type="simple" chart:class="chart:line" chart:style-name="ch1">
        <chart:legend chart:legend-position="end" svg:x="5.876cm" svg:y="0.744cm" style:legend-expansion="high" chart:style-name="ch2"/>
        <chart:plot-area chart:style-name="ch3" table:cell-range-address="'pvoutput.org'.C92:'pvoutput.org'.C104 'pvoutput.org'.E92:'pvoutput.org'.E104 'pvoutput.org'.G92:'pvoutput.org'.G104 'pvoutput.org'.I92:'pvoutput.org'.I104" chart:data-source-has-labels="row" svg:x="0.196cm" svg:y="0.095cm" svg:width="5.484cm" svg:height="4.582cm">
          <chartooo:coordinate-region svg:x="1.003cm" svg:y="0.295cm" svg:width="4.49cm" svg:height="3.7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93:'pvoutput.org'.C104" chart:label-cell-address="'pvoutput.org'.C92:'pvoutput.org'.C92" chart:class="chart:line">
            <chart:data-point chart:repeated="12"/>
          </chart:series>
          <chart:series chart:style-name="ch7" chart:values-cell-range-address="'pvoutput.org'.E93:'pvoutput.org'.E104" chart:label-cell-address="'pvoutput.org'.E92:'pvoutput.org'.E92" chart:class="chart:line">
            <chart:data-point chart:repeated="12"/>
          </chart:series>
          <chart:series chart:style-name="ch8" chart:values-cell-range-address="'pvoutput.org'.G93:'pvoutput.org'.G104" chart:label-cell-address="'pvoutput.org'.G92:'pvoutput.org'.G92" chart:class="chart:line">
            <chart:data-point chart:repeated="12"/>
          </chart:series>
          <chart:series chart:style-name="ch9" chart:values-cell-range-address="'pvoutput.org'.I93:'pvoutput.org'.I104" chart:label-cell-address="'pvoutput.org'.I92:'pvoutput.org'.I9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92:'pvoutput.org'.C92</svg:desc>
                </draw:g>
              </table:table-cell>
              <table:table-cell office:value-type="string">
                <text:p>pv_gis_avg_kWh (max hor)</text:p>
                <draw:g>
                  <svg:desc>'pvoutput.org'.E92:'pvoutput.org'.E92</svg:desc>
                </draw:g>
              </table:table-cell>
              <table:table-cell office:value-type="string">
                <text:p>pv_gis_avg_kWh (min hor)</text:p>
                <draw:g>
                  <svg:desc>'pvoutput.org'.G92:'pvoutput.org'.G92</svg:desc>
                </draw:g>
              </table:table-cell>
              <table:table-cell office:value-type="string">
                <text:p>pv_gis_avg_kWh (avg hor)</text:p>
                <draw:g>
                  <svg:desc>'pvoutput.org'.I92:'pvoutput.org'.I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'pvoutput.org'.C93:'pvoutput.org'.C104</svg:desc>
                </draw:g>
              </table:table-cell>
              <table:table-cell office:value-type="float" office:value="64.31">
                <text:p>64.31</text:p>
                <draw:g>
                  <svg:desc>'pvoutput.org'.E93:'pvoutput.org'.E104</svg:desc>
                </draw:g>
              </table:table-cell>
              <table:table-cell office:value-type="float" office:value="73.93">
                <text:p>73.93</text:p>
                <draw:g>
                  <svg:desc>'pvoutput.org'.G93:'pvoutput.org'.G104</svg:desc>
                </draw:g>
              </table:table-cell>
              <table:table-cell office:value-type="float" office:value="67.38">
                <text:p>67.38</text:p>
                <draw:g>
                  <svg:desc>'pvoutput.org'.I93:'pvoutput.org'.I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90.6">
                <text:p>90.6</text:p>
              </table:table-cell>
              <table:table-cell office:value-type="float" office:value="106.81">
                <text:p>106.81</text:p>
              </table:table-cell>
              <table:table-cell office:value-type="float" office:value="101.35">
                <text:p>101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.333333333333">
                <text:p>165.333333333333</text:p>
              </table:table-cell>
              <table:table-cell office:value-type="float" office:value="168.36">
                <text:p>168.36</text:p>
              </table:table-cell>
              <table:table-cell office:value-type="float" office:value="184.88">
                <text:p>184.88</text:p>
              </table:table-cell>
              <table:table-cell office:value-type="float" office:value="182.84">
                <text:p>182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229.56">
                <text:p>229.56</text:p>
              </table:table-cell>
              <table:table-cell office:value-type="float" office:value="246.21">
                <text:p>246.21</text:p>
              </table:table-cell>
              <table:table-cell office:value-type="float" office:value="246.2">
                <text:p>24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9">
                <text:p>309</text:p>
              </table:table-cell>
              <table:table-cell office:value-type="float" office:value="240.16">
                <text:p>240.16</text:p>
              </table:table-cell>
              <table:table-cell office:value-type="float" office:value="254.38">
                <text:p>254.38</text:p>
              </table:table-cell>
              <table:table-cell office:value-type="float" office:value="254.38">
                <text:p>254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">
                <text:p>285</text:p>
              </table:table-cell>
              <table:table-cell office:value-type="float" office:value="247">
                <text:p>247</text:p>
              </table:table-cell>
              <table:table-cell office:value-type="float" office:value="262.45">
                <text:p>262.45</text:p>
              </table:table-cell>
              <table:table-cell office:value-type="float" office:value="262.45">
                <text:p>262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333333333333">
                <text:p>303.333333333333</text:p>
              </table:table-cell>
              <table:table-cell office:value-type="float" office:value="249.29">
                <text:p>249.29</text:p>
              </table:table-cell>
              <table:table-cell office:value-type="float" office:value="266.18">
                <text:p>266.18</text:p>
              </table:table-cell>
              <table:table-cell office:value-type="float" office:value="266.18">
                <text:p>266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.333333333333">
                <text:p>262.333333333333</text:p>
              </table:table-cell>
              <table:table-cell office:value-type="float" office:value="221.77">
                <text:p>221.77</text:p>
              </table:table-cell>
              <table:table-cell office:value-type="float" office:value="237.08">
                <text:p>237.08</text:p>
              </table:table-cell>
              <table:table-cell office:value-type="float" office:value="237.06">
                <text:p>237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190.11">
                <text:p>190.11</text:p>
              </table:table-cell>
              <table:table-cell office:value-type="float" office:value="203.72">
                <text:p>203.72</text:p>
              </table:table-cell>
              <table:table-cell office:value-type="float" office:value="203.72">
                <text:p>203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.666666666667">
                <text:p>115.666666666667</text:p>
              </table:table-cell>
              <table:table-cell office:value-type="float" office:value="124.53">
                <text:p>124.53</text:p>
              </table:table-cell>
              <table:table-cell office:value-type="float" office:value="138.63">
                <text:p>138.63</text:p>
              </table:table-cell>
              <table:table-cell office:value-type="float" office:value="133.78">
                <text:p>133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65.58">
                <text:p>65.58</text:p>
              </table:table-cell>
              <table:table-cell office:value-type="float" office:value="86.2">
                <text:p>86.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57.91">
                <text:p>57.91</text:p>
              </table:table-cell>
              <table:table-cell office:value-type="float" office:value="74.55">
                <text:p>74.55</text:p>
              </table:table-cell>
              <table:table-cell office:value-type="float" office:value="66.36">
                <text:p>66.3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31cm" svg:height="4.825cm" xlink:href=".." xlink:type="simple" chart:class="chart:line" chart:style-name="ch1">
        <chart:legend chart:legend-position="end" svg:x="5.868cm" svg:y="0.77cm" style:legend-expansion="high" chart:style-name="ch2"/>
        <chart:plot-area chart:style-name="ch3" table:cell-range-address="'pvoutput.org'.C105:'pvoutput.org'.C117 'pvoutput.org'.E105:'pvoutput.org'.E117 'pvoutput.org'.G105:'pvoutput.org'.G117 'pvoutput.org'.I105:'pvoutput.org'.I117" chart:data-source-has-labels="row" svg:x="0.196cm" svg:y="0.096cm" svg:width="5.476cm" svg:height="4.633cm">
          <chartooo:coordinate-region svg:x="1.003cm" svg:y="0.296cm" svg:width="4.482cm" svg:height="3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106:'pvoutput.org'.C117" chart:label-cell-address="'pvoutput.org'.C105:'pvoutput.org'.C105" chart:class="chart:line">
            <chart:data-point chart:repeated="12"/>
          </chart:series>
          <chart:series chart:style-name="ch7" chart:values-cell-range-address="'pvoutput.org'.E106:'pvoutput.org'.E117" chart:label-cell-address="'pvoutput.org'.E105:'pvoutput.org'.E105" chart:class="chart:line">
            <chart:data-point chart:repeated="12"/>
          </chart:series>
          <chart:series chart:style-name="ch8" chart:values-cell-range-address="'pvoutput.org'.G106:'pvoutput.org'.G117" chart:label-cell-address="'pvoutput.org'.G105:'pvoutput.org'.G105" chart:class="chart:line">
            <chart:data-point chart:repeated="12"/>
          </chart:series>
          <chart:series chart:style-name="ch9" chart:values-cell-range-address="'pvoutput.org'.I106:'pvoutput.org'.I117" chart:label-cell-address="'pvoutput.org'.I105:'pvoutput.org'.I105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105:'pvoutput.org'.C105</svg:desc>
                </draw:g>
              </table:table-cell>
              <table:table-cell office:value-type="string">
                <text:p>pv_gis_avg_kWh (max hor)</text:p>
                <draw:g>
                  <svg:desc>'pvoutput.org'.E105:'pvoutput.org'.E105</svg:desc>
                </draw:g>
              </table:table-cell>
              <table:table-cell office:value-type="string">
                <text:p>pv_gis_avg_kWh (min hor)</text:p>
                <draw:g>
                  <svg:desc>'pvoutput.org'.G105:'pvoutput.org'.G105</svg:desc>
                </draw:g>
              </table:table-cell>
              <table:table-cell office:value-type="string">
                <text:p>pv_gis_avg_kWh (avg hor)</text:p>
                <draw:g>
                  <svg:desc>'pvoutput.org'.I105:'pvoutput.org'.I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>66</text:p>
                <draw:g>
                  <svg:desc>'pvoutput.org'.C106:'pvoutput.org'.C117</svg:desc>
                </draw:g>
              </table:table-cell>
              <table:table-cell office:value-type="float" office:value="70.03">
                <text:p>70.03</text:p>
                <draw:g>
                  <svg:desc>'pvoutput.org'.E106:'pvoutput.org'.E117</svg:desc>
                </draw:g>
              </table:table-cell>
              <table:table-cell office:value-type="float" office:value="71.47">
                <text:p>71.47</text:p>
                <draw:g>
                  <svg:desc>'pvoutput.org'.G106:'pvoutput.org'.G117</svg:desc>
                </draw:g>
              </table:table-cell>
              <table:table-cell office:value-type="float" office:value="71.47">
                <text:p>71.47</text:p>
                <draw:g>
                  <svg:desc>'pvoutput.org'.I106:'pvoutput.org'.I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102.85">
                <text:p>102.85</text:p>
              </table:table-cell>
              <table:table-cell office:value-type="float" office:value="105.58">
                <text:p>105.58</text:p>
              </table:table-cell>
              <table:table-cell office:value-type="float" office:value="105.58">
                <text:p>105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195.66">
                <text:p>195.66</text:p>
              </table:table-cell>
              <table:table-cell office:value-type="float" office:value="200.32">
                <text:p>200.32</text:p>
              </table:table-cell>
              <table:table-cell office:value-type="float" office:value="200.32">
                <text:p>200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3.333333333333">
                <text:p>283.333333333333</text:p>
              </table:table-cell>
              <table:table-cell office:value-type="float" office:value="275.43">
                <text:p>275.43</text:p>
              </table:table-cell>
              <table:table-cell office:value-type="float" office:value="281.43">
                <text:p>281.43</text:p>
              </table:table-cell>
              <table:table-cell office:value-type="float" office:value="281.43">
                <text:p>281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4">
                <text:p>364</text:p>
              </table:table-cell>
              <table:table-cell office:value-type="float" office:value="296.87">
                <text:p>296.87</text:p>
              </table:table-cell>
              <table:table-cell office:value-type="float" office:value="302.81">
                <text:p>302.81</text:p>
              </table:table-cell>
              <table:table-cell office:value-type="float" office:value="302.81">
                <text:p>302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.333333333333">
                <text:p>344.333333333333</text:p>
              </table:table-cell>
              <table:table-cell office:value-type="float" office:value="311.38">
                <text:p>311.38</text:p>
              </table:table-cell>
              <table:table-cell office:value-type="float" office:value="319.13">
                <text:p>319.13</text:p>
              </table:table-cell>
              <table:table-cell office:value-type="float" office:value="319.13">
                <text:p>319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333333333333">
                <text:p>358.333333333333</text:p>
              </table:table-cell>
              <table:table-cell office:value-type="float" office:value="313.62">
                <text:p>313.62</text:p>
              </table:table-cell>
              <table:table-cell office:value-type="float" office:value="322.22">
                <text:p>322.22</text:p>
              </table:table-cell>
              <table:table-cell office:value-type="float" office:value="322.22">
                <text:p>322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1.333333333333">
                <text:p>301.333333333333</text:p>
              </table:table-cell>
              <table:table-cell office:value-type="float" office:value="271.01">
                <text:p>271.01</text:p>
              </table:table-cell>
              <table:table-cell office:value-type="float" office:value="277.54">
                <text:p>277.54</text:p>
              </table:table-cell>
              <table:table-cell office:value-type="float" office:value="277.54">
                <text:p>277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">
                <text:p>243</text:p>
              </table:table-cell>
              <table:table-cell office:value-type="float" office:value="221.36">
                <text:p>221.36</text:p>
              </table:table-cell>
              <table:table-cell office:value-type="float" office:value="224.9">
                <text:p>224.9</text:p>
              </table:table-cell>
              <table:table-cell office:value-type="float" office:value="224.9">
                <text:p>224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.666666666667">
                <text:p>143.666666666667</text:p>
              </table:table-cell>
              <table:table-cell office:value-type="float" office:value="141.91">
                <text:p>141.91</text:p>
              </table:table-cell>
              <table:table-cell office:value-type="float" office:value="143">
                <text:p>143</text:p>
              </table:table-cell>
              <table:table-cell office:value-type="float" office:value="142.77">
                <text:p>142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82.2">
                <text:p>82.2</text:p>
              </table:table-cell>
              <table:table-cell office:value-type="float" office:value="82.58">
                <text:p>82.58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67.72">
                <text:p>67.72</text:p>
              </table:table-cell>
              <table:table-cell office:value-type="float" office:value="68.84">
                <text:p>68.84</text:p>
              </table:table-cell>
              <table:table-cell office:value-type="float" office:value="68.32">
                <text:p>68.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openLV.O14:openLV.O25" chart:error-lower-range="openLV.O14:openLV.O2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openLV.O14:openLV.O25" chart:error-lower-range="openLV.O14:openLV.O25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openLV.P14:openLV.P25" chart:error-lower-range="openLV.P14:openLV.P2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openLV.P14:openLV.P25" chart:error-lower-range="openLV.P14:openLV.P2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91cm" svg:height="5.048cm" xlink:href=".." xlink:type="simple" chart:class="chart:line" chart:style-name="ch1">
        <chart:legend chart:legend-position="end" svg:x="8.028cm" svg:y="1.976cm" style:legend-expansion="high" chart:style-name="ch2"/>
        <chart:plot-area chart:style-name="ch3" table:cell-range-address="openLV.C1:openLV.C1 openLV.C14:openLV.C25 openLV.E1:openLV.E1 openLV.E14:openLV.E25" chart:data-source-has-labels="row" svg:x="0.239cm" svg:y="0.1cm" svg:width="7.55cm" svg:height="4.848cm">
          <chartooo:coordinate-region svg:x="1.231cm" svg:y="0.3cm" svg:width="6.371cm" svg:height="4.0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nLV.C14:openLV.C25" chart:label-cell-address="openLV.C1:openLV.C1" chart:class="chart:line">
            <chart:error-indicator chart:style-name="ch7" chart:dimension="y"/>
            <chart:data-point chart:repeated="12"/>
          </chart:series>
          <chart:series chart:style-name="ch8" chart:values-cell-range-address="openLV.E14:openLV.E25" chart:label-cell-address="openLV.E1:openLV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openLV.C1:openLV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openLV.E1:openLV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2.84731348394">
                <text:p>1002.84731348394</text:p>
                <draw:g>
                  <svg:desc>openLV.C14:openLV.C25</svg:desc>
                </draw:g>
              </table:table-cell>
              <table:table-cell office:value-type="float" office:value="45.862734737158">
                <text:p>45.862734737158</text:p>
                <draw:g>
                  <svg:desc>openLV.O14:openLV.O25</svg:desc>
                </draw:g>
              </table:table-cell>
              <table:table-cell office:value-type="float" office:value="45.862734737158">
                <text:p>45.862734737158</text:p>
                <draw:g>
                  <svg:desc>openLV.O14:openLV.O25</svg:desc>
                </draw:g>
              </table:table-cell>
              <table:table-cell office:value-type="float" office:value="885.38">
                <text:p>885.38</text:p>
                <draw:g>
                  <svg:desc>openLV.E14:openLV.E25</svg:desc>
                </draw:g>
              </table:table-cell>
              <table:table-cell office:value-type="float" office:value="78.11">
                <text:p>78.11</text:p>
                <draw:g>
                  <svg:desc>openLV.P14:openLV.P25</svg:desc>
                </draw:g>
              </table:table-cell>
              <table:table-cell office:value-type="float" office:value="78.11">
                <text:p>78.11</text:p>
                <draw:g>
                  <svg:desc>openLV.P14:openLV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7.60595185">
                <text:p>1877.60595185</text:p>
              </table:table-cell>
              <table:table-cell office:value-type="float" office:value="206.008698376679">
                <text:p>206.008698376679</text:p>
              </table:table-cell>
              <table:table-cell office:value-type="float" office:value="206.008698376679">
                <text:p>206.008698376679</text:p>
              </table:table-cell>
              <table:table-cell office:value-type="float" office:value="1517.21">
                <text:p>1517.21</text:p>
              </table:table-cell>
              <table:table-cell office:value-type="float" office:value="93.545">
                <text:p>93.545</text:p>
              </table:table-cell>
              <table:table-cell office:value-type="float" office:value="93.545">
                <text:p>93.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3.12297535838">
                <text:p>3403.12297535838</text:p>
              </table:table-cell>
              <table:table-cell office:value-type="float" office:value="322.246654997192">
                <text:p>322.246654997192</text:p>
              </table:table-cell>
              <table:table-cell office:value-type="float" office:value="322.246654997192">
                <text:p>322.246654997192</text:p>
              </table:table-cell>
              <table:table-cell office:value-type="float" office:value="3253.9">
                <text:p>3253.9</text:p>
              </table:table-cell>
              <table:table-cell office:value-type="float" office:value="260.72">
                <text:p>260.72</text:p>
              </table:table-cell>
              <table:table-cell office:value-type="float" office:value="260.72">
                <text:p>26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87.64596198975">
                <text:p>5487.64596198975</text:p>
              </table:table-cell>
              <table:table-cell office:value-type="float" office:value="321.507579558297">
                <text:p>321.507579558297</text:p>
              </table:table-cell>
              <table:table-cell office:value-type="float" office:value="321.507579558297">
                <text:p>321.507579558297</text:p>
              </table:table-cell>
              <table:table-cell office:value-type="float" office:value="4694.61">
                <text:p>4694.61</text:p>
              </table:table-cell>
              <table:table-cell office:value-type="float" office:value="266.385">
                <text:p>266.385</text:p>
              </table:table-cell>
              <table:table-cell office:value-type="float" office:value="266.385">
                <text:p>266.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07.9411039055">
                <text:p>6907.9411039055</text:p>
              </table:table-cell>
              <table:table-cell office:value-type="float" office:value="603.415285556075">
                <text:p>603.415285556075</text:p>
              </table:table-cell>
              <table:table-cell office:value-type="float" office:value="603.415285556075">
                <text:p>603.415285556075</text:p>
              </table:table-cell>
              <table:table-cell office:value-type="float" office:value="5260.73">
                <text:p>5260.73</text:p>
              </table:table-cell>
              <table:table-cell office:value-type="float" office:value="142.045">
                <text:p>142.045</text:p>
              </table:table-cell>
              <table:table-cell office:value-type="float" office:value="142.045">
                <text:p>142.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45.39862599575">
                <text:p>5845.39862599575</text:p>
              </table:table-cell>
              <table:table-cell office:value-type="float" office:value="309.016533369624">
                <text:p>309.016533369624</text:p>
              </table:table-cell>
              <table:table-cell office:value-type="float" office:value="309.016533369624">
                <text:p>309.016533369624</text:p>
              </table:table-cell>
              <table:table-cell office:value-type="float" office:value="5604.75">
                <text:p>5604.75</text:p>
              </table:table-cell>
              <table:table-cell office:value-type="float" office:value="385.585">
                <text:p>385.585</text:p>
              </table:table-cell>
              <table:table-cell office:value-type="float" office:value="385.585">
                <text:p>385.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03.78625294513">
                <text:p>6203.78625294513</text:p>
              </table:table-cell>
              <table:table-cell office:value-type="float" office:value="288.947138648501">
                <text:p>288.947138648501</text:p>
              </table:table-cell>
              <table:table-cell office:value-type="float" office:value="288.947138648501">
                <text:p>288.947138648501</text:p>
              </table:table-cell>
              <table:table-cell office:value-type="float" office:value="5126.66">
                <text:p>5126.66</text:p>
              </table:table-cell>
              <table:table-cell office:value-type="float" office:value="246.07">
                <text:p>246.07</text:p>
              </table:table-cell>
              <table:table-cell office:value-type="float" office:value="246.07">
                <text:p>246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3.8806643255">
                <text:p>4533.8806643255</text:p>
              </table:table-cell>
              <table:table-cell office:value-type="float" office:value="422.649123510716">
                <text:p>422.649123510716</text:p>
              </table:table-cell>
              <table:table-cell office:value-type="float" office:value="422.649123510716">
                <text:p>422.649123510716</text:p>
              </table:table-cell>
              <table:table-cell office:value-type="float" office:value="4512.87">
                <text:p>4512.87</text:p>
              </table:table-cell>
              <table:table-cell office:value-type="float" office:value="285.19">
                <text:p>285.19</text:p>
              </table:table-cell>
              <table:table-cell office:value-type="float" office:value="285.19">
                <text:p>285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6.53854326725">
                <text:p>3136.53854326725</text:p>
              </table:table-cell>
              <table:table-cell office:value-type="float" office:value="580.41526643775">
                <text:p>580.41526643775</text:p>
              </table:table-cell>
              <table:table-cell office:value-type="float" office:value="580.41526643775">
                <text:p>580.41526643775</text:p>
              </table:table-cell>
              <table:table-cell office:value-type="float" office:value="3542.6">
                <text:p>3542.6</text:p>
              </table:table-cell>
              <table:table-cell office:value-type="float" office:value="179.775">
                <text:p>179.775</text:p>
              </table:table-cell>
              <table:table-cell office:value-type="float" office:value="179.775">
                <text:p>179.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1.4934507145">
                <text:p>2191.4934507145</text:p>
              </table:table-cell>
              <table:table-cell office:value-type="float" office:value="196.795746036123">
                <text:p>196.795746036123</text:p>
              </table:table-cell>
              <table:table-cell office:value-type="float" office:value="196.795746036123">
                <text:p>196.795746036123</text:p>
              </table:table-cell>
              <table:table-cell office:value-type="float" office:value="2045.88">
                <text:p>2045.88</text:p>
              </table:table-cell>
              <table:table-cell office:value-type="float" office:value="131.44">
                <text:p>131.44</text:p>
              </table:table-cell>
              <table:table-cell office:value-type="float" office:value="131.44">
                <text:p>131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2.90020106956">
                <text:p>1322.90020106956</text:p>
              </table:table-cell>
              <table:table-cell office:value-type="float" office:value="64.0209492210555">
                <text:p>64.0209492210555</text:p>
              </table:table-cell>
              <table:table-cell office:value-type="float" office:value="64.0209492210555">
                <text:p>64.0209492210555</text:p>
              </table:table-cell>
              <table:table-cell office:value-type="float" office:value="1085.25">
                <text:p>1085.25</text:p>
              </table:table-cell>
              <table:table-cell office:value-type="float" office:value="74.295">
                <text:p>74.295</text:p>
              </table:table-cell>
              <table:table-cell office:value-type="float" office:value="74.295">
                <text:p>74.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.642234060626">
                <text:p>750.642234060626</text:p>
              </table:table-cell>
              <table:table-cell office:value-type="float" office:value="62.936694750202">
                <text:p>62.936694750202</text:p>
              </table:table-cell>
              <table:table-cell office:value-type="float" office:value="62.936694750202">
                <text:p>62.936694750202</text:p>
              </table:table-cell>
              <table:table-cell office:value-type="float" office:value="668.45">
                <text:p>668.45</text:p>
              </table:table-cell>
              <table:table-cell office:value-type="float" office:value="53.295">
                <text:p>53.295</text:p>
              </table:table-cell>
              <table:table-cell office:value-type="float" office:value="53.295">
                <text:p>53.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openLV.O26:openLV.O37" chart:error-lower-range="openLV.O26:openLV.O3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openLV.O26:openLV.O37" chart:error-lower-range="openLV.O26:openLV.O3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openLV.P26:openLV.P37" chart:error-lower-range="openLV.P26:openLV.P37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openLV.P26:openLV.P37" chart:error-lower-range="openLV.P26:openLV.P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48cm" svg:height="5.101cm" xlink:href=".." xlink:type="simple" chart:class="chart:line" chart:style-name="ch1">
        <chart:legend chart:legend-position="end" svg:x="8.085cm" svg:y="2.002cm" style:legend-expansion="high" chart:style-name="ch2"/>
        <chart:plot-area chart:style-name="ch3" table:cell-range-address="openLV.C1:openLV.C1 openLV.C26:openLV.C37 openLV.E1:openLV.E1 openLV.E26:openLV.E37" chart:data-source-has-labels="row" svg:x="0.24cm" svg:y="0.102cm" svg:width="7.605cm" svg:height="4.897cm">
          <chartooo:coordinate-region svg:x="1.232cm" svg:y="0.301cm" svg:width="6.426cm" svg:height="4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nLV.C26:openLV.C37" chart:label-cell-address="openLV.C1:openLV.C1" chart:class="chart:line">
            <chart:error-indicator chart:style-name="ch7" chart:dimension="y"/>
            <chart:data-point chart:repeated="12"/>
          </chart:series>
          <chart:series chart:style-name="ch8" chart:values-cell-range-address="openLV.E26:openLV.E37" chart:label-cell-address="openLV.E1:openLV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openLV.C1:openLV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openLV.E1:openLV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3.223486262833">
                <text:p>493.223486262833</text:p>
                <draw:g>
                  <svg:desc>openLV.C26:openLV.C37</svg:desc>
                </draw:g>
              </table:table-cell>
              <table:table-cell office:value-type="float" office:value="207.050954409561">
                <text:p>207.050954409561</text:p>
                <draw:g>
                  <svg:desc>openLV.O26:openLV.O37</svg:desc>
                </draw:g>
              </table:table-cell>
              <table:table-cell office:value-type="float" office:value="207.050954409561">
                <text:p>207.050954409561</text:p>
                <draw:g>
                  <svg:desc>openLV.O26:openLV.O37</svg:desc>
                </draw:g>
              </table:table-cell>
              <table:table-cell office:value-type="float" office:value="597.64">
                <text:p>597.64</text:p>
                <draw:g>
                  <svg:desc>openLV.E26:openLV.E37</svg:desc>
                </draw:g>
              </table:table-cell>
              <table:table-cell office:value-type="float" office:value="44.54">
                <text:p>44.54</text:p>
                <draw:g>
                  <svg:desc>openLV.P26:openLV.P37</svg:desc>
                </draw:g>
              </table:table-cell>
              <table:table-cell office:value-type="float" office:value="44.54">
                <text:p>44.54</text:p>
                <draw:g>
                  <svg:desc>openLV.P26:openLV.P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1.68906430012">
                <text:p>1511.68906430012</text:p>
              </table:table-cell>
              <table:table-cell office:value-type="float" office:value="150.340048602775">
                <text:p>150.340048602775</text:p>
              </table:table-cell>
              <table:table-cell office:value-type="float" office:value="150.340048602775">
                <text:p>150.340048602775</text:p>
              </table:table-cell>
              <table:table-cell office:value-type="float" office:value="1068.16">
                <text:p>1068.16</text:p>
              </table:table-cell>
              <table:table-cell office:value-type="float" office:value="54.465">
                <text:p>54.465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3.96006239758">
                <text:p>1833.96006239758</text:p>
              </table:table-cell>
              <table:table-cell office:value-type="float" office:value="670.60636515169">
                <text:p>670.60636515169</text:p>
              </table:table-cell>
              <table:table-cell office:value-type="float" office:value="670.60636515169">
                <text:p>670.60636515169</text:p>
              </table:table-cell>
              <table:table-cell office:value-type="float" office:value="2342.82">
                <text:p>2342.82</text:p>
              </table:table-cell>
              <table:table-cell office:value-type="float" office:value="146.505">
                <text:p>146.505</text:p>
              </table:table-cell>
              <table:table-cell office:value-type="float" office:value="146.505">
                <text:p>146.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1.03539808067">
                <text:p>3591.03539808067</text:p>
              </table:table-cell>
              <table:table-cell office:value-type="float" office:value="1093.85706701164">
                <text:p>1093.85706701164</text:p>
              </table:table-cell>
              <table:table-cell office:value-type="float" office:value="1093.85706701164">
                <text:p>1093.85706701164</text:p>
              </table:table-cell>
              <table:table-cell office:value-type="float" office:value="3962.96">
                <text:p>3962.96</text:p>
              </table:table-cell>
              <table:table-cell office:value-type="float" office:value="198.61">
                <text:p>198.61</text:p>
              </table:table-cell>
              <table:table-cell office:value-type="float" office:value="198.61">
                <text:p>198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23.17377349163">
                <text:p>5523.17377349163</text:p>
              </table:table-cell>
              <table:table-cell office:value-type="float" office:value="275.844235087788">
                <text:p>275.844235087788</text:p>
              </table:table-cell>
              <table:table-cell office:value-type="float" office:value="275.844235087788">
                <text:p>275.844235087788</text:p>
              </table:table-cell>
              <table:table-cell office:value-type="float" office:value="4662.41">
                <text:p>4662.41</text:p>
              </table:table-cell>
              <table:table-cell office:value-type="float" office:value="122.47">
                <text:p>122.47</text:p>
              </table:table-cell>
              <table:table-cell office:value-type="float" office:value="122.47">
                <text:p>122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4.63044469631">
                <text:p>5094.63044469631</text:p>
              </table:table-cell>
              <table:table-cell office:value-type="float" office:value="417.478536288069">
                <text:p>417.478536288069</text:p>
              </table:table-cell>
              <table:table-cell office:value-type="float" office:value="417.478536288069">
                <text:p>417.478536288069</text:p>
              </table:table-cell>
              <table:table-cell office:value-type="float" office:value="4984.98">
                <text:p>4984.98</text:p>
              </table:table-cell>
              <table:table-cell office:value-type="float" office:value="316.92">
                <text:p>316.92</text:p>
              </table:table-cell>
              <table:table-cell office:value-type="float" office:value="316.92">
                <text:p>316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71.70591907887">
                <text:p>5471.70591907887</text:p>
              </table:table-cell>
              <table:table-cell office:value-type="float" office:value="290.828226728254">
                <text:p>290.828226728254</text:p>
              </table:table-cell>
              <table:table-cell office:value-type="float" office:value="290.828226728254">
                <text:p>290.828226728254</text:p>
              </table:table-cell>
              <table:table-cell office:value-type="float" office:value="4701.36">
                <text:p>4701.36</text:p>
              </table:table-cell>
              <table:table-cell office:value-type="float" office:value="216.775">
                <text:p>216.775</text:p>
              </table:table-cell>
              <table:table-cell office:value-type="float" office:value="216.775">
                <text:p>216.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6.32380772931">
                <text:p>3686.32380772931</text:p>
              </table:table-cell>
              <table:table-cell office:value-type="float" office:value="399.074402214273">
                <text:p>399.074402214273</text:p>
              </table:table-cell>
              <table:table-cell office:value-type="float" office:value="399.074402214273">
                <text:p>399.074402214273</text:p>
              </table:table-cell>
              <table:table-cell office:value-type="float" office:value="3998.26">
                <text:p>3998.26</text:p>
              </table:table-cell>
              <table:table-cell office:value-type="float" office:value="227.26">
                <text:p>227.26</text:p>
              </table:table-cell>
              <table:table-cell office:value-type="float" office:value="227.26">
                <text:p>227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7.92895291681">
                <text:p>1437.92895291681</text:p>
              </table:table-cell>
              <table:table-cell office:value-type="float" office:value="680.48500474246">
                <text:p>680.48500474246</text:p>
              </table:table-cell>
              <table:table-cell office:value-type="float" office:value="680.48500474246">
                <text:p>680.48500474246</text:p>
              </table:table-cell>
              <table:table-cell office:value-type="float" office:value="2780.21">
                <text:p>2780.21</text:p>
              </table:table-cell>
              <table:table-cell office:value-type="float" office:value="105.25">
                <text:p>105.25</text:p>
              </table:table-cell>
              <table:table-cell office:value-type="float" office:value="105.25">
                <text:p>105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1.8713739921">
                <text:p>1331.8713739921</text:p>
              </table:table-cell>
              <table:table-cell office:value-type="float" office:value="170.893746614915">
                <text:p>170.893746614915</text:p>
              </table:table-cell>
              <table:table-cell office:value-type="float" office:value="170.893746614915">
                <text:p>170.893746614915</text:p>
              </table:table-cell>
              <table:table-cell office:value-type="float" office:value="1495.65">
                <text:p>1495.65</text:p>
              </table:table-cell>
              <table:table-cell office:value-type="float" office:value="69.835">
                <text:p>69.835</text:p>
              </table:table-cell>
              <table:table-cell office:value-type="float" office:value="69.835">
                <text:p>69.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9.380021345">
                <text:p>789.380021345</text:p>
              </table:table-cell>
              <table:table-cell office:value-type="float" office:value="125.449295269987">
                <text:p>125.449295269987</text:p>
              </table:table-cell>
              <table:table-cell office:value-type="float" office:value="125.449295269987">
                <text:p>125.449295269987</text:p>
              </table:table-cell>
              <table:table-cell office:value-type="float" office:value="713.64">
                <text:p>713.64</text:p>
              </table:table-cell>
              <table:table-cell office:value-type="float" office:value="41.87">
                <text:p>41.87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2.121243597">
                <text:p>362.121243597</text:p>
              </table:table-cell>
              <table:table-cell office:value-type="float" office:value="120.247883657163">
                <text:p>120.247883657163</text:p>
              </table:table-cell>
              <table:table-cell office:value-type="float" office:value="120.247883657163">
                <text:p>120.247883657163</text:p>
              </table:table-cell>
              <table:table-cell office:value-type="float" office:value="498.63">
                <text:p>498.63</text:p>
              </table:table-cell>
              <table:table-cell office:value-type="float" office:value="34.19">
                <text:p>34.19</text:p>
              </table:table-cell>
              <table:table-cell office:value-type="float" office:value="34.19">
                <text:p>34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457cm" svg:height="4.734cm" xlink:href=".." xlink:type="simple" chart:class="chart:line" chart:style-name="ch1">
        <chart:legend chart:legend-position="end" svg:x="5.494cm" svg:y="0.725cm" style:legend-expansion="high" chart:style-name="ch2"/>
        <chart:plot-area chart:style-name="ch3" table:cell-range-address="'pvoutput.org'.C1:'pvoutput.org'.C13 'pvoutput.org'.E1:'pvoutput.org'.E13 'pvoutput.org'.G1:'pvoutput.org'.G13 'pvoutput.org'.I1:'pvoutput.org'.I13" chart:data-source-has-labels="row" svg:x="0.189cm" svg:y="0.094cm" svg:width="5.116cm" svg:height="4.546cm">
          <chartooo:coordinate-region svg:x="0.996cm" svg:y="0.294cm" svg:width="4.122cm" svg:height="3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2:'pvoutput.org'.C13" chart:label-cell-address="'pvoutput.org'.C1:'pvoutput.org'.C1" chart:class="chart:line">
            <chart:data-point chart:repeated="12"/>
          </chart:series>
          <chart:series chart:style-name="ch7" chart:values-cell-range-address="'pvoutput.org'.E2:'pvoutput.org'.E13" chart:label-cell-address="'pvoutput.org'.E1:'pvoutput.org'.E1" chart:class="chart:line">
            <chart:data-point chart:repeated="12"/>
          </chart:series>
          <chart:series chart:style-name="ch8" chart:values-cell-range-address="'pvoutput.org'.G2:'pvoutput.org'.G13" chart:label-cell-address="'pvoutput.org'.G1:'pvoutput.org'.G1" chart:class="chart:line">
            <chart:data-point chart:repeated="12"/>
          </chart:series>
          <chart:series chart:style-name="ch9" chart:values-cell-range-address="'pvoutput.org'.I2:'pvoutput.org'.I13" chart:label-cell-address="'pvoutput.org'.I1:'pvoutput.org'.I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1:'pvoutput.org'.C1</svg:desc>
                </draw:g>
              </table:table-cell>
              <table:table-cell office:value-type="string">
                <text:p>pv_gis_avg_kWh (max hor)</text:p>
                <draw:g>
                  <svg:desc>'pvoutput.org'.E1:'pvoutput.org'.E1</svg:desc>
                </draw:g>
              </table:table-cell>
              <table:table-cell office:value-type="string">
                <text:p>pv_gis_avg_kWh (min hor)</text:p>
                <draw:g>
                  <svg:desc>'pvoutput.org'.G1:'pvoutput.org'.G1</svg:desc>
                </draw:g>
              </table:table-cell>
              <table:table-cell office:value-type="string">
                <text:p>pv_gis_avg_kWh (avg hor)</text:p>
                <draw:g>
                  <svg:desc>'pvoutput.org'.I1:'pvoutput.org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'pvoutput.org'.C2:'pvoutput.org'.C13</svg:desc>
                </draw:g>
              </table:table-cell>
              <table:table-cell office:value-type="float" office:value="15.33">
                <text:p>15.33</text:p>
                <draw:g>
                  <svg:desc>'pvoutput.org'.E2:'pvoutput.org'.E13</svg:desc>
                </draw:g>
              </table:table-cell>
              <table:table-cell office:value-type="float" office:value="34.55">
                <text:p>34.55</text:p>
                <draw:g>
                  <svg:desc>'pvoutput.org'.G2:'pvoutput.org'.G13</svg:desc>
                </draw:g>
              </table:table-cell>
              <table:table-cell office:value-type="float" office:value="15.33">
                <text:p>15.33</text:p>
                <draw:g>
                  <svg:desc>'pvoutput.org'.I2:'pvoutput.org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25.32">
                <text:p>25.32</text:p>
              </table:table-cell>
              <table:table-cell office:value-type="float" office:value="56.93">
                <text:p>56.93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">
                <text:p>124</text:p>
              </table:table-cell>
              <table:table-cell office:value-type="float" office:value="46.61">
                <text:p>46.61</text:p>
              </table:table-cell>
              <table:table-cell office:value-type="float" office:value="111.27">
                <text:p>111.27</text:p>
              </table:table-cell>
              <table:table-cell office:value-type="float" office:value="94.77">
                <text:p>94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7">
                <text:p>177</text:p>
              </table:table-cell>
              <table:table-cell office:value-type="float" office:value="78.81">
                <text:p>78.81</text:p>
              </table:table-cell>
              <table:table-cell office:value-type="float" office:value="166.51">
                <text:p>166.51</text:p>
              </table:table-cell>
              <table:table-cell office:value-type="float" office:value="152.19">
                <text:p>152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">
                <text:p>218</text:p>
              </table:table-cell>
              <table:table-cell office:value-type="float" office:value="133.34">
                <text:p>133.34</text:p>
              </table:table-cell>
              <table:table-cell office:value-type="float" office:value="186.85">
                <text:p>186.85</text:p>
              </table:table-cell>
              <table:table-cell office:value-type="float" office:value="173.3">
                <text:p>17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204.72">
                <text:p>204.72</text:p>
              </table:table-cell>
              <table:table-cell office:value-type="float" office:value="188.53">
                <text:p>188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">
                <text:p>182</text:p>
              </table:table-cell>
              <table:table-cell office:value-type="float" office:value="136.31">
                <text:p>136.31</text:p>
              </table:table-cell>
              <table:table-cell office:value-type="float" office:value="184.65">
                <text:p>184.65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">
                <text:p>151</text:p>
              </table:table-cell>
              <table:table-cell office:value-type="float" office:value="108.02">
                <text:p>108.02</text:p>
              </table:table-cell>
              <table:table-cell office:value-type="float" office:value="168.01">
                <text:p>168.01</text:p>
              </table:table-cell>
              <table:table-cell office:value-type="float" office:value="155.66">
                <text:p>155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57.76">
                <text:p>57.76</text:p>
              </table:table-cell>
              <table:table-cell office:value-type="float" office:value="124.84">
                <text:p>124.84</text:p>
              </table:table-cell>
              <table:table-cell office:value-type="float" office:value="109.84">
                <text:p>109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33.81">
                <text:p>33.81</text:p>
              </table:table-cell>
              <table:table-cell office:value-type="float" office:value="77.49">
                <text:p>77.49</text:p>
              </table:table-cell>
              <table:table-cell office:value-type="float" office:value="55.87">
                <text:p>55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18.25">
                <text:p>18.25</text:p>
              </table:table-cell>
              <table:table-cell office:value-type="float" office:value="42.1">
                <text:p>42.1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2.19">
                <text:p>12.19</text:p>
              </table:table-cell>
              <table:table-cell office:value-type="float" office:value="27.55">
                <text:p>27.55</text:p>
              </table:table-cell>
              <table:table-cell office:value-type="float" office:value="12.19">
                <text:p>12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4cm" svg:height="4.867cm" xlink:href=".." xlink:type="simple" chart:class="chart:line" chart:style-name="ch1">
        <chart:legend chart:legend-position="end" svg:x="5.931cm" svg:y="0.791cm" style:legend-expansion="high" chart:style-name="ch2"/>
        <chart:plot-area chart:style-name="ch3" table:cell-range-address="'pvoutput.org'.C14:'pvoutput.org'.C26 'pvoutput.org'.E14:'pvoutput.org'.E26 'pvoutput.org'.G14:'pvoutput.org'.G26 'pvoutput.org'.I14:'pvoutput.org'.I26" chart:data-source-has-labels="row" svg:x="0.197cm" svg:y="0.097cm" svg:width="5.537cm" svg:height="4.673cm">
          <chartooo:coordinate-region svg:x="1.004cm" svg:y="0.296cm" svg:width="4.543cm" svg:height="3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15:'pvoutput.org'.C26" chart:label-cell-address="'pvoutput.org'.C14:'pvoutput.org'.C14" chart:class="chart:line">
            <chart:data-point chart:repeated="12"/>
          </chart:series>
          <chart:series chart:style-name="ch7" chart:values-cell-range-address="'pvoutput.org'.E15:'pvoutput.org'.E26" chart:label-cell-address="'pvoutput.org'.E14:'pvoutput.org'.E14" chart:class="chart:line">
            <chart:data-point chart:repeated="12"/>
          </chart:series>
          <chart:series chart:style-name="ch8" chart:values-cell-range-address="'pvoutput.org'.G15:'pvoutput.org'.G26" chart:label-cell-address="'pvoutput.org'.G14:'pvoutput.org'.G14" chart:class="chart:line">
            <chart:data-point chart:repeated="12"/>
          </chart:series>
          <chart:series chart:style-name="ch9" chart:values-cell-range-address="'pvoutput.org'.I15:'pvoutput.org'.I26" chart:label-cell-address="'pvoutput.org'.I14:'pvoutput.org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14:'pvoutput.org'.C14</svg:desc>
                </draw:g>
              </table:table-cell>
              <table:table-cell office:value-type="string">
                <text:p>pv_gis_avg_kWh (max hor)</text:p>
                <draw:g>
                  <svg:desc>'pvoutput.org'.E14:'pvoutput.org'.E14</svg:desc>
                </draw:g>
              </table:table-cell>
              <table:table-cell office:value-type="string">
                <text:p>pv_gis_avg_kWh (min hor)</text:p>
                <draw:g>
                  <svg:desc>'pvoutput.org'.G14:'pvoutput.org'.G14</svg:desc>
                </draw:g>
              </table:table-cell>
              <table:table-cell office:value-type="string">
                <text:p>pv_gis_avg_kWh (avg hor)</text:p>
                <draw:g>
                  <svg:desc>'pvoutput.org'.I14:'pvoutput.org'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'pvoutput.org'.C15:'pvoutput.org'.C26</svg:desc>
                </draw:g>
              </table:table-cell>
              <table:table-cell office:value-type="float" office:value="30.96">
                <text:p>30.96</text:p>
                <draw:g>
                  <svg:desc>'pvoutput.org'.E15:'pvoutput.org'.E26</svg:desc>
                </draw:g>
              </table:table-cell>
              <table:table-cell office:value-type="float" office:value="65.69">
                <text:p>65.69</text:p>
                <draw:g>
                  <svg:desc>'pvoutput.org'.G15:'pvoutput.org'.G26</svg:desc>
                </draw:g>
              </table:table-cell>
              <table:table-cell office:value-type="float" office:value="65.37">
                <text:p>65.37</text:p>
                <draw:g>
                  <svg:desc>'pvoutput.org'.I15:'pvoutput.org'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  <table:table-cell office:value-type="float" office:value="80.02">
                <text:p>80.02</text:p>
              </table:table-cell>
              <table:table-cell office:value-type="float" office:value="116.52">
                <text:p>116.52</text:p>
              </table:table-cell>
              <table:table-cell office:value-type="float" office:value="116.23">
                <text:p>116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190.19">
                <text:p>190.19</text:p>
              </table:table-cell>
              <table:table-cell office:value-type="float" office:value="244.54">
                <text:p>244.54</text:p>
              </table:table-cell>
              <table:table-cell office:value-type="float" office:value="244.54">
                <text:p>24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">
                <text:p>392</text:p>
              </table:table-cell>
              <table:table-cell office:value-type="float" office:value="294.04">
                <text:p>294.04</text:p>
              </table:table-cell>
              <table:table-cell office:value-type="float" office:value="357.78">
                <text:p>357.78</text:p>
              </table:table-cell>
              <table:table-cell office:value-type="float" office:value="357.44">
                <text:p>357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6">
                <text:p>556</text:p>
              </table:table-cell>
              <table:table-cell office:value-type="float" office:value="364.59">
                <text:p>364.59</text:p>
              </table:table-cell>
              <table:table-cell office:value-type="float" office:value="412.58">
                <text:p>412.58</text:p>
              </table:table-cell>
              <table:table-cell office:value-type="float" office:value="412.58">
                <text:p>412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">
                <text:p>498</text:p>
              </table:table-cell>
              <table:table-cell office:value-type="float" office:value="387.66">
                <text:p>387.66</text:p>
              </table:table-cell>
              <table:table-cell office:value-type="float" office:value="428.07">
                <text:p>428.07</text:p>
              </table:table-cell>
              <table:table-cell office:value-type="float" office:value="428.06">
                <text:p>428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">
                <text:p>526</text:p>
              </table:table-cell>
              <table:table-cell office:value-type="float" office:value="368.38">
                <text:p>368.38</text:p>
              </table:table-cell>
              <table:table-cell office:value-type="float" office:value="418.57">
                <text:p>418.57</text:p>
              </table:table-cell>
              <table:table-cell office:value-type="float" office:value="418.57">
                <text:p>418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1">
                <text:p>411</text:p>
              </table:table-cell>
              <table:table-cell office:value-type="float" office:value="305.01">
                <text:p>305.01</text:p>
              </table:table-cell>
              <table:table-cell office:value-type="float" office:value="355.84">
                <text:p>355.84</text:p>
              </table:table-cell>
              <table:table-cell office:value-type="float" office:value="355.84">
                <text:p>355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">
                <text:p>307</text:p>
              </table:table-cell>
              <table:table-cell office:value-type="float" office:value="222.43">
                <text:p>222.43</text:p>
              </table:table-cell>
              <table:table-cell office:value-type="float" office:value="268.54">
                <text:p>268.54</text:p>
              </table:table-cell>
              <table:table-cell office:value-type="float" office:value="268.54">
                <text:p>268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115">
                <text:p>115</text:p>
              </table:table-cell>
              <table:table-cell office:value-type="float" office:value="157.57">
                <text:p>157.57</text:p>
              </table:table-cell>
              <table:table-cell office:value-type="float" office:value="157.42">
                <text:p>157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46.81">
                <text:p>46.81</text:p>
              </table:table-cell>
              <table:table-cell office:value-type="float" office:value="82.86">
                <text:p>82.86</text:p>
              </table:table-cell>
              <table:table-cell office:value-type="float" office:value="82.43">
                <text:p>82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23.43">
                <text:p>23.43</text:p>
              </table:table-cell>
              <table:table-cell office:value-type="float" office:value="54.44">
                <text:p>54.44</text:p>
              </table:table-cell>
              <table:table-cell office:value-type="float" office:value="54.28">
                <text:p>54.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6cm" svg:height="4.825cm" xlink:href=".." xlink:type="simple" chart:class="chart:line" chart:style-name="ch1">
        <chart:legend chart:legend-position="end" svg:x="5.903cm" svg:y="0.77cm" style:legend-expansion="high" chart:style-name="ch2"/>
        <chart:plot-area chart:style-name="ch3" table:cell-range-address="'pvoutput.org'.C27:'pvoutput.org'.C39 'pvoutput.org'.E27:'pvoutput.org'.E39 'pvoutput.org'.G27:'pvoutput.org'.G39 'pvoutput.org'.I27:'pvoutput.org'.I39" chart:data-source-has-labels="row" svg:x="0.197cm" svg:y="0.096cm" svg:width="5.509cm" svg:height="4.633cm">
          <chartooo:coordinate-region svg:x="1.004cm" svg:y="0.296cm" svg:width="4.515cm" svg:height="3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28:'pvoutput.org'.C39" chart:label-cell-address="'pvoutput.org'.C27:'pvoutput.org'.C27" chart:class="chart:line">
            <chart:data-point chart:repeated="12"/>
          </chart:series>
          <chart:series chart:style-name="ch7" chart:values-cell-range-address="'pvoutput.org'.E28:'pvoutput.org'.E39" chart:label-cell-address="'pvoutput.org'.E27:'pvoutput.org'.E27" chart:class="chart:line">
            <chart:data-point chart:repeated="12"/>
          </chart:series>
          <chart:series chart:style-name="ch8" chart:values-cell-range-address="'pvoutput.org'.G28:'pvoutput.org'.G39" chart:label-cell-address="'pvoutput.org'.G27:'pvoutput.org'.G27" chart:class="chart:line">
            <chart:data-point chart:repeated="12"/>
          </chart:series>
          <chart:series chart:style-name="ch9" chart:values-cell-range-address="'pvoutput.org'.I28:'pvoutput.org'.I39" chart:label-cell-address="'pvoutput.org'.I27:'pvoutput.org'.I2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27:'pvoutput.org'.C27</svg:desc>
                </draw:g>
              </table:table-cell>
              <table:table-cell office:value-type="string">
                <text:p>pv_gis_avg_kWh (max hor)</text:p>
                <draw:g>
                  <svg:desc>'pvoutput.org'.E27:'pvoutput.org'.E27</svg:desc>
                </draw:g>
              </table:table-cell>
              <table:table-cell office:value-type="string">
                <text:p>pv_gis_avg_kWh (min hor)</text:p>
                <draw:g>
                  <svg:desc>'pvoutput.org'.G27:'pvoutput.org'.G27</svg:desc>
                </draw:g>
              </table:table-cell>
              <table:table-cell office:value-type="string">
                <text:p>pv_gis_avg_kWh (avg hor)</text:p>
                <draw:g>
                  <svg:desc>'pvoutput.org'.I27:'pvoutput.org'.I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3333333333333">
                <text:p>53.3333333333333</text:p>
                <draw:g>
                  <svg:desc>'pvoutput.org'.C28:'pvoutput.org'.C39</svg:desc>
                </draw:g>
              </table:table-cell>
              <table:table-cell office:value-type="float" office:value="26.4">
                <text:p>26.4</text:p>
                <draw:g>
                  <svg:desc>'pvoutput.org'.E28:'pvoutput.org'.E39</svg:desc>
                </draw:g>
              </table:table-cell>
              <table:table-cell office:value-type="float" office:value="54.64">
                <text:p>54.64</text:p>
                <draw:g>
                  <svg:desc>'pvoutput.org'.G28:'pvoutput.org'.G39</svg:desc>
                </draw:g>
              </table:table-cell>
              <table:table-cell office:value-type="float" office:value="48.11">
                <text:p>48.11</text:p>
                <draw:g>
                  <svg:desc>'pvoutput.org'.I28:'pvoutput.org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52.47">
                <text:p>52.47</text:p>
              </table:table-cell>
              <table:table-cell office:value-type="float" office:value="113.22">
                <text:p>113.22</text:p>
              </table:table-cell>
              <table:table-cell office:value-type="float" office:value="111.16">
                <text:p>111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">
                <text:p>224</text:p>
              </table:table-cell>
              <table:table-cell office:value-type="float" office:value="124.13">
                <text:p>124.13</text:p>
              </table:table-cell>
              <table:table-cell office:value-type="float" office:value="240.41">
                <text:p>240.41</text:p>
              </table:table-cell>
              <table:table-cell office:value-type="float" office:value="239.87">
                <text:p>23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">
                <text:p>367</text:p>
              </table:table-cell>
              <table:table-cell office:value-type="float" office:value="218.75">
                <text:p>218.75</text:p>
              </table:table-cell>
              <table:table-cell office:value-type="float" office:value="359.68">
                <text:p>359.68</text:p>
              </table:table-cell>
              <table:table-cell office:value-type="float" office:value="359.19">
                <text:p>359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3.666666666667">
                <text:p>523.666666666667</text:p>
              </table:table-cell>
              <table:table-cell office:value-type="float" office:value="278.77">
                <text:p>278.77</text:p>
              </table:table-cell>
              <table:table-cell office:value-type="float" office:value="408.72">
                <text:p>408.72</text:p>
              </table:table-cell>
              <table:table-cell office:value-type="float" office:value="407.16">
                <text:p>407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302.29">
                <text:p>302.29</text:p>
              </table:table-cell>
              <table:table-cell office:value-type="float" office:value="421.46">
                <text:p>421.46</text:p>
              </table:table-cell>
              <table:table-cell office:value-type="float" office:value="421.46">
                <text:p>421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1">
                <text:p>421</text:p>
              </table:table-cell>
              <table:table-cell office:value-type="float" office:value="287.84">
                <text:p>287.84</text:p>
              </table:table-cell>
              <table:table-cell office:value-type="float" office:value="416.84">
                <text:p>416.84</text:p>
              </table:table-cell>
              <table:table-cell office:value-type="float" office:value="416.84">
                <text:p>416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.333333333333">
                <text:p>351.333333333333</text:p>
              </table:table-cell>
              <table:table-cell office:value-type="float" office:value="240.97">
                <text:p>240.97</text:p>
              </table:table-cell>
              <table:table-cell office:value-type="float" office:value="354.35">
                <text:p>354.35</text:p>
              </table:table-cell>
              <table:table-cell office:value-type="float" office:value="352.65">
                <text:p>35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.333333333333">
                <text:p>285.333333333333</text:p>
              </table:table-cell>
              <table:table-cell office:value-type="float" office:value="151">
                <text:p>151</text:p>
              </table:table-cell>
              <table:table-cell office:value-type="float" office:value="261.99">
                <text:p>261.99</text:p>
              </table:table-cell>
              <table:table-cell office:value-type="float" office:value="260.81">
                <text:p>260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75.72">
                <text:p>75.72</text:p>
              </table:table-cell>
              <table:table-cell office:value-type="float" office:value="152.14">
                <text:p>152.14</text:p>
              </table:table-cell>
              <table:table-cell office:value-type="float" office:value="151.74">
                <text:p>151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">
                <text:p>65.5</text:p>
              </table:table-cell>
              <table:table-cell office:value-type="float" office:value="34.27">
                <text:p>34.27</text:p>
              </table:table-cell>
              <table:table-cell office:value-type="float" office:value="81.28">
                <text:p>81.28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1.1">
                <text:p>21.1</text:p>
              </table:table-cell>
              <table:table-cell office:value-type="float" office:value="45.54">
                <text:p>45.54</text:p>
              </table:table-cell>
              <table:table-cell office:value-type="float" office:value="38.95">
                <text:p>38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8cm" svg:height="4.772cm" xlink:href=".." xlink:type="simple" chart:class="chart:line" chart:style-name="ch1">
        <chart:legend chart:legend-position="end" svg:x="5.985cm" svg:y="0.744cm" style:legend-expansion="high" chart:style-name="ch2"/>
        <chart:plot-area chart:style-name="ch3" table:cell-range-address="'pvoutput.org'.C40:'pvoutput.org'.C52 'pvoutput.org'.E40:'pvoutput.org'.E52 'pvoutput.org'.G40:'pvoutput.org'.G52 'pvoutput.org'.I40:'pvoutput.org'.I52" chart:data-source-has-labels="row" svg:x="0.198cm" svg:y="0.095cm" svg:width="5.589cm" svg:height="4.582cm">
          <chartooo:coordinate-region svg:x="1.005cm" svg:y="0.294cm" svg:width="4.595cm" svg:height="3.7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41:'pvoutput.org'.C52" chart:label-cell-address="'pvoutput.org'.C40:'pvoutput.org'.C40" chart:class="chart:line">
            <chart:data-point chart:repeated="12"/>
          </chart:series>
          <chart:series chart:style-name="ch7" chart:values-cell-range-address="'pvoutput.org'.E41:'pvoutput.org'.E52" chart:label-cell-address="'pvoutput.org'.E40:'pvoutput.org'.E40" chart:class="chart:line">
            <chart:data-point chart:repeated="12"/>
          </chart:series>
          <chart:series chart:style-name="ch8" chart:values-cell-range-address="'pvoutput.org'.G41:'pvoutput.org'.G52" chart:label-cell-address="'pvoutput.org'.G40:'pvoutput.org'.G40" chart:class="chart:line">
            <chart:data-point chart:repeated="12"/>
          </chart:series>
          <chart:series chart:style-name="ch9" chart:values-cell-range-address="'pvoutput.org'.I41:'pvoutput.org'.I52" chart:label-cell-address="'pvoutput.org'.I40:'pvoutput.org'.I40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40:'pvoutput.org'.C40</svg:desc>
                </draw:g>
              </table:table-cell>
              <table:table-cell office:value-type="string">
                <text:p>pv_gis_avg_kWh (max hor)</text:p>
                <draw:g>
                  <svg:desc>'pvoutput.org'.E40:'pvoutput.org'.E40</svg:desc>
                </draw:g>
              </table:table-cell>
              <table:table-cell office:value-type="string">
                <text:p>pv_gis_avg_kWh (min hor)</text:p>
                <draw:g>
                  <svg:desc>'pvoutput.org'.G40:'pvoutput.org'.G40</svg:desc>
                </draw:g>
              </table:table-cell>
              <table:table-cell office:value-type="string">
                <text:p>pv_gis_avg_kWh (avg hor)</text:p>
                <draw:g>
                  <svg:desc>'pvoutput.org'.I40:'pvoutput.org'.I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75">
                <text:p>53.75</text:p>
                <draw:g>
                  <svg:desc>'pvoutput.org'.C41:'pvoutput.org'.C52</svg:desc>
                </draw:g>
              </table:table-cell>
              <table:table-cell office:value-type="float" office:value="65.51">
                <text:p>65.51</text:p>
                <draw:g>
                  <svg:desc>'pvoutput.org'.E41:'pvoutput.org'.E52</svg:desc>
                </draw:g>
              </table:table-cell>
              <table:table-cell office:value-type="float" office:value="68.54">
                <text:p>68.54</text:p>
                <draw:g>
                  <svg:desc>'pvoutput.org'.G41:'pvoutput.org'.G52</svg:desc>
                </draw:g>
              </table:table-cell>
              <table:table-cell office:value-type="float" office:value="68.31">
                <text:p>68.31</text:p>
                <draw:g>
                  <svg:desc>'pvoutput.org'.I41:'pvoutput.org'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113.47">
                <text:p>113.47</text:p>
              </table:table-cell>
              <table:table-cell office:value-type="float" office:value="114.85">
                <text:p>114.85</text:p>
              </table:table-cell>
              <table:table-cell office:value-type="float" office:value="114.65">
                <text:p>114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.25">
                <text:p>194.25</text:p>
              </table:table-cell>
              <table:table-cell office:value-type="float" office:value="236.83">
                <text:p>236.83</text:p>
              </table:table-cell>
              <table:table-cell office:value-type="float" office:value="238.6">
                <text:p>238.6</text:p>
              </table:table-cell>
              <table:table-cell office:value-type="float" office:value="238.62">
                <text:p>238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358.78998">
                <text:p>358.78998</text:p>
              </table:table-cell>
              <table:table-cell office:value-type="float" office:value="359.54">
                <text:p>359.54</text:p>
              </table:table-cell>
              <table:table-cell office:value-type="float" office:value="359.54">
                <text:p>359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1">
                <text:p>391</text:p>
              </table:table-cell>
              <table:table-cell office:value-type="float" office:value="408.96">
                <text:p>408.96</text:p>
              </table:table-cell>
              <table:table-cell office:value-type="float" office:value="408.94">
                <text:p>408.94</text:p>
              </table:table-cell>
              <table:table-cell office:value-type="float" office:value="408.94">
                <text:p>408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.5">
                <text:p>391.5</text:p>
              </table:table-cell>
              <table:table-cell office:value-type="float" office:value="437.61">
                <text:p>437.61</text:p>
              </table:table-cell>
              <table:table-cell office:value-type="float" office:value="437.45">
                <text:p>437.45</text:p>
              </table:table-cell>
              <table:table-cell office:value-type="float" office:value="437.45">
                <text:p>437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2.75">
                <text:p>342.75</text:p>
              </table:table-cell>
              <table:table-cell office:value-type="float" office:value="446.44">
                <text:p>446.44</text:p>
              </table:table-cell>
              <table:table-cell office:value-type="float" office:value="446.18">
                <text:p>446.18</text:p>
              </table:table-cell>
              <table:table-cell office:value-type="float" office:value="446.18">
                <text:p>446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">
                <text:p>337</text:p>
              </table:table-cell>
              <table:table-cell office:value-type="float" office:value="364.44">
                <text:p>364.44</text:p>
              </table:table-cell>
              <table:table-cell office:value-type="float" office:value="364.84">
                <text:p>364.84</text:p>
              </table:table-cell>
              <table:table-cell office:value-type="float" office:value="364.84">
                <text:p>364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277.47998">
                <text:p>277.47998</text:p>
              </table:table-cell>
              <table:table-cell office:value-type="float" office:value="277.59">
                <text:p>277.59</text:p>
              </table:table-cell>
              <table:table-cell office:value-type="float" office:value="277.59">
                <text:p>277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.5">
                <text:p>154.5</text:p>
              </table:table-cell>
              <table:table-cell office:value-type="float" office:value="162.19">
                <text:p>162.19</text:p>
              </table:table-cell>
              <table:table-cell office:value-type="float" office:value="165.94">
                <text:p>165.94</text:p>
              </table:table-cell>
              <table:table-cell office:value-type="float" office:value="165.51001">
                <text:p>165.51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87.5">
                <text:p>87.5</text:p>
              </table:table-cell>
              <table:table-cell office:value-type="float" office:value="89.43">
                <text:p>89.43</text:p>
              </table:table-cell>
              <table:table-cell office:value-type="float" office:value="88.84">
                <text:p>88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56.18">
                <text:p>56.18</text:p>
              </table:table-cell>
              <table:table-cell office:value-type="float" office:value="60.93">
                <text:p>60.93</text:p>
              </table:table-cell>
              <table:table-cell office:value-type="float" office:value="60.92">
                <text:p>60.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58cm" svg:height="4.824cm" xlink:href=".." xlink:type="simple" chart:class="chart:line" chart:style-name="ch1">
        <chart:legend chart:legend-position="end" svg:x="5.895cm" svg:y="0.77cm" style:legend-expansion="high" chart:style-name="ch2"/>
        <chart:plot-area chart:style-name="ch3" table:cell-range-address="'pvoutput.org'.C53:'pvoutput.org'.C65 'pvoutput.org'.E53:'pvoutput.org'.E65 'pvoutput.org'.G53:'pvoutput.org'.G65 'pvoutput.org'.I53:'pvoutput.org'.I65" chart:data-source-has-labels="row" svg:x="0.197cm" svg:y="0.096cm" svg:width="5.501cm" svg:height="4.632cm">
          <chartooo:coordinate-region svg:x="1.004cm" svg:y="0.296cm" svg:width="4.507cm" svg:height="3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54:'pvoutput.org'.C65" chart:label-cell-address="'pvoutput.org'.C53:'pvoutput.org'.C53" chart:class="chart:line">
            <chart:data-point chart:repeated="12"/>
          </chart:series>
          <chart:series chart:style-name="ch7" chart:values-cell-range-address="'pvoutput.org'.E54:'pvoutput.org'.E65" chart:label-cell-address="'pvoutput.org'.E53:'pvoutput.org'.E53" chart:class="chart:line">
            <chart:data-point chart:repeated="12"/>
          </chart:series>
          <chart:series chart:style-name="ch8" chart:values-cell-range-address="'pvoutput.org'.G54:'pvoutput.org'.G65" chart:label-cell-address="'pvoutput.org'.G53:'pvoutput.org'.G53" chart:class="chart:line">
            <chart:data-point chart:repeated="12"/>
          </chart:series>
          <chart:series chart:style-name="ch9" chart:values-cell-range-address="'pvoutput.org'.I54:'pvoutput.org'.I65" chart:label-cell-address="'pvoutput.org'.I53:'pvoutput.org'.I53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53:'pvoutput.org'.C53</svg:desc>
                </draw:g>
              </table:table-cell>
              <table:table-cell office:value-type="string">
                <text:p>pv_gis_avg_kWh (max hor)</text:p>
                <draw:g>
                  <svg:desc>'pvoutput.org'.E53:'pvoutput.org'.E53</svg:desc>
                </draw:g>
              </table:table-cell>
              <table:table-cell office:value-type="string">
                <text:p>pv_gis_avg_kWh (min hor)</text:p>
                <draw:g>
                  <svg:desc>'pvoutput.org'.G53:'pvoutput.org'.G53</svg:desc>
                </draw:g>
              </table:table-cell>
              <table:table-cell office:value-type="string">
                <text:p>pv_gis_avg_kWh (avg hor)</text:p>
                <draw:g>
                  <svg:desc>'pvoutput.org'.I53:'pvoutput.org'.I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.18275">
                <text:p>59.18275</text:p>
                <draw:g>
                  <svg:desc>'pvoutput.org'.C54:'pvoutput.org'.C65</svg:desc>
                </draw:g>
              </table:table-cell>
              <table:table-cell office:value-type="float" office:value="128.55">
                <text:p>128.55</text:p>
                <draw:g>
                  <svg:desc>'pvoutput.org'.E54:'pvoutput.org'.E65</svg:desc>
                </draw:g>
              </table:table-cell>
              <table:table-cell office:value-type="float" office:value="129.20999">
                <text:p>129.20999</text:p>
                <draw:g>
                  <svg:desc>'pvoutput.org'.G54:'pvoutput.org'.G65</svg:desc>
                </draw:g>
              </table:table-cell>
              <table:table-cell office:value-type="float" office:value="129.07">
                <text:p>129.07</text:p>
                <draw:g>
                  <svg:desc>'pvoutput.org'.I54:'pvoutput.org'.I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.90275">
                <text:p>110.90275</text:p>
              </table:table-cell>
              <table:table-cell office:value-type="float" office:value="168.22">
                <text:p>168.22</text:p>
              </table:table-cell>
              <table:table-cell office:value-type="float" office:value="176.29999">
                <text:p>176.29999</text:p>
              </table:table-cell>
              <table:table-cell office:value-type="float" office:value="176.18">
                <text:p>176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.721">
                <text:p>225.721</text:p>
              </table:table-cell>
              <table:table-cell office:value-type="float" office:value="305.51">
                <text:p>305.51</text:p>
              </table:table-cell>
              <table:table-cell office:value-type="float" office:value="331.11">
                <text:p>331.11</text:p>
              </table:table-cell>
              <table:table-cell office:value-type="float" office:value="330.74">
                <text:p>330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3.011333333333">
                <text:p>373.011333333333</text:p>
              </table:table-cell>
              <table:table-cell office:value-type="float" office:value="436.56">
                <text:p>436.56</text:p>
              </table:table-cell>
              <table:table-cell office:value-type="float" office:value="447.74">
                <text:p>447.74</text:p>
              </table:table-cell>
              <table:table-cell office:value-type="float" office:value="447.39">
                <text:p>447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.8485">
                <text:p>427.8485</text:p>
              </table:table-cell>
              <table:table-cell office:value-type="float" office:value="468.51">
                <text:p>468.51</text:p>
              </table:table-cell>
              <table:table-cell office:value-type="float" office:value="472.3">
                <text:p>472.3</text:p>
              </table:table-cell>
              <table:table-cell office:value-type="float" office:value="472.3">
                <text:p>472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2.843666666667">
                <text:p>492.843666666667</text:p>
              </table:table-cell>
              <table:table-cell office:value-type="float" office:value="499.56">
                <text:p>499.56</text:p>
              </table:table-cell>
              <table:table-cell office:value-type="float" office:value="504.25">
                <text:p>504.25</text:p>
              </table:table-cell>
              <table:table-cell office:value-type="float" office:value="504.32">
                <text:p>504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.175">
                <text:p>498.175</text:p>
              </table:table-cell>
              <table:table-cell office:value-type="float" office:value="496.94">
                <text:p>496.94</text:p>
              </table:table-cell>
              <table:table-cell office:value-type="float" office:value="501.24">
                <text:p>501.24</text:p>
              </table:table-cell>
              <table:table-cell office:value-type="float" office:value="501.31">
                <text:p>501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2.034666666667">
                <text:p>382.034666666667</text:p>
              </table:table-cell>
              <table:table-cell office:value-type="float" office:value="424.97">
                <text:p>424.97</text:p>
              </table:table-cell>
              <table:table-cell office:value-type="float" office:value="430.88">
                <text:p>430.88</text:p>
              </table:table-cell>
              <table:table-cell office:value-type="float" office:value="430.63">
                <text:p>430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3.62775">
                <text:p>243.62775</text:p>
              </table:table-cell>
              <table:table-cell office:value-type="float" office:value="340.41">
                <text:p>340.41</text:p>
              </table:table-cell>
              <table:table-cell office:value-type="float" office:value="357.51">
                <text:p>357.51</text:p>
              </table:table-cell>
              <table:table-cell office:value-type="float" office:value="357.16998">
                <text:p>357.16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.921333333333">
                <text:p>142.921333333333</text:p>
              </table:table-cell>
              <table:table-cell office:value-type="float" office:value="219.26001">
                <text:p>219.26001</text:p>
              </table:table-cell>
              <table:table-cell office:value-type="float" office:value="231.90001">
                <text:p>231.90001</text:p>
              </table:table-cell>
              <table:table-cell office:value-type="float" office:value="231.64001">
                <text:p>231.64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.7905">
                <text:p>69.7905</text:p>
              </table:table-cell>
              <table:table-cell office:value-type="float" office:value="141.26">
                <text:p>141.26</text:p>
              </table:table-cell>
              <table:table-cell office:value-type="float" office:value="148.84">
                <text:p>148.84</text:p>
              </table:table-cell>
              <table:table-cell office:value-type="float" office:value="148.70999">
                <text:p>148.70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1615">
                <text:p>50.1615</text:p>
              </table:table-cell>
              <table:table-cell office:value-type="float" office:value="111.85">
                <text:p>111.85</text:p>
              </table:table-cell>
              <table:table-cell office:value-type="float" office:value="113.71001">
                <text:p>113.71001</text:p>
              </table:table-cell>
              <table:table-cell office:value-type="float" office:value="113.71001">
                <text:p>113.7100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04cm" svg:height="4.851cm" xlink:href=".." xlink:type="simple" chart:class="chart:line" chart:style-name="ch1">
        <chart:legend chart:legend-position="end" svg:x="5.841cm" svg:y="0.783cm" style:legend-expansion="high" chart:style-name="ch2"/>
        <chart:plot-area chart:style-name="ch3" table:cell-range-address="'pvoutput.org'.C66:'pvoutput.org'.C78 'pvoutput.org'.E66:'pvoutput.org'.E78 'pvoutput.org'.G66:'pvoutput.org'.G78 'pvoutput.org'.I66:'pvoutput.org'.I78" chart:data-source-has-labels="row" svg:x="0.196cm" svg:y="0.097cm" svg:width="5.449cm" svg:height="4.657cm">
          <chartooo:coordinate-region svg:x="0.817cm" svg:y="0.297cm" svg:width="4.455cm" svg:height="3.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67:'pvoutput.org'.C78" chart:label-cell-address="'pvoutput.org'.C66:'pvoutput.org'.C66" chart:class="chart:line">
            <chart:data-point chart:repeated="12"/>
          </chart:series>
          <chart:series chart:style-name="ch7" chart:values-cell-range-address="'pvoutput.org'.E67:'pvoutput.org'.E78" chart:label-cell-address="'pvoutput.org'.E66:'pvoutput.org'.E66" chart:class="chart:line">
            <chart:data-point chart:repeated="12"/>
          </chart:series>
          <chart:series chart:style-name="ch8" chart:values-cell-range-address="'pvoutput.org'.G67:'pvoutput.org'.G78" chart:label-cell-address="'pvoutput.org'.G66:'pvoutput.org'.G66" chart:class="chart:line">
            <chart:data-point chart:repeated="12"/>
          </chart:series>
          <chart:series chart:style-name="ch9" chart:values-cell-range-address="'pvoutput.org'.I67:'pvoutput.org'.I78" chart:label-cell-address="'pvoutput.org'.I66:'pvoutput.org'.I6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66:'pvoutput.org'.C66</svg:desc>
                </draw:g>
              </table:table-cell>
              <table:table-cell office:value-type="string">
                <text:p>pv_gis_avg_kWh (max hor)</text:p>
                <draw:g>
                  <svg:desc>'pvoutput.org'.E66:'pvoutput.org'.E66</svg:desc>
                </draw:g>
              </table:table-cell>
              <table:table-cell office:value-type="string">
                <text:p>pv_gis_avg_kWh (min hor)</text:p>
                <draw:g>
                  <svg:desc>'pvoutput.org'.G66:'pvoutput.org'.G66</svg:desc>
                </draw:g>
              </table:table-cell>
              <table:table-cell office:value-type="string">
                <text:p>pv_gis_avg_kWh (avg hor)</text:p>
                <draw:g>
                  <svg:desc>'pvoutput.org'.I66:'pvoutput.org'.I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993">
                <text:p>27.993</text:p>
                <draw:g>
                  <svg:desc>'pvoutput.org'.C67:'pvoutput.org'.C78</svg:desc>
                </draw:g>
              </table:table-cell>
              <table:table-cell office:value-type="float" office:value="46.92">
                <text:p>46.92</text:p>
                <draw:g>
                  <svg:desc>'pvoutput.org'.E67:'pvoutput.org'.E78</svg:desc>
                </draw:g>
              </table:table-cell>
              <table:table-cell office:value-type="float" office:value="46.98">
                <text:p>46.98</text:p>
                <draw:g>
                  <svg:desc>'pvoutput.org'.G67:'pvoutput.org'.G78</svg:desc>
                </draw:g>
              </table:table-cell>
              <table:table-cell office:value-type="float" office:value="46.92">
                <text:p>46.92</text:p>
                <draw:g>
                  <svg:desc>'pvoutput.org'.I67:'pvoutput.org'.I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483">
                <text:p>38.483</text:p>
              </table:table-cell>
              <table:table-cell office:value-type="float" office:value="62.51">
                <text:p>62.51</text:p>
              </table:table-cell>
              <table:table-cell office:value-type="float" office:value="64.05">
                <text:p>64.05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977">
                <text:p>91.977</text:p>
              </table:table-cell>
              <table:table-cell office:value-type="float" office:value="115.68">
                <text:p>115.68</text:p>
              </table:table-cell>
              <table:table-cell office:value-type="float" office:value="116.92">
                <text:p>116.92</text:p>
              </table:table-cell>
              <table:table-cell office:value-type="float" office:value="116.88">
                <text:p>116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.99">
                <text:p>153.99</text:p>
              </table:table-cell>
              <table:table-cell office:value-type="float" office:value="158.88">
                <text:p>158.88</text:p>
              </table:table-cell>
              <table:table-cell office:value-type="float" office:value="159.38">
                <text:p>159.38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.999">
                <text:p>189.999</text:p>
              </table:table-cell>
              <table:table-cell office:value-type="float" office:value="167.11">
                <text:p>167.11</text:p>
              </table:table-cell>
              <table:table-cell office:value-type="float" office:value="167.09">
                <text:p>167.09</text:p>
              </table:table-cell>
              <table:table-cell office:value-type="float" office:value="167.09">
                <text:p>167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8">
                <text:p>168</text:p>
              </table:table-cell>
              <table:table-cell office:value-type="float" office:value="177.1">
                <text:p>177.1</text:p>
              </table:table-cell>
              <table:table-cell office:value-type="float" office:value="177.03">
                <text:p>177.03</text:p>
              </table:table-cell>
              <table:table-cell office:value-type="float" office:value="177.03">
                <text:p>177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1.3365">
                <text:p>151.3365</text:p>
              </table:table-cell>
              <table:table-cell office:value-type="float" office:value="180.06">
                <text:p>180.06</text:p>
              </table:table-cell>
              <table:table-cell office:value-type="float" office:value="180.06">
                <text:p>180.06</text:p>
              </table:table-cell>
              <table:table-cell office:value-type="float" office:value="180.06">
                <text:p>18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.985">
                <text:p>121.985</text:p>
              </table:table-cell>
              <table:table-cell office:value-type="float" office:value="152.45">
                <text:p>152.45</text:p>
              </table:table-cell>
              <table:table-cell office:value-type="float" office:value="152.9">
                <text:p>152.9</text:p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.88">
                <text:p>110.88</text:p>
              </table:table-cell>
              <table:table-cell office:value-type="float" office:value="126.97">
                <text:p>126.97</text:p>
              </table:table-cell>
              <table:table-cell office:value-type="float" office:value="128.08">
                <text:p>128.08</text:p>
              </table:table-cell>
              <table:table-cell office:value-type="float" office:value="128.07">
                <text:p>128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6405">
                <text:p>60.6405</text:p>
              </table:table-cell>
              <table:table-cell office:value-type="float" office:value="84.82">
                <text:p>84.82</text:p>
              </table:table-cell>
              <table:table-cell office:value-type="float" office:value="85.95">
                <text:p>85.9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915">
                <text:p>33.915</text:p>
              </table:table-cell>
              <table:table-cell office:value-type="float" office:value="55.62">
                <text:p>55.62</text:p>
              </table:table-cell>
              <table:table-cell office:value-type="float" office:value="56.43">
                <text:p>56.43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277">
                <text:p>39.277</text:p>
              </table:table-cell>
              <table:table-cell office:value-type="float" office:value="44.66">
                <text:p>44.66</text:p>
              </table:table-cell>
              <table:table-cell office:value-type="float" office:value="44.66">
                <text:p>44.66</text:p>
              </table:table-cell>
              <table:table-cell office:value-type="float" office:value="44.66">
                <text:p>44.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